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Normal" style:master-page-name="MP0">
      <style:paragraph-properties fo:margin-top="0.212cm" fo:margin-bottom="0cm" style:contextual-spacing="false" fo:line-height="100%" fo:text-align="center" style:justify-single-word="false" style:page-number="auto"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cm" style:contextual-spacing="false" fo:line-height="100%" fo:text-align="center" style:justify-single-word="false"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cm" style:contextual-spacing="false" fo:line-height="100%" fo:text-align="justify" style:justify-single-word="false" style:text-autospace="none"/>
    </style:style>
    <style:style style:name="T1" style:family="text">
      <style:text-properties fo:color="#800000" loext:opacity="100%" style:text-position="super 61%" style:font-name="Vusillus" fo:font-size="14pt" fo:language="el" fo:country="GR" fo:font-weight="bold" style:font-size-asian="14pt" style:font-weight-asian="bold" style:font-name-complex="Vusillus" style:font-size-complex="14pt" style:font-weight-complex="bold"/>
    </style:style>
    <style:style style:name="T2" style:family="text">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Λευιτικον 1</text:p>
        <text:p text:style-name="P3"><text:span text:style-name="Default_20_Paragraph_20_Font"><text:span text:style-name="T1">1 </text:span></text:span><text:span text:style-name="Default_20_Paragraph_20_Font"><text:span text:style-name="T2">Καὶ ἀνεκάλεσεν Μωυσῆν καὶ ἐλάλησεν κύριος αὐτῷ ἐκ τῆς σκηνῆς τοῦ μαρτυρίου λέγων </text:span></text:span><text:span text:style-name="Default_20_Paragraph_20_Font"><text:span text:style-name="T1">2 </text:span></text:span><text:span text:style-name="Default_20_Paragraph_20_Font"><text:span text:style-name="T2">Λάλησον τοῖς υἱοῖς Ισραηλ καὶ ἐρεῖς πρὸς αὐτούς Ἄνθρωπος ἐξ ὑμῶν ἐὰν προσαγάγῃ δῶρα τῷ κυρίῳ, ἀπὸ τῶν κτηνῶν, ἀπὸ τῶν βοῶν καὶ ἀπὸ τῶν προβάτων, προσοίσετε τὰ δῶρα ὑμῶν. </text:span></text:span><text:span text:style-name="Default_20_Paragraph_20_Font"><text:span text:style-name="T1">3 </text:span></text:span><text:span text:style-name="Default_20_Paragraph_20_Font"><text:span text:style-name="T2">ἐὰν ὁλοκαύτωμα τὸ δῶρον αὐτοῦ ἐκ τῶν βοῶν, ἄρσεν ἄμωμον προσάξει· πρὸς τὴν θύραν τῆς σκηνῆς τοῦ μαρτυρίου προσοίσει αὐτὸ δεκτὸν ἐναντίον κυρίου. </text:span></text:span><text:span text:style-name="Default_20_Paragraph_20_Font"><text:span text:style-name="T1">4 </text:span></text:span><text:span text:style-name="Default_20_Paragraph_20_Font"><text:span text:style-name="T2">καὶ ἐπιθήσει τὴν χεῖρα ἐπὶ τὴν κεφαλὴν τοῦ καρπώματος, δεκτὸν αὐτῷ ἐξιλάσασθαι περὶ αὐτοῦ. </text:span></text:span><text:span text:style-name="Default_20_Paragraph_20_Font"><text:span text:style-name="T1">5 </text:span></text:span><text:span text:style-name="Default_20_Paragraph_20_Font"><text:span text:style-name="T2">καὶ σφάξουσι τὸν μόσχον ἔναντι κυρίου, καὶ προσοίσουσιν οἱ υἱοὶ Ααρων οἱ ἱερεῖς τὸ αἷμα καὶ προσχεοῦσιν τὸ αἷμα ἐπὶ τὸ θυσιαστήριον κύκλῳ τὸ ἐπὶ τῶν θυρῶν τῆς σκηνῆς τοῦ μαρτυρίου. </text:span></text:span><text:span text:style-name="Default_20_Paragraph_20_Font"><text:span text:style-name="T1">6 </text:span></text:span><text:span text:style-name="Default_20_Paragraph_20_Font"><text:span text:style-name="T2">καὶ ἐκδείραντες τὸ ὁλοκαύτωμα μελιοῦσιν αὐτὸ κατὰ μέλη, </text:span></text:span><text:span text:style-name="Default_20_Paragraph_20_Font"><text:span text:style-name="T1">7 </text:span></text:span><text:span text:style-name="Default_20_Paragraph_20_Font"><text:span text:style-name="T2">καὶ ἐπιθήσουσιν οἱ υἱοὶ Ααρων οἱ ἱερεῖς πῦρ ἐπὶ τὸ θυσιαστήριον καὶ ἐπιστοιβάσουσιν ξύλα ἐπὶ τὸ πῦρ, </text:span></text:span><text:span text:style-name="Default_20_Paragraph_20_Font"><text:span text:style-name="T1">8 </text:span></text:span><text:span text:style-name="Default_20_Paragraph_20_Font"><text:span text:style-name="T2">καὶ ἐπιστοιβάσουσιν οἱ υἱοὶ Ααρων οἱ ἱερεῖς τὰ διχοτομήματα καὶ τὴν κεφαλὴν καὶ τὸ στέαρ ἐπὶ τὰ ξύλα τὰ ἐπὶ τοῦ πυρὸς τὰ ὄντα ἐπὶ τοῦ θυσιαστηρίου, </text:span></text:span><text:span text:style-name="Default_20_Paragraph_20_Font"><text:span text:style-name="T1">9 </text:span></text:span><text:span text:style-name="Default_20_Paragraph_20_Font"><text:span text:style-name="T2">τὰ δὲ ἐγκοίλια καὶ τοὺς πόδας πλυνοῦσιν ὕδατι, καὶ ἐπιθήσουσιν οἱ ἱερεῖς τὰ πάντα ἐπὶ τὸ θυσιαστήριον· κάρπωμά ἐστιν, θυσία, ὀσμὴ εὐωδίας τῷ κυρίῳ. </text:span></text:span></text:p>
        <text:p text:style-name="P3"><text:span text:style-name="Default_20_Paragraph_20_Font"><text:span text:style-name="T1">10 </text:span></text:span><text:span text:style-name="Default_20_Paragraph_20_Font"><text:span text:style-name="T2">Ἐὰν δὲ ἀπὸ τῶν προβάτων τὸ δῶρον αὐτοῦ τῷ κυρίῳ, ἀπό τε τῶν ἀρνῶν καὶ τῶν ἐρίφων, εἰς ὁλοκαύτωμα, ἄρσεν ἄμωμον προσάξει αὐτὸ καὶ ἐπιθήσει τὴν χεῖρα ἐπὶ τὴν κεφαλὴν αὐτοῦ. </text:span></text:span><text:span text:style-name="Default_20_Paragraph_20_Font"><text:span text:style-name="T1">11 </text:span></text:span><text:span text:style-name="Default_20_Paragraph_20_Font"><text:span text:style-name="T2">καὶ σφάξουσιν αὐτὸ ἐκ πλαγίων τοῦ θυσιαστηρίου πρὸς βορρᾶν ἔναντι κυρίου, καὶ προσχεοῦσιν οἱ υἱοὶ Ααρων οἱ ἱερεῖς τὸ αἷμα αὐτοῦ ἐπὶ τὸ θυσιαστήριον κύκλῳ. </text:span></text:span><text:span text:style-name="Default_20_Paragraph_20_Font"><text:span text:style-name="T1">12 </text:span></text:span><text:span text:style-name="Default_20_Paragraph_20_Font"><text:span text:style-name="T2">καὶ διελοῦσιν αὐτὸ κατὰ μέλη καὶ τὴν κεφαλὴν καὶ τὸ στέαρ, καὶ ἐπιστοιβάσουσιν αὐτὰ οἱ ἱερεῖς ἐπὶ τὰ ξύλα τὰ ἐπὶ τοῦ πυρὸς τὰ ἐπὶ τοῦ θυσιαστηρίου. </text:span></text:span><text:span text:style-name="Default_20_Paragraph_20_Font"><text:span text:style-name="T1">13 </text:span></text:span><text:span text:style-name="Default_20_Paragraph_20_Font"><text:span text:style-name="T2">καὶ τὰ ἐγκοίλια καὶ τοὺς πόδας πλυνοῦσιν ὕδατι, καὶ προσοίσει ὁ ἱερεὺς τὰ πάντα καὶ ἐπιθήσει ἐπὶ τὸ θυσιαστήριον· κάρπωμά ἐστιν, θυσία, ὀσμὴ εὐωδίας τῷ κυρίῳ. </text:span></text:span></text:p>
        <text:p text:style-name="P3"><text:span text:style-name="Default_20_Paragraph_20_Font"><text:span text:style-name="T1">14 </text:span></text:span><text:span text:style-name="Default_20_Paragraph_20_Font"><text:span text:style-name="T2">Ἐὰν δὲ ἀπὸ τῶν πετεινῶν κάρπωμα προσφέρῃς δῶρον τῷ κυρίῳ, καὶ προσοίσει ἀπὸ τῶν τρυγόνων ἢ ἀπὸ τῶν περιστερῶν τὸ δῶρον αὐτοῦ. </text:span></text:span><text:span text:style-name="Default_20_Paragraph_20_Font"><text:span text:style-name="T1">15 </text:span></text:span><text:span text:style-name="Default_20_Paragraph_20_Font"><text:span text:style-name="T2">καὶ προσοίσει αὐτὸ ὁ ἱερεὺς πρὸς τὸ θυσιαστήριον καὶ ἀποκνίσει τὴν κεφαλήν, καὶ ἐπιθήσει ὁ ἱερεὺς ἐπὶ τὸ θυσιαστήριον καὶ στραγγιεῖ τὸ αἷμα πρὸς τὴν βάσιν τοῦ θυσιαστηρίου. </text:span></text:span><text:span text:style-name="Default_20_Paragraph_20_Font"><text:span text:style-name="T1">16 </text:span></text:span><text:span text:style-name="Default_20_Paragraph_20_Font"><text:span text:style-name="T2">καὶ ἀφελεῖ τὸν πρόλοβον σὺν τοῖς πτεροῖς καὶ ἐκβαλεῖ αὐτὸ παρὰ τὸ θυσιαστήριον κατὰ ἀνατολὰς εἰς τὸν τόπον τῆς σποδοῦ. </text:span></text:span><text:span text:style-name="Default_20_Paragraph_20_Font"><text:span text:style-name="T1">17 </text:span></text:span><text:span text:style-name="Default_20_Paragraph_20_Font"><text:span text:style-name="T2">καὶ ἐκκλάσει αὐτὸ ἐκ τῶν πτερύγων καὶ οὐ διελεῖ, καὶ ἐπιθήσει αὐτὸ ὁ ἱερεὺς ἐπὶ τὸ θυσιαστήριον ἐπὶ τὰ ξύλα τὰ ἐπὶ τοῦ πυρός· κάρπωμά ἐστιν, θυσία, ὀσμὴ εὐωδίας τῷ κυρίῳ. </text:span></text:span></text:p>
      </text:section>
      <text:section text:style-name="Sect1" text:name="Sect2">
        <text:p text:style-name="P2">Λευιτικον 2</text:p>
        <text:p text:style-name="P3"><text:span text:style-name="Default_20_Paragraph_20_Font"><text:span text:style-name="T1">1 </text:span></text:span><text:span text:style-name="Default_20_Paragraph_20_Font"><text:span text:style-name="T2">Ἐὰν δὲ ψυχὴ προσφέρῃ δῶρον θυσίαν τῷ κυρίῳ, σεμίδαλις ἔσται τὸ δῶρον αὐτοῦ, καὶ ἐπιχεεῖ ἐπ’ αὐτὸ ἔλαιον καὶ ἐπιθήσει ἐπ’ αὐτὸ λίβανον· θυσία ἐστίν. </text:span></text:span><text:span text:style-name="Default_20_Paragraph_20_Font"><text:span text:style-name="T1">2 </text:span></text:span><text:span text:style-name="Default_20_Paragraph_20_Font"><text:span text:style-name="T2">καὶ οἴσει πρὸς τοὺς υἱοὺς Ααρων τοὺς ἱερεῖς, καὶ δραξάμενος ἀπ’ αὐτῆς πλήρη τὴν δράκα ἀπὸ τῆς σεμιδάλεως σὺν τῷ ἐλαίῳ καὶ πάντα τὸν λίβανον αὐτῆς καὶ ἐπιθήσει ὁ ἱερεὺς τὸ μνημόσυνον αὐτῆς ἐπὶ τὸ θυσιαστήριον· θυσία, ὀσμὴ εὐωδίας τῷ </text:span></text:span><text:soft-page-break/><text:span text:style-name="Default_20_Paragraph_20_Font"><text:span text:style-name="T2">κυρίῳ. </text:span></text:span><text:span text:style-name="Default_20_Paragraph_20_Font"><text:span text:style-name="T1">3 </text:span></text:span><text:span text:style-name="Default_20_Paragraph_20_Font"><text:span text:style-name="T2">καὶ τὸ λοιπὸν ἀπὸ τῆς θυσίας Ααρων καὶ τοῖς υἱοῖς αὐτοῦ· ἅγιον τῶν ἁγίων ἀπὸ τῶν θυσιῶν κυρίου. – </text:span></text:span><text:span text:style-name="Default_20_Paragraph_20_Font"><text:span text:style-name="T1">4 </text:span></text:span><text:span text:style-name="Default_20_Paragraph_20_Font"><text:span text:style-name="T2">ἐὰν δὲ προσφέρῃ δῶρον θυσίαν πεπεμμένην ἐν κλιβάνῳ, δῶρον κυρίῳ ἐκ σεμιδάλεως, ἄρτους ἀζύμους πεφυραμένους ἐν ἐλαίῳ καὶ λάγανα ἄζυμα διακεχρισμένα ἐν ἐλαίῳ. – </text:span></text:span><text:span text:style-name="Default_20_Paragraph_20_Font"><text:span text:style-name="T1">5 </text:span></text:span><text:span text:style-name="Default_20_Paragraph_20_Font"><text:span text:style-name="T2">ἐὰν δὲ θυσία ἀπὸ τηγάνου τὸ δῶρόν σου, σεμίδαλις πεφυραμένη ἐν ἐλαίῳ, ἄζυμα ἔσται· </text:span></text:span><text:span text:style-name="Default_20_Paragraph_20_Font"><text:span text:style-name="T1">6 </text:span></text:span><text:span text:style-name="Default_20_Paragraph_20_Font"><text:span text:style-name="T2">καὶ διαθρύψεις αὐτὰ κλάσματα καὶ ἐπιχεεῖς ἐπ’ αὐτὰ ἔλαιον· θυσία ἐστὶν κυρίῳ. – </text:span></text:span><text:span text:style-name="Default_20_Paragraph_20_Font"><text:span text:style-name="T1">7 </text:span></text:span><text:span text:style-name="Default_20_Paragraph_20_Font"><text:span text:style-name="T2">ἐὰν δὲ θυσία ἀπὸ ἐσχάρας τὸ δῶρόν σου, σεμίδαλις ἐν ἐλαίῳ ποιηθήσεται. </text:span></text:span><text:span text:style-name="Default_20_Paragraph_20_Font"><text:span text:style-name="T1">8 </text:span></text:span><text:span text:style-name="Default_20_Paragraph_20_Font"><text:span text:style-name="T2">καὶ προσοίσει τὴν θυσίαν, ἣν ἂν ποιῇ ἐκ τούτων, τῷ κυρίῳ· καὶ προσοίσει πρὸς τὸν ἱερέα, καὶ προσεγγίσας πρὸς τὸ θυσιαστήριον </text:span></text:span><text:span text:style-name="Default_20_Paragraph_20_Font"><text:span text:style-name="T1">9 </text:span></text:span><text:span text:style-name="Default_20_Paragraph_20_Font"><text:span text:style-name="T2">ἀφελεῖ ὁ ἱερεὺς ἀπὸ τῆς θυσίας τὸ μνημόσυνον αὐτῆς, καὶ ἐπιθήσει ὁ ἱερεὺς ἐπὶ τὸ θυσιαστήριον· κάρπωμα, ὀσμὴ εὐωδίας κυρίῳ. </text:span></text:span><text:span text:style-name="Default_20_Paragraph_20_Font"><text:span text:style-name="T1">10 </text:span></text:span><text:span text:style-name="Default_20_Paragraph_20_Font"><text:span text:style-name="T2">τὸ δὲ καταλειφθὲν ἀπὸ τῆς θυσίας Ααρων καὶ τοῖς υἱοῖς αὐτοῦ· ἅγια τῶν ἁγίων ἀπὸ τῶν καρπωμάτων κυρίου. </text:span></text:span></text:p>
        <text:p text:style-name="P3"><text:span text:style-name="Default_20_Paragraph_20_Font"><text:span text:style-name="T1">11 </text:span></text:span><text:span text:style-name="Default_20_Paragraph_20_Font"><text:span text:style-name="T2">Πᾶσαν θυσίαν, ἣν ἂν προσφέρητε κυρίῳ, οὐ ποιήσετε ζυμωτόν· πᾶσαν γὰρ ζύμην καὶ πᾶν μέλι, οὐ προσοίσετε ἀπ’ αὐτοῦ καρπῶσαι κυρίῳ. </text:span></text:span><text:span text:style-name="Default_20_Paragraph_20_Font"><text:span text:style-name="T1">12 </text:span></text:span><text:span text:style-name="Default_20_Paragraph_20_Font"><text:span text:style-name="T2">δῶρον ἀπαρχῆς προσοίσετε αὐτὰ κυρίῳ, ἐπὶ δὲ τὸ θυσιαστήριον οὐκ ἀναβιβασθήσεται εἰς ὀσμὴν εὐωδίας κυρίῳ. </text:span></text:span><text:span text:style-name="Default_20_Paragraph_20_Font"><text:span text:style-name="T1">13 </text:span></text:span><text:span text:style-name="Default_20_Paragraph_20_Font"><text:span text:style-name="T2">καὶ πᾶν δῶρον θυσίας ὑμῶν ἁλὶ ἁλισθήσεται· οὐ διαπαύσετε ἅλα διαθήκης κυρίου ἀπὸ θυσιασμάτων ὑμῶν, ἐπὶ παντὸς δώρου ὑμῶν προσοίσετε κυρίῳ τῷ θεῷ ὑμῶν ἅλας. – </text:span></text:span><text:span text:style-name="Default_20_Paragraph_20_Font"><text:span text:style-name="T1">14 </text:span></text:span><text:span text:style-name="Default_20_Paragraph_20_Font"><text:span text:style-name="T2">ἐὰν δὲ προσφέρῃς θυσίαν πρωτογενημάτων τῷ κυρίῳ, νέα πεφρυγμένα χίδρα ἐρικτὰ τῷ κυρίῳ, καὶ προσοίσεις τὴν θυσίαν τῶν πρωτογενημάτων </text:span></text:span><text:span text:style-name="Default_20_Paragraph_20_Font"><text:span text:style-name="T1">15 </text:span></text:span><text:span text:style-name="Default_20_Paragraph_20_Font"><text:span text:style-name="T2">καὶ ἐπιχεεῖς ἐπ’ αὐτὴν ἔλαιον καὶ ἐπιθήσεις ἐπ’ αὐτὴν λίβανον· θυσία ἐστίν. </text:span></text:span><text:span text:style-name="Default_20_Paragraph_20_Font"><text:span text:style-name="T1">16 </text:span></text:span><text:span text:style-name="Default_20_Paragraph_20_Font"><text:span text:style-name="T2">καὶ ἀνοίσει ὁ ἱερεὺς τὸ μνημόσυνον αὐτῆς ἀπὸ τῶν χίδρων σὺν τῷ ἐλαίῳ καὶ πάντα τὸν λίβανον αὐτῆς· κάρπωμά ἐστιν κυρίῳ. </text:span></text:span></text:p>
      </text:section>
      <text:section text:style-name="Sect1" text:name="Sect3">
        <text:p text:style-name="P2">Λευιτικον 3</text:p>
        <text:p text:style-name="P3"><text:span text:style-name="Default_20_Paragraph_20_Font"><text:span text:style-name="T1">1 </text:span></text:span><text:span text:style-name="Default_20_Paragraph_20_Font"><text:span text:style-name="T2">Ἐὰν δὲ θυσία σωτηρίου τὸ δῶρον αὐτοῦ τῷ κυρίῳ, ἐὰν μὲν ἐκ τῶν βοῶν αὐτοῦ προσαγάγῃ, ἐάν τε ἄρσεν ἐάν τε θῆλυ, ἄμωμον προσάξει αὐτὸ ἐναντίον κυρίου. </text:span></text:span><text:span text:style-name="Default_20_Paragraph_20_Font"><text:span text:style-name="T1">2 </text:span></text:span><text:span text:style-name="Default_20_Paragraph_20_Font"><text:span text:style-name="T2">καὶ ἐπιθήσει τὰς χεῖρας ἐπὶ τὴν κεφαλὴν τοῦ δώρου καὶ σφάξει αὐτὸ παρὰ τὰς θύρας τῆς σκηνῆς τοῦ μαρτυρίου, καὶ προσχεοῦσιν οἱ υἱοὶ Ααρων οἱ ἱερεῖς τὸ αἷμα ἐπὶ τὸ θυσιαστήριον τῶν ὁλοκαυτωμάτων κύκλῳ. </text:span></text:span><text:span text:style-name="Default_20_Paragraph_20_Font"><text:span text:style-name="T1">3 </text:span></text:span><text:span text:style-name="Default_20_Paragraph_20_Font"><text:span text:style-name="T2">καὶ προσάξουσιν ἀπὸ τῆς θυσίας τοῦ σωτηρίου κάρπωμα κυρίῳ, τὸ στέαρ τὸ κατακαλύπτον τὴν κοιλίαν καὶ πᾶν τὸ στέαρ τὸ ἐπὶ τῆς κοιλίας </text:span></text:span><text:span text:style-name="Default_20_Paragraph_20_Font"><text:span text:style-name="T1">4 </text:span></text:span><text:span text:style-name="Default_20_Paragraph_20_Font"><text:span text:style-name="T2">καὶ τοὺς δύο νεφροὺς καὶ τὸ στέαρ τὸ ἐπ’ αὐτῶν τὸ ἐπὶ τῶν μηρίων καὶ τὸν λοβὸν τὸν ἐπὶ τοῦ ἥπατος [σὺν τοῖς νεφροῖς περιελεῖ], </text:span></text:span><text:span text:style-name="Default_20_Paragraph_20_Font"><text:span text:style-name="T1">5 </text:span></text:span><text:span text:style-name="Default_20_Paragraph_20_Font"><text:span text:style-name="T2">καὶ ἀνοίσουσιν αὐτὰ οἱ υἱοὶ Ααρων οἱ ἱερεῖς ἐπὶ τὸ θυσιαστήριον ἐπὶ τὰ ὁλοκαυτώματα ἐπὶ τὰ ξύλα τὰ ἐπὶ τοῦ πυρὸς ἐπὶ τοῦ θυσιαστηρίου· κάρπωμα, ὀσμὴ εὐωδίας κυρίῳ. </text:span></text:span></text:p>
        <text:p text:style-name="P3"><text:span text:style-name="Default_20_Paragraph_20_Font"><text:span text:style-name="T1">6 </text:span></text:span><text:span text:style-name="Default_20_Paragraph_20_Font"><text:span text:style-name="T2">Ἐὰν δὲ ἀπὸ τῶν προβάτων τὸ δῶρον αὐτοῦ, θυσίαν σωτηρίου τῷ κυρίῳ, ἄρσεν ἢ θῆλυ, ἄμωμον προσοίσει αὐτό. </text:span></text:span><text:span text:style-name="Default_20_Paragraph_20_Font"><text:span text:style-name="T1">7 </text:span></text:span><text:span text:style-name="Default_20_Paragraph_20_Font"><text:span text:style-name="T2">ἐὰν ἄρνα προσαγάγῃ τὸ δῶρον αὐτοῦ, προσάξει αὐτὸ ἔναντι κυρίου </text:span></text:span><text:span text:style-name="Default_20_Paragraph_20_Font"><text:span text:style-name="T1">8 </text:span></text:span><text:span text:style-name="Default_20_Paragraph_20_Font"><text:span text:style-name="T2">καὶ ἐπιθήσει τὰς χεῖρας ἐπὶ τὴν κεφαλὴν τοῦ δώρου αὐτοῦ καὶ σφάξει αὐτὸ παρὰ τὰς θύρας τῆς σκηνῆς τοῦ μαρτυρίου, καὶ προσχεοῦσιν οἱ υἱοὶ Ααρων οἱ ἱερεῖς τὸ αἷμα ἐπὶ τὸ θυσιαστήριον κύκλῳ. </text:span></text:span><text:span text:style-name="Default_20_Paragraph_20_Font"><text:span text:style-name="T1">9 </text:span></text:span><text:span text:style-name="Default_20_Paragraph_20_Font"><text:span text:style-name="T2">καὶ προσοίσει ἀπὸ τῆς θυσίας τοῦ σωτηρίου κάρπωμα τῷ θεῷ, τὸ στέαρ καὶ τὴν ὀσφὺν ἄμωμον [σὺν ταῖς ψόαις περιελεῖ αὐτό] καὶ τὸ στέαρ τῆς κοιλίας </text:span></text:span><text:span text:style-name="Default_20_Paragraph_20_Font"><text:span text:style-name="T1">10 </text:span></text:span><text:span text:style-name="Default_20_Paragraph_20_Font"><text:span text:style-name="T2">καὶ ἀμφοτέρους τοὺς νεφροὺς καὶ τὸ στέαρ τὸ ἐπ’ αὐτῶν τὸ ἐπὶ τῶν μηρίων καὶ τὸν λοβὸν τὸν ἐπὶ τοῦ ἥπατος [σὺν τοῖς νεφροῖς περιελών] </text:span></text:span><text:span text:style-name="Default_20_Paragraph_20_Font"><text:span text:style-name="T1">11 </text:span></text:span><text:span text:style-name="Default_20_Paragraph_20_Font"><text:span text:style-name="T2">ἀνοίσει ὁ ἱερεὺς ἐπὶ τὸ θυσιαστήριον· ὀσμὴ εὐωδίας, κάρπωμα κυρίῳ. </text:span></text:span></text:p>
        <text:p text:style-name="P3"><text:soft-page-break/><text:span text:style-name="Default_20_Paragraph_20_Font"><text:span text:style-name="T1">12 </text:span></text:span><text:span text:style-name="Default_20_Paragraph_20_Font"><text:span text:style-name="T2">Ἐὰν δὲ ἀπὸ τῶν αἰγῶν τὸ δῶρον αὐτοῦ, καὶ προσάξει ἔναντι κυρίου </text:span></text:span><text:span text:style-name="Default_20_Paragraph_20_Font"><text:span text:style-name="T1">13 </text:span></text:span><text:span text:style-name="Default_20_Paragraph_20_Font"><text:span text:style-name="T2">καὶ ἐπιθήσει τὰς χεῖρας ἐπὶ τὴν κεφαλὴν αὐτοῦ, καὶ σφάξουσιν αὐτὸ ἔναντι κυρίου παρὰ τὰς θύρας τῆς σκηνῆς τοῦ μαρτυρίου, καὶ προσχεοῦσιν οἱ υἱοὶ Ααρων οἱ ἱερεῖς τὸ αἷμα ἐπὶ τὸ θυσιαστήριον κύκλῳ. </text:span></text:span><text:span text:style-name="Default_20_Paragraph_20_Font"><text:span text:style-name="T1">14 </text:span></text:span><text:span text:style-name="Default_20_Paragraph_20_Font"><text:span text:style-name="T2">καὶ ἀνοίσει ἐπ’ αὐτοῦ κάρπωμα κυρίῳ, τὸ στέαρ τὸ κατακαλύπτον τὴν κοιλίαν καὶ πᾶν τὸ στέαρ τὸ ἐπὶ τῆς κοιλίας </text:span></text:span><text:span text:style-name="Default_20_Paragraph_20_Font"><text:span text:style-name="T1">15 </text:span></text:span><text:span text:style-name="Default_20_Paragraph_20_Font"><text:span text:style-name="T2">καὶ ἀμφοτέρους τοὺς νεφροὺς καὶ πᾶν τὸ στέαρ τὸ ἐπ’ αὐτῶν τὸ ἐπὶ τῶν μηρίων καὶ τὸν λοβὸν τοῦ ἥπατος [σὺν τοῖς νεφροῖς περιελεῖ], </text:span></text:span><text:span text:style-name="Default_20_Paragraph_20_Font"><text:span text:style-name="T1">16 </text:span></text:span><text:span text:style-name="Default_20_Paragraph_20_Font"><text:span text:style-name="T2">καὶ ἀνοίσει ὁ ἱερεὺς ἐπὶ τὸ θυσιαστήριον· κάρπωμα, ὀσμὴ εὐωδίας τῷ κυρίῳ. πᾶν τὸ στέαρ τῷ κυρίῳ· </text:span></text:span><text:span text:style-name="Default_20_Paragraph_20_Font"><text:span text:style-name="T1">17 </text:span></text:span><text:span text:style-name="Default_20_Paragraph_20_Font"><text:span text:style-name="T2">νόμιμον εἰς τὸν αἰῶνα εἰς τὰς γενεὰς ὑμῶν ἐν πάσῃ κατοικίᾳ ὑμῶν· πᾶν στέαρ καὶ πᾶν αἷμα οὐκ ἔδεσθε. </text:span></text:span></text:p>
      </text:section>
      <text:section text:style-name="Sect1" text:name="Sect4">
        <text:p text:style-name="P2">Λευιτικον 4</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Λάλησον πρὸς τοὺς υἱοὺς Ισραηλ λέγων Ψυχὴ ἐὰν ἁμάρτῃ ἔναντι κυρίου ἀκουσίως ἀπὸ τῶν προσταγμάτων κυρίου, ὧν οὐ δεῖ ποιεῖν, καὶ ποιήσῃ ἕν τι ἀπ’ αὐτῶν· </text:span></text:span><text:span text:style-name="Default_20_Paragraph_20_Font"><text:span text:style-name="T1">3 </text:span></text:span><text:span text:style-name="Default_20_Paragraph_20_Font"><text:span text:style-name="T2">ἐὰν μὲν ὁ ἀρχιερεὺς ὁ κεχρισμένος ἁμάρτῃ τοῦ τὸν λαὸν ἁμαρτεῖν, καὶ προσάξει περὶ τῆς ἁμαρτίας αὐτοῦ, ἧς ἥμαρτεν, μόσχον ἐκ βοῶν ἄμωμον τῷ κυρίῳ περὶ τῆς ἁμαρτίας αὐτοῦ. </text:span></text:span><text:span text:style-name="Default_20_Paragraph_20_Font"><text:span text:style-name="T1">4 </text:span></text:span><text:span text:style-name="Default_20_Paragraph_20_Font"><text:span text:style-name="T2">καὶ προσάξει τὸν μόσχον παρὰ τὴν θύραν τῆς σκηνῆς τοῦ μαρτυρίου ἔναντι κυρίου καὶ ἐπιθήσει τὴν χεῖρα αὐτοῦ ἐπὶ τὴν κεφαλὴν τοῦ μόσχου ἔναντι κυρίου καὶ σφάξει τὸν μόσχον ἐνώπιον κυρίου. </text:span></text:span><text:span text:style-name="Default_20_Paragraph_20_Font"><text:span text:style-name="T1">5 </text:span></text:span><text:span text:style-name="Default_20_Paragraph_20_Font"><text:span text:style-name="T2">καὶ λαβὼν ὁ ἱερεὺς ὁ χριστὸς ὁ τετελειωμένος τὰς χεῖρας ἀπὸ τοῦ αἵματος τοῦ μόσχου καὶ εἰσοίσει αὐτὸ ἐπὶ τὴν σκηνὴν τοῦ μαρτυρίου· </text:span></text:span><text:span text:style-name="Default_20_Paragraph_20_Font"><text:span text:style-name="T1">6 </text:span></text:span><text:span text:style-name="Default_20_Paragraph_20_Font"><text:span text:style-name="T2">καὶ βάψει ὁ ἱερεὺς τὸν δάκτυλον εἰς τὸ αἷμα καὶ προσρανεῖ ἀπὸ τοῦ αἵματος ἑπτάκις ἔναντι κυρίου κατὰ τὸ καταπέτασμα τὸ ἅγιον· </text:span></text:span><text:span text:style-name="Default_20_Paragraph_20_Font"><text:span text:style-name="T1">7 </text:span></text:span><text:span text:style-name="Default_20_Paragraph_20_Font"><text:span text:style-name="T2">καὶ ἐπιθήσει ὁ ἱερεὺς ἀπὸ τοῦ αἵματος τοῦ μόσχου ἐπὶ τὰ κέρατα τοῦ θυσιαστηρίου τοῦ θυμιάματος τῆς συνθέσεως τοῦ ἐναντίον κυρίου, ὅ ἐστιν ἐν τῇ σκηνῇ τοῦ μαρτυρίου· καὶ πᾶν τὸ αἷμα τοῦ μόσχου ἐκχεεῖ παρὰ τὴν βάσιν τοῦ θυσιαστηρίου τῶν ὁλοκαυτωμάτων, ὅ ἐστιν παρὰ τὰς θύρας τῆς σκηνῆς τοῦ μαρτυρίου. </text:span></text:span><text:span text:style-name="Default_20_Paragraph_20_Font"><text:span text:style-name="T1">8 </text:span></text:span><text:span text:style-name="Default_20_Paragraph_20_Font"><text:span text:style-name="T2">καὶ πᾶν τὸ στέαρ τοῦ μόσχου τοῦ τῆς ἁμαρτίας περιελεῖ ἀπ’ αὐτοῦ, τὸ στέαρ τὸ κατακαλύπτον τὰ ἐνδόσθια καὶ πᾶν τὸ στέαρ τὸ ἐπὶ τῶν ἐνδοσθίων </text:span></text:span><text:span text:style-name="Default_20_Paragraph_20_Font"><text:span text:style-name="T1">9 </text:span></text:span><text:span text:style-name="Default_20_Paragraph_20_Font"><text:span text:style-name="T2">καὶ τοὺς δύο νεφροὺς καὶ τὸ στέαρ τὸ ἐπ’ αὐτῶν, ὅ ἐστιν ἐπὶ τῶν μηρίων, καὶ τὸν λοβὸν τὸν ἐπὶ τοῦ ἥπατος [σὺν τοῖς νεφροῖς περιελεῖ αὐτό], </text:span></text:span><text:span text:style-name="Default_20_Paragraph_20_Font"><text:span text:style-name="T1">10 </text:span></text:span><text:span text:style-name="Default_20_Paragraph_20_Font"><text:span text:style-name="T2">ὃν τρόπον ἀφαιρεῖται ἀπὸ τοῦ μόσχου τοῦ τῆς θυσίας τοῦ σωτηρίου, καὶ ἀνοίσει ὁ ἱερεὺς ἐπὶ τὸ θυσιαστήριον τῆς καρπώσεως. </text:span></text:span><text:span text:style-name="Default_20_Paragraph_20_Font"><text:span text:style-name="T1">11 </text:span></text:span><text:span text:style-name="Default_20_Paragraph_20_Font"><text:span text:style-name="T2">καὶ τὸ δέρμα τοῦ μόσχου καὶ πᾶσαν αὐτοῦ τὴν σάρκα σὺν τῇ κεφαλῇ καὶ τοῖς ἀκρωτηρίοις καὶ τῇ κοιλίᾳ καὶ τῇ κόπρῳ </text:span></text:span><text:span text:style-name="Default_20_Paragraph_20_Font"><text:span text:style-name="T1">12 </text:span></text:span><text:span text:style-name="Default_20_Paragraph_20_Font"><text:span text:style-name="T2">καὶ ἐξοίσουσιν ὅλον τὸν μόσχον ἔξω τῆς παρεμβολῆς εἰς τόπον καθαρόν, οὗ ἐκχεοῦσιν τὴν σποδιάν, καὶ κατακαύσουσιν αὐτὸν ἐπὶ ξύλων ἐν πυρί· ἐπὶ τῆς ἐκχύσεως τῆς σποδιᾶς καυθήσεται. </text:span></text:span></text:p>
        <text:p text:style-name="P3"><text:span text:style-name="Default_20_Paragraph_20_Font"><text:span text:style-name="T1">13 </text:span></text:span><text:span text:style-name="Default_20_Paragraph_20_Font"><text:span text:style-name="T2">Ἐὰν δὲ πᾶσα συναγωγὴ Ισραηλ ἀγνοήσῃ ἀκουσίως καὶ λάθῃ ῥῆμα ἐξ ὀφθαλμῶν τῆς συναγωγῆς καὶ ποιήσωσιν μίαν ἀπὸ πασῶν τῶν ἐντολῶν κυρίου, ἣ οὐ ποιηθήσεται, καὶ πλημμελήσωσιν, </text:span></text:span><text:span text:style-name="Default_20_Paragraph_20_Font"><text:span text:style-name="T1">14 </text:span></text:span><text:span text:style-name="Default_20_Paragraph_20_Font"><text:span text:style-name="T2">καὶ γνωσθῇ αὐτοῖς ἡ ἁμαρτία, ἣν ἥμαρτον ἐν αὐτῇ, καὶ προσάξει ἡ συναγωγὴ μόσχον ἐκ βοῶν ἄμωμον περὶ τῆς ἁμαρτίας καὶ προσάξει αὐτὸν παρὰ τὰς θύρας τῆς σκηνῆς τοῦ μαρτυρίου. </text:span></text:span><text:span text:style-name="Default_20_Paragraph_20_Font"><text:span text:style-name="T1">15 </text:span></text:span><text:span text:style-name="Default_20_Paragraph_20_Font"><text:span text:style-name="T2">καὶ ἐπιθήσουσιν οἱ πρεσβύτεροι τῆς συναγωγῆς τὰς χεῖρας αὐτῶν ἐπὶ τὴν κεφαλὴν τοῦ μόσχου ἔναντι κυρίου καὶ σφάξουσιν τὸν μόσχον ἔναντι κυρίου. </text:span></text:span><text:span text:style-name="Default_20_Paragraph_20_Font"><text:span text:style-name="T1">16 </text:span></text:span><text:span text:style-name="Default_20_Paragraph_20_Font"><text:span text:style-name="T2">καὶ εἰσοίσει ὁ ἱερεὺς ὁ χριστὸς ἀπὸ τοῦ αἵματος τοῦ μόσχου εἰς τὴν σκηνὴν τοῦ μαρτυρίου· </text:span></text:span><text:span text:style-name="Default_20_Paragraph_20_Font"><text:span text:style-name="T1">17 </text:span></text:span><text:span text:style-name="Default_20_Paragraph_20_Font"><text:span text:style-name="T2">καὶ βάψει ὁ ἱερεὺς τὸν δάκτυλον ἀπὸ τοῦ αἵματος τοῦ μόσχου καὶ ῥανεῖ ἑπτάκις ἔναντι κυρίου κατενώπιον τοῦ καταπετάσματος τοῦ ἁγίου· </text:span></text:span><text:span text:style-name="Default_20_Paragraph_20_Font"><text:span text:style-name="T1">18 </text:span></text:span><text:span text:style-name="Default_20_Paragraph_20_Font"><text:span text:style-name="T2">καὶ ἀπὸ τοῦ </text:span></text:span><text:soft-page-break/><text:span text:style-name="Default_20_Paragraph_20_Font"><text:span text:style-name="T2">αἵματος ἐπιθήσει ὁ ἱερεὺς ἐπὶ τὰ κέρατα τοῦ θυσιαστηρίου τῶν θυμιαμάτων τῆς συνθέσεως, ὅ ἐστιν ἐνώπιον κυρίου, ὅ ἐστιν ἐν τῇ σκηνῇ τοῦ μαρτυρίου· καὶ τὸ πᾶν αἷμα ἐκχεεῖ πρὸς τὴν βάσιν τοῦ θυσιαστηρίου τῶν καρπώσεων τῶν πρὸς τῇ θύρᾳ τῆς σκηνῆς τοῦ μαρτυρίου. </text:span></text:span><text:span text:style-name="Default_20_Paragraph_20_Font"><text:span text:style-name="T1">19 </text:span></text:span><text:span text:style-name="Default_20_Paragraph_20_Font"><text:span text:style-name="T2">καὶ τὸ πᾶν στέαρ περιελεῖ ἀπ’ αὐτοῦ καὶ ἀνοίσει ἐπὶ τὸ θυσιαστήριον· </text:span></text:span><text:span text:style-name="Default_20_Paragraph_20_Font"><text:span text:style-name="T1">20 </text:span></text:span><text:span text:style-name="Default_20_Paragraph_20_Font"><text:span text:style-name="T2">καὶ ποιήσει τὸν μόσχον ὃν τρόπον ἐποίησεν τὸν μόσχον τὸν τῆς ἁμαρτίας, οὕτως ποιηθήσεται· καὶ ἐξιλάσεται περὶ αὐτῶν ὁ ἱερεύς, καὶ ἀφεθήσεται αὐτοῖς ἡ ἁμαρτία. </text:span></text:span><text:span text:style-name="Default_20_Paragraph_20_Font"><text:span text:style-name="T1">21 </text:span></text:span><text:span text:style-name="Default_20_Paragraph_20_Font"><text:span text:style-name="T2">καὶ ἐξοίσουσιν τὸν μόσχον ὅλον ἔξω τῆς παρεμβολῆς καὶ κατακαύσουσιν τὸν μόσχον, ὃν τρόπον κατέκαυσαν τὸν μόσχον τὸν πρότερον. ἁμαρτία συναγωγῆς ἐστιν. </text:span></text:span></text:p>
        <text:p text:style-name="P3"><text:span text:style-name="Default_20_Paragraph_20_Font"><text:span text:style-name="T1">22 </text:span></text:span><text:span text:style-name="Default_20_Paragraph_20_Font"><text:span text:style-name="T2">Ἐὰν δὲ ὁ ἄρχων ἁμάρτῃ καὶ ποιήσῃ μίαν ἀπὸ πασῶν τῶν ἐντολῶν κυρίου τοῦ θεοῦ αὐτῶν, ἣ οὐ ποιηθήσεται, ἀκουσίως καὶ ἁμάρτῃ καὶ πλημμελήσῃ, </text:span></text:span><text:span text:style-name="Default_20_Paragraph_20_Font"><text:span text:style-name="T1">23 </text:span></text:span><text:span text:style-name="Default_20_Paragraph_20_Font"><text:span text:style-name="T2">καὶ γνωσθῇ αὐτῷ ἡ ἁμαρτία, ἣν ἥμαρτεν ἐν αὐτῇ, καὶ προσοίσει τὸ δῶρον αὐτοῦ χίμαρον ἐξ αἰγῶν, ἄρσεν ἄμωμον. </text:span></text:span><text:span text:style-name="Default_20_Paragraph_20_Font"><text:span text:style-name="T1">24 </text:span></text:span><text:span text:style-name="Default_20_Paragraph_20_Font"><text:span text:style-name="T2">καὶ ἐπιθήσει τὴν χεῖρα ἐπὶ τὴν κεφαλὴν τοῦ χιμάρου, καὶ σφάξουσιν αὐτὸν ἐν τόπῳ, οὗ σφάζουσιν τὰ ὁλοκαυτώματα ἐνώπιον κυρίου· ἁμαρτία ἐστίν. </text:span></text:span><text:span text:style-name="Default_20_Paragraph_20_Font"><text:span text:style-name="T1">25 </text:span></text:span><text:span text:style-name="Default_20_Paragraph_20_Font"><text:span text:style-name="T2">καὶ ἐπιθήσει ὁ ἱερεὺς ἀπὸ τοῦ αἵματος τοῦ τῆς ἁμαρτίας τῷ δακτύλῳ ἐπὶ τὰ κέρατα τοῦ θυσιαστηρίου τῶν ὁλοκαυτωμάτων· καὶ τὸ πᾶν αἷμα αὐτοῦ ἐκχεεῖ παρὰ τὴν βάσιν τοῦ θυσιαστηρίου τῶν ὁλοκαυτωμάτων. </text:span></text:span><text:span text:style-name="Default_20_Paragraph_20_Font"><text:span text:style-name="T1">26 </text:span></text:span><text:span text:style-name="Default_20_Paragraph_20_Font"><text:span text:style-name="T2">καὶ τὸ πᾶν στέαρ αὐτοῦ ἀνοίσει ἐπὶ τὸ θυσιαστήριον ὥσπερ τὸ στέαρ θυσίας σωτηρίου. καὶ ἐξιλάσεται περὶ αὐτοῦ ὁ ἱερεὺς ἀπὸ τῆς ἁμαρτίας αὐτοῦ, καὶ ἀφεθήσεται αὐτῷ. </text:span></text:span></text:p>
        <text:p text:style-name="P3"><text:span text:style-name="Default_20_Paragraph_20_Font"><text:span text:style-name="T1">27 </text:span></text:span><text:span text:style-name="Default_20_Paragraph_20_Font"><text:span text:style-name="T2">Ἐὰν δὲ ψυχὴ μία ἁμάρτῃ ἀκουσίως ἐκ τοῦ λαοῦ τῆς γῆς ἐν τῷ ποιῆσαι μίαν ἀπὸ πασῶν τῶν ἐντολῶν κυρίου, ἣ οὐ ποιηθήσεται, καὶ πλημμελήσῃ, </text:span></text:span><text:span text:style-name="Default_20_Paragraph_20_Font"><text:span text:style-name="T1">28 </text:span></text:span><text:span text:style-name="Default_20_Paragraph_20_Font"><text:span text:style-name="T2">καὶ γνωσθῇ αὐτῷ ἡ ἁμαρτία, ἣν ἥμαρτεν ἐν αὐτῇ, καὶ οἴσει χίμαιραν ἐξ αἰγῶν, θήλειαν ἄμωμον, οἴσει περὶ τῆς ἁμαρτίας, ἧς ἥμαρτεν. </text:span></text:span><text:span text:style-name="Default_20_Paragraph_20_Font"><text:span text:style-name="T1">29 </text:span></text:span><text:span text:style-name="Default_20_Paragraph_20_Font"><text:span text:style-name="T2">καὶ ἐπιθήσει τὴν χεῖρα ἐπὶ τὴν κεφαλὴν τοῦ ἁμαρτήματος αὐτοῦ, καὶ σφάξουσιν τὴν χίμαιραν τὴν τῆς ἁμαρτίας ἐν τόπῳ, οὗ σφάζουσιν τὰ ὁλοκαυτώματα. </text:span></text:span><text:span text:style-name="Default_20_Paragraph_20_Font"><text:span text:style-name="T1">30 </text:span></text:span><text:span text:style-name="Default_20_Paragraph_20_Font"><text:span text:style-name="T2">καὶ λήμψεται ὁ ἱερεὺς ἀπὸ τοῦ αἵματος αὐτῆς τῷ δακτύλῳ καὶ ἐπιθήσει ἐπὶ τὰ κέρατα τοῦ θυσιαστηρίου τῶν ὁλοκαυτωμάτων· καὶ πᾶν τὸ αἷμα αὐτῆς ἐκχεεῖ παρὰ τὴν βάσιν τοῦ θυσιαστηρίου. </text:span></text:span><text:span text:style-name="Default_20_Paragraph_20_Font"><text:span text:style-name="T1">31 </text:span></text:span><text:span text:style-name="Default_20_Paragraph_20_Font"><text:span text:style-name="T2">καὶ πᾶν τὸ στέαρ περιελεῖ, ὃν τρόπον περιαιρεῖται στέαρ ἀπὸ θυσίας σωτηρίου, καὶ ἀνοίσει ὁ ἱερεὺς ἐπὶ τὸ θυσιαστήριον εἰς ὀσμὴν εὐωδίας κυρίῳ. καὶ ἐξιλάσεται περὶ αὐτοῦ ὁ ἱερεύς, καὶ ἀφεθήσεται αὐτῷ. – </text:span></text:span><text:span text:style-name="Default_20_Paragraph_20_Font"><text:span text:style-name="T1">32 </text:span></text:span><text:span text:style-name="Default_20_Paragraph_20_Font"><text:span text:style-name="T2">ἐὰν δὲ πρόβατον προσενέγκῃ τὸ δῶρον αὐτοῦ εἰς ἁμαρτίαν, θῆλυ ἄμωμον προσοίσει αὐτό. </text:span></text:span><text:span text:style-name="Default_20_Paragraph_20_Font"><text:span text:style-name="T1">33 </text:span></text:span><text:span text:style-name="Default_20_Paragraph_20_Font"><text:span text:style-name="T2">καὶ ἐπιθήσει τὴν χεῖρα ἐπὶ τὴν κεφαλὴν τοῦ τῆς ἁμαρτίας, καὶ σφάξουσιν αὐτὸ ἐν τόπῳ, οὗ σφάζουσιν τὰ ὁλοκαυτώματα. </text:span></text:span><text:span text:style-name="Default_20_Paragraph_20_Font"><text:span text:style-name="T1">34 </text:span></text:span><text:span text:style-name="Default_20_Paragraph_20_Font"><text:span text:style-name="T2">καὶ λαβὼν ὁ ἱερεὺς ἀπὸ τοῦ αἵματος τοῦ τῆς ἁμαρτίας τῷ δακτύλῳ ἐπιθήσει ἐπὶ τὰ κέρατα τοῦ θυσιαστηρίου τῆς ὁλοκαυτώσεως· καὶ πᾶν αὐτοῦ τὸ αἷμα ἐκχεεῖ παρὰ τὴν βάσιν τοῦ θυσιαστηρίου τῆς ὁλοκαυτώσεως. </text:span></text:span><text:span text:style-name="Default_20_Paragraph_20_Font"><text:span text:style-name="T1">35 </text:span></text:span><text:span text:style-name="Default_20_Paragraph_20_Font"><text:span text:style-name="T2">καὶ πᾶν αὐτοῦ τὸ στέαρ περιελεῖ, ὃν τρόπον περιαιρεῖται στέαρ προβάτου ἐκ τῆς θυσίας τοῦ σωτηρίου, καὶ ἐπιθήσει αὐτὸ ὁ ἱερεὺς ἐπὶ τὸ θυσιαστήριον ἐπὶ τὸ ὁλοκαύτωμα κυρίου. καὶ ἐξιλάσεται περὶ αὐτοῦ ὁ ἱερεὺς περὶ τῆς ἁμαρτίας, ἧς ἥμαρτεν, καὶ ἀφεθήσεται αὐτῷ. </text:span></text:span></text:p>
      </text:section>
      <text:section text:style-name="Sect1" text:name="Sect5">
        <text:p text:style-name="P2">Λευιτικον 5</text:p>
        <text:p text:style-name="P3"><text:span text:style-name="Default_20_Paragraph_20_Font"><text:span text:style-name="T1">1 </text:span></text:span><text:span text:style-name="Default_20_Paragraph_20_Font"><text:span text:style-name="T2">Ἐὰν δὲ ψυχὴ ἁμάρτῃ καὶ ἀκούσῃ φωνὴν ὁρκισμοῦ καὶ οὗτος μάρτυς [ἢ ἑώρακεν ἢ σύνοιδεν], ἐὰν μὴ ἀπαγγείλῃ, λήμψεται τὴν ἁμαρτίαν· </text:span></text:span><text:span text:style-name="Default_20_Paragraph_20_Font"><text:span text:style-name="T1">2 </text:span></text:span><text:span text:style-name="Default_20_Paragraph_20_Font"><text:span text:style-name="T2">ἢ ψυχή, ἥτις ἐὰν ἅψηται παντὸς πράγματος ἀκαθάρτου, ἢ θνησιμαίου ἢ θηριαλώτου ἀκαθάρτου ἢ τῶν θνησιμαίων ἢ τῶν </text:span></text:span><text:soft-page-break/><text:span text:style-name="Default_20_Paragraph_20_Font"><text:span text:style-name="T2">βδελυγμάτων τῶν ἀκαθάρτων ἢ τῶν θνησιμαίων κτηνῶν τῶν ἀκαθάρτων, </text:span></text:span><text:span text:style-name="Default_20_Paragraph_20_Font"><text:span text:style-name="T1">3 </text:span></text:span><text:span text:style-name="Default_20_Paragraph_20_Font"><text:span text:style-name="T2">ἢ ἅψηται ἀπὸ ἀκαθαρσίας ἀνθρώπου, ἀπὸ πάσης ἀκαθαρσίας αὐτοῦ, ἧς ἂν ἁψάμενος μιανθῇ, καὶ ἔλαθεν αὐτόν, μετὰ τοῦτο δὲ γνῷ καὶ πλημμελήσῃ, </text:span></text:span><text:span text:style-name="Default_20_Paragraph_20_Font"><text:span text:style-name="T1">4 </text:span></text:span><text:span text:style-name="Default_20_Paragraph_20_Font"><text:span text:style-name="T2">ἢ ψυχή, ἡ ἂν ὀμόσῃ διαστέλλουσα τοῖς χείλεσιν κακοποιῆσαι ἢ καλῶς ποιῆσαι κατὰ πάντα, ὅσα ἐὰν διαστείλῃ ὁ ἄνθρωπος μεθ’ ὅρκου, καὶ λάθῃ αὐτὸν πρὸ ὀφθαλμῶν, καὶ οὗτος γνῷ καὶ ἁμάρτῃ ἕν τι τούτων, </text:span></text:span><text:span text:style-name="Default_20_Paragraph_20_Font"><text:span text:style-name="T1">5 </text:span></text:span><text:span text:style-name="Default_20_Paragraph_20_Font"><text:span text:style-name="T2">καὶ ἐξαγορεύσει τὴν ἁμαρτίαν περὶ ὧν ἡμάρτηκεν κατ’ αὐτῆς, </text:span></text:span><text:span text:style-name="Default_20_Paragraph_20_Font"><text:span text:style-name="T1">6 </text:span></text:span><text:span text:style-name="Default_20_Paragraph_20_Font"><text:span text:style-name="T2">καὶ οἴσει περὶ ὧν ἐπλημμέλησεν κυρίῳ, περὶ τῆς ἁμαρτίας, ἧς ἥμαρτεν, θῆλυ ἀπὸ τῶν προβάτων, ἀμνάδα ἢ χίμαιραν ἐξ αἰγῶν, περὶ ἁμαρτίας· καὶ ἐξιλάσεται περὶ αὐτοῦ ὁ ἱερεὺς περὶ τῆς ἁμαρτίας αὐτοῦ, ἧς ἥμαρτεν, καὶ ἀφεθήσεται αὐτῷ ἡ ἁμαρτία. </text:span></text:span></text:p>
        <text:p text:style-name="P3"><text:span text:style-name="Default_20_Paragraph_20_Font"><text:span text:style-name="T1">7 </text:span></text:span><text:span text:style-name="Default_20_Paragraph_20_Font"><text:span text:style-name="T2">Ἐὰν δὲ μὴ ἰσχύσῃ ἡ χεὶρ αὐτοῦ τὸ ἱκανὸν εἰς τὸ πρόβατον, οἴσει περὶ τῆς ἁμαρτίας αὐτοῦ, ἧς ἥμαρτεν, δύο τρυγόνας ἢ δύο νεοσσοὺς περιστερῶν κυρίῳ, ἕνα περὶ ἁμαρτίας καὶ ἕνα εἰς ὁλοκαύτωμα. </text:span></text:span><text:span text:style-name="Default_20_Paragraph_20_Font"><text:span text:style-name="T1">8 </text:span></text:span><text:span text:style-name="Default_20_Paragraph_20_Font"><text:span text:style-name="T2">καὶ οἴσει αὐτὰ πρὸς τὸν ἱερέα, καὶ προσάξει ὁ ἱερεὺς τὸ περὶ τῆς ἁμαρτίας πρότερον· καὶ ἀποκνίσει ὁ ἱερεὺς τὴν κεφαλὴν αὐτοῦ ἀπὸ τοῦ σφονδύλου καὶ οὐ διελεῖ· </text:span></text:span><text:span text:style-name="Default_20_Paragraph_20_Font"><text:span text:style-name="T1">9 </text:span></text:span><text:span text:style-name="Default_20_Paragraph_20_Font"><text:span text:style-name="T2">καὶ ῥανεῖ ἀπὸ τοῦ αἵματος τοῦ περὶ τῆς ἁμαρτίας ἐπὶ τὸν τοῖχον τοῦ θυσιαστηρίου, τὸ δὲ κατάλοιπον τοῦ αἵματος καταστραγγιεῖ ἐπὶ τὴν βάσιν τοῦ θυσιαστηρίου· ἁμαρτίας γάρ ἐστιν. </text:span></text:span><text:span text:style-name="Default_20_Paragraph_20_Font"><text:span text:style-name="T1">10 </text:span></text:span><text:span text:style-name="Default_20_Paragraph_20_Font"><text:span text:style-name="T2">καὶ τὸ δεύτερον ποιήσει ὁλοκαύτωμα, ὡς καθήκει. καὶ ἐξιλάσεται ὁ ἱερεὺς περὶ τῆς ἁμαρτίας αὐτοῦ, ἧς ἥμαρτεν, καὶ ἀφεθήσεται αὐτῷ. – </text:span></text:span><text:span text:style-name="Default_20_Paragraph_20_Font"><text:span text:style-name="T1">11 </text:span></text:span><text:span text:style-name="Default_20_Paragraph_20_Font"><text:span text:style-name="T2">ἐὰν δὲ μὴ εὑρίσκῃ αὐτοῦ ἡ χεὶρ ζεῦγος τρυγόνων ἢ δύο νεοσσοὺς περιστερῶν, καὶ οἴσει τὸ δῶρον αὐτοῦ περὶ οὗ ἥμαρτεν, τὸ δέκατον τοῦ οιφι σεμίδαλιν περὶ ἁμαρτίας· οὐκ ἐπιχεεῖ ἐπ’ αὐτὸ ἔλαιον οὐδὲ ἐπιθήσει ἐπ’ αὐτὸ λίβανον, ὅτι περὶ ἁμαρτίας ἐστίν· </text:span></text:span><text:span text:style-name="Default_20_Paragraph_20_Font"><text:span text:style-name="T1">12 </text:span></text:span><text:span text:style-name="Default_20_Paragraph_20_Font"><text:span text:style-name="T2">καὶ οἴσει αὐτὸ πρὸς τὸν ἱερέα. καὶ δραξάμενος ὁ ἱερεὺς ἀπ’ αὐτῆς πλήρη τὴν δράκα, τὸ μνημόσυνον αὐτῆς ἐπιθήσει ἐπὶ τὸ θυσιαστήριον τῶν ὁλοκαυτωμάτων κυρίῳ· ἁμαρτία ἐστίν. </text:span></text:span><text:span text:style-name="Default_20_Paragraph_20_Font"><text:span text:style-name="T1">13 </text:span></text:span><text:span text:style-name="Default_20_Paragraph_20_Font"><text:span text:style-name="T2">καὶ ἐξιλάσεται περὶ αὐτοῦ ὁ ἱερεὺς περὶ τῆς ἁμαρτίας αὐτοῦ, ἧς ἥμαρτεν, ἐφ’ ἑνὸς τούτων, καὶ ἀφεθήσεται αὐτῷ. τὸ δὲ καταλειφθὲν ἔσται τῷ ἱερεῖ ὡς ἡ θυσία τῆς σεμιδάλεως. </text:span></text:span></text:p>
        <text:p text:style-name="P3"><text:span text:style-name="Default_20_Paragraph_20_Font"><text:span text:style-name="T1">14 </text:span></text:span><text:span text:style-name="Default_20_Paragraph_20_Font"><text:span text:style-name="T2">Καὶ ἐλάλησεν κύριος πρὸς Μωυσῆν λέγων </text:span></text:span><text:span text:style-name="Default_20_Paragraph_20_Font"><text:span text:style-name="T1">15 </text:span></text:span><text:span text:style-name="Default_20_Paragraph_20_Font"><text:span text:style-name="T2">Ψυχὴ ἐὰν λάθῃ αὐτὸν λήθη καὶ ἁμάρτῃ ἀκουσίως ἀπὸ τῶν ἁγίων κυρίου, καὶ οἴσει τῆς πλημμελείας αὐτοῦ τῷ κυρίῳ κριὸν ἄμωμον ἐκ τῶν προβάτων τιμῆς ἀργυρίου σίκλων, τῷ σίκλῳ τῶν ἁγίων, περὶ οὗ ἐπλημμέλησεν. </text:span></text:span><text:span text:style-name="Default_20_Paragraph_20_Font"><text:span text:style-name="T1">16 </text:span></text:span><text:span text:style-name="Default_20_Paragraph_20_Font"><text:span text:style-name="T2">καὶ ὃ ἥμαρτεν ἀπὸ τῶν ἁγίων, ἀποτείσαι αὐτὸ καὶ τὸ ἐπίπεμπτον προσθήσει ἐπ’ αὐτὸ καὶ δώσει αὐτὸ τῷ ἱερεῖ· καὶ ὁ ἱερεὺς ἐξιλάσεται περὶ αὐτοῦ ἐν τῷ κριῷ τῆς πλημμελείας, καὶ ἀφεθήσεται αὐτῷ. </text:span></text:span></text:p>
        <text:p text:style-name="P3"><text:span text:style-name="Default_20_Paragraph_20_Font"><text:span text:style-name="T1">17 </text:span></text:span><text:span text:style-name="Default_20_Paragraph_20_Font"><text:span text:style-name="T2">Καὶ ἡ ψυχή, ἣ ἂν ἁμάρτῃ καὶ ποιήσῃ μίαν ἀπὸ πασῶν τῶν ἐντολῶν κυρίου, ὧν οὐ δεῖ ποιεῖν, καὶ οὐκ ἔγνω καὶ πλημμελήσῃ καὶ λάβῃ τὴν ἁμαρτίαν, </text:span></text:span><text:span text:style-name="Default_20_Paragraph_20_Font"><text:span text:style-name="T1">18 </text:span></text:span><text:span text:style-name="Default_20_Paragraph_20_Font"><text:span text:style-name="T2">καὶ οἴσει κριὸν ἄμωμον ἐκ τῶν προβάτων τιμῆς ἀργυρίου εἰς πλημμέλειαν πρὸς τὸν ἱερέα· καὶ ἐξιλάσεται περὶ αὐτοῦ ὁ ἱερεὺς περὶ τῆς ἀγνοίας αὐτοῦ, ἧς ἠγνόησεν καὶ αὐτὸς οὐκ ᾔδει, καὶ ἀφεθήσεται αὐτῷ· </text:span></text:span><text:span text:style-name="Default_20_Paragraph_20_Font"><text:span text:style-name="T1">19 </text:span></text:span><text:span text:style-name="Default_20_Paragraph_20_Font"><text:span text:style-name="T2">ἐπλημμέλησεν γὰρ πλημμέλησιν ἔναντι κυρίου. </text:span></text:span></text:p>
        <text:p text:style-name="P3"><text:span text:style-name="Default_20_Paragraph_20_Font"><text:span text:style-name="T1">20 </text:span></text:span><text:span text:style-name="Default_20_Paragraph_20_Font"><text:span text:style-name="T2">Καὶ ἐλάλησεν κύριος πρὸς Μωυσῆν λέγων </text:span></text:span><text:span text:style-name="Default_20_Paragraph_20_Font"><text:span text:style-name="T1">21 </text:span></text:span><text:span text:style-name="Default_20_Paragraph_20_Font"><text:span text:style-name="T2">Ψυχὴ ἐὰν ἁμάρτῃ καὶ παριδὼν παρίδῃ τὰς ἐντολὰς κυρίου καὶ ψεύσηται τὰ πρὸς τὸν πλησίον ἐν παραθήκῃ ἢ περὶ κοινωνίας ἢ περὶ ἁρπαγῆς ἢ ἠδίκησέν τι τὸν πλησίον </text:span></text:span><text:span text:style-name="Default_20_Paragraph_20_Font"><text:span text:style-name="T1">22 </text:span></text:span><text:span text:style-name="Default_20_Paragraph_20_Font"><text:span text:style-name="T2">ἢ εὗρεν ἀπώλειαν καὶ ψεύσηται περὶ αὐτῆς καὶ ὀμόσῃ ἀδίκως περὶ ἑνὸς ἀπὸ πάντων, ὧν ἐὰν ποιήσῃ ὁ ἄνθρωπος ὥστε ἁμαρτεῖν ἐν τούτοις, </text:span></text:span><text:span text:style-name="Default_20_Paragraph_20_Font"><text:span text:style-name="T1">23 </text:span></text:span><text:span text:style-name="Default_20_Paragraph_20_Font"><text:span text:style-name="T2">καὶ ἔσται ἡνίκα ἐὰν ἁμάρτῃ καὶ πλημμελήσῃ, καὶ ἀποδῷ τὸ ἅρπαγμα, ὃ ἥρπασεν, ἢ τὸ ἀδίκημα, ὃ ἠδίκησεν, ἢ τὴν παραθήκην, ἥτις παρετέθη αὐτῷ, ἢ τὴν </text:span></text:span><text:soft-page-break/><text:span text:style-name="Default_20_Paragraph_20_Font"><text:span text:style-name="T2">ἀπώλειαν, ἣν εὗρεν, </text:span></text:span><text:span text:style-name="Default_20_Paragraph_20_Font"><text:span text:style-name="T1">24 </text:span></text:span><text:span text:style-name="Default_20_Paragraph_20_Font"><text:span text:style-name="T2">ἀπὸ παντὸς πράγματος, οὗ ὤμοσεν περὶ αὐτοῦ ἀδίκως, καὶ ἀποτείσει αὐτὸ τὸ κεφάλαιον καὶ τὸ πέμπτον προσθήσει ἐπ’ αὐτό· τίνος ἐστίν, αὐτῷ ἀποδώσει ᾗ ἡμέρᾳ ἐλεγχθῇ. </text:span></text:span><text:span text:style-name="Default_20_Paragraph_20_Font"><text:span text:style-name="T1">25 </text:span></text:span><text:span text:style-name="Default_20_Paragraph_20_Font"><text:span text:style-name="T2">καὶ τῆς πλημμελείας αὐτοῦ οἴσει τῷ κυρίῳ κριὸν ἀπὸ τῶν προβάτων ἄμωμον τιμῆς εἰς ὃ ἐπλημμέλησεν αὐτῷ. </text:span></text:span><text:span text:style-name="Default_20_Paragraph_20_Font"><text:span text:style-name="T1">26 </text:span></text:span><text:span text:style-name="Default_20_Paragraph_20_Font"><text:span text:style-name="T2">καὶ ἐξιλάσεται περὶ αὐτοῦ ὁ ἱερεὺς ἔναντι κυρίου, καὶ ἀφεθήσεται αὐτῷ περὶ ἑνὸς ἀπὸ πάντων, ὧν ἐποίησεν καὶ ἐπλημμέλησεν αὐτῷ. </text:span></text:span></text:p>
      </text:section>
      <text:section text:style-name="Sect1" text:name="Sect6">
        <text:p text:style-name="P2">Λευιτικον 6</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Ἔντειλαι Ααρων καὶ τοῖς υἱοῖς αὐτοῦ λέγων Οὗτος ὁ νόμος τῆς ὁλοκαυτώσεως· αὐτὴ ἡ ὁλοκαύτωσις ἐπὶ τῆς καύσεως αὐτῆς ἐπὶ τοῦ θυσιαστηρίου ὅλην τὴν νύκτα ἕως τὸ πρωί, καὶ τὸ πῦρ τοῦ θυσιαστηρίου καυθήσεται ἐπ’ αὐτοῦ, οὐ σβεσθήσεται. </text:span></text:span><text:span text:style-name="Default_20_Paragraph_20_Font"><text:span text:style-name="T1">3 </text:span></text:span><text:span text:style-name="Default_20_Paragraph_20_Font"><text:span text:style-name="T2">καὶ ἐνδύσεται ὁ ἱερεὺς χιτῶνα λινοῦν καὶ περισκελὲς λινοῦν ἐνδύσεται περὶ τὸ σῶμα αὐτοῦ καὶ ἀφελεῖ τὴν κατακάρπωσιν, ἣν ἂν καταναλώσῃ τὸ πῦρ τὴν ὁλοκαύτωσιν, ἀπὸ τοῦ θυσιαστηρίου καὶ παραθήσει αὐτὸ ἐχόμενον τοῦ θυσιαστηρίου. </text:span></text:span><text:span text:style-name="Default_20_Paragraph_20_Font"><text:span text:style-name="T1">4 </text:span></text:span><text:span text:style-name="Default_20_Paragraph_20_Font"><text:span text:style-name="T2">καὶ ἐκδύσεται τὴν στολὴν αὐτοῦ καὶ ἐνδύσεται στολὴν ἄλλην καὶ ἐξοίσει τὴν κατακάρπωσιν ἔξω τῆς παρεμβολῆς εἰς τόπον καθαρόν. </text:span></text:span><text:span text:style-name="Default_20_Paragraph_20_Font"><text:span text:style-name="T1">5 </text:span></text:span><text:span text:style-name="Default_20_Paragraph_20_Font"><text:span text:style-name="T2">καὶ πῦρ ἐπὶ τὸ θυσιαστήριον καυθήσεται ἀπ’ αὐτοῦ καὶ οὐ σβεσθήσεται, καὶ καύσει ὁ ἱερεὺς ἐπ’ αὐτὸ ξύλα τὸ πρωῒ καὶ στοιβάσει ἐπ’ αὐτοῦ τὴν ὁλοκαύτωσιν καὶ ἐπιθήσει ἐπ’ αὐτὸ τὸ στέαρ τοῦ σωτηρίου· </text:span></text:span><text:span text:style-name="Default_20_Paragraph_20_Font"><text:span text:style-name="T1">6 </text:span></text:span><text:span text:style-name="Default_20_Paragraph_20_Font"><text:span text:style-name="T2">καὶ πῦρ διὰ παντὸς καυθήσεται ἐπὶ τὸ θυσιαστήριον, οὐ σβεσθήσεται. </text:span></text:span></text:p>
        <text:p text:style-name="P3"><text:span text:style-name="Default_20_Paragraph_20_Font"><text:span text:style-name="T1">7 </text:span></text:span><text:span text:style-name="Default_20_Paragraph_20_Font"><text:span text:style-name="T2">Οὗτος ὁ νόμος τῆς θυσίας, ἣν προσάξουσιν αὐτὴν οἱ υἱοὶ Ααρων ἔναντι κυρίου ἀπέναντι τοῦ θυσιαστηρίου· </text:span></text:span><text:span text:style-name="Default_20_Paragraph_20_Font"><text:span text:style-name="T1">8 </text:span></text:span><text:span text:style-name="Default_20_Paragraph_20_Font"><text:span text:style-name="T2">καὶ ἀφελεῖ ἀπ’ αὐτοῦ τῇ δρακὶ ἀπὸ τῆς σεμιδάλεως τῆς θυσίας σὺν τῷ ἐλαίῳ αὐτῆς καὶ σὺν τῷ λιβάνῳ αὐτῆς τὰ ὄντα ἐπὶ τῆς θυσίας καὶ ἀνοίσει ἐπὶ τὸ θυσιαστήριον κάρπωμα· ὀσμὴ εὐωδίας, τὸ μνημόσυνον αὐτῆς τῷ κυρίῳ. </text:span></text:span><text:span text:style-name="Default_20_Paragraph_20_Font"><text:span text:style-name="T1">9 </text:span></text:span><text:span text:style-name="Default_20_Paragraph_20_Font"><text:span text:style-name="T2">τὸ δὲ καταλειφθὲν ἀπ’ αὐτῆς ἔδεται Ααρων καὶ οἱ υἱοὶ αὐτοῦ· ἄζυμα βρωθήσεται ἐν τόπῳ ἁγίῳ, ἐν αὐλῇ τῆς σκηνῆς τοῦ μαρτυρίου ἔδονται αὐτήν. </text:span></text:span><text:span text:style-name="Default_20_Paragraph_20_Font"><text:span text:style-name="T1">10 </text:span></text:span><text:span text:style-name="Default_20_Paragraph_20_Font"><text:span text:style-name="T2">οὐ πεφθήσεται ἐζυμωμένη· μερίδα αὐτὴν ἔδωκα αὐτοῖς ἀπὸ τῶν καρπωμάτων κυρίου· ἅγια ἁγίων ὥσπερ τὸ τῆς ἁμαρτίας καὶ ὥσπερ τὸ τῆς πλημμελείας. </text:span></text:span><text:span text:style-name="Default_20_Paragraph_20_Font"><text:span text:style-name="T1">11 </text:span></text:span><text:span text:style-name="Default_20_Paragraph_20_Font"><text:span text:style-name="T2">πᾶν ἀρσενικὸν τῶν ἱερέων ἔδονται αὐτήν· νόμιμον αἰώνιον εἰς τὰς γενεὰς ὑμῶν ἀπὸ τῶν καρπωμάτων κυρίου. πᾶς, ὃς ἐὰν ἅψηται αὐτῶν, ἁγιασθήσεται. </text:span></text:span></text:p>
        <text:p text:style-name="P3"><text:span text:style-name="Default_20_Paragraph_20_Font"><text:span text:style-name="T1">12 </text:span></text:span><text:span text:style-name="Default_20_Paragraph_20_Font"><text:span text:style-name="T2">Καὶ ἐλάλησεν κύριος πρὸς Μωυσῆν λέγων </text:span></text:span><text:span text:style-name="Default_20_Paragraph_20_Font"><text:span text:style-name="T1">13 </text:span></text:span><text:span text:style-name="Default_20_Paragraph_20_Font"><text:span text:style-name="T2">Τοῦτο τὸ δῶρον Ααρων καὶ τῶν υἱῶν αὐτοῦ, ὃ προσοίσουσιν κυρίῳ ἐν τῇ ἡμέρᾳ, ᾗ ἂν χρίσῃς αὐτόν· τὸ δέκατον τοῦ οιφι σεμιδάλεως εἰς θυσίαν διὰ παντός, τὸ ἥμισυ αὐτῆς τὸ πρωῒ καὶ τὸ ἥμισυ αὐτῆς τὸ δειλινόν. </text:span></text:span><text:span text:style-name="Default_20_Paragraph_20_Font"><text:span text:style-name="T1">14 </text:span></text:span><text:span text:style-name="Default_20_Paragraph_20_Font"><text:span text:style-name="T2">ἐπὶ τηγάνου ἐν ἐλαίῳ ποιηθήσεται, πεφυραμένην οἴσει αὐτήν, ἑλικτά, θυσίαν ἐκ κλασμάτων, θυσίαν ὀσμὴν εὐωδίας κυρίῳ. </text:span></text:span><text:span text:style-name="Default_20_Paragraph_20_Font"><text:span text:style-name="T1">15 </text:span></text:span><text:span text:style-name="Default_20_Paragraph_20_Font"><text:span text:style-name="T2">ὁ ἱερεὺς ὁ χριστὸς ἀντ αὐτοῦ ἐκ τῶν υἱῶν αὐτοῦ ποιήσει αὐτήν· νόμος αἰώνιος, ἅπαν ἐπιτελεσθήσεται. </text:span></text:span><text:span text:style-name="Default_20_Paragraph_20_Font"><text:span text:style-name="T1">16 </text:span></text:span><text:span text:style-name="Default_20_Paragraph_20_Font"><text:span text:style-name="T2">καὶ πᾶσα θυσία ἱερέως ὁλόκαυτος ἔσται καὶ οὐ βρωθήσεται. </text:span></text:span></text:p>
        <text:p text:style-name="P3"><text:span text:style-name="Default_20_Paragraph_20_Font"><text:span text:style-name="T1">17 </text:span></text:span><text:span text:style-name="Default_20_Paragraph_20_Font"><text:span text:style-name="T2">Καὶ ἐλάλησεν κύριος πρὸς Μωυσῆν λέγων </text:span></text:span><text:span text:style-name="Default_20_Paragraph_20_Font"><text:span text:style-name="T1">18 </text:span></text:span><text:span text:style-name="Default_20_Paragraph_20_Font"><text:span text:style-name="T2">Λάλησον Ααρων καὶ τοῖς υἱοῖς αὐτοῦ λέγων Οὗτος ὁ νόμος τῆς ἁμαρτίας· ἐν τόπῳ, οὗ σφάζουσιν τὸ ὁλοκαύτωμα, σφάξουσιν τὰ περὶ τῆς ἁμαρτίας ἔναντι κυρίου· ἅγια ἁγίων ἐστίν. </text:span></text:span><text:span text:style-name="Default_20_Paragraph_20_Font"><text:span text:style-name="T1">19 </text:span></text:span><text:span text:style-name="Default_20_Paragraph_20_Font"><text:span text:style-name="T2">ὁ ἱερεὺς ὁ ἀναφέρων αὐτὴν ἔδεται αὐτήν· ἐν τόπῳ ἁγίῳ βρωθήσεται, ἐν αὐλῇ τῆς σκηνῆς τοῦ μαρτυρίου. </text:span></text:span><text:span text:style-name="Default_20_Paragraph_20_Font"><text:span text:style-name="T1">20 </text:span></text:span><text:span text:style-name="Default_20_Paragraph_20_Font"><text:span text:style-name="T2">πᾶς ὁ ἁπτόμενος τῶν κρεῶν αὐτῆς ἁγιασθήσεται· καὶ ᾧ ἐὰν </text:span></text:span><text:soft-page-break/><text:span text:style-name="Default_20_Paragraph_20_Font"><text:span text:style-name="T2">ἐπιρραντισθῇ ἀπὸ τοῦ αἵματος αὐτῆς ἐπὶ τὸ ἱμάτιον, ὃ ἐὰν ῥαντισθῇ ἐπ’ αὐτὸ πλυθήσεται ἐν τόπῳ ἁγίῳ. </text:span></text:span><text:span text:style-name="Default_20_Paragraph_20_Font"><text:span text:style-name="T1">21 </text:span></text:span><text:span text:style-name="Default_20_Paragraph_20_Font"><text:span text:style-name="T2">καὶ σκεῦος ὀστράκινον, οὗ ἐὰν ἑψηθῇ ἐν αὐτῷ, συντριβήσεται· ἐὰν δὲ ἐν σκεύει χαλκῷ ἑψηθῇ, ἐκτρίψει αὐτὸ καὶ ἐκκλύσει ὕδατι. </text:span></text:span><text:span text:style-name="Default_20_Paragraph_20_Font"><text:span text:style-name="T1">22 </text:span></text:span><text:span text:style-name="Default_20_Paragraph_20_Font"><text:span text:style-name="T2">πᾶς ἄρσην ἐν τοῖς ἱερεῦσιν φάγεται αὐτά· ἅγια ἁγίων ἐστὶν κυρίου. </text:span></text:span><text:span text:style-name="Default_20_Paragraph_20_Font"><text:span text:style-name="T1">23 </text:span></text:span><text:span text:style-name="Default_20_Paragraph_20_Font"><text:span text:style-name="T2">καὶ πάντα τὰ περὶ τῆς ἁμαρτίας, ὧν ἐὰν εἰσενεχθῇ ἀπὸ τοῦ αἵματος αὐτῶν εἰς τὴν σκηνὴν τοῦ μαρτυρίου ἐξιλάσασθαι ἐν τῷ ἁγίῳ, οὐ βρωθήσεται· ἐν πυρὶ κατακαυθήσεται. </text:span></text:span></text:p>
      </text:section>
      <text:section text:style-name="Sect1" text:name="Sect7">
        <text:p text:style-name="P2">Λευιτικον 7</text:p>
        <text:p text:style-name="P3"><text:span text:style-name="Default_20_Paragraph_20_Font"><text:span text:style-name="T1">1 </text:span></text:span><text:span text:style-name="Default_20_Paragraph_20_Font"><text:span text:style-name="T2">Καὶ οὗτος ὁ νόμος τοῦ κριοῦ τοῦ περὶ τῆς πλημμελείας· ἅγια ἁγίων ἐστίν. </text:span></text:span><text:span text:style-name="Default_20_Paragraph_20_Font"><text:span text:style-name="T1">2 </text:span></text:span><text:span text:style-name="Default_20_Paragraph_20_Font"><text:span text:style-name="T2">ἐν τόπῳ, οὗ σφάζουσιν τὸ ὁλοκαύτωμα, σφάξουσιν τὸν κριὸν τῆς πλημμελείας ἔναντι κυρίου, καὶ τὸ αἷμα προσχεεῖ ἐπὶ τὴν βάσιν τοῦ θυσιαστηρίου κύκλῳ. </text:span></text:span><text:span text:style-name="Default_20_Paragraph_20_Font"><text:span text:style-name="T1">3 </text:span></text:span><text:span text:style-name="Default_20_Paragraph_20_Font"><text:span text:style-name="T2">καὶ πᾶν τὸ στέαρ αὐτοῦ προσοίσει ἀπ’ αὐτοῦ, καὶ τὴν ὀσφὺν καὶ πᾶν τὸ στέαρ τὸ κατακαλύπτον τὰ ἐνδόσθια καὶ πᾶν τὸ στέαρ τὸ ἐπὶ τῶν ἐνδοσθίων </text:span></text:span><text:span text:style-name="Default_20_Paragraph_20_Font"><text:span text:style-name="T1">4 </text:span></text:span><text:span text:style-name="Default_20_Paragraph_20_Font"><text:span text:style-name="T2">καὶ τοὺς δύο νεφροὺς καὶ τὸ στέαρ τὸ ἐπ’ αὐτῶν τὸ ἐπὶ τῶν μηρίων καὶ τὸν λοβὸν τὸν ἐπὶ τοῦ ἥπατος [σὺν τοῖς νεφροῖς περιελεῖ αὐτά], </text:span></text:span><text:span text:style-name="Default_20_Paragraph_20_Font"><text:span text:style-name="T1">5 </text:span></text:span><text:span text:style-name="Default_20_Paragraph_20_Font"><text:span text:style-name="T2">καὶ ἀνοίσει αὐτὰ ὁ ἱερεὺς ἐπὶ τὸ θυσιαστήριον κάρπωμα τῷ κυρίῳ· περὶ πλημμελείας ἐστίν. </text:span></text:span><text:span text:style-name="Default_20_Paragraph_20_Font"><text:span text:style-name="T1">6 </text:span></text:span><text:span text:style-name="Default_20_Paragraph_20_Font"><text:span text:style-name="T2">πᾶς ἄρσην ἐκ τῶν ἱερέων ἔδεται αὐτά, ἐν τόπῳ ἁγίῳ ἔδονται αὐτά· ἅγια ἁγίων ἐστίν. </text:span></text:span><text:span text:style-name="Default_20_Paragraph_20_Font"><text:span text:style-name="T1">7 </text:span></text:span><text:span text:style-name="Default_20_Paragraph_20_Font"><text:span text:style-name="T2">ὥσπερ τὸ περὶ τῆς ἁμαρτίας, οὕτω καὶ τὸ τῆς πλημμελείας, νόμος εἷς αὐτῶν· ὁ ἱερεύς, ὅστις ἐξιλάσεται ἐν αὐτῷ, αὐτῷ ἔσται. </text:span></text:span><text:span text:style-name="Default_20_Paragraph_20_Font"><text:span text:style-name="T1">8 </text:span></text:span><text:span text:style-name="Default_20_Paragraph_20_Font"><text:span text:style-name="T2">καὶ ὁ ἱερεὺς ὁ προσάγων ὁλοκαύτωμα ἀνθρώπου, τὸ δέρμα τῆς ὁλοκαυτώσεως, ἧς αὐτὸς προσφέρει, αὐτῷ ἔσται. </text:span></text:span><text:span text:style-name="Default_20_Paragraph_20_Font"><text:span text:style-name="T1">9 </text:span></text:span><text:span text:style-name="Default_20_Paragraph_20_Font"><text:span text:style-name="T2">καὶ πᾶσα θυσία, ἥτις ποιηθήσεται ἐν τῷ κλιβάνῳ, καὶ πᾶσα, ἥτις ποιηθήσεται ἐπ’ ἐσχάρας ἢ ἐπὶ τηγάνου, τοῦ ἱερέως τοῦ προσφέροντος αὐτήν, αὐτῷ ἔσται. </text:span></text:span><text:span text:style-name="Default_20_Paragraph_20_Font"><text:span text:style-name="T1">10 </text:span></text:span><text:span text:style-name="Default_20_Paragraph_20_Font"><text:span text:style-name="T2">καὶ πᾶσα θυσία ἀναπεποιημένη ἐν ἐλαίῳ καὶ μὴ ἀναπεποιημένη πᾶσι τοῖς υἱοῖς Ααρων ἔσται, ἑκάστῳ τὸ ἴσον. </text:span></text:span></text:p>
        <text:p text:style-name="P3"><text:span text:style-name="Default_20_Paragraph_20_Font"><text:span text:style-name="T1">11 </text:span></text:span><text:span text:style-name="Default_20_Paragraph_20_Font"><text:span text:style-name="T2">Οὗτος ὁ νόμος θυσίας σωτηρίου, ἣν προσοίσουσιν κυρίῳ. </text:span></text:span><text:span text:style-name="Default_20_Paragraph_20_Font"><text:span text:style-name="T1">12 </text:span></text:span><text:span text:style-name="Default_20_Paragraph_20_Font"><text:span text:style-name="T2">ἐὰν μὲν περὶ αἰνέσεως προσφέρῃ αὐτήν, καὶ προσοίσει ἐπὶ τῆς θυσίας τῆς αἰνέσεως ἄρτους ἐκ σεμιδάλεως ἀναπεποιημένους ἐν ἐλαίῳ, λάγανα ἄζυμα διακεχρισμένα ἐν ἐλαίῳ καὶ σεμίδαλιν πεφυραμένην ἐν ἐλαίῳ· </text:span></text:span><text:span text:style-name="Default_20_Paragraph_20_Font"><text:span text:style-name="T1">13 </text:span></text:span><text:span text:style-name="Default_20_Paragraph_20_Font"><text:span text:style-name="T2">ἐπ’ ἄρτοις ζυμίταις προσοίσει τὰ δῶρα αὐτοῦ ἐπὶ θυσίᾳ αἰνέσεως σωτηρίου. </text:span></text:span><text:span text:style-name="Default_20_Paragraph_20_Font"><text:span text:style-name="T1">14 </text:span></text:span><text:span text:style-name="Default_20_Paragraph_20_Font"><text:span text:style-name="T2">καὶ προσάξει ἓν ἀπὸ πάντων τῶν δώρων αὐτοῦ ἀφαίρεμα κυρίῳ· τῷ ἱερεῖ τῷ προσχέοντι τὸ αἷμα τοῦ σωτηρίου, αὐτῷ ἔσται. </text:span></text:span><text:span text:style-name="Default_20_Paragraph_20_Font"><text:span text:style-name="T1">15 </text:span></text:span><text:span text:style-name="Default_20_Paragraph_20_Font"><text:span text:style-name="T2">καὶ τὰ κρέα θυσίας αἰνέσεως σωτηρίου αὐτῷ ἔσται καὶ ἐν ᾗ ἡμέρᾳ δωρεῖται, βρωθήσεται· οὐ καταλείψουσιν ἀπ’ αὐτοῦ εἰς τὸ πρωί. </text:span></text:span><text:span text:style-name="Default_20_Paragraph_20_Font"><text:span text:style-name="T1">16 </text:span></text:span><text:span text:style-name="Default_20_Paragraph_20_Font"><text:span text:style-name="T2">κἂν εὐχή, ἢ ἑκούσιον θυσιάζῃ τὸ δῶρον αὐτοῦ, ᾗ ἂν ἡμέρᾳ προσαγάγῃ τὴν θυσίαν αὐτοῦ, βρωθήσεται καὶ τῇ αὔριον· </text:span></text:span><text:span text:style-name="Default_20_Paragraph_20_Font"><text:span text:style-name="T1">17 </text:span></text:span><text:span text:style-name="Default_20_Paragraph_20_Font"><text:span text:style-name="T2">καὶ τὸ καταλειφθὲν ἀπὸ τῶν κρεῶν τῆς θυσίας ἕως ἡμέρας τρίτης ἐν πυρὶ κατακαυθήσεται. </text:span></text:span><text:span text:style-name="Default_20_Paragraph_20_Font"><text:span text:style-name="T1">18 </text:span></text:span><text:span text:style-name="Default_20_Paragraph_20_Font"><text:span text:style-name="T2">ἐὰν δὲ φαγὼν φάγῃ ἀπὸ τῶν κρεῶν τῇ ἡμέρᾳ τῇ τρίτῃ, οὐ δεχθήσεται αὐτῷ τῷ προσφέροντι αὐτό, οὐ λογισθήσεται αὐτῷ, μίασμά ἐστιν· ἡ δὲ ψυχή, ἥτις ἐὰν φάγῃ ἀπ’ αὐτοῦ, τὴν ἁμαρτίαν λήμψεται. </text:span></text:span><text:span text:style-name="Default_20_Paragraph_20_Font"><text:span text:style-name="T1">19 </text:span></text:span><text:span text:style-name="Default_20_Paragraph_20_Font"><text:span text:style-name="T2">καὶ κρέα, ὅσα ἂν ἅψηται παντὸς ἀκαθάρτου, οὐ βρωθήσεται, ἐν πυρὶ κατακαυθήσεται. πᾶς καθαρὸς φάγεται κρέα. </text:span></text:span><text:span text:style-name="Default_20_Paragraph_20_Font"><text:span text:style-name="T1">20 </text:span></text:span><text:span text:style-name="Default_20_Paragraph_20_Font"><text:span text:style-name="T2">ἡ δὲ ψυχή, ἥτις ἐὰν φάγῃ ἀπὸ τῶν κρεῶν τῆς θυσίας τοῦ σωτηρίου, ὅ ἐστιν κυρίου, καὶ ἡ ἀκαθαρσία αὐτοῦ ἐπ’ αὐτοῦ, ἀπολεῖται ἡ ψυχὴ ἐκείνη ἐκ τοῦ λαοῦ αὐτῆς. </text:span></text:span><text:span text:style-name="Default_20_Paragraph_20_Font"><text:span text:style-name="T1">21 </text:span></text:span><text:span text:style-name="Default_20_Paragraph_20_Font"><text:span text:style-name="T2">καὶ ψυχή, ἣ ἂν ἅψηται παντὸς πράγματος ἀκαθάρτου ἢ ἀπὸ ἀκαθαρσίας ἀνθρώπου ἢ τῶν τετραπόδων τῶν ἀκαθάρτων ἢ παντὸς βδελύγματος ἀκαθάρτου καὶ φάγῃ ἀπὸ τῶν κρεῶν τῆς θυσίας τοῦ σωτηρίου, ὅ ἐστιν κυρίου, ἀπολεῖται ἡ ψυχὴ ἐκείνη ἐκ τοῦ λαοῦ αὐτῆς. </text:span></text:span></text:p>
        <text:p text:style-name="P3"><text:soft-page-break/><text:span text:style-name="Default_20_Paragraph_20_Font"><text:span text:style-name="T1">22 </text:span></text:span><text:span text:style-name="Default_20_Paragraph_20_Font"><text:span text:style-name="T2">Καὶ ἐλάλησεν κύριος πρὸς Μωυσῆν λέγων </text:span></text:span><text:span text:style-name="Default_20_Paragraph_20_Font"><text:span text:style-name="T1">23 </text:span></text:span><text:span text:style-name="Default_20_Paragraph_20_Font"><text:span text:style-name="T2">Λάλησον τοῖς υἱοῖς Ισραηλ λέγων Πᾶν στέαρ βοῶν καὶ προβάτων καὶ αἰγῶν οὐκ ἔδεσθε. </text:span></text:span><text:span text:style-name="Default_20_Paragraph_20_Font"><text:span text:style-name="T1">24 </text:span></text:span><text:span text:style-name="Default_20_Paragraph_20_Font"><text:span text:style-name="T2">καὶ στέαρ θνησιμαίων καὶ θηριάλωτον ποιηθήσεται εἰς πᾶν ἔργον καὶ εἰς βρῶσιν οὐ βρωθήσεται. </text:span></text:span><text:span text:style-name="Default_20_Paragraph_20_Font"><text:span text:style-name="T1">25 </text:span></text:span><text:span text:style-name="Default_20_Paragraph_20_Font"><text:span text:style-name="T2">πᾶς ὁ ἔσθων στέαρ ἀπὸ τῶν κτηνῶν, ὧν προσάξει αὐτῶν κάρπωμα κυρίῳ, ἀπολεῖται ἡ ψυχὴ ἐκείνη ἀπὸ τοῦ λαοῦ αὐτῆς. </text:span></text:span><text:span text:style-name="Default_20_Paragraph_20_Font"><text:span text:style-name="T1">26 </text:span></text:span><text:span text:style-name="Default_20_Paragraph_20_Font"><text:span text:style-name="T2">πᾶν αἷμα οὐκ ἔδεσθε ἐν πάσῃ τῇ κατοικίᾳ ὑμῶν ἀπό τε τῶν πετεινῶν καὶ ἀπὸ τῶν κτηνῶν. </text:span></text:span><text:span text:style-name="Default_20_Paragraph_20_Font"><text:span text:style-name="T1">27 </text:span></text:span><text:span text:style-name="Default_20_Paragraph_20_Font"><text:span text:style-name="T2">πᾶσα ψυχή, ἣ ἄν φάγῃ αἷμα, ἀπολεῖται ἡ ψυχὴ ἐκείνη ἀπὸ τοῦ λαοῦ αὐτῆς. </text:span></text:span></text:p>
        <text:p text:style-name="P3"><text:span text:style-name="Default_20_Paragraph_20_Font"><text:span text:style-name="T1">28 </text:span></text:span><text:span text:style-name="Default_20_Paragraph_20_Font"><text:span text:style-name="T2">Καὶ ἐλάλησεν κύριος πρὸς Μωυσῆν λέγων </text:span></text:span><text:span text:style-name="Default_20_Paragraph_20_Font"><text:span text:style-name="T1">29 </text:span></text:span><text:span text:style-name="Default_20_Paragraph_20_Font"><text:span text:style-name="T2">Καὶ τοῖς υἱοῖς Ισραηλ λαλήσεις λέγων Ὁ προσφέρων θυσίαν σωτηρίου κυρίῳ οἴσει τὸ δῶρον αὐτοῦ κυρίῳ ἀπὸ τῆς θυσίας τοῦ σωτηρίου. </text:span></text:span><text:span text:style-name="Default_20_Paragraph_20_Font"><text:span text:style-name="T1">30 </text:span></text:span><text:span text:style-name="Default_20_Paragraph_20_Font"><text:span text:style-name="T2">αἱ χεῖρες αὐτοῦ προσοίσουσιν τὰ καρπώματα κυρίῳ· τὸ στέαρ τὸ ἐπὶ τοῦ στηθυνίου καὶ τὸν λοβὸν τοῦ ἥπατος, προσοίσει αὐτὰ ὥστε ἐπιθεῖναι δόμα ἔναντι κυρίου. </text:span></text:span><text:span text:style-name="Default_20_Paragraph_20_Font"><text:span text:style-name="T1">31 </text:span></text:span><text:span text:style-name="Default_20_Paragraph_20_Font"><text:span text:style-name="T2">καὶ ἀνοίσει ὁ ἱερεὺς τὸ στέαρ ἐπὶ τοῦ θυσιαστηρίου, καὶ ἔσται τὸ στηθύνιον Ααρων καὶ τοῖς υἱοῖς αὐτοῦ. </text:span></text:span><text:span text:style-name="Default_20_Paragraph_20_Font"><text:span text:style-name="T1">32 </text:span></text:span><text:span text:style-name="Default_20_Paragraph_20_Font"><text:span text:style-name="T2">καὶ τὸν βραχίονα τὸν δεξιὸν δώσετε ἀφαίρεμα τῷ ἱερεῖ ἀπὸ τῶν θυσιῶν τοῦ σωτηρίου ὑμῶν· </text:span></text:span><text:span text:style-name="Default_20_Paragraph_20_Font"><text:span text:style-name="T1">33 </text:span></text:span><text:span text:style-name="Default_20_Paragraph_20_Font"><text:span text:style-name="T2">ὁ προσφέρων τὸ αἷμα τοῦ σωτηρίου καὶ τὸ στέαρ ἀπὸ τῶν υἱῶν Ααρων, αὐτῷ ἔσται ὁ βραχίων ὁ δεξιὸς ἐν μερίδι. </text:span></text:span><text:span text:style-name="Default_20_Paragraph_20_Font"><text:span text:style-name="T1">34 </text:span></text:span><text:span text:style-name="Default_20_Paragraph_20_Font"><text:span text:style-name="T2">τὸ γὰρ στηθύνιον τοῦ ἐπιθέματος καὶ τὸν βραχίονα τοῦ ἀφαιρέματος εἴληφα παρὰ τῶν υἱῶν Ισραηλ ἀπὸ τῶν θυσιῶν τοῦ σωτηρίου ὑμῶν καὶ ἔδωκα αὐτὰ Ααρων τῷ ἱερεῖ καὶ τοῖς υἱοῖς αὐτοῦ νόμιμον αἰώνιον παρὰ τῶν υἱῶν Ισραηλ. </text:span></text:span></text:p>
        <text:p text:style-name="P3"><text:span text:style-name="Default_20_Paragraph_20_Font"><text:span text:style-name="T1">35 </text:span></text:span><text:span text:style-name="Default_20_Paragraph_20_Font"><text:span text:style-name="T2">Αὕτη ἡ χρῖσις Ααρων καὶ ἡ χρῖσις τῶν υἱῶν αὐτοῦ ἀπὸ τῶν καρπωμάτων κυρίου ἐν ᾗ ἡμέρᾳ προσηγάγετο αὐτοὺς τοῦ ἱερατεύειν τῷ κυρίῳ, </text:span></text:span><text:span text:style-name="Default_20_Paragraph_20_Font"><text:span text:style-name="T1">36 </text:span></text:span><text:span text:style-name="Default_20_Paragraph_20_Font"><text:span text:style-name="T2">καθὰ ἐνετείλατο κύριος δοῦναι αὐτοῖς ᾗ ἡμέρᾳ ἔχρισεν αὐτούς, παρὰ τῶν υἱῶν Ισραηλ· νόμιμον αἰώνιον εἰς τὰς γενεὰς αὐτῶν. </text:span></text:span><text:span text:style-name="Default_20_Paragraph_20_Font"><text:span text:style-name="T1">37 </text:span></text:span><text:span text:style-name="Default_20_Paragraph_20_Font"><text:span text:style-name="T2">οὗτος ὁ νόμος τῶν ὁλοκαυτωμάτων καὶ θυσίας καὶ περὶ ἁμαρτίας καὶ τῆς πλημμελείας καὶ τῆς τελειώσεως καὶ τῆς θυσίας τοῦ σωτηρίου, </text:span></text:span><text:span text:style-name="Default_20_Paragraph_20_Font"><text:span text:style-name="T1">38 </text:span></text:span><text:span text:style-name="Default_20_Paragraph_20_Font"><text:span text:style-name="T2">ὃν τρόπον ἐνετείλατο κύριος τῷ Μωυσῇ ἐν τῷ ὄρει Σινα ᾗ ἡμέρᾳ ἐνετείλατο τοῖς υἱοῖς Ισραηλ προσφέρειν τὰ δῶρα αὐτῶν ἔναντι κυρίου ἐν τῇ ἐρήμῳ Σινα. </text:span></text:span></text:p>
      </text:section>
      <text:section text:style-name="Sect1" text:name="Sect8">
        <text:p text:style-name="P2">Λευιτικον 8</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Λαβὲ Ααρων καὶ τοὺς υἱοὺς αὐτοῦ καὶ τὰς στολὰς αὐτοῦ καὶ τὸ ἔλαιον τῆς χρίσεως καὶ τὸν μόσχον τὸν περὶ τῆς ἁμαρτίας καὶ τοὺς δύο κριοὺς καὶ τὸ κανοῦν τῶν ἀζύμων </text:span></text:span><text:span text:style-name="Default_20_Paragraph_20_Font"><text:span text:style-name="T1">3 </text:span></text:span><text:span text:style-name="Default_20_Paragraph_20_Font"><text:span text:style-name="T2">καὶ πᾶσαν τὴν συναγωγὴν ἐκκλησίασον ἐπὶ τὴν θύραν τῆς σκηνῆς τοῦ μαρτυρίου. </text:span></text:span><text:span text:style-name="Default_20_Paragraph_20_Font"><text:span text:style-name="T1">4 </text:span></text:span><text:span text:style-name="Default_20_Paragraph_20_Font"><text:span text:style-name="T2">καὶ ἐποίησεν Μωϋσῆς ὃν τρόπον συνέταξεν αὐτῷ κύριος, καὶ ἐξεκκλησίασεν τὴν συναγωγὴν ἐπὶ τὴν θύραν τῆς σκηνῆς τοῦ μαρτυρίου. </text:span></text:span><text:span text:style-name="Default_20_Paragraph_20_Font"><text:span text:style-name="T1">5 </text:span></text:span><text:span text:style-name="Default_20_Paragraph_20_Font"><text:span text:style-name="T2">καὶ εἶπεν Μωϋσῆς τῇ συναγωγῇ Τοῦτό ἐστιν τὸ ῥῆμα, ὃ ἐνετείλατο κύριος ποιῆσαι. </text:span></text:span><text:span text:style-name="Default_20_Paragraph_20_Font"><text:span text:style-name="T1">6 </text:span></text:span><text:span text:style-name="Default_20_Paragraph_20_Font"><text:span text:style-name="T2">καὶ προσήνεγκεν Μωϋσῆς τὸν Ααρων καὶ τοὺς υἱοὺς αὐτοῦ καὶ ἔλουσεν αὐτοὺς ὕδατι· </text:span></text:span><text:span text:style-name="Default_20_Paragraph_20_Font"><text:span text:style-name="T1">7 </text:span></text:span><text:span text:style-name="Default_20_Paragraph_20_Font"><text:span text:style-name="T2">καὶ ἐνέδυσεν αὐτὸν τὸν χιτῶνα καὶ ἔζωσεν αὐτὸν τὴν ζώνην καὶ ἐνέδυσεν αὐτὸν τὸν ὑποδύτην καὶ ἐπέθηκεν ἐπ’ αὐτὸν τὴν ἐπωμίδα καὶ συνέζωσεν αὐτὸν κατὰ τὴν ποίησιν τῆς ἐπωμίδος καὶ συνέσφιγξεν αὐτὸν ἐν αὐτῇ· </text:span></text:span><text:span text:style-name="Default_20_Paragraph_20_Font"><text:span text:style-name="T1">8 </text:span></text:span><text:span text:style-name="Default_20_Paragraph_20_Font"><text:span text:style-name="T2">καὶ ἐπέθηκεν ἐπ’ αὐτὴν τὸ λογεῖον καὶ ἐπέθηκεν ἐπὶ τὸ λογεῖον τὴν δήλωσιν καὶ τὴν ἀλήθειαν· </text:span></text:span><text:span text:style-name="Default_20_Paragraph_20_Font"><text:span text:style-name="T1">9 </text:span></text:span><text:span text:style-name="Default_20_Paragraph_20_Font"><text:span text:style-name="T2">καὶ ἐπέθηκεν τὴν μίτραν ἐπὶ τὴν κεφαλὴν αὐτοῦ καὶ ἐπέθηκεν ἐπὶ τὴν μίτραν κατὰ πρόσωπον αὐτοῦ τὸ πέταλον τὸ χρυσοῦν τὸ καθηγιασμένον ἅγιον, ὃν τρόπον συνέταξεν κύριος τῷ Μωυσῇ. </text:span></text:span><text:span text:style-name="Default_20_Paragraph_20_Font"><text:span text:style-name="T1">10 </text:span></text:span><text:span text:style-name="Default_20_Paragraph_20_Font"><text:span text:style-name="T2">καὶ ἔλαβεν Μωϋσῆς ἀπὸ τοῦ ἐλαίου τῆς χρίσεως </text:span></text:span><text:span text:style-name="Default_20_Paragraph_20_Font"><text:span text:style-name="T1">11 </text:span></text:span><text:span text:style-name="Default_20_Paragraph_20_Font"><text:span text:style-name="T2">καὶ ἔρρανεν ἀπ’ αὐτοῦ ἐπὶ τὸ θυσιαστήριον ἑπτάκις καὶ ἔχρισεν τὸ θυσιαστήριον καὶ ἡγίασεν αὐτὸ καὶ πάντα τὰ σκεύη αὐτοῦ καὶ τὸν λουτῆρα καὶ τὴν </text:span></text:span><text:soft-page-break/><text:span text:style-name="Default_20_Paragraph_20_Font"><text:span text:style-name="T2">βάσιν αὐτοῦ καὶ ἡγίασεν αὐτά· καὶ ἔχρισεν τὴν σκηνὴν καὶ πάντα τὰ ἐν αὐτῇ καὶ ἡγίασεν αὐτήν. </text:span></text:span><text:span text:style-name="Default_20_Paragraph_20_Font"><text:span text:style-name="T1">12 </text:span></text:span><text:span text:style-name="Default_20_Paragraph_20_Font"><text:span text:style-name="T2">καὶ ἐπέχεεν Μωϋσῆς ἀπὸ τοῦ ἐλαίου τῆς χρίσεως ἐπὶ τὴν κεφαλὴν Ααρων καὶ ἔχρισεν αὐτὸν καὶ ἡγίασεν αὐτόν. </text:span></text:span><text:span text:style-name="Default_20_Paragraph_20_Font"><text:span text:style-name="T1">13 </text:span></text:span><text:span text:style-name="Default_20_Paragraph_20_Font"><text:span text:style-name="T2">καὶ προσήγαγεν Μωϋσῆς τοὺς υἱοὺς Ααρων καὶ ἐνέδυσεν αὐτοὺς χιτῶνας καὶ ἔζωσεν αὐτοὺς ζώνας καὶ περιέθηκεν αὐτοῖς κιδάρεις, καθάπερ συνέταξεν κύριος τῷ Μωυσῇ. </text:span></text:span><text:span text:style-name="Default_20_Paragraph_20_Font"><text:span text:style-name="T1">14 </text:span></text:span><text:span text:style-name="Default_20_Paragraph_20_Font"><text:span text:style-name="T2">καὶ προσήγαγεν Μωϋσῆς τὸν μόσχον τὸν περὶ τῆς ἁμαρτίας, καὶ ἐπέθηκεν Ααρων καὶ οἱ υἱοὶ αὐτοῦ τὰς χεῖρας ἐπὶ τὴν κεφαλὴν τοῦ μόσχου τοῦ τῆς ἁμαρτίας. </text:span></text:span><text:span text:style-name="Default_20_Paragraph_20_Font"><text:span text:style-name="T1">15 </text:span></text:span><text:span text:style-name="Default_20_Paragraph_20_Font"><text:span text:style-name="T2">καὶ ἔσφαξεν αὐτὸν καὶ ἔλαβεν Μωϋσῆς ἀπὸ τοῦ αἵματος καὶ ἐπέθηκεν ἐπὶ τὰ κέρατα τοῦ θυσιαστηρίου κύκλῳ τῷ δακτύλῳ καὶ ἐκαθάρισεν τὸ θυσιαστήριον· καὶ τὸ αἷμα ἐξέχεεν ἐπὶ τὴν βάσιν τοῦ θυσιαστηρίου καὶ ἡγίασεν αὐτὸ τοῦ ἐξιλάσασθαι ἐπ’ αὐτοῦ. </text:span></text:span><text:span text:style-name="Default_20_Paragraph_20_Font"><text:span text:style-name="T1">16 </text:span></text:span><text:span text:style-name="Default_20_Paragraph_20_Font"><text:span text:style-name="T2">καὶ ἔλαβεν Μωϋσῆς πᾶν τὸ στέαρ τὸ ἐπὶ τῶν ἐνδοσθίων καὶ τὸν λοβὸν τὸν ἐπὶ τοῦ ἥπατος καὶ ἀμφοτέρους τοὺς νεφροὺς καὶ τὸ στέαρ τὸ ἐπ’ αὐτῶν, καὶ ἀνήνεγκεν Μωϋσῆς ἐπὶ τὸ θυσιαστήριον· </text:span></text:span><text:span text:style-name="Default_20_Paragraph_20_Font"><text:span text:style-name="T1">17 </text:span></text:span><text:span text:style-name="Default_20_Paragraph_20_Font"><text:span text:style-name="T2">καὶ τὸν μόσχον καὶ τὴν βύρσαν αὐτοῦ καὶ τὰ κρέα αὐτοῦ καὶ τὴν κόπρον αὐτοῦ καὶ κατέκαυσεν αὐτὰ πυρὶ ἔξω τῆς παρεμβολῆς, ὃν τρόπον συνέταξεν κύριος τῷ Μωυσῇ. </text:span></text:span><text:span text:style-name="Default_20_Paragraph_20_Font"><text:span text:style-name="T1">18 </text:span></text:span><text:span text:style-name="Default_20_Paragraph_20_Font"><text:span text:style-name="T2">καὶ προσήγαγεν Μωϋσῆς τὸν κριὸν τὸν εἰς ὁλοκαύτωμα, καὶ ἐπέθηκεν Ααρων καὶ οἱ υἱοὶ αὐτοῦ τὰς χεῖρας αὐτῶν ἐπὶ τὴν κεφαλὴν τοῦ κριοῦ. </text:span></text:span><text:span text:style-name="Default_20_Paragraph_20_Font"><text:span text:style-name="T1">19 </text:span></text:span><text:span text:style-name="Default_20_Paragraph_20_Font"><text:span text:style-name="T2">καὶ ἔσφαξεν Μωϋσῆς τὸν κριόν, καὶ προσέχεεν Μωϋσῆς τὸ αἷμα ἐπὶ τὸ θυσιαστήριον κύκλῳ. </text:span></text:span><text:span text:style-name="Default_20_Paragraph_20_Font"><text:span text:style-name="T1">20 </text:span></text:span><text:span text:style-name="Default_20_Paragraph_20_Font"><text:span text:style-name="T2">καὶ τὸν κριὸν ἐκρεανόμησεν κατὰ μέλη καὶ ἀνήνεγκεν Μωϋσῆς τὴν κεφαλὴν καὶ τὰ μέλη καὶ τὸ στέαρ· </text:span></text:span><text:span text:style-name="Default_20_Paragraph_20_Font"><text:span text:style-name="T1">21 </text:span></text:span><text:span text:style-name="Default_20_Paragraph_20_Font"><text:span text:style-name="T2">καὶ τὴν κοιλίαν καὶ τοὺς πόδας ἔπλυνεν ὕδατι καὶ ἀνήνεγκεν Μωϋσῆς ὅλον τὸν κριὸν ἐπὶ τὸ θυσιαστήριον· ὁλοκαύτωμα, ὅ ἐστιν εἰς ὀσμὴν εὐωδίας, κάρπωμά ἐστιν τῷ κυρίῳ, καθάπερ ἐνετείλατο κύριος τῷ Μωυσῇ. </text:span></text:span><text:span text:style-name="Default_20_Paragraph_20_Font"><text:span text:style-name="T1">22 </text:span></text:span><text:span text:style-name="Default_20_Paragraph_20_Font"><text:span text:style-name="T2">καὶ προσήγαγεν Μωϋσῆς τὸν κριὸν τὸν δεύτερον, κριὸν τελειώσεως· καὶ ἐπέθηκεν Ααρων καὶ οἱ υἱοὶ αὐτοῦ τὰς χεῖρας αὐτῶν ἐπὶ τὴν κεφαλὴν τοῦ κριοῦ. </text:span></text:span><text:span text:style-name="Default_20_Paragraph_20_Font"><text:span text:style-name="T1">23 </text:span></text:span><text:span text:style-name="Default_20_Paragraph_20_Font"><text:span text:style-name="T2">καὶ ἔσφαξεν αὐτὸν καὶ ἔλαβεν Μωϋσῆς ἀπὸ τοῦ αἵματος αὐτοῦ καὶ ἐπέθηκεν ἐπὶ τὸν λοβὸν τοῦ ὠτὸς Ααρων τοῦ δεξιοῦ καὶ ἐπὶ τὸ ἄκρον τῆς χειρὸς τῆς δεξιᾶς καὶ ἐπὶ τὸ ἄκρον τοῦ ποδὸς τοῦ δεξιοῦ. </text:span></text:span><text:span text:style-name="Default_20_Paragraph_20_Font"><text:span text:style-name="T1">24 </text:span></text:span><text:span text:style-name="Default_20_Paragraph_20_Font"><text:span text:style-name="T2">καὶ προσήγαγεν Μωϋσῆς τοὺς υἱοὺς Ααρων, καὶ ἐπέθηκεν Μωϋσῆς ἀπὸ τοῦ αἵματος ἐπὶ τοὺς λοβοὺς τῶν ὤτων τῶν δεξιῶν καὶ ἐπὶ τὰ ἄκρα τῶν χειρῶν αὐτῶν τῶν δεξιῶν καὶ ἐπὶ τὰ ἄκρα τῶν ποδῶν αὐτῶν τῶν δεξιῶν, καὶ προσέχεεν Μωϋσῆς τὸ αἷμα ἐπὶ τὸ θυσιαστήριον κύκλῳ. </text:span></text:span></text:p>
        <text:p text:style-name="P3"><text:span text:style-name="Default_20_Paragraph_20_Font"><text:span text:style-name="T1">25 </text:span></text:span><text:span text:style-name="Default_20_Paragraph_20_Font"><text:span text:style-name="T2">Καὶ ἔλαβεν τὸ στέαρ καὶ τὴν ὀσφὺν καὶ τὸ στέαρ τὸ ἐπὶ τῆς κοιλίας καὶ τὸν λοβὸν τοῦ ἥπατος καὶ τοὺς δύο νεφροὺς καὶ τὸ στέαρ τὸ ἐπ’ αὐτῶν καὶ τὸν βραχίονα τὸν δεξιόν· </text:span></text:span><text:span text:style-name="Default_20_Paragraph_20_Font"><text:span text:style-name="T1">26 </text:span></text:span><text:span text:style-name="Default_20_Paragraph_20_Font"><text:span text:style-name="T2">καὶ ἀπὸ τοῦ κανοῦ τῆς τελειώσεως τοῦ ὄντος ἔναντι κυρίου ἔλαβεν ἄρτον ἕνα ἄζυμον καὶ ἄρτον ἐξ ἐλαίου ἕνα καὶ λάγανον ἓν καὶ ἐπέθηκεν ἐπὶ τὸ στέαρ καὶ τὸν βραχίονα τὸν δεξιόν· </text:span></text:span><text:span text:style-name="Default_20_Paragraph_20_Font"><text:span text:style-name="T1">27 </text:span></text:span><text:span text:style-name="Default_20_Paragraph_20_Font"><text:span text:style-name="T2">καὶ ἐπέθηκεν ἅπαντα ἐπὶ τὰς χεῖρας Ααρων καὶ ἐπὶ τὰς χεῖρας τῶν υἱῶν αὐτοῦ καὶ ἀνήνεγκεν αὐτὰ ἀφαίρεμα ἔναντι κυρίου. </text:span></text:span><text:span text:style-name="Default_20_Paragraph_20_Font"><text:span text:style-name="T1">28 </text:span></text:span><text:span text:style-name="Default_20_Paragraph_20_Font"><text:span text:style-name="T2">καὶ ἔλαβεν Μωϋσῆς ἀπὸ τῶν χειρῶν αὐτῶν, καὶ ἀνήνεγκεν αὐτὰ Μωϋσῆς ἐπὶ τὸ θυσιαστήριον ἐπὶ τὸ ὁλοκαύτωμα τῆς τελειώσεως, ὅ ἐστιν ὀσμὴ εὐωδίας· κάρπωμά ἐστιν τῷ κυρίῳ. </text:span></text:span><text:span text:style-name="Default_20_Paragraph_20_Font"><text:span text:style-name="T1">29 </text:span></text:span><text:span text:style-name="Default_20_Paragraph_20_Font"><text:span text:style-name="T2">καὶ λαβὼν Μωϋσῆς τὸ στηθύνιον ἀφεῖλεν αὐτὸ ἐπίθεμα ἔναντι κυρίου ἀπὸ τοῦ κριοῦ τῆς τελειώσεως, καὶ ἐγένετο Μωυσῇ ἐν μερίδι, καθὰ ἐνετείλατο κύριος τῷ Μωυσῇ. </text:span></text:span><text:span text:style-name="Default_20_Paragraph_20_Font"><text:span text:style-name="T1">30 </text:span></text:span><text:span text:style-name="Default_20_Paragraph_20_Font"><text:span text:style-name="T2">καὶ ἔλαβεν Μωϋσῆς ἀπὸ τοῦ ἐλαίου τῆς χρίσεως καὶ ἀπὸ τοῦ αἵματος τοῦ ἐπὶ τοῦ θυσιαστηρίου καὶ προσέρρανεν ἐπὶ Ααρων καὶ τὰς στολὰς αὐτοῦ καὶ τοὺς υἱοὺς αὐτοῦ καὶ τὰς στολὰς τῶν υἱῶν αὐτοῦ μετ’ αὐτοῦ καὶ ἡγίασεν Ααρων καὶ τὰς στολὰς αὐτοῦ καὶ τοὺς υἱοὺς αὐτοῦ καὶ τὰς στολὰς τῶν υἱῶν αὐτοῦ μετ’ αὐτοῦ. </text:span></text:span><text:span text:style-name="Default_20_Paragraph_20_Font"><text:span text:style-name="T1">31 </text:span></text:span><text:span text:style-name="Default_20_Paragraph_20_Font"><text:span text:style-name="T2">καὶ εἶπεν Μωϋσῆς πρὸς Ααρων καὶ τοὺς υἱοὺς αὐτοῦ Ἑψήσατε τὰ κρέα ἐν τῇ αὐλῇ τῆς σκηνῆς τοῦ μαρτυρίου ἐν τόπῳ ἁγίῳ καὶ ἐκεῖ φάγεσθε αὐτὰ καὶ τοὺς ἄρτους τοὺς ἐν τῷ κανῷ τῆς τελειώσεως, ὃν τρόπον συντέτακταί μοι λέγων Ααρων καὶ οἱ υἱοὶ αὐτοῦ φάγονται αὐτά· </text:span></text:span><text:span text:style-name="Default_20_Paragraph_20_Font"><text:span text:style-name="T1">32 </text:span></text:span><text:span text:style-name="Default_20_Paragraph_20_Font"><text:span text:style-name="T2">καὶ τὸ </text:span></text:span><text:soft-page-break/><text:span text:style-name="Default_20_Paragraph_20_Font"><text:span text:style-name="T2">καταλειφθὲν τῶν κρεῶν καὶ τῶν ἄρτων ἐν πυρὶ κατακαυθήσεται. </text:span></text:span><text:span text:style-name="Default_20_Paragraph_20_Font"><text:span text:style-name="T1">33 </text:span></text:span><text:span text:style-name="Default_20_Paragraph_20_Font"><text:span text:style-name="T2">καὶ ἀπὸ τῆς θύρας τῆς σκηνῆς τοῦ μαρτυρίου οὐκ ἐξελεύσεσθε ἑπτὰ ἡμέρας, ἕως ἡμέρα πληρωθῇ, ἡμέρα τελειώσεως ὑμῶν· ἑπτὰ γὰρ ἡμέρας τελειώσει τὰς χεῖρας ὑμῶν. </text:span></text:span><text:span text:style-name="Default_20_Paragraph_20_Font"><text:span text:style-name="T1">34 </text:span></text:span><text:span text:style-name="Default_20_Paragraph_20_Font"><text:span text:style-name="T2">καθάπερ ἐποίησεν ἐν τῇ ἡμέρᾳ ταύτῃ, ἐνετείλατο κύριος τοῦ ποιῆσαι ὥστε ἐξιλάσασθαι περὶ ὑμῶν. </text:span></text:span><text:span text:style-name="Default_20_Paragraph_20_Font"><text:span text:style-name="T1">35 </text:span></text:span><text:span text:style-name="Default_20_Paragraph_20_Font"><text:span text:style-name="T2">καὶ ἐπὶ τὴν θύραν τῆς σκηνῆς τοῦ μαρτυρίου καθήσεσθε ἑπτὰ ἡμέρας ἡμέραν καὶ νύκτα· φυλάξεσθε τὰ φυλάγματα κυρίου, ἵνα μὴ ἀποθάνητε· οὕτως γὰρ ἐνετείλατό μοι κύριος ὁ θεός. </text:span></text:span><text:span text:style-name="Default_20_Paragraph_20_Font"><text:span text:style-name="T1">36 </text:span></text:span><text:span text:style-name="Default_20_Paragraph_20_Font"><text:span text:style-name="T2">καὶ ἐποίησεν Ααρων καὶ οἱ υἱοὶ αὐτοῦ πάντας τοὺς λόγους, οὓς συνέταξεν κύριος τῷ Μωυσῇ. </text:span></text:span></text:p>
      </text:section>
      <text:section text:style-name="Sect1" text:name="Sect9">
        <text:p text:style-name="P2">Λευιτικον 9</text:p>
        <text:p text:style-name="P3"><text:span text:style-name="Default_20_Paragraph_20_Font"><text:span text:style-name="T1">1 </text:span></text:span><text:span text:style-name="Default_20_Paragraph_20_Font"><text:span text:style-name="T2">Καὶ ἐγενήθη τῇ ἡμέρᾳ τῇ ὀγδόῃ ἐκάλεσεν Μωϋσῆς Ααρων καὶ τοὺς υἱοὺς αὐτοῦ καὶ τὴν γερουσίαν Ισραηλ. </text:span></text:span><text:span text:style-name="Default_20_Paragraph_20_Font"><text:span text:style-name="T1">2 </text:span></text:span><text:span text:style-name="Default_20_Paragraph_20_Font"><text:span text:style-name="T2">καὶ εἶπεν Μωϋσῆς πρὸς Ααρων Λαβὲ σεαυτῷ μοσχάριον ἐκ βοῶν περὶ ἁμαρτίας καὶ κριὸν εἰς ὁλοκαύτωμα, ἄμωμα, καὶ προσένεγκε αὐτὰ ἔναντι κυρίου· </text:span></text:span><text:span text:style-name="Default_20_Paragraph_20_Font"><text:span text:style-name="T1">3 </text:span></text:span><text:span text:style-name="Default_20_Paragraph_20_Font"><text:span text:style-name="T2">καὶ τῇ γερουσίᾳ Ισραηλ λάλησον λέγων Λάβετε χίμαρον ἐξ αἰγῶν ἕνα περὶ ἁμαρτίας καὶ μοσχάριον καὶ ἀμνὸν ἐνιαύσιον εἰς ὁλοκάρπωσιν, ἄμωμα, </text:span></text:span><text:span text:style-name="Default_20_Paragraph_20_Font"><text:span text:style-name="T1">4 </text:span></text:span><text:span text:style-name="Default_20_Paragraph_20_Font"><text:span text:style-name="T2">καὶ μόσχον καὶ κριὸν εἰς θυσίαν σωτηρίου ἔναντι κυρίου καὶ σεμίδαλιν πεφυραμένην ἐν ἐλαίῳ, ὅτι σήμερον κύριος ὀφθήσεται ἐν ὑμῖν. </text:span></text:span><text:span text:style-name="Default_20_Paragraph_20_Font"><text:span text:style-name="T1">5 </text:span></text:span><text:span text:style-name="Default_20_Paragraph_20_Font"><text:span text:style-name="T2">καὶ ἔλαβον, καθὸ ἐνετείλατο Μωϋσῆς, ἀπέναντι τῆς σκηνῆς τοῦ μαρτυρίου, καὶ προσῆλθεν πᾶσα συναγωγὴ καὶ ἔστησαν ἔναντι κυρίου. </text:span></text:span><text:span text:style-name="Default_20_Paragraph_20_Font"><text:span text:style-name="T1">6 </text:span></text:span><text:span text:style-name="Default_20_Paragraph_20_Font"><text:span text:style-name="T2">καὶ εἶπεν Μωϋσῆς Τοῦτο τὸ ῥῆμα, ὃ εἶπεν κύριος, ποιήσατε, καὶ ὀφθήσεται ἐν ὑμῖν δόξα κυρίου. </text:span></text:span><text:span text:style-name="Default_20_Paragraph_20_Font"><text:span text:style-name="T1">7 </text:span></text:span><text:span text:style-name="Default_20_Paragraph_20_Font"><text:span text:style-name="T2">καὶ εἶπεν Μωϋσῆς τῷ Ααρων Πρόσελθε πρὸς τὸ θυσιαστήριον καὶ ποίησον τὸ περὶ τῆς ἁμαρτίας σου καὶ τὸ ὁλοκαύτωμά σου καὶ ἐξίλασαι περὶ σεαυτοῦ καὶ τοῦ οἴκου σου· καὶ ποίησον τὰ δῶρα τοῦ λαοῦ καὶ ἐξίλασαι περὶ αὐτῶν, καθάπερ ἐνετείλατο κύριος τῷ Μωυσῇ. </text:span></text:span><text:span text:style-name="Default_20_Paragraph_20_Font"><text:span text:style-name="T1">8 </text:span></text:span><text:span text:style-name="Default_20_Paragraph_20_Font"><text:span text:style-name="T2">καὶ προσῆλθεν Ααρων πρὸς τὸ θυσιαστήριον καὶ ἔσφαξεν τὸ μοσχάριον τὸ περὶ τῆς ἁμαρτίας· </text:span></text:span><text:span text:style-name="Default_20_Paragraph_20_Font"><text:span text:style-name="T1">9 </text:span></text:span><text:span text:style-name="Default_20_Paragraph_20_Font"><text:span text:style-name="T2">καὶ προσήνεγκαν οἱ υἱοὶ Ααρων τὸ αἷμα πρὸς αὐτόν, καὶ ἔβαψεν τὸν δάκτυλον εἰς τὸ αἷμα καὶ ἐπέθηκεν ἐπὶ τὰ κέρατα τοῦ θυσιαστηρίου καὶ τὸ αἷμα ἐξέχεεν ἐπὶ τὴν βάσιν τοῦ θυσιαστηρίου· </text:span></text:span><text:span text:style-name="Default_20_Paragraph_20_Font"><text:span text:style-name="T1">10 </text:span></text:span><text:span text:style-name="Default_20_Paragraph_20_Font"><text:span text:style-name="T2">καὶ τὸ στέαρ καὶ τοὺς νεφροὺς καὶ τὸν λοβὸν τοῦ ἥπατος τοῦ περὶ τῆς ἁμαρτίας ἀνήνεγκεν ἐπὶ τὸ θυσιαστήριον, ὃν τρόπον ἐνετείλατο κύριος τῷ Μωυσῇ· </text:span></text:span><text:span text:style-name="Default_20_Paragraph_20_Font"><text:span text:style-name="T1">11 </text:span></text:span><text:span text:style-name="Default_20_Paragraph_20_Font"><text:span text:style-name="T2">καὶ τὰ κρέα καὶ τὴν βύρσαν, κατέκαυσεν αὐτὰ πυρὶ ἔξω τῆς παρεμβολῆς. </text:span></text:span><text:span text:style-name="Default_20_Paragraph_20_Font"><text:span text:style-name="T1">12 </text:span></text:span><text:span text:style-name="Default_20_Paragraph_20_Font"><text:span text:style-name="T2">καὶ ἔσφαξεν τὸ ὁλοκαύτωμα· καὶ προσήνεγκαν οἱ υἱοὶ Ααρων τὸ αἷμα πρὸς αὐτόν, καὶ προσέχεεν ἐπὶ τὸ θυσιαστήριον κύκλῳ· </text:span></text:span><text:span text:style-name="Default_20_Paragraph_20_Font"><text:span text:style-name="T1">13 </text:span></text:span><text:span text:style-name="Default_20_Paragraph_20_Font"><text:span text:style-name="T2">καὶ τὸ ὁλοκαύτωμα προσήνεγκαν αὐτῷ κατὰ μέλη, αὐτὰ καὶ τὴν κεφαλήν, καὶ ἐπέθηκεν ἐπὶ τὸ θυσιαστήριον· </text:span></text:span><text:span text:style-name="Default_20_Paragraph_20_Font"><text:span text:style-name="T1">14 </text:span></text:span><text:span text:style-name="Default_20_Paragraph_20_Font"><text:span text:style-name="T2">καὶ ἔπλυνεν τὴν κοιλίαν καὶ τοὺς πόδας ὕδατι καὶ ἐπέθηκεν ἐπὶ τὸ ὁλοκαύτωμα ἐπὶ τὸ θυσιαστήριον. </text:span></text:span><text:span text:style-name="Default_20_Paragraph_20_Font"><text:span text:style-name="T1">15 </text:span></text:span><text:span text:style-name="Default_20_Paragraph_20_Font"><text:span text:style-name="T2">καὶ προσήνεγκαν τὸ δῶρον τοῦ λαοῦ· καὶ ἔλαβεν τὸν χίμαρον τὸν περὶ τῆς ἁμαρτίας τοῦ λαοῦ καὶ ἔσφαξεν αὐτὸ καθὰ καὶ τὸ πρῶτον. </text:span></text:span><text:span text:style-name="Default_20_Paragraph_20_Font"><text:span text:style-name="T1">16 </text:span></text:span><text:span text:style-name="Default_20_Paragraph_20_Font"><text:span text:style-name="T2">καὶ προσήνεγκεν τὸ ὁλοκαύτωμα καὶ ἐποίησεν αὐτό, ὡς καθήκει. </text:span></text:span><text:span text:style-name="Default_20_Paragraph_20_Font"><text:span text:style-name="T1">17 </text:span></text:span><text:span text:style-name="Default_20_Paragraph_20_Font"><text:span text:style-name="T2">καὶ προσήνεγκεν τὴν θυσίαν καὶ ἔπλησεν τὰς χεῖρας ἀπ’ αὐτῆς καὶ ἐπέθηκεν ἐπὶ τὸ θυσιαστήριον χωρὶς τοῦ ὁλοκαυτώματος τοῦ πρωινοῦ. </text:span></text:span><text:span text:style-name="Default_20_Paragraph_20_Font"><text:span text:style-name="T1">18 </text:span></text:span><text:span text:style-name="Default_20_Paragraph_20_Font"><text:span text:style-name="T2">καὶ ἔσφαξεν τὸν μόσχον καὶ τὸν κριὸν τῆς θυσίας τοῦ σωτηρίου τῆς τοῦ λαοῦ· καὶ προσήνεγκαν οἱ υἱοὶ Ααρων τὸ αἷμα πρὸς αὐτόν, καὶ προσέχεεν πρὸς τὸ θυσιαστήριον κύκλῳ· </text:span></text:span><text:span text:style-name="Default_20_Paragraph_20_Font"><text:span text:style-name="T1">19 </text:span></text:span><text:span text:style-name="Default_20_Paragraph_20_Font"><text:span text:style-name="T2">καὶ τὸ στέαρ τὸ ἀπὸ τοῦ μόσχου καὶ τοῦ κριοῦ, τὴν ὀσφὴν καὶ τὸ στέαρ τὸ κατακαλύπτον ἐπὶ τῆς κοιλίας καὶ τοὺς δύο νεφροὺς καὶ τὸ στέαρ τὸ ἐπ’ αὐτῶν καὶ τὸν λοβὸν τὸν ἐπὶ τοῦ ἥπατος, </text:span></text:span><text:span text:style-name="Default_20_Paragraph_20_Font"><text:span text:style-name="T1">20 </text:span></text:span><text:span text:style-name="Default_20_Paragraph_20_Font"><text:span text:style-name="T2">καὶ ἐπέθηκεν τὰ στέατα ἐπὶ τὰ στηθύνια, καὶ ἀνήνεγκαν τὰ στέατα ἐπὶ τὸ θυσιαστήριον. </text:span></text:span><text:span text:style-name="Default_20_Paragraph_20_Font"><text:span text:style-name="T1">21 </text:span></text:span><text:span text:style-name="Default_20_Paragraph_20_Font"><text:span text:style-name="T2">καὶ τὸ στηθύνιον καὶ τὸν βραχίονα τὸν δεξιὸν ἀφεῖλεν Ααρων ἀφαίρεμα ἔναντι κυρίου, ὃν τρόπον συνέταξεν κύριος τῷ Μωυσῇ. – </text:span></text:span><text:span text:style-name="Default_20_Paragraph_20_Font"><text:span text:style-name="T1">22 </text:span></text:span><text:span text:style-name="Default_20_Paragraph_20_Font"><text:span text:style-name="T2">καὶ ἐξάρας Ααρων τὰς χεῖρας ἐπὶ τὸν λαὸν εὐλόγησεν αὐτούς· καὶ κατέβη ποιήσας τὸ περὶ τῆς ἁμαρτίας καὶ τὰ ὁλοκαυτώματα καὶ τὰ τοῦ σωτηρίου. </text:span></text:span><text:span text:style-name="Default_20_Paragraph_20_Font"><text:span text:style-name="T1">23 </text:span></text:span><text:span text:style-name="Default_20_Paragraph_20_Font"><text:span text:style-name="T2">καὶ εἰσῆλθεν Μωϋσῆς καὶ Ααρων </text:span></text:span><text:soft-page-break/><text:span text:style-name="Default_20_Paragraph_20_Font"><text:span text:style-name="T2">εἰς τὴν σκηνὴν τοῦ μαρτυρίου καὶ ἐξελθόντες εὐλόγησαν πάντα τὸν λαόν, καὶ ὤφθη ἡ δόξα κυρίου παντὶ τῷ λαῷ. </text:span></text:span><text:span text:style-name="Default_20_Paragraph_20_Font"><text:span text:style-name="T1">24 </text:span></text:span><text:span text:style-name="Default_20_Paragraph_20_Font"><text:span text:style-name="T2">καὶ ἐξῆλθεν πῦρ παρὰ κυρίου καὶ κατέφαγεν τὰ ἐπὶ τοῦ θυσιαστηρίου, τά τε ὁλοκαυτώματα καὶ τὰ στέατα, καὶ εἶδεν πᾶς ὁ λαὸς καὶ ἐξέστη καὶ ἔπεσαν ἐπὶ πρόσωπον. </text:span></text:span></text:p>
      </text:section>
      <text:section text:style-name="Sect1" text:name="Sect10">
        <text:p text:style-name="P2">Λευιτικον 10</text:p>
        <text:p text:style-name="P3"><text:span text:style-name="Default_20_Paragraph_20_Font"><text:span text:style-name="T1">1 </text:span></text:span><text:span text:style-name="Default_20_Paragraph_20_Font"><text:span text:style-name="T2">Καὶ λαβόντες οἱ δύο υἱοὶ Ααρων Ναδαβ καὶ Αβιουδ ἕκαστος τὸ πυρεῖον αὐτοῦ ἐπέθηκαν ἐπ’ αὐτὸ πῦρ καὶ ἐπέβαλον ἐπ’ αὐτὸ θυμίαμα καὶ προσήνεγκαν ἔναντι κυρίου πῦρ ἀλλότριον, ὃ οὐ προσέταξεν κύριος αὐτοῖς. </text:span></text:span><text:span text:style-name="Default_20_Paragraph_20_Font"><text:span text:style-name="T1">2 </text:span></text:span><text:span text:style-name="Default_20_Paragraph_20_Font"><text:span text:style-name="T2">καὶ ἐξῆλθεν πῦρ παρὰ κυρίου καὶ κατέφαγεν αὐτούς, καὶ ἀπέθανον ἔναντι κυρίου. </text:span></text:span><text:span text:style-name="Default_20_Paragraph_20_Font"><text:span text:style-name="T1">3 </text:span></text:span><text:span text:style-name="Default_20_Paragraph_20_Font"><text:span text:style-name="T2">καὶ εἶπεν Μωϋσῆς πρὸς Ααρων Τοῦτό ἐστιν, ὃ εἶπεν κύριος λέγων Ἐν τοῖς ἐγγίζουσίν μοι ἁγιασθήσομαι καὶ ἐν πάσῃ τῇ συναγωγῇ δοξασθήσομαι. καὶ κατενύχθη Ααρων. </text:span></text:span><text:span text:style-name="Default_20_Paragraph_20_Font"><text:span text:style-name="T1">4 </text:span></text:span><text:span text:style-name="Default_20_Paragraph_20_Font"><text:span text:style-name="T2">καὶ ἐκάλεσεν Μωϋσῆς τὸν Μισαδαι καὶ τὸν Ελισαφαν υἱοὺς Οζιηλ υἱοὺς τοῦ ἀδελφοῦ τοῦ πατρὸς Ααρων καὶ εἶπεν αὐτοῖς Προσέλθατε καὶ ἄρατε τοὺς ἀδελφοὺς ὑμῶν ἐκ προσώπου τῶν ἁγίων ἔξω τῆς παρεμβολῆς. </text:span></text:span><text:span text:style-name="Default_20_Paragraph_20_Font"><text:span text:style-name="T1">5 </text:span></text:span><text:span text:style-name="Default_20_Paragraph_20_Font"><text:span text:style-name="T2">καὶ προσῆλθον καὶ ἦραν ἐν τοῖς χιτῶσιν αὐτῶν ἔξω τῆς παρεμβολῆς, ὃν τρόπον εἶπεν Μωϋσῆς. </text:span></text:span><text:span text:style-name="Default_20_Paragraph_20_Font"><text:span text:style-name="T1">6 </text:span></text:span><text:span text:style-name="Default_20_Paragraph_20_Font"><text:span text:style-name="T2">καὶ εἶπεν Μωϋσῆς πρὸς Ααρων καὶ Ελεαζαρ καὶ Ιθαμαρ τοὺς υἱοὺς αὐτοῦ τοὺς καταλελειμμένους Τὴν κεφαλὴν ὑμῶν οὐκ ἀποκιδαρώσετε καὶ τὰ ἱμάτια ὑμῶν οὐ διαρρήξετε, ἵνα μὴ ἀποθάνητε καὶ ἐπὶ πᾶσαν τὴν συναγωγὴν ἔσται θυμός· οἱ ἀδελφοὶ ὑμῶν πᾶς ὁ οἶκος Ισραηλ κλαύσονται τὸν ἐμπυρισμόν, ὃν ἐνεπυρίσθησαν ὑπὸ κυρίου. </text:span></text:span><text:span text:style-name="Default_20_Paragraph_20_Font"><text:span text:style-name="T1">7 </text:span></text:span><text:span text:style-name="Default_20_Paragraph_20_Font"><text:span text:style-name="T2">καὶ ἀπὸ τῆς θύρας τῆς σκηνῆς τοῦ μαρτυρίου οὐκ ἐξελεύσεσθε, ἵνα μὴ ἀποθάνητε· τὸ γὰρ ἔλαιον τῆς χρίσεως τὸ παρὰ κυρίου ἐφ’ ὑμῖν. καὶ ἐποίησαν κατὰ τὸ ῥῆμα Μωυσῆ. </text:span></text:span></text:p>
        <text:p text:style-name="P3"><text:span text:style-name="Default_20_Paragraph_20_Font"><text:span text:style-name="T1">8 </text:span></text:span><text:span text:style-name="Default_20_Paragraph_20_Font"><text:span text:style-name="T2">Καὶ ἐλάλησεν κύριος τῷ Ααρων λέγων </text:span></text:span><text:span text:style-name="Default_20_Paragraph_20_Font"><text:span text:style-name="T1">9 </text:span></text:span><text:span text:style-name="Default_20_Paragraph_20_Font"><text:span text:style-name="T2">Οἶνον καὶ σικερα οὐ πίεσθε, σὺ καὶ οἱ υἱοί σου μετὰ σοῦ, ἡνίκα ἂν εἰσπορεύησθε εἰς τὴν σκηνὴν τοῦ μαρτυρίου, ἢ προσπορευομένων ὑμῶν πρὸς τὸ θυσιαστήριον, καὶ οὐ μὴ ἀποθάνητε [νόμιμον αἰώνιον εἰς τὰς γενεὰς ὑμῶν] </text:span></text:span><text:span text:style-name="Default_20_Paragraph_20_Font"><text:span text:style-name="T1">10 </text:span></text:span><text:span text:style-name="Default_20_Paragraph_20_Font"><text:span text:style-name="T2">διαστεῖλαι ἀνὰ μέσον τῶν ἁγίων καὶ τῶν βεβήλων καὶ ἀνὰ μέσον τῶν ἀκαθάρτων καὶ τῶν καθαρῶν. </text:span></text:span><text:span text:style-name="Default_20_Paragraph_20_Font"><text:span text:style-name="T1">11 </text:span></text:span><text:span text:style-name="Default_20_Paragraph_20_Font"><text:span text:style-name="T2">καὶ συμβιβάσεις τοὺς υἱοὺς Ισραηλ πάντα τὰ νόμιμα, ἃ ἐλάλησεν κύριος πρὸς αὐτοὺς διὰ χειρὸς Μωυσῆ. </text:span></text:span></text:p>
        <text:p text:style-name="P3"><text:span text:style-name="Default_20_Paragraph_20_Font"><text:span text:style-name="T1">12 </text:span></text:span><text:span text:style-name="Default_20_Paragraph_20_Font"><text:span text:style-name="T2">Καὶ εἶπεν Μωϋσῆς πρὸς Ααρων καὶ πρὸς Ελεαζαρ καὶ Ιθαμαρ τοὺς υἱοὺς Ααρων τοὺς καταλειφθέντας Λάβετε τὴν θυσίαν τὴν καταλειφθεῖσαν ἀπὸ τῶν καρπωμάτων κυρίου καὶ φάγεσθε ἄζυμα παρὰ τὸ θυσιαστήριον· ἅγια ἁγίων ἐστίν. </text:span></text:span><text:span text:style-name="Default_20_Paragraph_20_Font"><text:span text:style-name="T1">13 </text:span></text:span><text:span text:style-name="Default_20_Paragraph_20_Font"><text:span text:style-name="T2">καὶ φάγεσθε αὐτὴν ἐν τόπῳ ἁγίῳ· νόμιμον γάρ σοί ἐστιν καὶ νόμιμον τοῖς υἱοῖς σου τοῦτο ἀπὸ τῶν καρπωμάτων κυρίου· οὕτω γὰρ ἐντέταλταί μοι. </text:span></text:span><text:span text:style-name="Default_20_Paragraph_20_Font"><text:span text:style-name="T1">14 </text:span></text:span><text:span text:style-name="Default_20_Paragraph_20_Font"><text:span text:style-name="T2">καὶ τὸ στηθύνιον τοῦ ἀφορίσματος καὶ τὸν βραχίονα τοῦ ἀφαιρέματος φάγεσθε ἐν τόπῳ ἁγίῳ, σὺ καὶ οἱ υἱοί σου καὶ ὁ οἶκός σου μετὰ σοῦ· νόμιμον γὰρ σοὶ καὶ νόμιμον τοῖς υἱοῖς σου ἐδόθη ἀπὸ τῶν θυσιῶν τοῦ σωτηρίου τῶν υἱῶν Ισραηλ. </text:span></text:span><text:span text:style-name="Default_20_Paragraph_20_Font"><text:span text:style-name="T1">15 </text:span></text:span><text:span text:style-name="Default_20_Paragraph_20_Font"><text:span text:style-name="T2">τὸν βραχίονα τοῦ ἀφαιρέματος καὶ τὸ στηθύνιον τοῦ ἀφορίσματος ἐπὶ τῶν καρπωμάτων τῶν στεάτων προσοίσουσιν, ἀφόρισμα ἀφορίσαι ἔναντι κυρίου· καὶ ἔσται σοὶ καὶ τοῖς υἱοῖς σου καὶ ταῖς θυγατράσιν σου μετὰ σοῦ νόμιμον αἰώνιον, ὃν τρόπον συνέταξεν κύριος τῷ Μωυσῇ. </text:span></text:span></text:p>
        <text:p text:style-name="P3"><text:span text:style-name="Default_20_Paragraph_20_Font"><text:span text:style-name="T1">16 </text:span></text:span><text:span text:style-name="Default_20_Paragraph_20_Font"><text:span text:style-name="T2">Καὶ τὸν χίμαρον τὸν περὶ τῆς ἁμαρτίας ζητῶν ἐξεζήτησεν Μωϋσῆς, καὶ ὅδε ἐνεπεπύριστο· καὶ ἐθυμώθη Μωϋσῆς ἐπὶ Ελεαζαρ καὶ Ιθαμαρ τοὺς υἱοὺς Ααρων τοὺς καταλελειμμένους λέγων </text:span></text:span><text:span text:style-name="Default_20_Paragraph_20_Font"><text:span text:style-name="T1">17 </text:span></text:span><text:span text:style-name="Default_20_Paragraph_20_Font"><text:span text:style-name="T2">Διὰ τί οὐκ ἐφάγετε τὸ περὶ τῆς ἁμαρτίας ἐν τόπῳ ἁγίῳ; ὅτι γὰρ ἅγια ἁγίων ἐστίν, τοῦτο ἔδωκεν ὑμῖν φαγεῖν, ἵνα ἀφέλητε τὴν ἁμαρτίαν τῆς συναγωγῆς καὶ ἐξιλάσησθε περὶ αὐτῶν ἔναντι κυρίου· </text:span></text:span><text:span text:style-name="Default_20_Paragraph_20_Font"><text:span text:style-name="T1">18 </text:span></text:span><text:span text:style-name="Default_20_Paragraph_20_Font"><text:span text:style-name="T2">οὐ γὰρ </text:span></text:span><text:soft-page-break/><text:span text:style-name="Default_20_Paragraph_20_Font"><text:span text:style-name="T2">εἰσήχθη τοῦ αἵματος αὐτοῦ εἰς τὸ ἅγιον· κατὰ πρόσωπον ἔσω φάγεσθε αὐτὸ ἐν τόπῳ ἁγίῳ, ὃν τρόπον μοι συνέταξεν κύριος. </text:span></text:span><text:span text:style-name="Default_20_Paragraph_20_Font"><text:span text:style-name="T1">19 </text:span></text:span><text:span text:style-name="Default_20_Paragraph_20_Font"><text:span text:style-name="T2">καὶ ἐλάλησεν Ααρων πρὸς Μωυσῆν λέγων Εἰ σήμερον προσαγειόχασιν τὰ περὶ τῆς ἁμαρτίας αὐτῶν καὶ τὰ ὁλοκαυτώματα αὐτῶν ἔναντι κυρίου, καὶ συμβέβηκέν μοι ταῦτα· καὶ φάγομαι τὰ περὶ τῆς ἁμαρτίας σήμερον, μὴ ἀρεστὸν ἔσται κυρίῳ; </text:span></text:span><text:span text:style-name="Default_20_Paragraph_20_Font"><text:span text:style-name="T1">20 </text:span></text:span><text:span text:style-name="Default_20_Paragraph_20_Font"><text:span text:style-name="T2">καὶ ἤκουσεν Μωϋσῆς, καὶ ἤρεσεν αὐτῷ. </text:span></text:span></text:p>
      </text:section>
      <text:section text:style-name="Sect1" text:name="Sect11">
        <text:p text:style-name="P2">Λευιτικον 11</text:p>
        <text:p text:style-name="P3"><text:span text:style-name="Default_20_Paragraph_20_Font"><text:span text:style-name="T1">1 </text:span></text:span><text:span text:style-name="Default_20_Paragraph_20_Font"><text:span text:style-name="T2">Καὶ ἐλάλησεν κύριος πρὸς Μωυσῆν καὶ Ααρων λέγων </text:span></text:span><text:span text:style-name="Default_20_Paragraph_20_Font"><text:span text:style-name="T1">2 </text:span></text:span><text:span text:style-name="Default_20_Paragraph_20_Font"><text:span text:style-name="T2">Λαλήσατε τοῖς υἱοῖς Ισραηλ λέγοντες Ταῦτα τὰ κτήνη, ἃ φάγεσθε ἀπὸ πάντων τῶν κτηνῶν τῶν ἐπὶ τῆς γῆς· </text:span></text:span><text:span text:style-name="Default_20_Paragraph_20_Font"><text:span text:style-name="T1">3 </text:span></text:span><text:span text:style-name="Default_20_Paragraph_20_Font"><text:span text:style-name="T2">πᾶν κτῆνος διχηλοῦν ὁπλὴν καὶ ὀνυχιστῆρας ὀνυχίζον δύο χηλῶν καὶ ἀνάγον μηρυκισμὸν ἐν τοῖς κτήνεσιν, ταῦτα φάγεσθε. </text:span></text:span><text:span text:style-name="Default_20_Paragraph_20_Font"><text:span text:style-name="T1">4 </text:span></text:span><text:span text:style-name="Default_20_Paragraph_20_Font"><text:span text:style-name="T2">πλὴν ἀπὸ τούτων οὐ φάγεσθε· ἀπὸ τῶν ἀναγόντων μηρυκισμὸν καὶ ἀπὸ τῶν διχηλούντων τὰς ὁπλὰς καὶ ὀνυχιζόντων ὀνυχιστῆρας· τὸν κάμηλον, ὅτι ἀνάγει μηρυκισμὸν τοῦτο, ὁπλὴν δὲ οὐ διχηλεῖ, ἀκάθαρτον τοῦτο ὑμῖν· </text:span></text:span><text:span text:style-name="Default_20_Paragraph_20_Font"><text:span text:style-name="T1">5 </text:span></text:span><text:span text:style-name="Default_20_Paragraph_20_Font"><text:span text:style-name="T2">καὶ τὸν δασύποδα, ὅτι ἀνάγει μηρυκισμὸν τοῦτο καὶ ὁπλὴν οὐ διχηλεῖ, ἀκάθαρτον τοῦτο ὑμῖν· </text:span></text:span><text:span text:style-name="Default_20_Paragraph_20_Font"><text:span text:style-name="T1">6 </text:span></text:span><text:span text:style-name="Default_20_Paragraph_20_Font"><text:span text:style-name="T2">καὶ τὸν χοιρογρύλλιον, ὅτι ἀνάγει μηρυκισμὸν τοῦτο καὶ ὁπλὴν οὐ διχηλεῖ, ἀκάθαρτον τοῦτο ὑμῖν· </text:span></text:span><text:span text:style-name="Default_20_Paragraph_20_Font"><text:span text:style-name="T1">7 </text:span></text:span><text:span text:style-name="Default_20_Paragraph_20_Font"><text:span text:style-name="T2">καὶ τὸν ὗν, ὅτι διχηλεῖ ὁπλὴν τοῦτο καὶ ὀνυχίζει ὄνυχας ὁπλῆς, καὶ τοῦτο οὐκ ἀνάγει μηρυκισμόν, ἀκάθαρτον τοῦτο ὑμῖν· </text:span></text:span><text:span text:style-name="Default_20_Paragraph_20_Font"><text:span text:style-name="T1">8 </text:span></text:span><text:span text:style-name="Default_20_Paragraph_20_Font"><text:span text:style-name="T2">ἀπὸ τῶν κρεῶν αὐτῶν οὐ φάγεσθε καὶ τῶν θνησιμαίων αὐτῶν οὐχ ἅψεσθε, ἀκάθαρτα ταῦτα ὑμῖν. </text:span></text:span></text:p>
        <text:p text:style-name="P3"><text:span text:style-name="Default_20_Paragraph_20_Font"><text:span text:style-name="T1">9 </text:span></text:span><text:span text:style-name="Default_20_Paragraph_20_Font"><text:span text:style-name="T2">Καὶ ταῦτα, ἃ φάγεσθε ἀπὸ πάντων τῶν ἐν τοῖς ὕδασιν· πάντα, ὅσα ἐστὶν αὐτοῖς πτερύγια καὶ λεπίδες ἐν τοῖς ὕδασιν καὶ ἐν ταῖς θαλάσσαις καὶ ἐν τοῖς χειμάρροις, ταῦτα φάγεσθε. </text:span></text:span><text:span text:style-name="Default_20_Paragraph_20_Font"><text:span text:style-name="T1">10 </text:span></text:span><text:span text:style-name="Default_20_Paragraph_20_Font"><text:span text:style-name="T2">καὶ πάντα, ὅσα οὐκ ἔστιν αὐτοῖς πτερύγια οὐδὲ λεπίδες ἐν τῷ ὕδατι ἢ ἐν ταῖς θαλάσσαις καὶ ἐν τοῖς χειμάρροις, ἀπὸ πάντων, ὧν ἐρεύγεται τὰ ὕδατα, καὶ ἀπὸ πάσης ψυχῆς ζώσης τῆς ἐν τῷ ὕδατι βδέλυγμά ἐστιν· </text:span></text:span><text:span text:style-name="Default_20_Paragraph_20_Font"><text:span text:style-name="T1">11 </text:span></text:span><text:span text:style-name="Default_20_Paragraph_20_Font"><text:span text:style-name="T2">καὶ βδελύγματα ἔσονται ὑμῖν, ἀπὸ τῶν κρεῶν αὐτῶν οὐκ ἔδεσθε καὶ τὰ θνησιμαῖα αὐτῶν βδελύξεσθε· </text:span></text:span><text:span text:style-name="Default_20_Paragraph_20_Font"><text:span text:style-name="T1">12 </text:span></text:span><text:span text:style-name="Default_20_Paragraph_20_Font"><text:span text:style-name="T2">καὶ πάντα, ὅσα οὐκ ἔστιν αὐτοῖς πτερύγια καὶ λεπίδες, τῶν ἐν τῷ ὕδατι, βδέλυγμα τοῦτό ἐστιν ὑμῖν. </text:span></text:span></text:p>
        <text:p text:style-name="P3"><text:span text:style-name="Default_20_Paragraph_20_Font"><text:span text:style-name="T1">13 </text:span></text:span><text:span text:style-name="Default_20_Paragraph_20_Font"><text:span text:style-name="T2">Καὶ ταῦτα βδελύξεσθε ἀπὸ τῶν πετεινῶν, καὶ οὐ βρωθήσεται, βδέλυγμά ἐστιν· τὸν ἀετὸν καὶ τὸν γρύπα καὶ τὸν ἁλιαίετον </text:span></text:span><text:span text:style-name="Default_20_Paragraph_20_Font"><text:span text:style-name="T1">14 </text:span></text:span><text:span text:style-name="Default_20_Paragraph_20_Font"><text:span text:style-name="T2">καὶ τὸν γύπα καὶ ἰκτῖνα καὶ τὰ ὅμοια αὐτῷ </text:span></text:span><text:span text:style-name="Default_20_Paragraph_20_Font"><text:span text:style-name="T1">15 </text:span></text:span><text:span text:style-name="Default_20_Paragraph_20_Font"><text:span text:style-name="T2">καὶ κόρακα καὶ τὰ ὅμοια αὐτῷ </text:span></text:span><text:span text:style-name="Default_20_Paragraph_20_Font"><text:span text:style-name="T1">16 </text:span></text:span><text:span text:style-name="Default_20_Paragraph_20_Font"><text:span text:style-name="T2">καὶ στρουθὸν καὶ γλαῦκα καὶ λάρον καὶ τὰ ὅμοια αὐτῷ καὶ ἱέρακα καὶ τὰ ὅμοια αὐτῷ </text:span></text:span><text:span text:style-name="Default_20_Paragraph_20_Font"><text:span text:style-name="T1">17 </text:span></text:span><text:span text:style-name="Default_20_Paragraph_20_Font"><text:span text:style-name="T2">καὶ νυκτικόρακα καὶ καταρράκτην καὶ ἶβιν </text:span></text:span><text:span text:style-name="Default_20_Paragraph_20_Font"><text:span text:style-name="T1">18 </text:span></text:span><text:span text:style-name="Default_20_Paragraph_20_Font"><text:span text:style-name="T2">καὶ πορφυρίωνα καὶ πελεκᾶνα καὶ κύκνον </text:span></text:span><text:span text:style-name="Default_20_Paragraph_20_Font"><text:span text:style-name="T1">19 </text:span></text:span><text:span text:style-name="Default_20_Paragraph_20_Font"><text:span text:style-name="T2">καὶ γλαῦκα καὶ ἐρωδιὸν καὶ χαραδριὸν καὶ τὰ ὅμοια αὐτῷ καὶ ἔποπα καὶ νυκτερίδα. – </text:span></text:span><text:span text:style-name="Default_20_Paragraph_20_Font"><text:span text:style-name="T1">20 </text:span></text:span><text:span text:style-name="Default_20_Paragraph_20_Font"><text:span text:style-name="T2">καὶ πάντα τὰ ἑρπετὰ τῶν πετεινῶν, ἃ πορεύεται ἐπὶ τέσσαρα, βδελύγματά ἐστιν ὑμῖν. </text:span></text:span><text:span text:style-name="Default_20_Paragraph_20_Font"><text:span text:style-name="T1">21 </text:span></text:span><text:span text:style-name="Default_20_Paragraph_20_Font"><text:span text:style-name="T2">ἀλλὰ ταῦτα φάγεσθε ἀπὸ τῶν ἑρπετῶν τῶν πετεινῶν, ἃ πορεύεται ἐπὶ τέσσαρα· ἃ ἔχει σκέλη ἀνώτερον τῶν ποδῶν αὐτοῦ πηδᾶν ἐν αὐτοῖς ἐπὶ τῆς γῆς. </text:span></text:span><text:span text:style-name="Default_20_Paragraph_20_Font"><text:span text:style-name="T1">22 </text:span></text:span><text:span text:style-name="Default_20_Paragraph_20_Font"><text:span text:style-name="T2">καὶ ταῦτα φάγεσθε ἀπ’ αὐτῶν· τὸν βροῦχον καὶ τὰ ὅμοια αὐτῷ καὶ τὸν ἀττάκην καὶ τὰ ὅμοια αὐτῷ καὶ τὴν ἀκρίδα καὶ τὰ ὅμοια αὐτῇ καὶ τὸν ὀφιομάχην καὶ τὰ ὅμοια αὐτῷ. </text:span></text:span><text:span text:style-name="Default_20_Paragraph_20_Font"><text:span text:style-name="T1">23 </text:span></text:span><text:span text:style-name="Default_20_Paragraph_20_Font"><text:span text:style-name="T2">πᾶν ἑρπετὸν ἀπὸ τῶν πετεινῶν, οἷς ἐστιν τέσσαρες πόδες, βδέλυγμά ἐστιν ὑμῖν. – </text:span></text:span><text:span text:style-name="Default_20_Paragraph_20_Font"><text:span text:style-name="T1">24 </text:span></text:span><text:span text:style-name="Default_20_Paragraph_20_Font"><text:span text:style-name="T2">καὶ ἐν τούτοις μιανθήσεσθε, πᾶς ὁ ἁπτόμενος τῶν θνησιμαίων αὐτῶν ἀκάθαρτος ἔσται ἕως ἑσπέρας, </text:span></text:span><text:span text:style-name="Default_20_Paragraph_20_Font"><text:span text:style-name="T1">25 </text:span></text:span><text:span text:style-name="Default_20_Paragraph_20_Font"><text:span text:style-name="T2">καὶ πᾶς ὁ αἴρων τῶν θνησιμαίων αὐτῶν πλυνεῖ τὰ ἱμάτια καὶ ἀκάθαρτος ἔσται ἕως ἑσπέρας· </text:span></text:span><text:span text:style-name="Default_20_Paragraph_20_Font"><text:span text:style-name="T1">26 </text:span></text:span><text:span text:style-name="Default_20_Paragraph_20_Font"><text:span text:style-name="T2">ἐν πᾶσιν τοῖς κτήνεσιν ὅ ἐστιν διχηλοῦν ὁπλὴν καὶ ὀνυχιστῆρας ὀνυχίζει καὶ μηρυκισμὸν οὐ μαρυκᾶται, ἀκάθαρτα ἔσονται ὑμῖν· πᾶς ὁ ἁπτόμενος τῶν </text:span></text:span><text:soft-page-break/><text:span text:style-name="Default_20_Paragraph_20_Font"><text:span text:style-name="T2">θνησιμαίων αὐτῶν ἀκάθαρτος ἔσται ἕως ἑσπέρας. </text:span></text:span><text:span text:style-name="Default_20_Paragraph_20_Font"><text:span text:style-name="T1">27 </text:span></text:span><text:span text:style-name="Default_20_Paragraph_20_Font"><text:span text:style-name="T2">καὶ πᾶς, ὃς πορεύεται ἐπὶ χειρῶν ἐν πᾶσι τοῖς θηρίοις, ἃ πορεύεται ἐπὶ τέσσαρα, ἀκάθαρτα ἔσται ὑμῖν· πᾶς ὁ ἁπτόμενος τῶν θνησιμαίων αὐτῶν ἀκάθαρτος ἔσται ἕως ἑσπέρας· </text:span></text:span><text:span text:style-name="Default_20_Paragraph_20_Font"><text:span text:style-name="T1">28 </text:span></text:span><text:span text:style-name="Default_20_Paragraph_20_Font"><text:span text:style-name="T2">καὶ ὁ αἴρων τῶν θνησιμαίων αὐτῶν πλυνεῖ τὰ ἱμάτια καὶ ἀκάθαρτος ἔσται ἕως ἑσπέρας· ἀκάθαρτα ταῦτα ὑμῖν ἐστιν. </text:span></text:span></text:p>
        <text:p text:style-name="P3"><text:span text:style-name="Default_20_Paragraph_20_Font"><text:span text:style-name="T1">29 </text:span></text:span><text:span text:style-name="Default_20_Paragraph_20_Font"><text:span text:style-name="T2">Καὶ ταῦτα ὑμῖν ἀκάθαρτα ἀπὸ τῶν ἑρπετῶν τῶν ἑρπόντων ἐπὶ τῆς γῆς· ἡ γαλῆ καὶ ὁ μῦς καὶ ὁ κροκόδειλος ὁ χερσαῖος, </text:span></text:span><text:span text:style-name="Default_20_Paragraph_20_Font"><text:span text:style-name="T1">30 </text:span></text:span><text:span text:style-name="Default_20_Paragraph_20_Font"><text:span text:style-name="T2">μυγαλῆ καὶ χαμαιλέων καὶ καλαβώτης καὶ σαύρα καὶ ἀσπάλαξ. </text:span></text:span><text:span text:style-name="Default_20_Paragraph_20_Font"><text:span text:style-name="T1">31 </text:span></text:span><text:span text:style-name="Default_20_Paragraph_20_Font"><text:span text:style-name="T2">ταῦτα ἀκάθαρτα ὑμῖν ἀπὸ πάντων τῶν ἑρπετῶν τῶν ἐπὶ τῆς γῆς· πᾶς ὁ ἁπτόμενος αὐτῶν τεθνηκότων ἀκάθαρτος ἔσται ἕως ἑσπέρας. </text:span></text:span><text:span text:style-name="Default_20_Paragraph_20_Font"><text:span text:style-name="T1">32 </text:span></text:span><text:span text:style-name="Default_20_Paragraph_20_Font"><text:span text:style-name="T2">καὶ πᾶν, ἐφ’ ὃ ἂν ἐπιπέσῃ ἀπ’ αὐτῶν τεθνηκότων αὐτῶν, ἀκάθαρτον ἔσται ἀπὸ παντὸς σκεύους ξυλίνου ἢ ἱματίου ἢ δέρματος ἢ σάκκου· πᾶν σκεῦος, ὃ ἐὰν ποιηθῇ ἔργον ἐν αὐτῷ, εἰς ὕδωρ βαφήσεται καὶ ἀκάθαρτον ἔσται ἕως ἑσπέρας καὶ καθαρὸν ἔσται. </text:span></text:span><text:span text:style-name="Default_20_Paragraph_20_Font"><text:span text:style-name="T1">33 </text:span></text:span><text:span text:style-name="Default_20_Paragraph_20_Font"><text:span text:style-name="T2">καὶ πᾶν σκεῦος ὀστράκινον, εἰς ὃ ἐὰν πέσῃ ἀπὸ τούτων ἔνδον, ὅσα ἐὰν ἔνδον ᾖ, ἀκάθαρτα ἔσται, καὶ αὐτὸ συντριβήσεται. </text:span></text:span><text:span text:style-name="Default_20_Paragraph_20_Font"><text:span text:style-name="T1">34 </text:span></text:span><text:span text:style-name="Default_20_Paragraph_20_Font"><text:span text:style-name="T2">καὶ πᾶν βρῶμα, ὃ ἔσθεται, εἰς ὃ ἐὰν ἐπέλθῃ ἐπ’ αὐτὸ ὕδωρ, ἀκάθαρτον ἔσται· καὶ πᾶν ποτόν, ὃ πίνεται ἐν παντὶ ἀγγείῳ, ἀκάθαρτον ἔσται. </text:span></text:span><text:span text:style-name="Default_20_Paragraph_20_Font"><text:span text:style-name="T1">35 </text:span></text:span><text:span text:style-name="Default_20_Paragraph_20_Font"><text:span text:style-name="T2">καὶ πᾶν, ὃ ἐὰν πέσῃ ἀπὸ τῶν θνησιμαίων αὐτῶν ἐπ’ αὐτό, ἀκάθαρτον ἔσται· κλίβανοι καὶ κυθρόποδες καθαιρεθήσονται· ἀκάθαρτα ταῦτά ἐστιν καὶ ἀκάθαρτα ταῦτα ὑμῖν ἔσονται· </text:span></text:span><text:span text:style-name="Default_20_Paragraph_20_Font"><text:span text:style-name="T1">36 </text:span></text:span><text:span text:style-name="Default_20_Paragraph_20_Font"><text:span text:style-name="T2">πλὴν πηγῶν ὑδάτων καὶ λάκκου καὶ συναγωγῆς ὕδατος, ἔσται καθαρόν· ὁ δὲ ἁπτόμενος τῶν θνησιμαίων αὐτῶν ἀκάθαρτος ἔσται. </text:span></text:span><text:span text:style-name="Default_20_Paragraph_20_Font"><text:span text:style-name="T1">37 </text:span></text:span><text:span text:style-name="Default_20_Paragraph_20_Font"><text:span text:style-name="T2">ἐὰν δὲ ἐπιπέσῃ τῶν θνησιμαίων αὐτῶν ἐπὶ πᾶν σπέρμα σπόριμον, ὃ σπαρήσεται, καθαρὸν ἔσται· </text:span></text:span><text:span text:style-name="Default_20_Paragraph_20_Font"><text:span text:style-name="T1">38 </text:span></text:span><text:span text:style-name="Default_20_Paragraph_20_Font"><text:span text:style-name="T2">ἐὰν δὲ ἐπιχυθῇ ὕδωρ ἐπὶ πᾶν σπέρμα καὶ ἐπιπέσῃ τῶν θνησιμαίων αὐτῶν ἐπ’ αὐτό, ἀκάθαρτόν ἐστιν ὑμῖν. </text:span></text:span></text:p>
        <text:p text:style-name="P3"><text:span text:style-name="Default_20_Paragraph_20_Font"><text:span text:style-name="T1">39 </text:span></text:span><text:span text:style-name="Default_20_Paragraph_20_Font"><text:span text:style-name="T2">Ἐὰν δὲ ἀποθάνῃ τῶν κτηνῶν ὅ ἐστιν ὑμῖν τοῦτο φαγεῖν, ὁ ἁπτόμενος τῶν θνησιμαίων αὐτῶν ἀκάθαρτος ἔσται ἕως ἑσπέρας· </text:span></text:span><text:span text:style-name="Default_20_Paragraph_20_Font"><text:span text:style-name="T1">40 </text:span></text:span><text:span text:style-name="Default_20_Paragraph_20_Font"><text:span text:style-name="T2">καὶ ὁ ἐσθίων ἀπὸ τῶν θνησιμαίων τούτων πλυνεῖ τὰ ἱμάτια καὶ ἀκάθαρτος ἔσται ἕως ἑσπέρας· καὶ ὁ αἴρων ἀπὸ θνησιμαίων αὐτῶν πλυνεῖ τὰ ἱμάτια καὶ λούσεται ὕδατι καὶ ἀκάθαρτος ἔσται ἕως ἑσπέρας. </text:span></text:span></text:p>
        <text:p text:style-name="P3"><text:span text:style-name="Default_20_Paragraph_20_Font"><text:span text:style-name="T1">41 </text:span></text:span><text:span text:style-name="Default_20_Paragraph_20_Font"><text:span text:style-name="T2">Καὶ πᾶν ἑρπετόν, ὃ ἕρπει ἐπὶ τῆς γῆς, βδέλυγμα τοῦτο ἔσται ὑμῖν, οὐ βρωθήσεται. </text:span></text:span><text:span text:style-name="Default_20_Paragraph_20_Font"><text:span text:style-name="T1">42 </text:span></text:span><text:span text:style-name="Default_20_Paragraph_20_Font"><text:span text:style-name="T2">καὶ πᾶς ὁ πορευόμενος ἐπὶ κοιλίας καὶ πᾶς ὁ πορευόμενος ἐπὶ τέσσαρα διὰ παντός, ὃ πολυπληθεῖ ποσὶν ἐν πᾶσιν τοῖς ἑρπετοῖς τοῖς ἕρπουσιν ἐπὶ τῆς γῆς, οὐ φάγεσθε αὐτό, ὅτι βδέλυγμα ὑμῖν ἐστιν. </text:span></text:span><text:span text:style-name="Default_20_Paragraph_20_Font"><text:span text:style-name="T1">43 </text:span></text:span><text:span text:style-name="Default_20_Paragraph_20_Font"><text:span text:style-name="T2">καὶ οὐ μὴ βδελύξητε τὰς ψυχὰς ὑμῶν ἐν πᾶσι τοῖς ἑρπετοῖς τοῖς ἕρπουσιν ἐπὶ τῆς γῆς καὶ οὐ μιανθήσεσθε ἐν τούτοις καὶ οὐκ ἀκάθαρτοι ἔσεσθε ἐν αὐτοῖς· </text:span></text:span><text:span text:style-name="Default_20_Paragraph_20_Font"><text:span text:style-name="T1">44 </text:span></text:span><text:span text:style-name="Default_20_Paragraph_20_Font"><text:span text:style-name="T2">ὅτι ἐγώ εἰμι κύριος ὁ θεὸς ὑμῶν, καὶ ἁγιασθήσεσθε καὶ ἅγιοι ἔσεσθε, ὅτι ἅγιός εἰμι ἐγὼ κύριος ὁ θεὸς ὑμῶν, καὶ οὐ μιανεῖτε τὰς ψυχὰς ὑμῶν ἐν πᾶσιν τοῖς ἑρπετοῖς τοῖς κινουμένοις ἐπὶ τῆς γῆς· </text:span></text:span><text:span text:style-name="Default_20_Paragraph_20_Font"><text:span text:style-name="T1">45 </text:span></text:span><text:span text:style-name="Default_20_Paragraph_20_Font"><text:span text:style-name="T2">ὅτι ἐγώ εἰμι κύριος ὁ ἀναγαγὼν ὑμᾶς ἐκ γῆς Αἰγύπτου εἶναι ὑμῶν θεός, καὶ ἔσεσθε ἅγιοι, ὅτι ἅγιός εἰμι ἐγὼ κύριος. </text:span></text:span></text:p>
        <text:p text:style-name="P3"><text:span text:style-name="Default_20_Paragraph_20_Font"><text:span text:style-name="T1">46 </text:span></text:span><text:span text:style-name="Default_20_Paragraph_20_Font"><text:span text:style-name="T2">Οὗτος ὁ νόμος περὶ τῶν κτηνῶν καὶ τῶν πετεινῶν καὶ πάσης ψυχῆς τῆς κινουμένης ἐν τῷ ὕδατι καὶ πάσης ψυχῆς ἑρπούσης ἐπὶ τῆς γῆς </text:span></text:span><text:span text:style-name="Default_20_Paragraph_20_Font"><text:span text:style-name="T1">47 </text:span></text:span><text:span text:style-name="Default_20_Paragraph_20_Font"><text:span text:style-name="T2">διαστεῖλαι ἀνὰ μέσον τῶν ἀκαθάρτων καὶ ἀνὰ μέσον τῶν καθαρῶν καὶ ἀνὰ μέσον τῶν ζωογονούντων τὰ ἐσθιόμενα καὶ ἀνὰ μέσον τῶν ζωογονούντων τὰ μὴ ἐσθιόμενα. </text:span></text:span></text:p>
      </text:section>
      <text:section text:style-name="Sect1" text:name="Sect12">
        <text:p text:style-name="P2"><text:soft-page-break/>Λευιτικον 12</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Λάλησον τοῖς υἱοῖς Ισραηλ καὶ ἐρεῖς πρὸς αὐτούς Γυνή, ἥτις ἐὰν σπερματισθῇ καὶ τέκῃ ἄρσεν, καὶ ἀκάθαρτος ἔσται ἑπτὰ ἡμέρας, κατὰ τὰς ἡμέρας τοῦ χωρισμοῦ τῆς ἀφέδρου αὐτῆς ἀκάθαρτος ἔσται· </text:span></text:span><text:span text:style-name="Default_20_Paragraph_20_Font"><text:span text:style-name="T1">3 </text:span></text:span><text:span text:style-name="Default_20_Paragraph_20_Font"><text:span text:style-name="T2">καὶ τῇ ἡμέρᾳ τῇ ὀγδόῃ περιτεμεῖ τὴν σάρκα τῆς ἀκροβυστίας αὐτοῦ· </text:span></text:span><text:span text:style-name="Default_20_Paragraph_20_Font"><text:span text:style-name="T1">4 </text:span></text:span><text:span text:style-name="Default_20_Paragraph_20_Font"><text:span text:style-name="T2">καὶ τριάκοντα ἡμέρας καὶ τρεῖς καθήσεται ἐν αἵματι ἀκαθάρτῳ αὐτῆς, παντὸς ἁγίου οὐχ ἅψεται καὶ εἰς τὸ ἁγιαστήριον οὐκ εἰσελεύσεται, ἕως ἂν πληρωθῶσιν αἱ ἡμέραι καθάρσεως αὐτῆς. </text:span></text:span><text:span text:style-name="Default_20_Paragraph_20_Font"><text:span text:style-name="T1">5 </text:span></text:span><text:span text:style-name="Default_20_Paragraph_20_Font"><text:span text:style-name="T2">ἐὰν δὲ θῆλυ τέκῃ, καὶ ἀκάθαρτος ἔσται δὶς ἑπτὰ ἡμέρας κατὰ τὴν ἄφεδρον· καὶ ἑξήκοντα ἡμέρας καὶ ἓξ καθεσθήσεται ἐν αἵματι ἀκαθάρτῳ αὐτῆς. </text:span></text:span><text:span text:style-name="Default_20_Paragraph_20_Font"><text:span text:style-name="T1">6 </text:span></text:span><text:span text:style-name="Default_20_Paragraph_20_Font"><text:span text:style-name="T2">καὶ ὅταν ἀναπληρωθῶσιν αἱ ἡμέραι καθάρσεως αὐτῆς ἐφ’ υἱῷ ἢ ἐπὶ θυγατρί, προσοίσει ἀμνὸν ἐνιαύσιον ἄμωμον εἰς ὁλοκαύτωμα καὶ νεοσσὸν περιστερᾶς ἢ τρυγόνα περὶ ἁμαρτίας ἐπὶ τὴν θύραν τῆς σκηνῆς τοῦ μαρτυρίου πρὸς τὸν ἱερέα, </text:span></text:span><text:span text:style-name="Default_20_Paragraph_20_Font"><text:span text:style-name="T1">7 </text:span></text:span><text:span text:style-name="Default_20_Paragraph_20_Font"><text:span text:style-name="T2">καὶ προσοίσει ἔναντι κυρίου καὶ ἐξιλάσεται περὶ αὐτῆς ὁ ἱερεὺς καὶ καθαριεῖ αὐτὴν ἀπὸ τῆς πηγῆς τοῦ αἵματος αὐτῆς. οὗτος ὁ νόμος τῆς τικτούσης ἄρσεν ἢ θῆλυ. </text:span></text:span><text:span text:style-name="Default_20_Paragraph_20_Font"><text:span text:style-name="T1">8 </text:span></text:span><text:span text:style-name="Default_20_Paragraph_20_Font"><text:span text:style-name="T2">ἐὰν δὲ μὴ εὑρίσκῃ ἡ χεὶρ αὐτῆς τὸ ἱκανὸν εἰς ἀμνόν, καὶ λήμψεται δύο τρυγόνας ἢ δύο νεοσσοὺς περιστερῶν, μίαν εἰς ὁλοκαύτωμα καὶ μίαν περὶ ἁμαρτίας, καὶ ἐξιλάσεται περὶ αὐτῆς ὁ ἱερεύς, καὶ καθαρισθήσεται. </text:span></text:span></text:p>
      </text:section>
      <text:section text:style-name="Sect1" text:name="Sect13">
        <text:p text:style-name="P2">Λευιτικον 13</text:p>
        <text:p text:style-name="P3"><text:span text:style-name="Default_20_Paragraph_20_Font"><text:span text:style-name="T1">1 </text:span></text:span><text:span text:style-name="Default_20_Paragraph_20_Font"><text:span text:style-name="T2">Καὶ ἐλάλησεν κύριος πρὸς Μωυσῆν καὶ Ααρων λέγων </text:span></text:span><text:span text:style-name="Default_20_Paragraph_20_Font"><text:span text:style-name="T1">2 </text:span></text:span><text:span text:style-name="Default_20_Paragraph_20_Font"><text:span text:style-name="T2">Ἀνθρώπῳ ἐάν τινι γένηται ἐν δέρματι χρωτὸς αὐτοῦ οὐλὴ σημασίας τηλαυγὴς καὶ γένηται ἐν δέρματι χρωτὸς αὐτοῦ ἁφὴ λέπρας, καὶ ἀχθήσεται πρὸς Ααρων τὸν ἱερέα ἢ ἕνα τῶν υἱῶν αὐτοῦ τῶν ἱερέων. </text:span></text:span><text:span text:style-name="Default_20_Paragraph_20_Font"><text:span text:style-name="T1">3 </text:span></text:span><text:span text:style-name="Default_20_Paragraph_20_Font"><text:span text:style-name="T2">καὶ ὄψεται ὁ ἱερεὺς τὴν ἁφὴν ἐν δέρματι τοῦ χρωτὸς αὐτοῦ, καὶ ἡ θρὶξ ἐν τῇ ἁφῇ μεταβάλῃ λευκή, καὶ ἡ ὄψις τῆς ἁφῆς ταπεινὴ ἀπὸ τοῦ δέρματος τοῦ χρωτός, ἁφὴ λέπρας ἐστίν· καὶ ὄψεται ὁ ἱερεὺς καὶ μιανεῖ αὐτόν. </text:span></text:span><text:span text:style-name="Default_20_Paragraph_20_Font"><text:span text:style-name="T1">4 </text:span></text:span><text:span text:style-name="Default_20_Paragraph_20_Font"><text:span text:style-name="T2">ἐὰν δὲ τηλαυγὴς λευκὴ ᾖ ἐν τῷ δέρματι τοῦ χρωτός, καὶ ταπεινὴ μὴ ᾖ ἡ ὄψις αὐτῆς ἀπὸ τοῦ δέρματος, καὶ ἡ θρὶξ αὐτοῦ οὐ μετέβαλεν τρίχα λευκήν, αὐτὴ δέ ἐστιν ἀμαυρά, καὶ ἀφοριεῖ ὁ ἱερεὺς τὴν ἁφὴν ἑπτὰ ἡμέρας. </text:span></text:span><text:span text:style-name="Default_20_Paragraph_20_Font"><text:span text:style-name="T1">5 </text:span></text:span><text:span text:style-name="Default_20_Paragraph_20_Font"><text:span text:style-name="T2">καὶ ὄψεται ὁ ἱερεὺς τὴν ἁφὴν τῇ ἡμέρᾳ τῇ ἑβδόμῃ, καὶ ἰδοὺ ἡ ἁφὴ μένει ἐναντίον αὐτοῦ, οὐ μετέπεσεν ἡ ἁφὴ ἐν τῷ δέρματι, καὶ ἀφοριεῖ αὐτὸν ὁ ἱερεὺς ἑπτὰ ἡμέρας τὸ δεύτερον. </text:span></text:span><text:span text:style-name="Default_20_Paragraph_20_Font"><text:span text:style-name="T1">6 </text:span></text:span><text:span text:style-name="Default_20_Paragraph_20_Font"><text:span text:style-name="T2">καὶ ὄψεται αὐτὸν ὁ ἱερεὺς τῇ ἡμέρᾳ τῇ ἑβδόμῃ τὸ δεύτερον, καὶ ἰδοὺ ἀμαυρὰ ἡ ἁφή, οὐ μετέπεσεν ἡ ἁφὴ ἐν τῷ δέρματι, καθαριεῖ αὐτὸν ὁ ἱερεύς· σημασία γάρ ἐστιν· καὶ πλυνάμενος τὰ ἱμάτια καθαρὸς ἔσται. </text:span></text:span><text:span text:style-name="Default_20_Paragraph_20_Font"><text:span text:style-name="T1">7 </text:span></text:span><text:span text:style-name="Default_20_Paragraph_20_Font"><text:span text:style-name="T2">ἐὰν δὲ μεταβαλοῦσα μεταπέσῃ ἡ σημασία ἐν τῷ δέρματι μετὰ τὸ ἰδεῖν αὐτὸν τὸν ἱερέα τοῦ καθαρίσαι αὐτόν, καὶ ὀφθήσεται τὸ δεύτερον τῷ ἱερεῖ, </text:span></text:span><text:span text:style-name="Default_20_Paragraph_20_Font"><text:span text:style-name="T1">8 </text:span></text:span><text:span text:style-name="Default_20_Paragraph_20_Font"><text:span text:style-name="T2">καὶ ὄψεται αὐτὸν ὁ ἱερεὺς καὶ ἰδοὺ μετέπεσεν ἡ σημασία ἐν τῷ δέρματι, καὶ μιανεῖ αὐτὸν ὁ ἱερεύς· λέπρα ἐστίν. </text:span></text:span></text:p>
        <text:p text:style-name="P3"><text:span text:style-name="Default_20_Paragraph_20_Font"><text:span text:style-name="T1">9 </text:span></text:span><text:span text:style-name="Default_20_Paragraph_20_Font"><text:span text:style-name="T2">Καὶ ἁφὴ λέπρας ἐὰν γένηται ἐν ἀνθρώπῳ, καὶ ἥξει πρὸς τὸν ἱερέα· </text:span></text:span><text:span text:style-name="Default_20_Paragraph_20_Font"><text:span text:style-name="T1">10 </text:span></text:span><text:span text:style-name="Default_20_Paragraph_20_Font"><text:span text:style-name="T2">καὶ ὄψεται ὁ ἱερεὺς καὶ ἰδοὺ οὐλὴ λευκὴ ἐν τῷ δέρματι, καὶ αὕτη μετέβαλεν τρίχα λευκήν, καὶ ἀπὸ τοῦ ὑγιοῦς τῆς σαρκὸς τῆς ζώσης ἐν τῇ οὐλῇ, </text:span></text:span><text:span text:style-name="Default_20_Paragraph_20_Font"><text:span text:style-name="T1">11 </text:span></text:span><text:span text:style-name="Default_20_Paragraph_20_Font"><text:span text:style-name="T2">λέπρα παλαιουμένη ἐστίν, ἐν τῷ δέρματι τοῦ χρωτός ἐστιν, καὶ μιανεῖ αὐτὸν ὁ ἱερεὺς καὶ ἀφοριεῖ αὐτόν, ὅτι ἀκάθαρτός ἐστιν. </text:span></text:span><text:span text:style-name="Default_20_Paragraph_20_Font"><text:span text:style-name="T1">12 </text:span></text:span><text:span text:style-name="Default_20_Paragraph_20_Font"><text:span text:style-name="T2">ἐὰν δὲ ἐξανθοῦσα ἐξανθήσῃ ἡ λέπρα ἐν τῷ δέρματι, καὶ καλύψῃ ἡ λέπρα πᾶν τὸ δέρμα τῆς ἁφῆς ἀπὸ κεφαλῆς ἕως ποδῶν καθ’ ὅλην τὴν ὅρασιν τοῦ ἱερέως, </text:span></text:span><text:span text:style-name="Default_20_Paragraph_20_Font"><text:span text:style-name="T1">13 </text:span></text:span><text:span text:style-name="Default_20_Paragraph_20_Font"><text:span text:style-name="T2">καὶ ὄψεται ὁ ἱερεὺς καὶ ἰδοὺ ἐκάλυψεν ἡ λέπρα πᾶν τὸ δέρμα τοῦ χρωτός, καὶ καθαριεῖ αὐτὸν ὁ ἱερεὺς τὴν ἁφήν, ὅτι πᾶν μετέβαλεν λευκόν, καθαρόν ἐστιν. </text:span></text:span><text:span text:style-name="Default_20_Paragraph_20_Font"><text:span text:style-name="T1">14 </text:span></text:span><text:span text:style-name="Default_20_Paragraph_20_Font"><text:span text:style-name="T2">καὶ ᾗ </text:span></text:span><text:soft-page-break/><text:span text:style-name="Default_20_Paragraph_20_Font"><text:span text:style-name="T2">ἂν ἡμέρᾳ ὀφθῇ ἐν αὐτῷ χρὼς ζῶν, μιανθήσεται, </text:span></text:span><text:span text:style-name="Default_20_Paragraph_20_Font"><text:span text:style-name="T1">15 </text:span></text:span><text:span text:style-name="Default_20_Paragraph_20_Font"><text:span text:style-name="T2">καὶ ὄψεται ὁ ἱερεὺς τὸν χρῶτα τὸν ὑγιῆ, καὶ μιανεῖ αὐτὸν ὁ χρὼς ὁ ὑγιής, ὅτι ἀκάθαρτός ἐστιν· λέπρα ἐστίν. </text:span></text:span><text:span text:style-name="Default_20_Paragraph_20_Font"><text:span text:style-name="T1">16 </text:span></text:span><text:span text:style-name="Default_20_Paragraph_20_Font"><text:span text:style-name="T2">ἐὰν δὲ ἀποκαταστῇ ὁ χρὼς ὁ ὑγιὴς καὶ μεταβάλῃ λευκή, καὶ ἐλεύσεται πρὸς τὸν ἱερέα, </text:span></text:span><text:span text:style-name="Default_20_Paragraph_20_Font"><text:span text:style-name="T1">17 </text:span></text:span><text:span text:style-name="Default_20_Paragraph_20_Font"><text:span text:style-name="T2">καὶ ὄψεται ὁ ἱερεὺς καὶ ἰδοὺ μετέβαλεν ἡ ἁφὴ εἰς τὸ λευκόν, καὶ καθαριεῖ ὁ ἱερεὺς τὴν ἁφήν· καθαρός ἐστιν. </text:span></text:span></text:p>
        <text:p text:style-name="P3"><text:span text:style-name="Default_20_Paragraph_20_Font"><text:span text:style-name="T1">18 </text:span></text:span><text:span text:style-name="Default_20_Paragraph_20_Font"><text:span text:style-name="T2">Καὶ σὰρξ ἐὰν γένηται ἐν τῷ δέρματι αὐτοῦ ἕλκος καὶ ὑγιασθῇ, </text:span></text:span><text:span text:style-name="Default_20_Paragraph_20_Font"><text:span text:style-name="T1">19 </text:span></text:span><text:span text:style-name="Default_20_Paragraph_20_Font"><text:span text:style-name="T2">καὶ γένηται ἐν τῷ τόπῳ τοῦ ἕλκους οὐλὴ λευκὴ ἢ τηλαυγὴς λευκαίνουσα ἢ πυρρίζουσα, καὶ ὀφθήσεται τῷ ἱερεῖ, </text:span></text:span><text:span text:style-name="Default_20_Paragraph_20_Font"><text:span text:style-name="T1">20 </text:span></text:span><text:span text:style-name="Default_20_Paragraph_20_Font"><text:span text:style-name="T2">καὶ ὄψεται ὁ ἱερεὺς καὶ ἰδοὺ ἡ ὄψις ταπεινοτέρα τοῦ δέρματος, καὶ ἡ θρὶξ αὐτῆς μετέβαλεν εἰς λευκήν, καὶ μιανεῖ αὐτὸν ὁ ἱερεύς· λέπρα ἐστίν, ἐν τῷ ἕλκει ἐξήνθησεν. </text:span></text:span><text:span text:style-name="Default_20_Paragraph_20_Font"><text:span text:style-name="T1">21 </text:span></text:span><text:span text:style-name="Default_20_Paragraph_20_Font"><text:span text:style-name="T2">ἐὰν δὲ ἴδῃ ὁ ἱερεὺς καὶ ἰδοὺ οὐκ ἔστιν ἐν αὐτῷ θρὶξ λευκή, καὶ ταπεινὸν μὴ ᾖ ἀπὸ τοῦ δέρματος τοῦ χρωτός, καὶ αὐτὴ ᾖ ἀμαυρά, ἀφοριεῖ αὐτὸν ὁ ἱερεὺς ἑπτὰ ἡμέρας. </text:span></text:span><text:span text:style-name="Default_20_Paragraph_20_Font"><text:span text:style-name="T1">22 </text:span></text:span><text:span text:style-name="Default_20_Paragraph_20_Font"><text:span text:style-name="T2">ἐὰν δὲ διαχέηται ἐν τῷ δέρματι, καὶ μιανεῖ αὐτὸν ὁ ἱερεύς· ἁφὴ λέπρας ἐστίν, ἐν τῷ ἕλκει ἐξήνθησεν. </text:span></text:span><text:span text:style-name="Default_20_Paragraph_20_Font"><text:span text:style-name="T1">23 </text:span></text:span><text:span text:style-name="Default_20_Paragraph_20_Font"><text:span text:style-name="T2">ἐὰν δὲ κατὰ χώραν μείνῃ τὸ τηλαύγημα καὶ μὴ διαχέηται, οὐλὴ τοῦ ἕλκους ἐστίν, καὶ καθαριεῖ αὐτὸν ὁ ἱερεύς. </text:span></text:span></text:p>
        <text:p text:style-name="P3"><text:span text:style-name="Default_20_Paragraph_20_Font"><text:span text:style-name="T1">24 </text:span></text:span><text:span text:style-name="Default_20_Paragraph_20_Font"><text:span text:style-name="T2">Καὶ σὰρξ ἐὰν γένηται ἐν τῷ δέρματι αὐτοῦ κατάκαυμα πυρός, καὶ γένηται ἐν τῷ δέρματι αὐτοῦ τὸ ὑγιασθὲν τοῦ κατακαύματος αὐγάζον τηλαυγὲς λευκὸν ὑποπυρρίζον ἢ ἔκλευκον, </text:span></text:span><text:span text:style-name="Default_20_Paragraph_20_Font"><text:span text:style-name="T1">25 </text:span></text:span><text:span text:style-name="Default_20_Paragraph_20_Font"><text:span text:style-name="T2">καὶ ὄψεται αὐτὸν ὁ ἱερεὺς καὶ ἰδοὺ μετέβαλεν θρὶξ λευκὴ εἰς τὸ αὐγάζον, καὶ ἡ ὄψις αὐτοῦ ταπεινὴ ἀπὸ τοῦ δέρματος, λέπρα ἐστίν, ἐν τῷ κατακαύματι ἐξήνθησεν· καὶ μιανεῖ αὐτὸν ὁ ἱερεύς, ἁφὴ λέπρας ἐστίν. </text:span></text:span><text:span text:style-name="Default_20_Paragraph_20_Font"><text:span text:style-name="T1">26 </text:span></text:span><text:span text:style-name="Default_20_Paragraph_20_Font"><text:span text:style-name="T2">ἐὰν δὲ ἴδῃ ὁ ἱερεὺς καὶ ἰδοὺ οὐκ ἔστιν ἐν τῷ αὐγάζοντι θρὶξ λευκή, καὶ ταπεινὸν μὴ ᾖ ἀπὸ τοῦ δέρματος, αὐτὸ δὲ ἀμαυρόν, καὶ ἀφοριεῖ αὐτὸν ὁ ἱερεὺς ἑπτὰ ἡμέρας. </text:span></text:span><text:span text:style-name="Default_20_Paragraph_20_Font"><text:span text:style-name="T1">27 </text:span></text:span><text:span text:style-name="Default_20_Paragraph_20_Font"><text:span text:style-name="T2">καὶ ὄψεται αὐτὸν ὁ ἱερεὺς τῇ ἡμέρᾳ τῇ ἑβδόμῃ· ἐὰν δὲ διαχύσει διαχέηται ἐν τῷ δέρματι, καὶ μιανεῖ αὐτὸν ὁ ἱερεύς· ἁφὴ λέπρας ἐστίν, ἐν τῷ ἕλκει ἐξήνθησεν. </text:span></text:span><text:span text:style-name="Default_20_Paragraph_20_Font"><text:span text:style-name="T1">28 </text:span></text:span><text:span text:style-name="Default_20_Paragraph_20_Font"><text:span text:style-name="T2">ἐὰν δὲ κατὰ χώραν μείνῃ τὸ αὐγάζον καὶ μὴ διαχυθῇ ἐν τῷ δέρματι, αὐτὴ δὲ ᾖ ἀμαυρά, ἡ οὐλὴ τοῦ κατακαύματός ἐστιν, καὶ καθαριεῖ αὐτὸν ὁ ἱερεύς· ὁ γὰρ χαρακτὴρ τοῦ κατακαύματός ἐστιν. </text:span></text:span></text:p>
        <text:p text:style-name="P3"><text:span text:style-name="Default_20_Paragraph_20_Font"><text:span text:style-name="T1">29 </text:span></text:span><text:span text:style-name="Default_20_Paragraph_20_Font"><text:span text:style-name="T2">Καὶ ἀνδρὶ καὶ γυναικὶ ἐὰν γένηται ἐν αὐτοῖς ἁφὴ λέπρας ἐν τῇ κεφαλῇ ἢ ἐν τῷ πώγωνι, </text:span></text:span><text:span text:style-name="Default_20_Paragraph_20_Font"><text:span text:style-name="T1">30 </text:span></text:span><text:span text:style-name="Default_20_Paragraph_20_Font"><text:span text:style-name="T2">καὶ ὄψεται ὁ ἱερεὺς τὴν ἁφὴν καὶ ἰδοὺ ἡ ὄψις αὐτῆς ἐγκοιλοτέρα τοῦ δέρματος, ἐν αὐτῇ δὲ θρὶξ ξανθίζουσα λεπτή, καὶ μιανεῖ αὐτὸν ὁ ἱερεύς· θραῦσμά ἐστιν, λέπρα τῆς κεφαλῆς ἢ λέπρα τοῦ πώγωνός ἐστιν. </text:span></text:span><text:span text:style-name="Default_20_Paragraph_20_Font"><text:span text:style-name="T1">31 </text:span></text:span><text:span text:style-name="Default_20_Paragraph_20_Font"><text:span text:style-name="T2">καὶ ἐὰν ἴδῃ ὁ ἱερεὺς τὴν ἁφὴν τοῦ θραύσματος καὶ ἰδοὺ οὐχ ἡ ὄψις ἐγκοιλοτέρα τοῦ δέρματος, καὶ θρὶξ ξανθίζουσα οὐκ ἔστιν ἐν αὐτῇ, καὶ ἀφοριεῖ ὁ ἱερεὺς τὴν ἁφὴν τοῦ θραύσματος ἑπτὰ ἡμέρας. </text:span></text:span><text:span text:style-name="Default_20_Paragraph_20_Font"><text:span text:style-name="T1">32 </text:span></text:span><text:span text:style-name="Default_20_Paragraph_20_Font"><text:span text:style-name="T2">καὶ ὄψεται ὁ ἱερεὺς τὴν ἁφὴν τῇ ἡμέρᾳ τῇ ἑβδόμῃ, καὶ ἰδοὺ οὐ διεχύθη τὸ θραῦσμα, καὶ θρὶξ ξανθίζουσα οὐκ ἔστιν ἐν αὐτῇ, καὶ ἡ ὄψις τοῦ θραύσματος οὐκ ἔστιν κοίλη ἀπὸ τοῦ δέρματος, </text:span></text:span><text:span text:style-name="Default_20_Paragraph_20_Font"><text:span text:style-name="T1">33 </text:span></text:span><text:span text:style-name="Default_20_Paragraph_20_Font"><text:span text:style-name="T2">καὶ ξυρηθήσεται τὸ δέρμα, τὸ δὲ θραῦσμα οὐ ξυρηθήσεται, καὶ ἀφοριεῖ ὁ ἱερεὺς τὸ θραῦσμα ἑπτὰ ἡμέρας τὸ δεύτερον. </text:span></text:span><text:span text:style-name="Default_20_Paragraph_20_Font"><text:span text:style-name="T1">34 </text:span></text:span><text:span text:style-name="Default_20_Paragraph_20_Font"><text:span text:style-name="T2">καὶ ὄψεται ὁ ἱερεὺς τὸ θραῦσμα τῇ ἡμέρᾳ τῇ ἑβδόμῃ, καὶ ἰδοὺ οὐ διεχύθη τὸ θραῦσμα ἐν τῷ δέρματι μετὰ τὸ ξυρηθῆναι αὐτόν, καὶ ἡ ὄψις τοῦ θραύσματος οὐκ ἔστιν κοίλη ἀπὸ τοῦ δέρματος, καὶ καθαριεῖ αὐτὸν ὁ ἱερεύς, καὶ πλυνάμενος τὰ ἱμάτια καθαρὸς ἔσται. </text:span></text:span><text:span text:style-name="Default_20_Paragraph_20_Font"><text:span text:style-name="T1">35 </text:span></text:span><text:span text:style-name="Default_20_Paragraph_20_Font"><text:span text:style-name="T2">ἐὰν δὲ διαχύσει διαχέηται τὸ θραῦσμα ἐν τῷ δέρματι μετὰ τὸ καθαρισθῆναι αὐτόν, </text:span></text:span><text:span text:style-name="Default_20_Paragraph_20_Font"><text:span text:style-name="T1">36 </text:span></text:span><text:span text:style-name="Default_20_Paragraph_20_Font"><text:span text:style-name="T2">καὶ ὄψεται ὁ ἱερεὺς καὶ ἰδοὺ διακέχυται τὸ θραῦσμα ἐν τῷ δέρματι, οὐκ ἐπισκέψεται ὁ ἱερεὺς περὶ τῆς τριχὸς τῆς ξανθῆς, ὅτι ἀκάθαρτός ἐστιν. </text:span></text:span><text:span text:style-name="Default_20_Paragraph_20_Font"><text:span text:style-name="T1">37 </text:span></text:span><text:span text:style-name="Default_20_Paragraph_20_Font"><text:span text:style-name="T2">ἐὰν δὲ ἐνώπιον μείνῃ τὸ θραῦσμα ἐπὶ χώρας καὶ θρὶξ μέλαινα ἀνατείλῃ ἐν αὐτῷ, ὑγίακεν τὸ θραῦσμα· καθαρός ἐστιν, καὶ καθαριεῖ αὐτὸν ὁ ἱερεύς. </text:span></text:span></text:p>
        <text:p text:style-name="P3"><text:soft-page-break/><text:span text:style-name="Default_20_Paragraph_20_Font"><text:span text:style-name="T1">38 </text:span></text:span><text:span text:style-name="Default_20_Paragraph_20_Font"><text:span text:style-name="T2">Καὶ ἀνδρὶ ἢ γυναικὶ ἐὰν γένηται ἐν δέρματι τῆς σαρκὸς αὐτοῦ αὐγάσματα αὐγάζοντα λευκαθίζοντα, </text:span></text:span><text:span text:style-name="Default_20_Paragraph_20_Font"><text:span text:style-name="T1">39 </text:span></text:span><text:span text:style-name="Default_20_Paragraph_20_Font"><text:span text:style-name="T2">καὶ ὄψεται ὁ ἱερεὺς καὶ ἰδοὺ ἐν δέρματι τῆς σαρκὸς αὐτοῦ αὐγάσματα αὐγάζοντα λευκαθίζοντα, ἀλφός ἐστιν, καθαρός ἐστιν· ἐξανθεῖ ἐν τῷ δέρματι τῆς σαρκὸς αὐτοῦ, καθαρός ἐστιν. </text:span></text:span></text:p>
        <text:p text:style-name="P3"><text:span text:style-name="Default_20_Paragraph_20_Font"><text:span text:style-name="T1">40 </text:span></text:span><text:span text:style-name="Default_20_Paragraph_20_Font"><text:span text:style-name="T2">Ἐὰν δέ τινι μαδήσῃ ἡ κεφαλὴ αὐτοῦ, φαλακρός ἐστιν, καθαρός ἐστιν· </text:span></text:span><text:span text:style-name="Default_20_Paragraph_20_Font"><text:span text:style-name="T1">41 </text:span></text:span><text:span text:style-name="Default_20_Paragraph_20_Font"><text:span text:style-name="T2">ἐὰν δὲ κατὰ πρόσωπον μαδήσῃ ἡ κεφαλὴ αὐτοῦ, ἀναφάλαντός ἐστιν, καθαρός ἐστιν. </text:span></text:span><text:span text:style-name="Default_20_Paragraph_20_Font"><text:span text:style-name="T1">42 </text:span></text:span><text:span text:style-name="Default_20_Paragraph_20_Font"><text:span text:style-name="T2">ἐὰν δὲ γένηται ἐν τῷ φαλακρώματι αὐτοῦ ἢ ἐν τῷ ἀναφαλαντώματι αὐτοῦ ἁφὴ λευκὴ ἢ πυρρίζουσα, λέπρα ἐστὶν ἐν τῷ φαλακρώματι αὐτοῦ ἢ ἐν τῷ ἀναφαλαντώματι αὐτοῦ, </text:span></text:span><text:span text:style-name="Default_20_Paragraph_20_Font"><text:span text:style-name="T1">43 </text:span></text:span><text:span text:style-name="Default_20_Paragraph_20_Font"><text:span text:style-name="T2">καὶ ὄψεται αὐτὸν ὁ ἱερεὺς καὶ ἰδοὺ ἡ ὄψις τῆς ἁφῆς λευκὴ πυρρίζουσα ἐν τῷ φαλακρώματι αὐτοῦ ἢ ἐν τῷ ἀναφαλαντώματι αὐτοῦ ὡς εἶδος λέπρας ἐν δέρματι τῆς σαρκὸς αὐτοῦ, </text:span></text:span><text:span text:style-name="Default_20_Paragraph_20_Font"><text:span text:style-name="T1">44 </text:span></text:span><text:span text:style-name="Default_20_Paragraph_20_Font"><text:span text:style-name="T2">ἄνθρωπος λεπρός ἐστιν· μιάνσει μιανεῖ αὐτὸν ὁ ἱερεύς, ἐν τῇ κεφαλῇ αὐτοῦ ἡ ἁφὴ αὐτοῦ. </text:span></text:span></text:p>
        <text:p text:style-name="P3"><text:span text:style-name="Default_20_Paragraph_20_Font"><text:span text:style-name="T1">45 </text:span></text:span><text:span text:style-name="Default_20_Paragraph_20_Font"><text:span text:style-name="T2">Καὶ ὁ λεπρός, ἐν ᾧ ἐστιν ἡ ἁφή, τὰ ἱμάτια αὐτοῦ ἔστω παραλελυμένα καὶ ἡ κεφαλὴ αὐτοῦ ἀκατακάλυπτος, καὶ περὶ τὸ στόμα αὐτοῦ περιβαλέσθω καὶ ἀκάθαρτος κεκλήσεται· </text:span></text:span><text:span text:style-name="Default_20_Paragraph_20_Font"><text:span text:style-name="T1">46 </text:span></text:span><text:span text:style-name="Default_20_Paragraph_20_Font"><text:span text:style-name="T2">πάσας τὰς ἡμέρας, ὅσας ἂν ᾖ ἐπ’ αὐτοῦ ἡ ἁφή, ἀκάθαρτος ὢν ἀκάθαρτος ἔσται· κεχωρισμένος καθήσεται, ἔξω τῆς παρεμβολῆς ἔσται αὐτοῦ ἡ διατριβή. </text:span></text:span></text:p>
        <text:p text:style-name="P3"><text:span text:style-name="Default_20_Paragraph_20_Font"><text:span text:style-name="T1">47 </text:span></text:span><text:span text:style-name="Default_20_Paragraph_20_Font"><text:span text:style-name="T2">Καὶ ἱματίῳ ἐὰν γένηται ἐν αὐτῷ ἁφὴ λέπρας, ἐν ἱματίῳ ἐρεῷ ἢ ἐν ἱματίῳ στιππυίνῳ, </text:span></text:span><text:span text:style-name="Default_20_Paragraph_20_Font"><text:span text:style-name="T1">48 </text:span></text:span><text:span text:style-name="Default_20_Paragraph_20_Font"><text:span text:style-name="T2">ἢ ἐν στήμονι ἢ ἐν κρόκῃ ἢ ἐν τοῖς λινοῖς ἢ ἐν τοῖς ἐρεοῖς ἢ ἐν δέρματι ἢ ἐν παντὶ ἐργασίμῳ δέρματι, </text:span></text:span><text:span text:style-name="Default_20_Paragraph_20_Font"><text:span text:style-name="T1">49 </text:span></text:span><text:span text:style-name="Default_20_Paragraph_20_Font"><text:span text:style-name="T2">καὶ γένηται ἡ ἁφὴ χλωρίζουσα ἢ πυρρίζουσα ἐν τῷ δέρματι ἢ ἐν τῷ ἱματίῳ ἢ ἐν τῷ στήμονι ἢ ἐν τῇ κρόκῃ ἢ ἐν παντὶ σκεύει ἐργασίμῳ δέρματος, ἁφὴ λέπρας ἐστίν, καὶ δείξει τῷ ἱερεῖ. </text:span></text:span><text:span text:style-name="Default_20_Paragraph_20_Font"><text:span text:style-name="T1">50 </text:span></text:span><text:span text:style-name="Default_20_Paragraph_20_Font"><text:span text:style-name="T2">καὶ ὄψεται ὁ ἱερεὺς τὴν ἁφήν, καὶ ἀφοριεῖ ὁ ἱερεὺς τὴν ἁφὴν ἑπτὰ ἡμέρας. </text:span></text:span><text:span text:style-name="Default_20_Paragraph_20_Font"><text:span text:style-name="T1">51 </text:span></text:span><text:span text:style-name="Default_20_Paragraph_20_Font"><text:span text:style-name="T2">καὶ ὄψεται ὁ ἱερεὺς τὴν ἁφὴν τῇ ἡμέρᾳ τῇ ἑβδόμῃ· ἐὰν δὲ διαχέηται ἡ ἁφὴ ἐν τῷ ἱματίῳ ἢ ἐν τῷ στήμονι ἢ ἐν τῇ κρόκῃ ἢ ἐν τῷ δέρματι κατὰ πάντα, ὅσα ἂν ποιηθῇ δέρματα ἐν τῇ ἐργασίᾳ, λέπρα ἔμμονός ἐστιν ἡ ἁφή, ἀκάθαρτός ἐστιν. </text:span></text:span><text:span text:style-name="Default_20_Paragraph_20_Font"><text:span text:style-name="T1">52 </text:span></text:span><text:span text:style-name="Default_20_Paragraph_20_Font"><text:span text:style-name="T2">κατακαύσει τὸ ἱμάτιον ἢ τὸν στήμονα ἢ τὴν κρόκην ἐν τοῖς ἐρεοῖς ἢ ἐν τοῖς λινοῖς ἢ ἐν παντὶ σκεύει δερματίνῳ, ἐν ᾧ ἐὰν ᾖ ἐν αὐτῷ ἡ ἁφή, ὅτι λέπρα ἔμμονός ἐστιν, ἐν πυρὶ κατακαυθήσεται. </text:span></text:span><text:span text:style-name="Default_20_Paragraph_20_Font"><text:span text:style-name="T1">53 </text:span></text:span><text:span text:style-name="Default_20_Paragraph_20_Font"><text:span text:style-name="T2">ἐὰν δὲ ἴδῃ ὁ ἱερεὺς καὶ μὴ διαχέηται ἡ ἁφὴ ἐν τῷ ἱματίῳ ἢ ἐν τῷ στήμονι ἢ ἐν τῇ κρόκῃ ἢ ἐν παντὶ σκεύει δερματίνῳ, </text:span></text:span><text:span text:style-name="Default_20_Paragraph_20_Font"><text:span text:style-name="T1">54 </text:span></text:span><text:span text:style-name="Default_20_Paragraph_20_Font"><text:span text:style-name="T2">καὶ συντάξει ὁ ἱερεύς, καὶ πλυνεῖ ἐφ’ οὗ ἐὰν ᾖ ἐπ’ αὐτοῦ ἡ ἁφή, καὶ ἀφοριεῖ ὁ ἱερεὺς τὴν ἁφὴν ἑπτὰ ἡμέρας τὸ δεύτερον· </text:span></text:span><text:span text:style-name="Default_20_Paragraph_20_Font"><text:span text:style-name="T1">55 </text:span></text:span><text:span text:style-name="Default_20_Paragraph_20_Font"><text:span text:style-name="T2">καὶ ὄψεται ὁ ἱερεὺς μετὰ τὸ πλυθῆναι αὐτὸ τὴν ἁφήν, καὶ ἥδε μὴ μετέβαλεν τὴν ὄψιν ἡ ἁφή, καὶ ἡ ἁφὴ οὐ διαχεῖται, ἀκάθαρτόν ἐστιν, ἐν πυρὶ κατακαυθήσεται· ἐστήρισται ἐν τῷ ἱματίῳ ἢ ἐν τῷ στήμονι ἢ ἐν τῇ κρόκῃ. </text:span></text:span><text:span text:style-name="Default_20_Paragraph_20_Font"><text:span text:style-name="T1">56 </text:span></text:span><text:span text:style-name="Default_20_Paragraph_20_Font"><text:span text:style-name="T2">καὶ ἐὰν ἴδῃ ὁ ἱερεὺς καὶ ᾖ ἀμαυρὰ ἡ ἁφὴ μετὰ τὸ πλυθῆναι αὐτό, ἀπορρήξει αὐτὸ ἀπὸ τοῦ ἱματίου ἢ ἀπὸ τοῦ δέρματος ἢ ἀπὸ τοῦ στήμονος ἢ ἀπὸ τῆς κρόκης. </text:span></text:span><text:span text:style-name="Default_20_Paragraph_20_Font"><text:span text:style-name="T1">57 </text:span></text:span><text:span text:style-name="Default_20_Paragraph_20_Font"><text:span text:style-name="T2">ἐὰν δὲ ὀφθῇ ἔτι ἐν τῷ ἱματίῳ ἢ ἐν τῷ στήμονι ἢ ἐν τῇ κρόκῃ ἢ ἐν παντὶ σκεύει δερματίνῳ, λέπρα ἐξανθοῦσά ἐστιν· ἐν πυρὶ κατακαυθήσεται ἐν ᾧ ἐστὶν ἡ ἁφή. </text:span></text:span><text:span text:style-name="Default_20_Paragraph_20_Font"><text:span text:style-name="T1">58 </text:span></text:span><text:span text:style-name="Default_20_Paragraph_20_Font"><text:span text:style-name="T2">καὶ τὸ ἱμάτιον ἢ ὁ στήμων ἢ ἡ κρόκη ἢ πᾶν σκεῦος δερμάτινον, ὃ πλυθήσεται καὶ ἀποστήσεται ἀπ’ αὐτοῦ ἡ ἁφή, καὶ πλυθήσεται τὸ δεύτερον καὶ καθαρὸν ἔσται. </text:span></text:span><text:span text:style-name="Default_20_Paragraph_20_Font"><text:span text:style-name="T1">59 </text:span></text:span><text:span text:style-name="Default_20_Paragraph_20_Font"><text:span text:style-name="T2">οὗτος ὁ νόμος ἁφῆς λέπρας ἱματίου ἐρεοῦ ἢ στιππυίνου ἢ στήμονος ἢ κρόκης ἢ παντὸς σκεύους δερματίνου εἰς τὸ καθαρίσαι αὐτὸ ἢ μιᾶναι αὐτό. </text:span></text:span></text:p>
      </text:section>
      <text:section text:style-name="Sect1" text:name="Sect14">
        <text:p text:style-name="P2"><text:soft-page-break/>Λευιτικον 14</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Οὗτος ὁ νόμος τοῦ λεπροῦ, ᾗ ἂν ἡμέρᾳ καθαρισθῇ· καὶ προσαχθήσεται πρὸς τὸν ἱερέα, </text:span></text:span><text:span text:style-name="Default_20_Paragraph_20_Font"><text:span text:style-name="T1">3 </text:span></text:span><text:span text:style-name="Default_20_Paragraph_20_Font"><text:span text:style-name="T2">καὶ ἐξελεύσεται ὁ ἱερεὺς ἔξω τῆς παρεμβολῆς, καὶ ὄψεται ὁ ἱερεὺς καὶ ἰδοὺ ἰᾶται ἡ ἁφὴ τῆς λέπρας ἀπὸ τοῦ λεπροῦ, </text:span></text:span><text:span text:style-name="Default_20_Paragraph_20_Font"><text:span text:style-name="T1">4 </text:span></text:span><text:span text:style-name="Default_20_Paragraph_20_Font"><text:span text:style-name="T2">καὶ προστάξει ὁ ἱερεὺς καὶ λήμψονται τῷ κεκαθαρισμένῳ δύο ὀρνίθια ζῶντα καθαρὰ καὶ ξύλον κέδρινον καὶ κεκλωσμένον κόκκινον καὶ ὕσσωπον· </text:span></text:span><text:span text:style-name="Default_20_Paragraph_20_Font"><text:span text:style-name="T1">5 </text:span></text:span><text:span text:style-name="Default_20_Paragraph_20_Font"><text:span text:style-name="T2">καὶ προστάξει ὁ ἱερεὺς καὶ σφάξουσιν τὸ ὀρνίθιον τὸ ἓν εἰς ἀγγεῖον ὀστράκινον ἐφ’ ὕδατι ζῶντι· </text:span></text:span><text:span text:style-name="Default_20_Paragraph_20_Font"><text:span text:style-name="T1">6 </text:span></text:span><text:span text:style-name="Default_20_Paragraph_20_Font"><text:span text:style-name="T2">καὶ τὸ ὀρνίθιον τὸ ζῶν λήμψεται αὐτὸ καὶ τὸ ξύλον τὸ κέδρινον καὶ τὸ κλωστὸν κόκκινον καὶ τὸν ὕσσωπον καὶ βάψει αὐτὰ καὶ τὸ ὀρνίθιον τὸ ζῶν εἰς τὸ αἷμα τοῦ ὀρνιθίου τοῦ σφαγέντος ἐφ’ ὕδατι ζῶντι· </text:span></text:span><text:span text:style-name="Default_20_Paragraph_20_Font"><text:span text:style-name="T1">7 </text:span></text:span><text:span text:style-name="Default_20_Paragraph_20_Font"><text:span text:style-name="T2">καὶ περιρρανεῖ ἐπὶ τὸν καθαρισθέντα ἀπὸ τῆς λέπρας ἑπτάκις, καὶ καθαρὸς ἔσται· καὶ ἐξαποστελεῖ τὸ ὀρνίθιον τὸ ζῶν εἰς τὸ πεδίον. </text:span></text:span><text:span text:style-name="Default_20_Paragraph_20_Font"><text:span text:style-name="T1">8 </text:span></text:span><text:span text:style-name="Default_20_Paragraph_20_Font"><text:span text:style-name="T2">καὶ πλυνεῖ ὁ καθαρισθεὶς τὰ ἱμάτια αὐτοῦ καὶ ξυρηθήσεται αὐτοῦ πᾶσαν τὴν τρίχα καὶ λούσεται ἐν ὕδατι καὶ καθαρὸς ἔσται· καὶ μετὰ ταῦτα εἰσελεύσεται εἰς τὴν παρεμβολὴν καὶ διατρίψει ἔξω τοῦ οἴκου αὐτοῦ ἑπτὰ ἡμέρας. </text:span></text:span><text:span text:style-name="Default_20_Paragraph_20_Font"><text:span text:style-name="T1">9 </text:span></text:span><text:span text:style-name="Default_20_Paragraph_20_Font"><text:span text:style-name="T2">καὶ ἔσται τῇ ἡμέρᾳ τῇ ἑβδόμῃ ξυρηθήσεται πᾶσαν τὴν τρίχα αὐτοῦ, τὴν κεφαλὴν αὐτοῦ καὶ τὸν πώγωνα καὶ τὰς ὀφρύας καὶ πᾶσαν τὴν τρίχα αὐτοῦ ξυρηθήσεται· καὶ πλυνεῖ τὰ ἱμάτια καὶ λούσεται τὸ σῶμα αὐτοῦ ὕδατι καὶ καθαρὸς ἔσται. – </text:span></text:span><text:span text:style-name="Default_20_Paragraph_20_Font"><text:span text:style-name="T1">10 </text:span></text:span><text:span text:style-name="Default_20_Paragraph_20_Font"><text:span text:style-name="T2">καὶ τῇ ἡμέρᾳ τῇ ὀγδόῃ λήμψεται δύο ἀμνοὺς ἐνιαυσίους ἀμώμους καὶ πρόβατον ἐνιαύσιον ἄμωμον καὶ τρία δέκατα σεμιδάλεως εἰς θυσίαν πεφυραμένης ἐν ἐλαίῳ καὶ κοτύλην ἐλαίου μίαν, </text:span></text:span><text:span text:style-name="Default_20_Paragraph_20_Font"><text:span text:style-name="T1">11 </text:span></text:span><text:span text:style-name="Default_20_Paragraph_20_Font"><text:span text:style-name="T2">καὶ στήσει ὁ ἱερεὺς ὁ καθαρίζων τὸν ἄνθρωπον τὸν καθαριζόμενον καὶ ταῦτα ἔναντι κυρίου ἐπὶ τὴν θύραν τῆς σκηνῆς τοῦ μαρτυρίου. </text:span></text:span><text:span text:style-name="Default_20_Paragraph_20_Font"><text:span text:style-name="T1">12 </text:span></text:span><text:span text:style-name="Default_20_Paragraph_20_Font"><text:span text:style-name="T2">καὶ λήμψεται ὁ ἱερεὺς τὸν ἀμνὸν τὸν ἕνα καὶ προσάξει αὐτὸν τῆς πλημμελείας καὶ τὴν κοτύλην τοῦ ἐλαίου καὶ ἀφοριεῖ αὐτὸ ἀφόρισμα ἔναντι κυρίου· </text:span></text:span><text:span text:style-name="Default_20_Paragraph_20_Font"><text:span text:style-name="T1">13 </text:span></text:span><text:span text:style-name="Default_20_Paragraph_20_Font"><text:span text:style-name="T2">καὶ σφάξουσιν τὸν ἀμνὸν ἐν τόπῳ, οὗ σφάζουσιν τὰ ὁλοκαυτώματα καὶ τὰ περὶ ἁμαρτίας, ἐν τόπῳ ἁγίῳ· ἔστιν γὰρ τὸ περὶ ἁμαρτίας ὥσπερ τὸ τῆς πλημμελείας, ἔστιν τῷ ἱερεῖ, ἅγια ἁγίων ἐστίν. </text:span></text:span><text:span text:style-name="Default_20_Paragraph_20_Font"><text:span text:style-name="T1">14 </text:span></text:span><text:span text:style-name="Default_20_Paragraph_20_Font"><text:span text:style-name="T2">καὶ λήμψεται ὁ ἱερεὺς ἀπὸ τοῦ αἵματος τοῦ τῆς πλημμελείας, καὶ ἐπιθήσει ὁ ἱερεὺς ἐπὶ τὸν λοβὸν τοῦ ὠτὸς τοῦ καθαριζομένου τοῦ δεξιοῦ καὶ ἐπὶ τὸ ἄκρον τῆς χειρὸς τῆς δεξιᾶς καὶ ἐπὶ τὸ ἄκρον τοῦ ποδὸς τοῦ δεξιοῦ. </text:span></text:span><text:span text:style-name="Default_20_Paragraph_20_Font"><text:span text:style-name="T1">15 </text:span></text:span><text:span text:style-name="Default_20_Paragraph_20_Font"><text:span text:style-name="T2">καὶ λαβὼν ὁ ἱερεὺς ἀπὸ τῆς κοτύλης τοῦ ἐλαίου ἐπιχεεῖ ἐπὶ τὴν χεῖρα τοῦ ἱερέως τὴν ἀριστερὰν </text:span></text:span><text:span text:style-name="Default_20_Paragraph_20_Font"><text:span text:style-name="T1">16 </text:span></text:span><text:span text:style-name="Default_20_Paragraph_20_Font"><text:span text:style-name="T2">καὶ βάψει τὸν δάκτυλον τὸν δεξιὸν ἀπὸ τοῦ ἐλαίου τοῦ ὄντος ἐπὶ τῆς χειρὸς τῆς ἀριστερᾶς καὶ ῥανεῖ ἑπτάκις τῷ δακτύλῳ ἔναντι κυρίου· </text:span></text:span><text:span text:style-name="Default_20_Paragraph_20_Font"><text:span text:style-name="T1">17 </text:span></text:span><text:span text:style-name="Default_20_Paragraph_20_Font"><text:span text:style-name="T2">τὸ δὲ καταλειφθὲν ἔλαιον τὸ ὂν ἐν τῇ χειρὶ ἐπιθήσει ὁ ἱερεὺς ἐπὶ τὸν λοβὸν τοῦ ὠτὸς τοῦ καθαριζομένου τοῦ δεξιοῦ καὶ ἐπὶ τὸ ἄκρον τῆς χειρὸς τῆς δεξιᾶς καὶ ἐπὶ τὸ ἄκρον τοῦ ποδὸς τοῦ δεξιοῦ ἐπὶ τὸν τόπον τοῦ αἵματος τοῦ τῆς πλημμελείας· </text:span></text:span><text:span text:style-name="Default_20_Paragraph_20_Font"><text:span text:style-name="T1">18 </text:span></text:span><text:span text:style-name="Default_20_Paragraph_20_Font"><text:span text:style-name="T2">τὸ δὲ καταλειφθὲν ἔλαιον τὸ ἐπὶ τῆς χειρὸς τοῦ ἱερέως ἐπιθήσει ὁ ἱερεὺς ἐπὶ τὴν κεφαλὴν τοῦ καθαρισθέντος, καὶ ἐξιλάσεται περὶ αὐτοῦ ὁ ἱερεὺς ἔναντι κυρίου. </text:span></text:span><text:span text:style-name="Default_20_Paragraph_20_Font"><text:span text:style-name="T1">19 </text:span></text:span><text:span text:style-name="Default_20_Paragraph_20_Font"><text:span text:style-name="T2">καὶ ποιήσει ὁ ἱερεὺς τὸ περὶ τῆς ἁμαρτίας, καὶ ἐξιλάσεται ὁ ἱερεὺς περὶ τοῦ ἀκαθάρτου τοῦ καθαριζομένου ἀπὸ τῆς ἁμαρτίας αὐτοῦ· καὶ μετὰ τοῦτο σφάξει ὁ ἱερεὺς τὸ ὁλοκαύτωμα. </text:span></text:span><text:span text:style-name="Default_20_Paragraph_20_Font"><text:span text:style-name="T1">20 </text:span></text:span><text:span text:style-name="Default_20_Paragraph_20_Font"><text:span text:style-name="T2">καὶ ἀνοίσει ὁ ἱερεὺς τὸ ὁλοκαύτωμα καὶ τὴν θυσίαν ἐπὶ τὸ θυσιαστήριον ἔναντι κυρίου· καὶ ἐξιλάσεται περὶ αὐτοῦ ὁ ἱερεύς, καὶ καθαρισθήσεται. </text:span></text:span></text:p>
        <text:p text:style-name="P3"><text:span text:style-name="Default_20_Paragraph_20_Font"><text:span text:style-name="T1">21 </text:span></text:span><text:span text:style-name="Default_20_Paragraph_20_Font"><text:span text:style-name="T2">Ἐὰν δὲ πένηται καὶ ἡ χεὶρ αὐτοῦ μὴ εὑρίσκῃ, λήμψεται ἀμνὸν ἕνα εἰς ὃ ἐπλημμέλησεν εἰς ἀφαίρεμα ὥστε ἐξιλάσασθαι περὶ αὐτοῦ καὶ δέκατον σεμιδάλεως πεφυραμένης ἐν ἐλαίῳ εἰς θυσίαν καὶ κοτύλην ἐλαίου μίαν </text:span></text:span><text:span text:style-name="Default_20_Paragraph_20_Font"><text:span text:style-name="T1">22 </text:span></text:span><text:span text:style-name="Default_20_Paragraph_20_Font"><text:span text:style-name="T2">καὶ δύο τρυγόνας ἢ δύο νεοσσοὺς περιστερῶν, ὅσα εὗρεν ἡ χεὶρ αὐτοῦ, καὶ ἔσται ἡ μία περὶ ἁμαρτίας καὶ ἡ μία εἰς ὁλοκαύτωμα· </text:span></text:span><text:span text:style-name="Default_20_Paragraph_20_Font"><text:span text:style-name="T1">23 </text:span></text:span><text:span text:style-name="Default_20_Paragraph_20_Font"><text:span text:style-name="T2">καὶ προσοίσει αὐτὰ τῇ ἡμέρᾳ τῇ ὀγδόῃ εἰς τὸ καθαρίσαι αὐτὸν πρὸς τὸν ἱερέα ἐπὶ τὴν θύραν τῆς σκηνῆς τοῦ μαρτυρίου ἔναντι κυρίου. </text:span></text:span><text:span text:style-name="Default_20_Paragraph_20_Font"><text:span text:style-name="T1">24 </text:span></text:span><text:span text:style-name="Default_20_Paragraph_20_Font"><text:span text:style-name="T2">καὶ λαβὼν ὁ ἱερεὺς τὸν ἀμνὸν τῆς </text:span></text:span><text:soft-page-break/><text:span text:style-name="Default_20_Paragraph_20_Font"><text:span text:style-name="T2">πλημμελείας καὶ τὴν κοτύλην τοῦ ἐλαίου ἐπιθήσει αὐτὰ ἐπίθεμα ἔναντι κυρίου. </text:span></text:span><text:span text:style-name="Default_20_Paragraph_20_Font"><text:span text:style-name="T1">25 </text:span></text:span><text:span text:style-name="Default_20_Paragraph_20_Font"><text:span text:style-name="T2">καὶ σφάξει τὸν ἀμνὸν τῆς πλημμελείας καὶ λήμψεται ὁ ἱερεὺς ἀπὸ τοῦ αἵματος τοῦ τῆς πλημμελείας καὶ ἐπιθήσει ἐπὶ τὸν λοβὸν τοῦ ὠτὸς τοῦ καθαριζομένου τοῦ δεξιοῦ καὶ ἐπὶ τὸ ἄκρον τῆς χειρὸς τῆς δεξιᾶς καὶ ἐπὶ τὸ ἄκρον τοῦ ποδὸς τοῦ δεξιοῦ. </text:span></text:span><text:span text:style-name="Default_20_Paragraph_20_Font"><text:span text:style-name="T1">26 </text:span></text:span><text:span text:style-name="Default_20_Paragraph_20_Font"><text:span text:style-name="T2">καὶ ἀπὸ τοῦ ἐλαίου ἐπιχεεῖ ὁ ἱερεὺς ἐπὶ τὴν χεῖρα τοῦ ἱερέως τὴν ἀριστεράν, </text:span></text:span><text:span text:style-name="Default_20_Paragraph_20_Font"><text:span text:style-name="T1">27 </text:span></text:span><text:span text:style-name="Default_20_Paragraph_20_Font"><text:span text:style-name="T2">καὶ ῥανεῖ ὁ ἱερεὺς τῷ δακτύλῳ τῷ δεξιῷ ἀπὸ τοῦ ἐλαίου τοῦ ἐν τῇ χειρὶ αὐτοῦ τῇ ἀριστερᾷ ἑπτάκις ἔναντι κυρίου· </text:span></text:span><text:span text:style-name="Default_20_Paragraph_20_Font"><text:span text:style-name="T1">28 </text:span></text:span><text:span text:style-name="Default_20_Paragraph_20_Font"><text:span text:style-name="T2">καὶ ἐπιθήσει ὁ ἱερεὺς ἀπὸ τοῦ ἐλαίου τοῦ ἐπὶ τῆς χειρὸς αὐτοῦ ἐπὶ τὸν λοβὸν τοῦ ὠτὸς τοῦ καθαριζομένου τοῦ δεξιοῦ καὶ ἐπὶ τὸ ἄκρον τῆς χειρὸς αὐτοῦ τῆς δεξιᾶς καὶ ἐπὶ τὸ ἄκρον τοῦ ποδὸς αὐτοῦ τοῦ δεξιοῦ ἐπὶ τὸν τόπον τοῦ αἵματος τοῦ τῆς πλημμελείας· </text:span></text:span><text:span text:style-name="Default_20_Paragraph_20_Font"><text:span text:style-name="T1">29 </text:span></text:span><text:span text:style-name="Default_20_Paragraph_20_Font"><text:span text:style-name="T2">τὸ δὲ καταλειφθὲν ἀπὸ τοῦ ἐλαίου τὸ ὂν ἐπὶ τῆς χειρὸς τοῦ ἱερέως ἐπιθήσει ἐπὶ τὴν κεφαλὴν τοῦ καθαρισθέντος, καὶ ἐξιλάσεται περὶ αὐτοῦ ὁ ἱερεὺς ἔναντι κυρίου. </text:span></text:span><text:span text:style-name="Default_20_Paragraph_20_Font"><text:span text:style-name="T1">30 </text:span></text:span><text:span text:style-name="Default_20_Paragraph_20_Font"><text:span text:style-name="T2">καὶ ποιήσει μίαν τῶν τρυγόνων ἢ ἀπὸ τῶν νεοσσῶν τῶν περιστερῶν, καθότι εὗρεν αὐτοῦ ἡ χείρ, </text:span></text:span><text:span text:style-name="Default_20_Paragraph_20_Font"><text:span text:style-name="T1">31 </text:span></text:span><text:span text:style-name="Default_20_Paragraph_20_Font"><text:span text:style-name="T2">τὴν μίαν περὶ ἁμαρτίας καὶ τὴν μίαν εἰς ὁλοκαύτωμα σὺν τῇ θυσίᾳ, καὶ ἐξιλάσεται ὁ ἱερεὺς περὶ τοῦ καθαριζομένου ἔναντι κυρίου. </text:span></text:span><text:span text:style-name="Default_20_Paragraph_20_Font"><text:span text:style-name="T1">32 </text:span></text:span><text:span text:style-name="Default_20_Paragraph_20_Font"><text:span text:style-name="T2">οὗτος ὁ νόμος, ἐν ᾧ ἐστιν ἡ ἁφὴ τῆς λέπρας καὶ τοῦ μὴ εὑρίσκοντος τῇ χειρὶ εἰς τὸν καθαρισμὸν αὐτοῦ. </text:span></text:span></text:p>
        <text:p text:style-name="P3"><text:span text:style-name="Default_20_Paragraph_20_Font"><text:span text:style-name="T1">33 </text:span></text:span><text:span text:style-name="Default_20_Paragraph_20_Font"><text:span text:style-name="T2">Καὶ ἐλάλησεν κύριος πρὸς Μωυσῆν καὶ Ααρων λέγων </text:span></text:span><text:span text:style-name="Default_20_Paragraph_20_Font"><text:span text:style-name="T1">34 </text:span></text:span><text:span text:style-name="Default_20_Paragraph_20_Font"><text:span text:style-name="T2">Ὡς ἂν εἰσέλθητε εἰς τὴν γῆν τῶν Χαναναίων, ἣν ἐγὼ δίδωμι ὑμῖν ἐν κτήσει, καὶ δώσω ἁφὴν λέπρας ἐν ταῖς οἰκίαις τῆς γῆς τῆς ἐγκτήτου ὑμῖν, </text:span></text:span><text:span text:style-name="Default_20_Paragraph_20_Font"><text:span text:style-name="T1">35 </text:span></text:span><text:span text:style-name="Default_20_Paragraph_20_Font"><text:span text:style-name="T2">καὶ ἥξει τίνος αὐτοῦ ἡ οἰκία καὶ ἀναγγελεῖ τῷ ἱερεῖ λέγων Ὥσπερ ἁφὴ ἑώραταί μου ἐν τῇ οἰκίᾳ. </text:span></text:span><text:span text:style-name="Default_20_Paragraph_20_Font"><text:span text:style-name="T1">36 </text:span></text:span><text:span text:style-name="Default_20_Paragraph_20_Font"><text:span text:style-name="T2">καὶ προστάξει ὁ ἱερεὺς ἀποσκευάσαι τὴν οἰκίαν πρὸ τοῦ εἰσελθόντα ἰδεῖν τὸν ἱερέα τὴν ἁφὴν καὶ οὐ μὴ ἀκάθαρτα γένηται ὅσα ἐὰν ᾖ ἐν τῇ οἰκίᾳ, καὶ μετὰ ταῦτα εἰσελεύσεται ὁ ἱερεὺς καταμαθεῖν τὴν οἰκίαν. </text:span></text:span><text:span text:style-name="Default_20_Paragraph_20_Font"><text:span text:style-name="T1">37 </text:span></text:span><text:span text:style-name="Default_20_Paragraph_20_Font"><text:span text:style-name="T2">καὶ ὄψεται τὴν ἁφὴν ἐν τοῖς τοίχοις τῆς οἰκίας, κοιλάδας χλωριζούσας ἢ πυρριζούσας, καὶ ἡ ὄψις αὐτῶν ταπεινοτέρα τῶν τοίχων, </text:span></text:span><text:span text:style-name="Default_20_Paragraph_20_Font"><text:span text:style-name="T1">38 </text:span></text:span><text:span text:style-name="Default_20_Paragraph_20_Font"><text:span text:style-name="T2">καὶ ἐξελθὼν ὁ ἱερεὺς ἐκ τῆς οἰκίας ἐπὶ τὴν θύραν τῆς οἰκίας καὶ ἀφοριεῖ ὁ ἱερεὺς τὴν οἰκίαν ἑπτὰ ἡμέρας. </text:span></text:span><text:span text:style-name="Default_20_Paragraph_20_Font"><text:span text:style-name="T1">39 </text:span></text:span><text:span text:style-name="Default_20_Paragraph_20_Font"><text:span text:style-name="T2">καὶ ἐπανήξει ὁ ἱερεὺς τῇ ἡμέρᾳ τῇ ἑβδόμῃ καὶ ὄψεται τὴν οἰκίαν καὶ ἰδοὺ οὐ διεχύθη ἡ ἁφὴ ἐν τοῖς τοίχοις τῆς οἰκίας, </text:span></text:span><text:span text:style-name="Default_20_Paragraph_20_Font"><text:span text:style-name="T1">40 </text:span></text:span><text:span text:style-name="Default_20_Paragraph_20_Font"><text:span text:style-name="T2">καὶ προστάξει ὁ ἱερεὺς καὶ ἐξελοῦσιν τοὺς λίθους, ἐν οἷς ἐστιν ἡ ἁφή, καὶ ἐκβαλοῦσιν αὐτοὺς ἔξω τῆς πόλεως εἰς τόπον ἀκάθαρτον. </text:span></text:span><text:span text:style-name="Default_20_Paragraph_20_Font"><text:span text:style-name="T1">41 </text:span></text:span><text:span text:style-name="Default_20_Paragraph_20_Font"><text:span text:style-name="T2">καὶ ἀποξύσουσιν τὴν οἰκίαν ἔσωθεν κύκλῳ καὶ ἐκχεοῦσιν τὸν χοῦν ἔξω τῆς πόλεως εἰς τόπον ἀκάθαρτον. </text:span></text:span><text:span text:style-name="Default_20_Paragraph_20_Font"><text:span text:style-name="T1">42 </text:span></text:span><text:span text:style-name="Default_20_Paragraph_20_Font"><text:span text:style-name="T2">καὶ λήμψονται λίθους ἀπεξυσμένους ἑτέρους καὶ ἀντιθήσουσιν ἀντὶ τῶν λίθων καὶ χοῦν ἕτερον λήμψονται καὶ ἐξαλείψουσιν τὴν οἰκίαν. </text:span></text:span><text:span text:style-name="Default_20_Paragraph_20_Font"><text:span text:style-name="T1">43 </text:span></text:span><text:span text:style-name="Default_20_Paragraph_20_Font"><text:span text:style-name="T2">ἐὰν δὲ ἐπέλθῃ πάλιν ἁφὴ καὶ ἀνατείλῃ ἐν τῇ οἰκίᾳ μετὰ τὸ ἐξελεῖν τοὺς λίθους καὶ μετὰ τὸ ἀποξυσθῆναι τὴν οἰκίαν καὶ μετὰ τὸ ἐξαλειφθῆναι, </text:span></text:span><text:span text:style-name="Default_20_Paragraph_20_Font"><text:span text:style-name="T1">44 </text:span></text:span><text:span text:style-name="Default_20_Paragraph_20_Font"><text:span text:style-name="T2">καὶ εἰσελεύσεται ὁ ἱερεὺς καὶ ὄψεται· εἰ διακέχυται ἡ ἁφὴ ἐν τῇ οἰκίᾳ, λέπρα ἔμμονός ἐστιν ἐν τῇ οἰκίᾳ, ἀκάθαρτός ἐστιν. </text:span></text:span><text:span text:style-name="Default_20_Paragraph_20_Font"><text:span text:style-name="T1">45 </text:span></text:span><text:span text:style-name="Default_20_Paragraph_20_Font"><text:span text:style-name="T2">καὶ καθελοῦσιν τὴν οἰκίαν καὶ τὰ ξύλα αὐτῆς καὶ τοὺς λίθους αὐτῆς καὶ πάντα τὸν χοῦν ἐξοίσουσιν ἔξω τῆς πόλεως εἰς τόπον ἀκάθαρτον. </text:span></text:span><text:span text:style-name="Default_20_Paragraph_20_Font"><text:span text:style-name="T1">46 </text:span></text:span><text:span text:style-name="Default_20_Paragraph_20_Font"><text:span text:style-name="T2">καὶ ὁ εἰσπορευόμενος εἰς τὴν οἰκίαν πάσας τὰς ἡμέρας, ἃς ἀφωρισμένη ἐστίν, ἀκάθαρτος ἔσται ἕως ἑσπέρας· </text:span></text:span><text:span text:style-name="Default_20_Paragraph_20_Font"><text:span text:style-name="T1">47 </text:span></text:span><text:span text:style-name="Default_20_Paragraph_20_Font"><text:span text:style-name="T2">καὶ ὁ κοιμώμενος ἐν τῇ οἰκίᾳ πλυνεῖ τὰ ἱμάτια αὐτοῦ καὶ ἀκάθαρτος ἔσται ἕως ἑσπέρας· καὶ ὁ ἔσθων ἐν τῇ οἰκίᾳ πλυνεῖ τὰ ἱμάτια αὐτοῦ καὶ ἀκάθαρτος ἔσται ἕως ἑσπέρας. </text:span></text:span><text:span text:style-name="Default_20_Paragraph_20_Font"><text:span text:style-name="T1">48 </text:span></text:span><text:span text:style-name="Default_20_Paragraph_20_Font"><text:span text:style-name="T2">ἐὰν δὲ παραγενόμενος εἰσέλθῃ ὁ ἱερεὺς καὶ ἴδῃ καὶ ἰδοὺ διαχύσει οὐ διαχεῖται ἡ ἁφὴ ἐν τῇ οἰκίᾳ μετὰ τὸ ἐξαλειφθῆναι τὴν οἰκίαν, καὶ καθαριεῖ ὁ ἱερεὺς τὴν οἰκίαν, ὅτι ἰάθη ἡ ἁφή. </text:span></text:span><text:span text:style-name="Default_20_Paragraph_20_Font"><text:span text:style-name="T1">49 </text:span></text:span><text:span text:style-name="Default_20_Paragraph_20_Font"><text:span text:style-name="T2">καὶ λήμψεται ἀφαγνίσαι τὴν οἰκίαν δύο ὀρνίθια ζῶντα καθαρὰ καὶ ξύλον κέδρινον καὶ κεκλωσμένον κόκκινον καὶ ὕσσωπον· </text:span></text:span><text:span text:style-name="Default_20_Paragraph_20_Font"><text:span text:style-name="T1">50 </text:span></text:span><text:span text:style-name="Default_20_Paragraph_20_Font"><text:span text:style-name="T2">καὶ σφάξει τὸ ὀρνίθιον τὸ ἓν εἰς σκεῦος ὀστράκινον ἐφ’ ὕδατι ζῶντι </text:span></text:span><text:span text:style-name="Default_20_Paragraph_20_Font"><text:span text:style-name="T1">51 </text:span></text:span><text:span text:style-name="Default_20_Paragraph_20_Font"><text:span text:style-name="T2">καὶ λήμψεται τὸ ξύλον τὸ κέδρινον καὶ τὸ κεκλωσμένον κόκκινον καὶ τὸν ὕσσωπον καὶ τὸ ὀρνίθιον τὸ ζῶν καὶ βάψει αὐτὸ εἰς τὸ αἷμα τοῦ ὀρνιθίου τοῦ ἐσφαγμένου ἐφ’ ὕδατι ζῶντι καὶ περιρρανεῖ ἐν </text:span></text:span><text:soft-page-break/><text:span text:style-name="Default_20_Paragraph_20_Font"><text:span text:style-name="T2">αὐτοῖς ἐπὶ τὴν οἰκίαν ἑπτάκις </text:span></text:span><text:span text:style-name="Default_20_Paragraph_20_Font"><text:span text:style-name="T1">52 </text:span></text:span><text:span text:style-name="Default_20_Paragraph_20_Font"><text:span text:style-name="T2">καὶ ἀφαγνιεῖ τὴν οἰκίαν ἐν τῷ αἵματι τοῦ ὀρνιθίου καὶ ἐν τῷ ὕδατι τῷ ζῶντι καὶ ἐν τῷ ὀρνιθίῳ τῷ ζῶντι καὶ ἐν τῷ ξύλῳ τῷ κεδρίνῳ καὶ ἐν τῷ ὑσσώπῳ καὶ ἐν τῷ κεκλωσμένῳ κοκκίνῳ· </text:span></text:span><text:span text:style-name="Default_20_Paragraph_20_Font"><text:span text:style-name="T1">53 </text:span></text:span><text:span text:style-name="Default_20_Paragraph_20_Font"><text:span text:style-name="T2">καὶ ἐξαποστελεῖ τὸ ὀρνίθιον τὸ ζῶν ἔξω τῆς πόλεως εἰς τὸ πεδίον καὶ ἐξιλάσεται περὶ τῆς οἰκίας, καὶ καθαρὰ ἔσται. </text:span></text:span></text:p>
        <text:p text:style-name="P3"><text:span text:style-name="Default_20_Paragraph_20_Font"><text:span text:style-name="T1">54 </text:span></text:span><text:span text:style-name="Default_20_Paragraph_20_Font"><text:span text:style-name="T2">Οὗτος ὁ νόμος κατὰ πᾶσαν ἁφὴν λέπρας καὶ θραύσματος </text:span></text:span><text:span text:style-name="Default_20_Paragraph_20_Font"><text:span text:style-name="T1">55 </text:span></text:span><text:span text:style-name="Default_20_Paragraph_20_Font"><text:span text:style-name="T2">καὶ τῆς λέπρας ἱματίου καὶ οἰκίας </text:span></text:span><text:span text:style-name="Default_20_Paragraph_20_Font"><text:span text:style-name="T1">56 </text:span></text:span><text:span text:style-name="Default_20_Paragraph_20_Font"><text:span text:style-name="T2">καὶ οὐλῆς καὶ σημασίας καὶ τοῦ αὐγάζοντος </text:span></text:span><text:span text:style-name="Default_20_Paragraph_20_Font"><text:span text:style-name="T1">57 </text:span></text:span><text:span text:style-name="Default_20_Paragraph_20_Font"><text:span text:style-name="T2">καὶ τοῦ ἐξηγήσασθαι ᾗ ἡμέρᾳ ἀκάθαρτον καὶ ᾗ ἡμέρᾳ καθαρισθήσεται· οὗτος ὁ νόμος τῆς λέπρας. </text:span></text:span></text:p>
      </text:section>
      <text:section text:style-name="Sect1" text:name="Sect15">
        <text:p text:style-name="P2">Λευιτικον 15</text:p>
        <text:p text:style-name="P3"><text:span text:style-name="Default_20_Paragraph_20_Font"><text:span text:style-name="T1">1 </text:span></text:span><text:span text:style-name="Default_20_Paragraph_20_Font"><text:span text:style-name="T2">Καὶ ἐλάλησεν κύριος πρὸς Μωυσῆν καὶ Ααρων λέγων </text:span></text:span><text:span text:style-name="Default_20_Paragraph_20_Font"><text:span text:style-name="T1">2 </text:span></text:span><text:span text:style-name="Default_20_Paragraph_20_Font"><text:span text:style-name="T2">Λάλησον τοῖς υἱοῖς Ισραηλ καὶ ἐρεῖς αὐτοῖς Ἀνδρὶ ἀνδρί, ᾧ ἐὰν γένηται ῥύσις ἐκ τοῦ σώματος αὐτοῦ, ἡ ῥύσις αὐτοῦ ἀκάθαρτός ἐστιν. </text:span></text:span><text:span text:style-name="Default_20_Paragraph_20_Font"><text:span text:style-name="T1">3 </text:span></text:span><text:span text:style-name="Default_20_Paragraph_20_Font"><text:span text:style-name="T2">καὶ οὗτος ὁ νόμος τῆς ἀκαθαρσίας αὐτοῦ· ῥέων γόνον ἐκ σώματος αὐτοῦ ἐκ τῆς ῥύσεως, ἧς συνέστηκεν τὸ σῶμα αὐτοῦ διὰ τῆς ῥύσεως, αὕτη ἡ ἀκαθαρσία αὐτοῦ ἐν αὐτῷ· πᾶσαι αἱ ἡμέραι ῥύσεως σώματος αὐτοῦ, ᾗ συνέστηκεν τὸ σῶμα αὐτοῦ διὰ τῆς ῥύσεως, ἀκαθαρσία αὐτοῦ ἐστιν. </text:span></text:span><text:span text:style-name="Default_20_Paragraph_20_Font"><text:span text:style-name="T1">4 </text:span></text:span><text:span text:style-name="Default_20_Paragraph_20_Font"><text:span text:style-name="T2">πᾶσα κοίτη, ἐφ’ ᾗ ἐὰν κοιμηθῇ ἐπ’ αὐτῆς ὁ γονορρυής, ἀκάθαρτός ἐστιν, καὶ πᾶν σκεῦος, ἐφ’ ὃ ἐὰν καθίσῃ ἐπ’ αὐτὸ ὁ γονορρυής, ἀκάθαρτον ἔσται. </text:span></text:span><text:span text:style-name="Default_20_Paragraph_20_Font"><text:span text:style-name="T1">5 </text:span></text:span><text:span text:style-name="Default_20_Paragraph_20_Font"><text:span text:style-name="T2">καὶ ἄνθρωπος, ὃς ἂν ἅψηται τῆς κοίτης αὐτοῦ, πλυνεῖ τὰ ἱμάτια αὐτοῦ καὶ λούσεται ὕδατι καὶ ἀκάθαρτος ἔσται ἕως ἑσπέρας· </text:span></text:span><text:span text:style-name="Default_20_Paragraph_20_Font"><text:span text:style-name="T1">6 </text:span></text:span><text:span text:style-name="Default_20_Paragraph_20_Font"><text:span text:style-name="T2">καὶ ὁ καθήμενος ἐπὶ τοῦ σκεύους, ἐφ’ ὃ ἐὰν καθίσῃ ὁ γονορρυής, πλυνεῖ τὰ ἱμάτια αὐτοῦ καὶ λούσεται ὕδατι καὶ ἀκάθαρτος ἔσται ἕως ἑσπέρας· </text:span></text:span><text:span text:style-name="Default_20_Paragraph_20_Font"><text:span text:style-name="T1">7 </text:span></text:span><text:span text:style-name="Default_20_Paragraph_20_Font"><text:span text:style-name="T2">καὶ ὁ ἁπτόμενος τοῦ χρωτὸς τοῦ γονορρυοῦς πλυνεῖ τὰ ἱμάτια καὶ λούσεται ὕδατι καὶ ἀκάθαρτος ἔσται ἕως ἑσπέρας. </text:span></text:span><text:span text:style-name="Default_20_Paragraph_20_Font"><text:span text:style-name="T1">8 </text:span></text:span><text:span text:style-name="Default_20_Paragraph_20_Font"><text:span text:style-name="T2">ἐὰν δὲ προσσιελίσῃ ὁ γονορρυὴς ἐπὶ τὸν καθαρόν, πλυνεῖ τὰ ἱμάτια καὶ λούσεται ὕδατι καὶ ἀκάθαρτος ἔσται ἕως ἑσπέρας. </text:span></text:span><text:span text:style-name="Default_20_Paragraph_20_Font"><text:span text:style-name="T1">9 </text:span></text:span><text:span text:style-name="Default_20_Paragraph_20_Font"><text:span text:style-name="T2">καὶ πᾶν ἐπίσαγμα ὄνου, ἐφ’ ὃ ἂν ἐπιβῇ ἐπ’ αὐτὸ ὁ γονορρυής, ἀκάθαρτον ἔσται ἕως ἑσπέρας. </text:span></text:span><text:span text:style-name="Default_20_Paragraph_20_Font"><text:span text:style-name="T1">10 </text:span></text:span><text:span text:style-name="Default_20_Paragraph_20_Font"><text:span text:style-name="T2">καὶ πᾶς ὁ ἁπτόμενος ὅσα ἐὰν ᾖ ὑποκάτω αὐτοῦ, ἀκάθαρτος ἔσται ἕως ἑσπέρας· καὶ ὁ αἴρων αὐτὰ πλυνεῖ τὰ ἱμάτια αὐτοῦ καὶ λούσεται ὕδατι καὶ ἀκάθαρτος ἔσται ἕως ἑσπέρας. </text:span></text:span><text:span text:style-name="Default_20_Paragraph_20_Font"><text:span text:style-name="T1">11 </text:span></text:span><text:span text:style-name="Default_20_Paragraph_20_Font"><text:span text:style-name="T2">καὶ ὅσων ἐὰν ἅψηται ὁ γονορρυὴς καὶ τὰς χεῖρας οὐ νένιπται, πλυνεῖ τὰ ἱμάτια καὶ λούσεται τὸ σῶμα ὕδατι καὶ ἀκάθαρτος ἔσται ἕως ἑσπέρας. </text:span></text:span><text:span text:style-name="Default_20_Paragraph_20_Font"><text:span text:style-name="T1">12 </text:span></text:span><text:span text:style-name="Default_20_Paragraph_20_Font"><text:span text:style-name="T2">καὶ σκεῦος ὀστράκινον, οὗ ἂν ἅψηται ὁ γονορρυής, συντριβήσεται· καὶ σκεῦος ξύλινον νιφήσεται ὕδατι καὶ καθαρὸν ἔσται. – </text:span></text:span><text:span text:style-name="Default_20_Paragraph_20_Font"><text:span text:style-name="T1">13 </text:span></text:span><text:span text:style-name="Default_20_Paragraph_20_Font"><text:span text:style-name="T2">ἐὰν δὲ καθαρισθῇ ὁ γονορρυὴς ἐκ τῆς ῥύσεως αὐτοῦ, καὶ ἐξαριθμήσεται αὐτῷ ἑπτὰ ἡμέρας εἰς τὸν καθαρισμὸν καὶ πλυνεῖ τὰ ἱμάτια αὐτοῦ καὶ λούσεται τὸ σῶμα ὕδατι καὶ καθαρὸς ἔσται. </text:span></text:span><text:span text:style-name="Default_20_Paragraph_20_Font"><text:span text:style-name="T1">14 </text:span></text:span><text:span text:style-name="Default_20_Paragraph_20_Font"><text:span text:style-name="T2">καὶ τῇ ἡμέρᾳ τῇ ὀγδόῃ λήμψεται ἑαυτῷ δύο τρυγόνας ἢ δύο νεοσσοὺς περιστερῶν καὶ οἴσει αὐτὰ ἔναντι κυρίου ἐπὶ τὰς θύρας τῆς σκηνῆς τοῦ μαρτυρίου καὶ δώσει αὐτὰ τῷ ἱερεῖ· </text:span></text:span><text:span text:style-name="Default_20_Paragraph_20_Font"><text:span text:style-name="T1">15 </text:span></text:span><text:span text:style-name="Default_20_Paragraph_20_Font"><text:span text:style-name="T2">καὶ ποιήσει αὐτὰ ὁ ἱερεύς, μίαν περὶ ἁμαρτίας καὶ μίαν εἰς ὁλοκαύτωμα, καὶ ἐξιλάσεται περὶ αὐτοῦ ὁ ἱερεὺς ἔναντι κυρίου ἀπὸ τῆς ῥύσεως αὐτοῦ. </text:span></text:span></text:p>
        <text:p text:style-name="P3"><text:span text:style-name="Default_20_Paragraph_20_Font"><text:span text:style-name="T1">16 </text:span></text:span><text:span text:style-name="Default_20_Paragraph_20_Font"><text:span text:style-name="T2">Καὶ ἄνθρωπος, ᾧ ἐὰν ἐξέλθῃ ἐξ αὐτοῦ κοίτη σπέρματος, καὶ λούσεται ὕδατι πᾶν τὸ σῶμα αὐτοῦ καὶ ἀκάθαρτος ἔσται ἕως ἑσπέρας· </text:span></text:span><text:span text:style-name="Default_20_Paragraph_20_Font"><text:span text:style-name="T1">17 </text:span></text:span><text:span text:style-name="Default_20_Paragraph_20_Font"><text:span text:style-name="T2">καὶ πᾶν ἱμάτιον καὶ πᾶν δέρμα, ἐφ’ ὃ ἐὰν ᾖ ἐπ’ αὐτὸ κοίτη σπέρματος, καὶ πλυθήσεται ὕδατι καὶ ἀκάθαρτον ἔσται ἕως ἑσπέρας. </text:span></text:span><text:span text:style-name="Default_20_Paragraph_20_Font"><text:span text:style-name="T1">18 </text:span></text:span><text:span text:style-name="Default_20_Paragraph_20_Font"><text:span text:style-name="T2">καὶ γυνή, ἐὰν κοιμηθῇ ἀνὴρ μετ’ αὐτῆς κοίτην σπέρματος, καὶ λούσονται ὕδατι καὶ ἀκάθαρτοι ἔσονται ἕως ἑσπέρας. </text:span></text:span></text:p>
        <text:p text:style-name="P3"><text:span text:style-name="Default_20_Paragraph_20_Font"><text:span text:style-name="T1">19 </text:span></text:span><text:span text:style-name="Default_20_Paragraph_20_Font"><text:span text:style-name="T2">Καὶ γυνή, ἥτις ἐὰν ᾖ ῥέουσα αἵματι, ἔσται ἡ ῥύσις αὐτῆς ἐν τῷ σώματι αὐτῆς, ἑπτὰ ἡμέρας ἔσται ἐν τῇ ἀφέδρῳ αὐτῆς· πᾶς ὁ ἁπτόμενος αὐτῆς ἀκάθαρτος ἔσται ἕως ἑσπέρας, </text:span></text:span><text:span text:style-name="Default_20_Paragraph_20_Font"><text:span text:style-name="T1">20 </text:span></text:span><text:span text:style-name="Default_20_Paragraph_20_Font"><text:span text:style-name="T2">καὶ πᾶν, ἐφ’ ὃ ἂν κοιτάζηται ἐπ’ αὐτὸ ἐν τῇ ἀφέδρῳ αὐτῆς, ἀκάθαρτον ἔσται, καὶ </text:span></text:span><text:soft-page-break/><text:span text:style-name="Default_20_Paragraph_20_Font"><text:span text:style-name="T2">πᾶν, ἐφ’ ὃ ἂν ἐπικαθίσῃ ἐπ’ αὐτό, ἀκάθαρτον ἔσται. </text:span></text:span><text:span text:style-name="Default_20_Paragraph_20_Font"><text:span text:style-name="T1">21 </text:span></text:span><text:span text:style-name="Default_20_Paragraph_20_Font"><text:span text:style-name="T2">καὶ πᾶς, ὃς ἐὰν ἅψηται τῆς κοίτης αὐτῆς, πλυνεῖ τὰ ἱμάτια αὐτοῦ καὶ λούσεται τὸ σῶμα αὐτοῦ ὕδατι καὶ ἀκάθαρτος ἔσται ἕως ἑσπέρας. </text:span></text:span><text:span text:style-name="Default_20_Paragraph_20_Font"><text:span text:style-name="T1">22 </text:span></text:span><text:span text:style-name="Default_20_Paragraph_20_Font"><text:span text:style-name="T2">καὶ πᾶς ὁ ἁπτόμενος παντὸς σκεύους, οὗ ἐὰν καθίσῃ ἐπ’ αὐτό, πλυνεῖ τὰ ἱμάτια αὐτοῦ καὶ λούσεται ὕδατι καὶ ἀκάθαρτος ἔσται ἕως ἑσπέρας. </text:span></text:span><text:span text:style-name="Default_20_Paragraph_20_Font"><text:span text:style-name="T1">23 </text:span></text:span><text:span text:style-name="Default_20_Paragraph_20_Font"><text:span text:style-name="T2">ἐὰν δὲ ἐν τῇ κοίτῃ αὐτῆς οὔσης ἢ ἐπὶ τοῦ σκεύους, οὗ ἐὰν καθίσῃ ἐπ’ αὐτῷ, ἐν τῷ ἅπτεσθαι αὐτὸν αὐτῆς, ἀκάθαρτος ἔσται ἕως ἑσπέρας. </text:span></text:span><text:span text:style-name="Default_20_Paragraph_20_Font"><text:span text:style-name="T1">24 </text:span></text:span><text:span text:style-name="Default_20_Paragraph_20_Font"><text:span text:style-name="T2">ἐὰν δὲ κοίτῃ τις κοιμηθῇ μετ’ αὐτῆς καὶ γένηται ἡ ἀκαθαρσία αὐτῆς ἐπ’ αὐτῷ, καὶ ἀκάθαρτος ἔσται ἑπτὰ ἡμέρας, καὶ πᾶσα κοίτη, ἐφ’ ᾗ ἂν κοιμηθῇ ἐπ’ αὐτῆς, ἀκάθαρτος ἔσται. </text:span></text:span></text:p>
        <text:p text:style-name="P3"><text:span text:style-name="Default_20_Paragraph_20_Font"><text:span text:style-name="T1">25 </text:span></text:span><text:span text:style-name="Default_20_Paragraph_20_Font"><text:span text:style-name="T2">Καὶ γυνή, ἐὰν ῥέῃ ῥύσει αἵματος ἡμέρας πλείους οὐκ ἐν καιρῷ τῆς ἀφέδρου αὐτῆς, ἐὰν καὶ ῥέῃ μετὰ τὴν ἄφεδρον αὐτῆς, πᾶσαι αἱ ἡμέραι ῥύσεως ἀκαθαρσίας αὐτῆς καθάπερ αἱ ἡμέραι τῆς ἀφέδρου, ἀκάθαρτος ἔσται. </text:span></text:span><text:span text:style-name="Default_20_Paragraph_20_Font"><text:span text:style-name="T1">26 </text:span></text:span><text:span text:style-name="Default_20_Paragraph_20_Font"><text:span text:style-name="T2">καὶ πᾶσαν κοίτην, ἐφ’ ἣν ἂν κοιμηθῇ ἐπ’ αὐτῆς πάσας τὰς ἡμέρας τῆς ῥύσεως, κατὰ τὴν κοίτην τῆς ἀφέδρου ἔσται αὐτῇ, καὶ πᾶν σκεῦος, ἐφ’ ὃ ἐὰν καθίσῃ ἐπ’ αὐτό, ἀκάθαρτον ἔσται κατὰ τὴν ἀκαθαρσίαν τῆς ἀφέδρου. </text:span></text:span><text:span text:style-name="Default_20_Paragraph_20_Font"><text:span text:style-name="T1">27 </text:span></text:span><text:span text:style-name="Default_20_Paragraph_20_Font"><text:span text:style-name="T2">πᾶς ὁ ἁπτόμενος αὐτῆς ἀκάθαρτος ἔσται καὶ πλυνεῖ τὰ ἱμάτια καὶ λούσεται τὸ σῶμα ὕδατι καὶ ἀκάθαρτος ἔσται ἕως ἑσπέρας. </text:span></text:span><text:span text:style-name="Default_20_Paragraph_20_Font"><text:span text:style-name="T1">28 </text:span></text:span><text:span text:style-name="Default_20_Paragraph_20_Font"><text:span text:style-name="T2">ἐὰν δὲ καθαρισθῇ ἀπὸ τῆς ῥύσεως, καὶ ἐξαριθμήσεται αὐτῇ ἑπτὰ ἡμέρας καὶ μετὰ ταῦτα καθαρισθήσεται. </text:span></text:span><text:span text:style-name="Default_20_Paragraph_20_Font"><text:span text:style-name="T1">29 </text:span></text:span><text:span text:style-name="Default_20_Paragraph_20_Font"><text:span text:style-name="T2">καὶ τῇ ἡμέρᾳ τῇ ὀγδόῃ λήμψεται αὐτῇ δύο τρυγόνας ἢ δύο νεοσσοὺς περιστερῶν καὶ οἴσει αὐτὰ πρὸς τὸν ἱερέα ἐπὶ τὴν θύραν τῆς σκηνῆς τοῦ μαρτυρίου, </text:span></text:span><text:span text:style-name="Default_20_Paragraph_20_Font"><text:span text:style-name="T1">30 </text:span></text:span><text:span text:style-name="Default_20_Paragraph_20_Font"><text:span text:style-name="T2">καὶ ποιήσει ὁ ἱερεὺς τὴν μίαν περὶ ἁμαρτίας καὶ τὴν μίαν εἰς ὁλοκαύτωμα, καὶ ἐξιλάσεται περὶ αὐτῆς ὁ ἱερεὺς ἔναντι κυρίου ἀπὸ ῥύσεως ἀκαθαρσίας αὐτῆς. </text:span></text:span></text:p>
        <text:p text:style-name="P3"><text:span text:style-name="Default_20_Paragraph_20_Font"><text:span text:style-name="T1">31 </text:span></text:span><text:span text:style-name="Default_20_Paragraph_20_Font"><text:span text:style-name="T2">Καὶ εὐλαβεῖς ποιήσετε τοὺς υἱοὺς Ισραηλ ἀπὸ τῶν ἀκαθαρσιῶν αὐτῶν, καὶ οὐκ ἀποθανοῦνται διὰ τὴν ἀκαθαρσίαν αὐτῶν ἐν τῷ μιαίνειν αὐτοὺς τὴν σκηνήν μου τὴν ἐν αὐτοῖς. – </text:span></text:span><text:span text:style-name="Default_20_Paragraph_20_Font"><text:span text:style-name="T1">32 </text:span></text:span><text:span text:style-name="Default_20_Paragraph_20_Font"><text:span text:style-name="T2">οὗτος ὁ νόμος τοῦ γονορρυοῦς καὶ ἐάν τινι ἐξέλθῃ ἐξ αὐτοῦ κοίτη σπέρματος ὥστε μιανθῆναι ἐν αὐτῇ </text:span></text:span><text:span text:style-name="Default_20_Paragraph_20_Font"><text:span text:style-name="T1">33 </text:span></text:span><text:span text:style-name="Default_20_Paragraph_20_Font"><text:span text:style-name="T2">καὶ τῇ αἱμορροούσῃ ἐν τῇ ἀφέδρῳ αὐτῆς καὶ ὁ γονορρυὴς ἐν τῇ ῥύσει αὐτοῦ, τῷ ἄρσενι ἢ τῇ θηλείᾳ, καὶ τῷ ἀνδρί, ὃς ἂν κοιμηθῇ μετὰ ἀποκαθημένης. </text:span></text:span></text:p>
      </text:section>
      <text:section text:style-name="Sect1" text:name="Sect16">
        <text:p text:style-name="P2">Λευιτικον 16</text:p>
        <text:p text:style-name="P3"><text:span text:style-name="Default_20_Paragraph_20_Font"><text:span text:style-name="T1">1 </text:span></text:span><text:span text:style-name="Default_20_Paragraph_20_Font"><text:span text:style-name="T2">Καὶ ἐλάλησεν κύριος πρὸς Μωυσῆν μετὰ τὸ τελευτῆσαι τοὺς δύο υἱοὺς Ααρων ἐν τῷ προσάγειν αὐτοὺς πῦρ ἀλλότριον ἔναντι κυρίου καὶ ἐτελεύτησαν </text:span></text:span><text:span text:style-name="Default_20_Paragraph_20_Font"><text:span text:style-name="T1">2 </text:span></text:span><text:span text:style-name="Default_20_Paragraph_20_Font"><text:span text:style-name="T2">καὶ εἶπεν κύριος πρὸς Μωυσῆν Λάλησον πρὸς Ααρων τὸν ἀδελφόν σου καὶ μὴ εἰσπορευέσθω πᾶσαν ὥραν εἰς τὸ ἅγιον ἐσώτερον τοῦ καταπετάσματος εἰς πρόσωπον τοῦ ἱλαστηρίου, ὅ ἐστιν ἐπὶ τῆς κιβωτοῦ τοῦ μαρτυρίου, καὶ οὐκ ἀποθανεῖται· ἐν γὰρ νεφέλῃ ὀφθήσομαι ἐπὶ τοῦ ἱλαστηρίου. </text:span></text:span><text:span text:style-name="Default_20_Paragraph_20_Font"><text:span text:style-name="T1">3 </text:span></text:span><text:span text:style-name="Default_20_Paragraph_20_Font"><text:span text:style-name="T2">οὕτως εἰσελεύσεται Ααρων εἰς τὸ ἅγιον· ἐν μόσχῳ ἐκ βοῶν περὶ ἁμαρτίας καὶ κριὸν εἰς ὁλοκαύτωμα· </text:span></text:span><text:span text:style-name="Default_20_Paragraph_20_Font"><text:span text:style-name="T1">4 </text:span></text:span><text:span text:style-name="Default_20_Paragraph_20_Font"><text:span text:style-name="T2">καὶ χιτῶνα λινοῦν ἡγιασμένον ἐνδύσεται, καὶ περισκελὲς λινοῦν ἔσται ἐπὶ τοῦ χρωτὸς αὐτοῦ, καὶ ζώνῃ λινῇ ζώσεται καὶ κίδαριν λινῆν περιθήσεται· ἱμάτια ἅγιά ἐστιν, καὶ λούσεται ὕδατι πᾶν τὸ σῶμα αὐτοῦ καὶ ἐνδύσεται αὐτά. </text:span></text:span><text:span text:style-name="Default_20_Paragraph_20_Font"><text:span text:style-name="T1">5 </text:span></text:span><text:span text:style-name="Default_20_Paragraph_20_Font"><text:span text:style-name="T2">καὶ παρὰ τῆς συναγωγῆς τῶν υἱῶν Ισραηλ λήμψεται δύο χιμάρους ἐξ αἰγῶν περὶ ἁμαρτίας καὶ κριὸν ἕνα εἰς ὁλοκαύτωμα. </text:span></text:span><text:span text:style-name="Default_20_Paragraph_20_Font"><text:span text:style-name="T1">6 </text:span></text:span><text:span text:style-name="Default_20_Paragraph_20_Font"><text:span text:style-name="T2">καὶ προσάξει Ααρων τὸν μόσχον τὸν περὶ τῆς ἁμαρτίας αὐτοῦ καὶ ἐξιλάσεται περὶ αὐτοῦ καὶ τοῦ οἴκου αὐτοῦ. </text:span></text:span><text:span text:style-name="Default_20_Paragraph_20_Font"><text:span text:style-name="T1">7 </text:span></text:span><text:span text:style-name="Default_20_Paragraph_20_Font"><text:span text:style-name="T2">καὶ λήμψεται τοὺς δύο χιμάρους καὶ στήσει αὐτοὺς ἔναντι κυρίου παρὰ τὴν θύραν τῆς σκηνῆς τοῦ μαρτυρίου· </text:span></text:span><text:span text:style-name="Default_20_Paragraph_20_Font"><text:span text:style-name="T1">8 </text:span></text:span><text:span text:style-name="Default_20_Paragraph_20_Font"><text:span text:style-name="T2">καὶ ἐπιθήσει Ααρων ἐπὶ τοὺς δύο χιμάρους κλῆρον ἕνα τῷ κυρίῳ καὶ κλῆρον ἕνα </text:span></text:span><text:soft-page-break/><text:span text:style-name="Default_20_Paragraph_20_Font"><text:span text:style-name="T2">τῷ ἀποπομπαίῳ. </text:span></text:span><text:span text:style-name="Default_20_Paragraph_20_Font"><text:span text:style-name="T1">9 </text:span></text:span><text:span text:style-name="Default_20_Paragraph_20_Font"><text:span text:style-name="T2">καὶ προσάξει Ααρων τὸν χίμαρον, ἐφ’ ὃν ἐπῆλθεν ἐπ’ αὐτὸν ὁ κλῆρος τῷ κυρίῳ, καὶ προσοίσει περὶ ἁμαρτίας· </text:span></text:span><text:span text:style-name="Default_20_Paragraph_20_Font"><text:span text:style-name="T1">10 </text:span></text:span><text:span text:style-name="Default_20_Paragraph_20_Font"><text:span text:style-name="T2">καὶ τὸν χίμαρον, ἐφ’ ὃν ἐπῆλθεν ἐπ’ αὐτὸν ὁ κλῆρος τοῦ ἀποπομπαίου, στήσει αὐτὸν ζῶντα ἔναντι κυρίου τοῦ ἐξιλάσασθαι ἐπ’ αὐτοῦ ὥστε ἀποστεῖλαι αὐτὸν εἰς τὴν ἀποπομπήν· ἀφήσει αὐτὸν εἰς τὴν ἔρημον. – </text:span></text:span><text:span text:style-name="Default_20_Paragraph_20_Font"><text:span text:style-name="T1">11 </text:span></text:span><text:span text:style-name="Default_20_Paragraph_20_Font"><text:span text:style-name="T2">καὶ προσάξει Ααρων τὸν μόσχον τὸν περὶ τῆς ἁμαρτίας τὸν αὐτοῦ καὶ τοῦ οἴκου αὐτοῦ μόνον καὶ ἐξιλάσεται περὶ αὐτοῦ καὶ τοῦ οἴκου αὐτοῦ καὶ σφάξει τὸν μόσχον τὸν περὶ τῆς ἁμαρτίας τὸν αὐτοῦ. </text:span></text:span><text:span text:style-name="Default_20_Paragraph_20_Font"><text:span text:style-name="T1">12 </text:span></text:span><text:span text:style-name="Default_20_Paragraph_20_Font"><text:span text:style-name="T2">καὶ λήμψεται τὸ πυρεῖον πλῆρες ἀνθράκων πυρὸς ἀπὸ τοῦ θυσιαστηρίου τοῦ ἀπέναντι κυρίου καὶ πλήσει τὰς χεῖρας θυμιάματος συνθέσεως λεπτῆς καὶ εἰσοίσει ἐσώτερον τοῦ καταπετάσματος </text:span></text:span><text:span text:style-name="Default_20_Paragraph_20_Font"><text:span text:style-name="T1">13 </text:span></text:span><text:span text:style-name="Default_20_Paragraph_20_Font"><text:span text:style-name="T2">καὶ ἐπιθήσει τὸ θυμίαμα ἐπὶ τὸ πῦρ ἔναντι κυρίου· καὶ καλύψει ἡ ἀτμὶς τοῦ θυμιάματος τὸ ἱλαστήριον τὸ ἐπὶ τῶν μαρτυρίων, καὶ οὐκ ἀποθανεῖται. </text:span></text:span><text:span text:style-name="Default_20_Paragraph_20_Font"><text:span text:style-name="T1">14 </text:span></text:span><text:span text:style-name="Default_20_Paragraph_20_Font"><text:span text:style-name="T2">καὶ λήμψεται ἀπὸ τοῦ αἵματος τοῦ μόσχου καὶ ῥανεῖ τῷ δακτύλῳ ἐπὶ τὸ ἱλαστήριον κατὰ ἀνατολάς· κατὰ πρόσωπον τοῦ ἱλαστηρίου ῥανεῖ ἑπτάκις ἀπὸ τοῦ αἵματος τῷ δακτύλῳ. </text:span></text:span><text:span text:style-name="Default_20_Paragraph_20_Font"><text:span text:style-name="T1">15 </text:span></text:span><text:span text:style-name="Default_20_Paragraph_20_Font"><text:span text:style-name="T2">καὶ σφάξει τὸν χίμαρον τὸν περὶ τῆς ἁμαρτίας τὸν περὶ τοῦ λαοῦ ἔναντι κυρίου καὶ εἰσοίσει ἀπὸ τοῦ αἵματος αὐτοῦ ἐσώτερον τοῦ καταπετάσματος καὶ ποιήσει τὸ αἷμα αὐτοῦ ὃν τρόπον ἐποίησεν τὸ αἷμα τοῦ μόσχου, καὶ ῥανεῖ τὸ αἷμα αὐτοῦ ἐπὶ τὸ ἱλαστήριον κατὰ πρόσωπον τοῦ ἱλαστηρίου </text:span></text:span><text:span text:style-name="Default_20_Paragraph_20_Font"><text:span text:style-name="T1">16 </text:span></text:span><text:span text:style-name="Default_20_Paragraph_20_Font"><text:span text:style-name="T2">καὶ ἐξιλάσεται τὸ ἅγιον ἀπὸ τῶν ἀκαθαρσιῶν τῶν υἱῶν Ισραηλ καὶ ἀπὸ τῶν ἀδικημάτων αὐτῶν περὶ πασῶν τῶν ἁμαρτιῶν αὐτῶν· καὶ οὕτω ποιήσει τῇ σκηνῇ τοῦ μαρτυρίου τῇ ἐκτισμένῃ ἐν αὐτοῖς ἐν μέσῳ τῆς ἀκαθαρσίας αὐτῶν. </text:span></text:span><text:span text:style-name="Default_20_Paragraph_20_Font"><text:span text:style-name="T1">17 </text:span></text:span><text:span text:style-name="Default_20_Paragraph_20_Font"><text:span text:style-name="T2">καὶ πᾶς ἄνθρωπος οὐκ ἔσται ἐν τῇ σκηνῇ τοῦ μαρτυρίου εἰσπορευομένου αὐτοῦ ἐξιλάσασθαι ἐν τῷ ἁγίῳ, ἕως ἂν ἐξέλθῃ· καὶ ἐξιλάσεται περὶ αὐτοῦ καὶ τοῦ οἴκου αὐτοῦ καὶ περὶ πάσης συναγωγῆς υἱῶν Ισραηλ. </text:span></text:span><text:span text:style-name="Default_20_Paragraph_20_Font"><text:span text:style-name="T1">18 </text:span></text:span><text:span text:style-name="Default_20_Paragraph_20_Font"><text:span text:style-name="T2">καὶ ἐξελεύσεται ἐπὶ τὸ θυσιαστήριον τὸ ὂν ἀπέναντι κυρίου καὶ ἐξιλάσεται ἐπ’ αὐτοῦ· καὶ λήμψεται ἀπὸ τοῦ αἵματος τοῦ μόσχου καὶ ἀπὸ τοῦ αἵματος τοῦ χιμάρου καὶ ἐπιθήσει ἐπὶ τὰ κέρατα τοῦ θυσιαστηρίου κύκλῳ </text:span></text:span><text:span text:style-name="Default_20_Paragraph_20_Font"><text:span text:style-name="T1">19 </text:span></text:span><text:span text:style-name="Default_20_Paragraph_20_Font"><text:span text:style-name="T2">καὶ ῥανεῖ ἐπ’ αὐτοῦ ἀπὸ τοῦ αἵματος τῷ δακτύλῳ ἑπτάκις καὶ καθαριεῖ αὐτὸ καὶ ἁγιάσει αὐτὸ ἀπὸ τῶν ἀκαθαρσιῶν τῶν υἱῶν Ισραηλ. </text:span></text:span><text:span text:style-name="Default_20_Paragraph_20_Font"><text:span text:style-name="T1">20 </text:span></text:span><text:span text:style-name="Default_20_Paragraph_20_Font"><text:span text:style-name="T2">καὶ συντελέσει ἐξιλασκόμενος τὸ ἅγιον καὶ τὴν σκηνὴν τοῦ μαρτυρίου καὶ τὸ θυσιαστήριον, καὶ περὶ τῶν ἱερέων καθαριεῖ· καὶ προσάξει τὸν χίμαρον τὸν ζῶντα. </text:span></text:span><text:span text:style-name="Default_20_Paragraph_20_Font"><text:span text:style-name="T1">21 </text:span></text:span><text:span text:style-name="Default_20_Paragraph_20_Font"><text:span text:style-name="T2">καὶ ἐπιθήσει Ααρων τὰς χεῖρας αὐτοῦ ἐπὶ τὴν κεφαλὴν τοῦ χιμάρου τοῦ ζῶντος καὶ ἐξαγορεύσει ἐπ’ αὐτοῦ πάσας τὰς ἀνομίας τῶν υἱῶν Ισραηλ καὶ πάσας τὰς ἀδικίας αὐτῶν καὶ πάσας τὰς ἁμαρτίας αὐτῶν καὶ ἐπιθήσει αὐτὰς ἐπὶ τὴν κεφαλὴν τοῦ χιμάρου τοῦ ζῶντος καὶ ἐξαποστελεῖ ἐν χειρὶ ἀνθρώπου ἑτοίμου εἰς τὴν ἔρημον· </text:span></text:span></text:p>
        <text:p text:style-name="P3"><text:span text:style-name="Default_20_Paragraph_20_Font"><text:span text:style-name="T1">22 </text:span></text:span><text:span text:style-name="Default_20_Paragraph_20_Font"><text:span text:style-name="T2">Καὶ λήμψεται ὁ χίμαρος ἐφ’ ἑαυτῷ τὰς ἀδικίας αὐτῶν εἰς γῆν ἄβατον, καὶ ἐξαποστελεῖ τὸν χίμαρον εἰς τὴν ἔρημον. </text:span></text:span><text:span text:style-name="Default_20_Paragraph_20_Font"><text:span text:style-name="T1">23 </text:span></text:span><text:span text:style-name="Default_20_Paragraph_20_Font"><text:span text:style-name="T2">καὶ εἰσελεύσεται Ααρων εἰς τὴν σκηνὴν τοῦ μαρτυρίου καὶ ἐκδύσεται τὴν στολὴν τὴν λινῆν, ἣν ἐνεδεδύκει εἰσπορευομένου αὐτοῦ εἰς τὸ ἅγιον, καὶ ἀποθήσει αὐτὴν ἐκεῖ. </text:span></text:span><text:span text:style-name="Default_20_Paragraph_20_Font"><text:span text:style-name="T1">24 </text:span></text:span><text:span text:style-name="Default_20_Paragraph_20_Font"><text:span text:style-name="T2">καὶ λούσεται τὸ σῶμα αὐτοῦ ὕδατι ἐν τόπῳ ἁγίῳ καὶ ἐνδύσεται τὴν στολὴν αὐτοῦ καὶ ἐξελθὼν ποιήσει τὸ ὁλοκάρπωμα αὐτοῦ καὶ τὸ ὁλοκάρπωμα τοῦ λαοῦ καὶ ἐξιλάσεται περὶ αὐτοῦ καὶ περὶ τοῦ οἴκου αὐτοῦ καὶ περὶ τοῦ λαοῦ ὡς περὶ τῶν ἱερέων. </text:span></text:span><text:span text:style-name="Default_20_Paragraph_20_Font"><text:span text:style-name="T1">25 </text:span></text:span><text:span text:style-name="Default_20_Paragraph_20_Font"><text:span text:style-name="T2">καὶ τὸ στέαρ τὸ περὶ τῶν ἁμαρτιῶν ἀνοίσει ἐπὶ τὸ θυσιαστήριον. </text:span></text:span><text:span text:style-name="Default_20_Paragraph_20_Font"><text:span text:style-name="T1">26 </text:span></text:span><text:span text:style-name="Default_20_Paragraph_20_Font"><text:span text:style-name="T2">καὶ ὁ ἐξαποστέλλων τὸν χίμαρον τὸν διεσταλμένον εἰς ἄφεσιν πλυνεῖ τὰ ἱμάτια καὶ λούσεται τὸ σῶμα αὐτοῦ ὕδατι καὶ μετὰ ταῦτα εἰσελεύσεται εἰς τὴν παρεμβολήν. </text:span></text:span><text:span text:style-name="Default_20_Paragraph_20_Font"><text:span text:style-name="T1">27 </text:span></text:span><text:span text:style-name="Default_20_Paragraph_20_Font"><text:span text:style-name="T2">καὶ τὸν μόσχον τὸν περὶ τῆς ἁμαρτίας καὶ τὸν χίμαρον τὸν περὶ τῆς ἁμαρτίας, ὧν τὸ αἷμα εἰσηνέχθη ἐξιλάσασθαι ἐν τῷ ἁγίῳ, ἐξοίσουσιν </text:span></text:span><text:soft-page-break/><text:span text:style-name="Default_20_Paragraph_20_Font"><text:span text:style-name="T2">αὐτὰ ἔξω τῆς παρεμβολῆς καὶ κατακαύσουσιν αὐτὰ ἐν πυρί, καὶ τὰ δέρματα αὐτῶν καὶ τὰ κρέα αὐτῶν καὶ τὴν κόπρον αὐτῶν· </text:span></text:span><text:span text:style-name="Default_20_Paragraph_20_Font"><text:span text:style-name="T1">28 </text:span></text:span><text:span text:style-name="Default_20_Paragraph_20_Font"><text:span text:style-name="T2">ὁ δὲ κατακαίων αὐτὰ πλυνεῖ τὰ ἱμάτια καὶ λούσεται τὸ σῶμα αὐτοῦ ὕδατι καὶ μετὰ ταῦτα εἰσελεύσεται εἰς τὴν παρεμβολήν. </text:span></text:span></text:p>
        <text:p text:style-name="P3"><text:span text:style-name="Default_20_Paragraph_20_Font"><text:span text:style-name="T1">29 </text:span></text:span><text:span text:style-name="Default_20_Paragraph_20_Font"><text:span text:style-name="T2">Καὶ ἔσται τοῦτο ὑμῖν νόμιμον αἰώνιον· ἐν τῷ μηνὶ τῷ ἑβδόμῳ δεκάτῃ τοῦ μηνὸς ταπεινώσατε τὰς ψυχὰς ὑμῶν καὶ πᾶν ἔργον οὐ ποιήσετε, ὁ αὐτόχθων καὶ ὁ προσήλυτος ὁ προσκείμενος ἐν ὑμῖν. </text:span></text:span><text:span text:style-name="Default_20_Paragraph_20_Font"><text:span text:style-name="T1">30 </text:span></text:span><text:span text:style-name="Default_20_Paragraph_20_Font"><text:span text:style-name="T2">ἐν γὰρ τῇ ἡμέρᾳ ταύτῃ ἐξιλάσεται περὶ ὑμῶν καθαρίσαι ὑμᾶς ἀπὸ πασῶν τῶν ἁμαρτιῶν ὑμῶν ἔναντι κυρίου, καὶ καθαρισθήσεσθε. </text:span></text:span><text:span text:style-name="Default_20_Paragraph_20_Font"><text:span text:style-name="T1">31 </text:span></text:span><text:span text:style-name="Default_20_Paragraph_20_Font"><text:span text:style-name="T2">σάββατα σαββάτων ἀνάπαυσις αὕτη ἔσται ὑμῖν, καὶ ταπεινώσετε τὰς ψυχὰς ὑμῶν, νόμιμον αἰώνιον. </text:span></text:span><text:span text:style-name="Default_20_Paragraph_20_Font"><text:span text:style-name="T1">32 </text:span></text:span><text:span text:style-name="Default_20_Paragraph_20_Font"><text:span text:style-name="T2">ἐξιλάσεται ὁ ἱερεύς, ὃν ἂν χρίσωσιν αὐτὸν καὶ ὃν ἂν τελειώσουσιν τὰς χεῖρας αὐτοῦ ἱερατεύειν μετὰ τὸν πατέρα αὐτοῦ, καὶ ἐνδύσεται τὴν στολὴν τὴν λινῆν, στολὴν ἁγίαν, </text:span></text:span><text:span text:style-name="Default_20_Paragraph_20_Font"><text:span text:style-name="T1">33 </text:span></text:span><text:span text:style-name="Default_20_Paragraph_20_Font"><text:span text:style-name="T2">καὶ ἐξιλάσεται τὸ ἅγιον τοῦ ἁγίου καὶ τὴν σκηνὴν τοῦ μαρτυρίου καὶ τὸ θυσιαστήριον ἐξιλάσεται καὶ περὶ τῶν ἱερέων καὶ περὶ πάσης συναγωγῆς ἐξιλάσεται. </text:span></text:span><text:span text:style-name="Default_20_Paragraph_20_Font"><text:span text:style-name="T1">34 </text:span></text:span><text:span text:style-name="Default_20_Paragraph_20_Font"><text:span text:style-name="T2">καὶ ἔσται τοῦτο ὑμῖν νόμιμον αἰώνιον ἐξιλάσκεσθαι περὶ τῶν υἱῶν Ισραηλ ἀπὸ πασῶν τῶν ἁμαρτιῶν αὐτῶν· ἅπαξ τοῦ ἐνιαυτοῦ ποιηθήσεται, καθάπερ συνέταξεν κύριος τῷ Μωυσῇ. </text:span></text:span></text:p>
      </text:section>
      <text:section text:style-name="Sect1" text:name="Sect17">
        <text:p text:style-name="P2">Λευιτικον 17</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Λάλησον πρὸς Ααρων καὶ πρὸς τοὺς υἱοὺς αὐτοῦ καὶ πρὸς πάντας υἱοὺς Ισραηλ καὶ ἐρεῖς πρὸς αὐτούς Τοῦτο τὸ ῥῆμα, ὃ ἐνετείλατο κύριος λέγων </text:span></text:span><text:span text:style-name="Default_20_Paragraph_20_Font"><text:span text:style-name="T1">3 </text:span></text:span><text:span text:style-name="Default_20_Paragraph_20_Font"><text:span text:style-name="T2">Ἄνθρωπος ἄνθρωπος τῶν υἱῶν Ισραηλ ἢ τῶν προσηλύτων τῶν προσκειμένων ἐν ὑμῖν, ὃς ἂν σφάξῃ μόσχον ἢ πρόβατον ἢ αἶγα ἐν τῇ παρεμβολῇ καὶ ὃς ἂν σφάξῃ ἔξω τῆς παρεμβολῆς </text:span></text:span><text:span text:style-name="Default_20_Paragraph_20_Font"><text:span text:style-name="T1">4 </text:span></text:span><text:span text:style-name="Default_20_Paragraph_20_Font"><text:span text:style-name="T2">καὶ ἐπὶ τὴν θύραν τῆς σκηνῆς τοῦ μαρτυρίου μὴ ἐνέγκῃ ὥστε ποιῆσαι αὐτὸ εἰς ὁλοκαύτωμα ἢ σωτήριον κυρίῳ δεκτὸν εἰς ὀσμὴν εὐωδίας, καὶ ὃς ἂν σφάξῃ ἔξω καὶ ἐπὶ τὴν θύραν τῆς σκηνῆς τοῦ μαρτυρίου μὴ ἐνέγκῃ αὐτὸ ὥστε μὴ προσενέγκαι δῶρον κυρίῳ ἀπέναντι τῆς σκηνῆς κυρίου, καὶ λογισθήσεται τῷ ἀνθρώπῳ ἐκείνῳ αἷμα· αἷμα ἐξέχεεν, ἐξολεθρευθήσεται ἡ ψυχὴ ἐκείνη ἐκ τοῦ λαοῦ αὐτῆς· </text:span></text:span><text:span text:style-name="Default_20_Paragraph_20_Font"><text:span text:style-name="T1">5 </text:span></text:span><text:span text:style-name="Default_20_Paragraph_20_Font"><text:span text:style-name="T2">ὅπως ἀναφέρωσιν οἱ υἱοὶ Ισραηλ τὰς θυσίας αὐτῶν, ὅσας ἂν αὐτοὶ σφάξουσιν ἐν τοῖς πεδίοις, καὶ οἴσουσιν τῷ κυρίῳ ἐπὶ τὰς θύρας τῆς σκηνῆς τοῦ μαρτυρίου πρὸς τὸν ἱερέα καὶ θύσουσιν θυσίαν σωτηρίου τῷ κυρίῳ αὐτά· </text:span></text:span><text:span text:style-name="Default_20_Paragraph_20_Font"><text:span text:style-name="T1">6 </text:span></text:span><text:span text:style-name="Default_20_Paragraph_20_Font"><text:span text:style-name="T2">καὶ προσχεεῖ ὁ ἱερεὺς τὸ αἷμα ἐπὶ τὸ θυσιαστήριον κύκλῳ ἀπέναντι κυρίου παρὰ τὰς θύρας τῆς σκηνῆς τοῦ μαρτυρίου καὶ ἀνοίσει τὸ στέαρ εἰς ὀσμὴν εὐωδίας κυρίῳ· </text:span></text:span><text:span text:style-name="Default_20_Paragraph_20_Font"><text:span text:style-name="T1">7 </text:span></text:span><text:span text:style-name="Default_20_Paragraph_20_Font"><text:span text:style-name="T2">καὶ οὐ θύσουσιν ἔτι τὰς θυσίας αὐτῶν τοῖς ματαίοις, οἷς αὐτοὶ ἐκπορνεύουσιν ὀπίσω αὐτῶν· νόμιμον αἰώνιον ἔσται ὑμῖν εἰς τὰς γενεὰς ὑμῶν. </text:span></text:span></text:p>
        <text:p text:style-name="P3"><text:span text:style-name="Default_20_Paragraph_20_Font"><text:span text:style-name="T1">8 </text:span></text:span><text:span text:style-name="Default_20_Paragraph_20_Font"><text:span text:style-name="T2">Καὶ ἐρεῖς πρὸς αὐτούς Ἄνθρωπος ἄνθρωπος τῶν υἱῶν Ισραηλ καὶ ἀπὸ τῶν υἱῶν τῶν προσηλύτων τῶν προσκειμένων ἐν ὑμῖν, ὃς ἂν ποιήσῃ ὁλοκαύτωμα ἢ θυσίαν </text:span></text:span><text:span text:style-name="Default_20_Paragraph_20_Font"><text:span text:style-name="T1">9 </text:span></text:span><text:span text:style-name="Default_20_Paragraph_20_Font"><text:span text:style-name="T2">καὶ ἐπὶ τὴν θύραν τῆς σκηνῆς τοῦ μαρτυρίου μὴ ἐνέγκῃ ποιῆσαι αὐτὸ τῷ κυρίῳ, ἐξολεθρευθήσεται ὁ ἄνθρωπος ἐκεῖνος ἐκ τοῦ λαοῦ αὐτοῦ. </text:span></text:span></text:p>
        <text:p text:style-name="P3"><text:span text:style-name="Default_20_Paragraph_20_Font"><text:span text:style-name="T1">10 </text:span></text:span><text:span text:style-name="Default_20_Paragraph_20_Font"><text:span text:style-name="T2">Καὶ ἄνθρωπος ἄνθρωπος τῶν υἱῶν Ισραηλ ἢ τῶν προσηλύτων τῶν προσκειμένων ἐν ὑμῖν, ὃς ἂν φάγῃ πᾶν αἷμα, καὶ ἐπιστήσω τὸ πρόσωπόν μου ἐπὶ τὴν ψυχὴν τὴν ἔσθουσαν τὸ αἷμα καὶ ἀπολῶ αὐτὴν ἐκ τοῦ λαοῦ αὐτῆς. </text:span></text:span><text:span text:style-name="Default_20_Paragraph_20_Font"><text:span text:style-name="T1">11 </text:span></text:span><text:span text:style-name="Default_20_Paragraph_20_Font"><text:span text:style-name="T2">ἡ γὰρ ψυχὴ πάσης σαρκὸς αἷμα αὐτοῦ ἐστιν, καὶ ἐγὼ δέδωκα αὐτὸ ὑμῖν ἐπὶ τοῦ θυσιαστηρίου ἐξιλάσκεσθαι περὶ τῶν ψυχῶν ὑμῶν· τὸ γὰρ αἷμα αὐτοῦ ἀντὶ τῆς ψυχῆς ἐξιλάσεται. </text:span></text:span><text:span text:style-name="Default_20_Paragraph_20_Font"><text:span text:style-name="T1">12 </text:span></text:span><text:span text:style-name="Default_20_Paragraph_20_Font"><text:span text:style-name="T2">διὰ τοῦτο εἴρηκα τοῖς υἱοῖς Ισραηλ Πᾶσα ψυχὴ ἐξ ὑμῶν οὐ φάγεται αἷμα, καὶ ὁ προσήλυτος ὁ προσκείμενος ἐν ὑμῖν οὐ </text:span></text:span><text:soft-page-break/><text:span text:style-name="Default_20_Paragraph_20_Font"><text:span text:style-name="T2">φάγεται αἷμα. </text:span></text:span><text:span text:style-name="Default_20_Paragraph_20_Font"><text:span text:style-name="T1">13 </text:span></text:span><text:span text:style-name="Default_20_Paragraph_20_Font"><text:span text:style-name="T2">καὶ ἄνθρωπος ἄνθρωπος τῶν υἱῶν Ισραηλ καὶ τῶν προσηλύτων τῶν προσκειμένων ἐν ὑμῖν, ὃς ἂν θηρεύσῃ θήρευμα θηρίον ἢ πετεινόν, ὃ ἔσθεται, καὶ ἐκχεεῖ τὸ αἷμα καὶ καλύψει αὐτὸ τῇ γῇ· </text:span></text:span><text:span text:style-name="Default_20_Paragraph_20_Font"><text:span text:style-name="T1">14 </text:span></text:span><text:span text:style-name="Default_20_Paragraph_20_Font"><text:span text:style-name="T2">ἡ γὰρ ψυχὴ πάσης σαρκὸς αἷμα αὐτοῦ ἐστιν, καὶ εἶπα τοῖς υἱοῖς Ισραηλ Αἷμα πάσης σαρκὸς οὐ φάγεσθε, ὅτι ἡ ψυχὴ πάσης σαρκὸς αἷμα αὐτοῦ ἐστιν· πᾶς ὁ ἔσθων αὐτὸ ἐξολεθρευθήσεται. </text:span></text:span></text:p>
        <text:p text:style-name="P3"><text:span text:style-name="Default_20_Paragraph_20_Font"><text:span text:style-name="T1">15 </text:span></text:span><text:span text:style-name="Default_20_Paragraph_20_Font"><text:span text:style-name="T2">Καὶ πᾶσα ψυχή, ἥτις φάγεται θνησιμαῖον ἢ θηριάλωτον ἐν τοῖς αὐτόχθοσιν ἢ ἐν τοῖς προσηλύτοις, πλυνεῖ τὰ ἱμάτια αὐτοῦ καὶ λούσεται ὕδατι καὶ ἀκάθαρτος ἔσται ἕως ἑσπέρας καὶ καθαρὸς ἔσται· </text:span></text:span><text:span text:style-name="Default_20_Paragraph_20_Font"><text:span text:style-name="T1">16 </text:span></text:span><text:span text:style-name="Default_20_Paragraph_20_Font"><text:span text:style-name="T2">ἐὰν δὲ μὴ πλύνῃ τὰ ἱμάτια καὶ τὸ σῶμα μὴ λούσηται ὕδατι, καὶ λήμψεται ἀνόμημα αὐτοῦ. </text:span></text:span></text:p>
      </text:section>
      <text:section text:style-name="Sect1" text:name="Sect18">
        <text:p text:style-name="P2">Λευιτικον 18</text:p>
        <text:p text:style-name="P3"><text:span text:style-name="Default_20_Paragraph_20_Font"><text:span text:style-name="T1">1 </text:span></text:span><text:span text:style-name="Default_20_Paragraph_20_Font"><text:span text:style-name="T2">Καὶ εἶπεν κύριος πρὸς Μωυσῆν λέγων </text:span></text:span><text:span text:style-name="Default_20_Paragraph_20_Font"><text:span text:style-name="T1">2 </text:span></text:span><text:span text:style-name="Default_20_Paragraph_20_Font"><text:span text:style-name="T2">Λάλησον τοῖς υἱοῖς Ισραηλ καὶ ἐρεῖς πρὸς αὐτούς Ἐγὼ κύριος ὁ θεὸς ὑμῶν. </text:span></text:span><text:span text:style-name="Default_20_Paragraph_20_Font"><text:span text:style-name="T1">3 </text:span></text:span><text:span text:style-name="Default_20_Paragraph_20_Font"><text:span text:style-name="T2">κατὰ τὰ ἐπιτηδεύματα γῆς Αἰγύπτου, ἐν ᾗ κατῳκήσατε ἐπ’ αὐτῇ, οὐ ποιήσετε καὶ κατὰ τὰ ἐπιτηδεύματα γῆς Χανααν, εἰς ἣν ἐγὼ εἰσάγω ὑμᾶς ἐκεῖ, οὐ ποιήσετε καὶ τοῖς νομίμοις αὐτῶν οὐ πορεύσεσθε· </text:span></text:span><text:span text:style-name="Default_20_Paragraph_20_Font"><text:span text:style-name="T1">4 </text:span></text:span><text:span text:style-name="Default_20_Paragraph_20_Font"><text:span text:style-name="T2">τὰ κρίματά μου ποιήσετε καὶ τὰ προστάγματά μου φυλάξεσθε πορεύεσθαι ἐν αὐτοῖς· ἐγὼ κύριος ὁ θεὸς ὑμῶν. </text:span></text:span><text:span text:style-name="Default_20_Paragraph_20_Font"><text:span text:style-name="T1">5 </text:span></text:span><text:span text:style-name="Default_20_Paragraph_20_Font"><text:span text:style-name="T2">καὶ φυλάξεσθε πάντα τὰ προστάγματά μου καὶ πάντα τὰ κρίματά μου καὶ ποιήσετε αὐτά, ἃ ποιήσας ἄνθρωπος ζήσεται ἐν αὐτοῖς· ἐγὼ κύριος ὁ θεὸς ὑμῶν. </text:span></text:span></text:p>
        <text:p text:style-name="P3"><text:span text:style-name="Default_20_Paragraph_20_Font"><text:span text:style-name="T1">6 </text:span></text:span><text:span text:style-name="Default_20_Paragraph_20_Font"><text:span text:style-name="T2">Ἄνθρωπος ἄνθρωπος πρὸς πάντα οἰκεῖα σαρκὸς αὐτοῦ οὐ προσελεύσεται ἀποκαλύψαι ἀσχημοσύνην· ἐγὼ κύριος. </text:span></text:span><text:span text:style-name="Default_20_Paragraph_20_Font"><text:span text:style-name="T1">7 </text:span></text:span><text:span text:style-name="Default_20_Paragraph_20_Font"><text:span text:style-name="T2">ἀσχημοσύνην πατρός σου καὶ ἀσχημοσύνην μητρός σου οὐκ ἀποκαλύψεις· μήτηρ γάρ σού ἐστιν, καὶ οὐκ ἀποκαλύψεις τὴν ἀσχημοσύνην αὐτῆς. </text:span></text:span><text:span text:style-name="Default_20_Paragraph_20_Font"><text:span text:style-name="T1">8 </text:span></text:span><text:span text:style-name="Default_20_Paragraph_20_Font"><text:span text:style-name="T2">ἀσχημοσύνην γυναικὸς πατρός σου οὐκ ἀποκαλύψεις· ἀσχημοσύνη πατρός σού ἐστιν. </text:span></text:span><text:span text:style-name="Default_20_Paragraph_20_Font"><text:span text:style-name="T1">9 </text:span></text:span><text:span text:style-name="Default_20_Paragraph_20_Font"><text:span text:style-name="T2">ἀσχημοσύνην τῆς ἀδελφῆς σου ἐκ πατρός σου ἢ ἐκ μητρός σου, ἐνδογενοῦς ἢ γεγεννημένης ἔξω, οὐκ ἀποκαλύψεις ἀσχημοσύνην αὐτῆς. </text:span></text:span><text:span text:style-name="Default_20_Paragraph_20_Font"><text:span text:style-name="T1">10 </text:span></text:span><text:span text:style-name="Default_20_Paragraph_20_Font"><text:span text:style-name="T2">ἀσχημοσύνην θυγατρὸς υἱοῦ σου ἢ θυγατρὸς θυγατρός σου, οὐκ ἀποκαλύψεις τὴν ἀσχημοσύνην αὐτῶν, ὅτι σὴ ἀσχημοσύνη ἐστίν. </text:span></text:span><text:span text:style-name="Default_20_Paragraph_20_Font"><text:span text:style-name="T1">11 </text:span></text:span><text:span text:style-name="Default_20_Paragraph_20_Font"><text:span text:style-name="T2">ἀσχημοσύνην θυγατρὸς γυναικὸς πατρός σου οὐκ ἀποκαλύψεις· ὁμοπατρία ἀδελφή σού ἐστιν, οὐκ ἀποκαλύψεις τὴν ἀσχημοσύνην αὐτῆς. </text:span></text:span><text:span text:style-name="Default_20_Paragraph_20_Font"><text:span text:style-name="T1">12 </text:span></text:span><text:span text:style-name="Default_20_Paragraph_20_Font"><text:span text:style-name="T2">ἀσχημοσύνην ἀδελφῆς πατρός σου οὐκ ἀποκαλύψεις· οἰκεία γὰρ πατρός σού ἐστιν. </text:span></text:span><text:span text:style-name="Default_20_Paragraph_20_Font"><text:span text:style-name="T1">13 </text:span></text:span><text:span text:style-name="Default_20_Paragraph_20_Font"><text:span text:style-name="T2">ἀσχημοσύνην ἀδελφῆς μητρός σου οὐκ ἀποκαλύψεις· οἰκεία γὰρ μητρός σού ἐστιν. </text:span></text:span><text:span text:style-name="Default_20_Paragraph_20_Font"><text:span text:style-name="T1">14 </text:span></text:span><text:span text:style-name="Default_20_Paragraph_20_Font"><text:span text:style-name="T2">ἀσχημοσύνην ἀδελφοῦ τοῦ πατρός σου οὐκ ἀποκαλύψεις καὶ πρὸς τὴν γυναῖκα αὐτοῦ οὐκ εἰσελεύσῃ· συγγενὴς γάρ σού ἐστιν. </text:span></text:span><text:span text:style-name="Default_20_Paragraph_20_Font"><text:span text:style-name="T1">15 </text:span></text:span><text:span text:style-name="Default_20_Paragraph_20_Font"><text:span text:style-name="T2">ἀσχημοσύνην νύμφης σου οὐκ ἀποκαλύψεις· γυνὴ γὰρ υἱοῦ σού ἐστιν, οὐκ ἀποκαλύψεις τὴν ἀσχημοσύνην αὐτῆς. </text:span></text:span><text:span text:style-name="Default_20_Paragraph_20_Font"><text:span text:style-name="T1">16 </text:span></text:span><text:span text:style-name="Default_20_Paragraph_20_Font"><text:span text:style-name="T2">ἀσχημοσύνην γυναικὸς ἀδελφοῦ σου οὐκ ἀποκαλύψεις· ἀσχημοσύνη ἀδελφοῦ σού ἐστιν. </text:span></text:span><text:span text:style-name="Default_20_Paragraph_20_Font"><text:span text:style-name="T1">17 </text:span></text:span><text:span text:style-name="Default_20_Paragraph_20_Font"><text:span text:style-name="T2">ἀσχημοσύνην γυναικὸς καὶ θυγατρὸς αὐτῆς οὐκ ἀποκαλύψεις· τὴν θυγατέρα τοῦ υἱοῦ αὐτῆς καὶ τὴν θυγατέρα τῆς θυγατρὸς αὐτῆς οὐ λήμψῃ ἀποκαλύψαι τὴν ἀσχημοσύνην αὐτῶν· οἰκεῖαι γάρ σού εἰσιν, ἀσέβημά ἐστιν. </text:span></text:span><text:span text:style-name="Default_20_Paragraph_20_Font"><text:span text:style-name="T1">18 </text:span></text:span><text:span text:style-name="Default_20_Paragraph_20_Font"><text:span text:style-name="T2">γυναῖκα ἐπὶ ἀδελφῇ αὐτῆς οὐ λήμψῃ ἀντίζηλον ἀποκαλύψαι τὴν ἀσχημοσύνην αὐτῆς ἐπ’ αὐτῇ ἔτι ζώσης αὐτῆς. </text:span></text:span></text:p>
        <text:p text:style-name="P3"><text:span text:style-name="Default_20_Paragraph_20_Font"><text:span text:style-name="T1">19 </text:span></text:span><text:span text:style-name="Default_20_Paragraph_20_Font"><text:span text:style-name="T2">Καὶ πρὸς γυναῖκα ἐν χωρισμῷ ἀκαθαρσίας αὐτῆς οὐ προσελεύσῃ ἀποκαλύψαι τὴν ἀσχημοσύνην αὐτῆς. </text:span></text:span><text:span text:style-name="Default_20_Paragraph_20_Font"><text:span text:style-name="T1">20 </text:span></text:span><text:span text:style-name="Default_20_Paragraph_20_Font"><text:span text:style-name="T2">καὶ πρὸς τὴν γυναῖκα τοῦ πλησίον σου οὐ δώσεις κοίτην σπέρματός σου ἐκμιανθῆναι πρὸς αὐτήν. </text:span></text:span><text:span text:style-name="Default_20_Paragraph_20_Font"><text:span text:style-name="T1">21 </text:span></text:span><text:span text:style-name="Default_20_Paragraph_20_Font"><text:span text:style-name="T2">καὶ ἀπὸ τοῦ σπέρματός σου οὐ δώσεις λατρεύειν ἄρχοντι καὶ οὐ βεβηλώσεις τὸ ὄνομα τὸ ἅγιον· ἐγὼ κύριος. </text:span></text:span><text:span text:style-name="Default_20_Paragraph_20_Font"><text:span text:style-name="T1">22 </text:span></text:span><text:span text:style-name="Default_20_Paragraph_20_Font"><text:span text:style-name="T2">καὶ μετὰ ἄρσενος οὐ κοιμηθήσῃ κοίτην γυναικός· βδέλυγμα γάρ ἐστιν. </text:span></text:span><text:span text:style-name="Default_20_Paragraph_20_Font"><text:span text:style-name="T1">23 </text:span></text:span><text:span text:style-name="Default_20_Paragraph_20_Font"><text:span text:style-name="T2">καὶ πρὸς πᾶν </text:span></text:span><text:soft-page-break/><text:span text:style-name="Default_20_Paragraph_20_Font"><text:span text:style-name="T2">τετράπουν οὐ δώσεις τὴν κοίτην σου εἰς σπερματισμὸν ἐκμιανθῆναι πρὸς αὐτό, καὶ γυνὴ οὐ στήσεται πρὸς πᾶν τετράπουν βιβασθῆναι· μυσερὸν γάρ ἐστιν. </text:span></text:span></text:p>
        <text:p text:style-name="P3"><text:span text:style-name="Default_20_Paragraph_20_Font"><text:span text:style-name="T1">24 </text:span></text:span><text:span text:style-name="Default_20_Paragraph_20_Font"><text:span text:style-name="T2">Μὴ μιαίνεσθε ἐν πᾶσιν τούτοις· ἐν πᾶσι γὰρ τούτοις ἐμιάνθησαν τὰ ἔθνη, ἃ ἐγὼ ἐξαποστέλλω πρὸ προσώπου ὑμῶν, </text:span></text:span><text:span text:style-name="Default_20_Paragraph_20_Font"><text:span text:style-name="T1">25 </text:span></text:span><text:span text:style-name="Default_20_Paragraph_20_Font"><text:span text:style-name="T2">καὶ ἐμιάνθη ἡ γῆ, καὶ ἀνταπέδωκα ἀδικίαν αὐτοῖς δι’ αὐτήν, καὶ προσώχθισεν ἡ γῆ τοῖς ἐγκαθημένοις ἐπ’ αὐτῆς. </text:span></text:span><text:span text:style-name="Default_20_Paragraph_20_Font"><text:span text:style-name="T1">26 </text:span></text:span><text:span text:style-name="Default_20_Paragraph_20_Font"><text:span text:style-name="T2">καὶ φυλάξεσθε πάντα τὰ νόμιμά μου καὶ πάντα τὰ προστάγματά μου καὶ οὐ ποιήσετε ἀπὸ πάντων τῶν βδελυγμάτων τούτων, ὁ ἐγχώριος καὶ ὁ προσγενόμενος προσήλυτος ἐν ὑμῖν· </text:span></text:span><text:span text:style-name="Default_20_Paragraph_20_Font"><text:span text:style-name="T1">27 </text:span></text:span><text:span text:style-name="Default_20_Paragraph_20_Font"><text:span text:style-name="T2">πάντα γὰρ τὰ βδελύγματα ταῦτα ἐποίησαν οἱ ἄνθρωποι τῆς γῆς οἱ ὄντες πρότεροι ὑμῶν, καὶ ἐμιάνθη ἡ γῆ· </text:span></text:span><text:span text:style-name="Default_20_Paragraph_20_Font"><text:span text:style-name="T1">28 </text:span></text:span><text:span text:style-name="Default_20_Paragraph_20_Font"><text:span text:style-name="T2">καὶ ἵνα μὴ προσοχθίσῃ ὑμῖν ἡ γῆ ἐν τῷ μιαίνειν ὑμᾶς αὐτήν, ὃν τρόπον προσώχθισεν τοῖς ἔθνεσιν τοῖς πρὸ ὑμῶν. </text:span></text:span><text:span text:style-name="Default_20_Paragraph_20_Font"><text:span text:style-name="T1">29 </text:span></text:span><text:span text:style-name="Default_20_Paragraph_20_Font"><text:span text:style-name="T2">ὅτι πᾶς, ὃς ἂν ποιήσῃ ἀπὸ πάντων τῶν βδελυγμάτων τούτων, ἐξολεθρευθήσονται αἱ ψυχαὶ αἱ ποιοῦσαι ἐκ τοῦ λαοῦ αὐτῶν. </text:span></text:span><text:span text:style-name="Default_20_Paragraph_20_Font"><text:span text:style-name="T1">30 </text:span></text:span><text:span text:style-name="Default_20_Paragraph_20_Font"><text:span text:style-name="T2">καὶ φυλάξετε τὰ προστάγματά μου, ὅπως μὴ ποιήσητε ἀπὸ πάντων τῶν νομίμων τῶν ἐβδελυγμένων, ἃ γέγονεν πρὸ τοῦ ὑμᾶς, καὶ οὐ μιανθήσεσθε ἐν αὐτοῖς· ὅτι ἐγὼ κύριος ὁ θεὸς ὑμῶν. </text:span></text:span></text:p>
      </text:section>
      <text:section text:style-name="Sect1" text:name="Sect19">
        <text:p text:style-name="P2">Λευιτικον 19</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Λάλησον τῇ συναγωγῇ τῶν υἱῶν Ισραηλ καὶ ἐρεῖς πρὸς αὐτούς Ἅγιοι ἔσεσθε, ὅτι ἐγὼ ἅγιος, κύριος ὁ θεὸς ὑμῶν. </text:span></text:span><text:span text:style-name="Default_20_Paragraph_20_Font"><text:span text:style-name="T1">3 </text:span></text:span><text:span text:style-name="Default_20_Paragraph_20_Font"><text:span text:style-name="T2">ἕκαστος πατέρα αὐτοῦ καὶ μητέρα αὐτοῦ φοβείσθω, καὶ τὰ σάββατά μου φυλάξεσθε· ἐγὼ κύριος ὁ θεὸς ὑμῶν. </text:span></text:span><text:span text:style-name="Default_20_Paragraph_20_Font"><text:span text:style-name="T1">4 </text:span></text:span><text:span text:style-name="Default_20_Paragraph_20_Font"><text:span text:style-name="T2">οὐκ ἐπακολουθήσετε εἰδώλοις καὶ θεοὺς χωνευτοὺς οὐ ποιήσετε ὑμῖν· ἐγὼ κύριος ὁ θεὸς ὑμῶν. – </text:span></text:span><text:span text:style-name="Default_20_Paragraph_20_Font"><text:span text:style-name="T1">5 </text:span></text:span><text:span text:style-name="Default_20_Paragraph_20_Font"><text:span text:style-name="T2">καὶ ἐὰν θύσητε θυσίαν σωτηρίου τῷ κυρίῳ, δεκτὴν ὑμῶν θύσετε. </text:span></text:span><text:span text:style-name="Default_20_Paragraph_20_Font"><text:span text:style-name="T1">6 </text:span></text:span><text:span text:style-name="Default_20_Paragraph_20_Font"><text:span text:style-name="T2">ᾗ ἂν ἡμέρᾳ θύσητε, βρωθήσεται καὶ τῇ αὔριον· καὶ ἐὰν καταλειφθῇ ἕως ἡμέρας τρίτης, ἐν πυρὶ κατακαυθήσεται. </text:span></text:span><text:span text:style-name="Default_20_Paragraph_20_Font"><text:span text:style-name="T1">7 </text:span></text:span><text:span text:style-name="Default_20_Paragraph_20_Font"><text:span text:style-name="T2">ἐὰν δὲ βρώσει βρωθῇ τῇ ἡμέρᾳ τῇ τρίτῃ, ἄθυτόν ἐστιν, οὐ δεχθήσεται· </text:span></text:span><text:span text:style-name="Default_20_Paragraph_20_Font"><text:span text:style-name="T1">8 </text:span></text:span><text:span text:style-name="Default_20_Paragraph_20_Font"><text:span text:style-name="T2">ὁ δὲ ἔσθων αὐτὸ ἁμαρτίαν λήμψεται, ὅτι τὰ ἅγια κυρίου ἐβεβήλωσεν· καὶ ἐξολεθρευθήσονται αἱ ψυχαὶ αἱ ἔσθουσαι ἐκ τοῦ λαοῦ αὐτῶν. </text:span></text:span></text:p>
        <text:p text:style-name="P3"><text:span text:style-name="Default_20_Paragraph_20_Font"><text:span text:style-name="T1">9 </text:span></text:span><text:span text:style-name="Default_20_Paragraph_20_Font"><text:span text:style-name="T2">Καὶ ἐκθεριζόντων ὑμῶν τὸν θερισμὸν τῆς γῆς ὑμῶν οὐ συντελέσετε τὸν θερισμὸν ὑμῶν τοῦ ἀγροῦ ἐκθερίσαι καὶ τὰ ἀποπίπτοντα τοῦ θερισμοῦ σου οὐ συλλέξεις </text:span></text:span><text:span text:style-name="Default_20_Paragraph_20_Font"><text:span text:style-name="T1">10 </text:span></text:span><text:span text:style-name="Default_20_Paragraph_20_Font"><text:span text:style-name="T2">καὶ τὸν ἀμπελῶνά σου οὐκ ἐπανατρυγήσεις οὐδὲ τοὺς ῥῶγας τοῦ ἀμπελῶνός σου συλλέξεις· τῷ πτωχῷ καὶ τῷ προσηλύτῳ καταλείψεις αὐτά· ἐγώ εἰμι κύριος ὁ θεὸς ὑμῶν. </text:span></text:span></text:p>
        <text:p text:style-name="P3"><text:span text:style-name="Default_20_Paragraph_20_Font"><text:span text:style-name="T1">11 </text:span></text:span><text:span text:style-name="Default_20_Paragraph_20_Font"><text:span text:style-name="T2">Οὐ κλέψετε. οὐ ψεύσεσθε. οὐ συκοφαντήσει ἕκαστος τὸν πλησίον. </text:span></text:span><text:span text:style-name="Default_20_Paragraph_20_Font"><text:span text:style-name="T1">12 </text:span></text:span><text:span text:style-name="Default_20_Paragraph_20_Font"><text:span text:style-name="T2">καὶ οὐκ ὀμεῖσθε τῷ ὀνόματί μου ἐπ’ ἀδίκῳ καὶ οὐ βεβηλώσετε τὸ ὄνομα τοῦ θεοῦ ὑμῶν· ἐγώ εἰμι κύριος ὁ θεὸς ὑμῶν. </text:span></text:span><text:span text:style-name="Default_20_Paragraph_20_Font"><text:span text:style-name="T1">13 </text:span></text:span><text:span text:style-name="Default_20_Paragraph_20_Font"><text:span text:style-name="T2">οὐκ ἀδικήσεις τὸν πλησίον καὶ οὐχ ἁρπάσεις, καὶ οὐ μὴ κοιμηθήσεται ὁ μισθὸς τοῦ μισθωτοῦ παρὰ σοὶ ἕως πρωί. </text:span></text:span><text:span text:style-name="Default_20_Paragraph_20_Font"><text:span text:style-name="T1">14 </text:span></text:span><text:span text:style-name="Default_20_Paragraph_20_Font"><text:span text:style-name="T2">οὐ κακῶς ἐρεῖς κωφὸν καὶ ἀπέναντι τυφλοῦ οὐ προσθήσεις σκάνδαλον καὶ φοβηθήσῃ κύριον τὸν θεόν σου· ἐγώ εἰμι κύριος ὁ θεὸς ὑμῶν. </text:span></text:span></text:p>
        <text:p text:style-name="P3"><text:span text:style-name="Default_20_Paragraph_20_Font"><text:span text:style-name="T1">15 </text:span></text:span><text:span text:style-name="Default_20_Paragraph_20_Font"><text:span text:style-name="T2">Οὐ ποιήσετε ἄδικον ἐν κρίσει· οὐ λήμψῃ πρόσωπον πτωχοῦ οὐδὲ θαυμάσεις πρόσωπον δυνάστου, ἐν δικαιοσύνῃ κρινεῖς τὸν πλησίον σου. </text:span></text:span><text:span text:style-name="Default_20_Paragraph_20_Font"><text:span text:style-name="T1">16 </text:span></text:span><text:span text:style-name="Default_20_Paragraph_20_Font"><text:span text:style-name="T2">οὐ πορεύσῃ δόλῳ ἐν τῷ ἔθνει σου, οὐκ ἐπισυστήσῃ ἐφ’ αἷμα τοῦ πλησίον σου· ἐγώ εἰμι κύριος ὁ θεὸς ὑμῶν. </text:span></text:span><text:span text:style-name="Default_20_Paragraph_20_Font"><text:span text:style-name="T1">17 </text:span></text:span><text:span text:style-name="Default_20_Paragraph_20_Font"><text:span text:style-name="T2">οὐ μισήσεις τὸν </text:span></text:span><text:soft-page-break/><text:span text:style-name="Default_20_Paragraph_20_Font"><text:span text:style-name="T2">ἀδελφόν σου τῇ διανοίᾳ σου, ἐλεγμῷ ἐλέγξεις τὸν πλησίον σου καὶ οὐ λήμψῃ δι’ αὐτὸν ἁμαρτίαν. </text:span></text:span><text:span text:style-name="Default_20_Paragraph_20_Font"><text:span text:style-name="T1">18 </text:span></text:span><text:span text:style-name="Default_20_Paragraph_20_Font"><text:span text:style-name="T2">καὶ οὐκ ἐκδικᾶταί σου ἡ χείρ, καὶ οὐ μηνιεῖς τοῖς υἱοῖς τοῦ λαοῦ σου καὶ ἀγαπήσεις τὸν πλησίον σου ὡς σεαυτόν· ἐγώ εἰμι κύριος. </text:span></text:span></text:p>
        <text:p text:style-name="P3"><text:span text:style-name="Default_20_Paragraph_20_Font"><text:span text:style-name="T1">19 </text:span></text:span><text:span text:style-name="Default_20_Paragraph_20_Font"><text:span text:style-name="T2">Τὸν νόμον μου φυλάξεσθε· τὰ κτήνη σου οὐ κατοχεύσεις ἑτεροζύγῳ καὶ τὸν ἀμπελῶνά σου οὐ κατασπερεῖς διάφορον καὶ ἱμάτιον ἐκ δύο ὑφασμένον κίβδηλον οὐκ ἐπιβαλεῖς σεαυτῷ. </text:span></text:span></text:p>
        <text:p text:style-name="P3"><text:span text:style-name="Default_20_Paragraph_20_Font"><text:span text:style-name="T1">20 </text:span></text:span><text:span text:style-name="Default_20_Paragraph_20_Font"><text:span text:style-name="T2">Καὶ ἐάν τις κοιμηθῇ μετὰ γυναικὸς κοίτην σπέρματος καὶ αὐτὴ οἰκέτις διαπεφυλαγμένη ἀνθρώπῳ καὶ αὐτὴ λύτροις οὐ λελύτρωται ἢ ἐλευθερία οὐκ ἐδόθη αὐτῇ, ἐπισκοπὴ ἔσται αὐτοῖς· οὐκ ἀποθανοῦνται, ὅτι οὐκ ἀπηλευθερώθη. </text:span></text:span><text:span text:style-name="Default_20_Paragraph_20_Font"><text:span text:style-name="T1">21 </text:span></text:span><text:span text:style-name="Default_20_Paragraph_20_Font"><text:span text:style-name="T2">καὶ προσάξει τῆς πλημμελείας αὐτοῦ τῷ κυρίῳ παρὰ τὴν θύραν τῆς σκηνῆς τοῦ μαρτυρίου κριὸν πλημμελείας· </text:span></text:span><text:span text:style-name="Default_20_Paragraph_20_Font"><text:span text:style-name="T1">22 </text:span></text:span><text:span text:style-name="Default_20_Paragraph_20_Font"><text:span text:style-name="T2">καὶ ἐξιλάσεται περὶ αὐτοῦ ὁ ἱερεὺς ἐν τῷ κριῷ τῆς πλημμελείας ἔναντι κυρίου περὶ τῆς ἁμαρτίας, ἧς ἥμαρτεν, καὶ ἀφεθήσεται αὐτῷ ἡ ἁμαρτία, ἣν ἥμαρτεν. </text:span></text:span></text:p>
        <text:p text:style-name="P3"><text:span text:style-name="Default_20_Paragraph_20_Font"><text:span text:style-name="T1">23 </text:span></text:span><text:span text:style-name="Default_20_Paragraph_20_Font"><text:span text:style-name="T2">Ὅταν δὲ εἰσέλθητε εἰς τὴν γῆν, ἣν κύριος ὁ θεὸς ὑμῶν δίδωσιν ὑμῖν, καὶ καταφυτεύσετε πᾶν ξύλον βρώσιμον καὶ περικαθαριεῖτε τὴν ἀκαθαρσίαν αὐτοῦ· ὁ καρπὸς αὐτοῦ τρία ἔτη ἔσται ὑμῖν ἀπερικάθαρτος, οὐ βρωθήσεται· </text:span></text:span><text:span text:style-name="Default_20_Paragraph_20_Font"><text:span text:style-name="T1">24 </text:span></text:span><text:span text:style-name="Default_20_Paragraph_20_Font"><text:span text:style-name="T2">καὶ τῷ ἔτει τῷ τετάρτῳ ἔσται πᾶς ὁ καρπὸς αὐτοῦ ἅγιος αἰνετὸς τῷ κυρίῳ· </text:span></text:span><text:span text:style-name="Default_20_Paragraph_20_Font"><text:span text:style-name="T1">25 </text:span></text:span><text:span text:style-name="Default_20_Paragraph_20_Font"><text:span text:style-name="T2">ἐν δὲ τῷ ἔτει τῷ πέμπτῳ φάγεσθε τὸν καρπόν, πρόσθεμα ὑμῖν τὰ γενήματα αὐτοῦ· ἐγώ εἰμι κύριος ὁ θεὸς ὑμῶν. </text:span></text:span></text:p>
        <text:p text:style-name="P3"><text:span text:style-name="Default_20_Paragraph_20_Font"><text:span text:style-name="T1">26 </text:span></text:span><text:span text:style-name="Default_20_Paragraph_20_Font"><text:span text:style-name="T2">Μὴ ἔσθετε ἐπὶ τῶν ὀρέων καὶ οὐκ οἰωνιεῖσθε οὐδὲ ὀρνιθοσκοπήσεσθε. </text:span></text:span><text:span text:style-name="Default_20_Paragraph_20_Font"><text:span text:style-name="T1">27 </text:span></text:span><text:span text:style-name="Default_20_Paragraph_20_Font"><text:span text:style-name="T2">οὐ ποιήσετε σισόην ἐκ τῆς κόμης τῆς κεφαλῆς ὑμῶν οὐδὲ φθερεῖτε τὴν ὄψιν τοῦ πώγωνος ὑμῶν. </text:span></text:span><text:span text:style-name="Default_20_Paragraph_20_Font"><text:span text:style-name="T1">28 </text:span></text:span><text:span text:style-name="Default_20_Paragraph_20_Font"><text:span text:style-name="T2">καὶ ἐντομίδας ἐπὶ ψυχῇ οὐ ποιήσετε ἐν τῷ σώματι ὑμῶν καὶ γράμματα στικτὰ οὐ ποιήσετε ἐν ὑμῖν· ἐγώ εἰμι κύριος ὁ θεὸς ὑμῶν. </text:span></text:span><text:span text:style-name="Default_20_Paragraph_20_Font"><text:span text:style-name="T1">29 </text:span></text:span><text:span text:style-name="Default_20_Paragraph_20_Font"><text:span text:style-name="T2">οὐ βεβηλώσεις τὴν θυγατέρα σου ἐκπορνεῦσαι αὐτήν, καὶ οὐκ ἐκπορνεύσει ἡ γῆ καὶ ἡ γῆ πλησθήσεται ἀνομίας. </text:span></text:span></text:p>
        <text:p text:style-name="P3"><text:span text:style-name="Default_20_Paragraph_20_Font"><text:span text:style-name="T1">30 </text:span></text:span><text:span text:style-name="Default_20_Paragraph_20_Font"><text:span text:style-name="T2">Τὰ σάββατά μου φυλάξεσθε καὶ ἀπὸ τῶν ἁγίων μου φοβηθήσεσθε· ἐγώ εἰμι κύριος. </text:span></text:span><text:span text:style-name="Default_20_Paragraph_20_Font"><text:span text:style-name="T1">31 </text:span></text:span><text:span text:style-name="Default_20_Paragraph_20_Font"><text:span text:style-name="T2">οὐκ ἐπακολουθήσετε ἐγγαστριμύθοις καὶ τοῖς ἐπαοιδοῖς οὐ προσκολληθήσεσθε ἐκμιανθῆναι ἐν αὐτοῖς· ἐγώ εἰμι κύριος ὁ θεὸς ὑμῶν. </text:span></text:span><text:span text:style-name="Default_20_Paragraph_20_Font"><text:span text:style-name="T1">32 </text:span></text:span><text:span text:style-name="Default_20_Paragraph_20_Font"><text:span text:style-name="T2">ἀπὸ προσώπου πολιοῦ ἐξαναστήσῃ καὶ τιμήσεις πρόσωπον πρεσβυτέρου καὶ φοβηθήσῃ τὸν θεόν σου· ἐγώ εἰμι κύριος ὁ θεὸς ὑμῶν. </text:span></text:span></text:p>
        <text:p text:style-name="P3"><text:span text:style-name="Default_20_Paragraph_20_Font"><text:span text:style-name="T1">33 </text:span></text:span><text:span text:style-name="Default_20_Paragraph_20_Font"><text:span text:style-name="T2">Ἐὰν δέ τις προσέλθῃ προσήλυτος ὑμῖν ἐν τῇ γῇ ὑμῶν, οὐ θλίψετε αὐτόν· </text:span></text:span><text:span text:style-name="Default_20_Paragraph_20_Font"><text:span text:style-name="T1">34 </text:span></text:span><text:span text:style-name="Default_20_Paragraph_20_Font"><text:span text:style-name="T2">ὡς ὁ αὐτόχθων ἐν ὑμῖν ἔσται ὁ προσήλυτος ὁ προσπορευόμενος πρὸς ὑμᾶς, καὶ ἀγαπήσεις αὐτὸν ὡς σεαυτόν, ὅτι προσήλυτοι ἐγενήθητε ἐν γῇ Αἰγύπτῳ· ἐγώ εἰμι κύριος ὁ θεὸς ὑμῶν. </text:span></text:span><text:span text:style-name="Default_20_Paragraph_20_Font"><text:span text:style-name="T1">35 </text:span></text:span><text:span text:style-name="Default_20_Paragraph_20_Font"><text:span text:style-name="T2">οὐ ποιήσετε ἄδικον ἐν κρίσει ἐν μέτροις καὶ ἐν σταθμίοις καὶ ἐν ζυγοῖς· </text:span></text:span><text:span text:style-name="Default_20_Paragraph_20_Font"><text:span text:style-name="T1">36 </text:span></text:span><text:span text:style-name="Default_20_Paragraph_20_Font"><text:span text:style-name="T2">ζυγὰ δίκαια καὶ στάθμια δίκαια καὶ χοῦς δίκαιος ἔσται ὑμῖν· ἐγώ εἰμι κύριος ὁ θεὸς ὑμῶν ὁ ἐξαγαγὼν ὑμᾶς ἐκ γῆς Αἰγύπτου. </text:span></text:span></text:p>
        <text:p text:style-name="P3"><text:span text:style-name="Default_20_Paragraph_20_Font"><text:span text:style-name="T1">37 </text:span></text:span><text:span text:style-name="Default_20_Paragraph_20_Font"><text:span text:style-name="T2">Καὶ φυλάξεσθε πάντα τὸν νόμον μου καὶ πάντα τὰ προστάγματά μου καὶ ποιήσετε αὐτά· ἐγώ εἰμι κύριος ὁ θεὸς ὑμῶν. </text:span></text:span></text:p>
      </text:section>
      <text:section text:style-name="Sect1" text:name="Sect20">
        <text:p text:style-name="P2"><text:soft-page-break/>Λευιτικον 20</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Καὶ τοῖς υἱοῖς Ισραηλ λαλήσεις Ἐάν τις ἀπὸ τῶν υἱῶν Ισραηλ ἢ ἀπὸ τῶν προσγεγενημένων προσηλύτων ἐν Ισραηλ, ὃς ἂν δῷ τοῦ σπέρματος αὐτοῦ ἄρχοντι, θανάτῳ θανατούσθω· τὸ ἔθνος τὸ ἐπὶ τῆς γῆς λιθοβολήσουσιν αὐτὸν ἐν λίθοις. </text:span></text:span><text:span text:style-name="Default_20_Paragraph_20_Font"><text:span text:style-name="T1">3 </text:span></text:span><text:span text:style-name="Default_20_Paragraph_20_Font"><text:span text:style-name="T2">καὶ ἐγὼ ἐπιστήσω τὸ πρόσωπόν μου ἐπὶ τὸν ἄνθρωπον ἐκεῖνον καὶ ἀπολῶ αὐτὸν ἐκ τοῦ λαοῦ αὐτοῦ, ὅτι τοῦ σπέρματος αὐτοῦ ἔδωκεν ἄρχοντι, ἵνα μιάνῃ τὰ ἅγιά μου καὶ βεβηλώσῃ τὸ ὄνομα τῶν ἡγιασμένων μοι. </text:span></text:span><text:span text:style-name="Default_20_Paragraph_20_Font"><text:span text:style-name="T1">4 </text:span></text:span><text:span text:style-name="Default_20_Paragraph_20_Font"><text:span text:style-name="T2">ἐὰν δὲ ὑπερόψει ὑπερίδωσιν οἱ αὐτόχθονες τῆς γῆς τοῖς ὀφθαλμοῖς αὐτῶν ἀπὸ τοῦ ἀνθρώπου ἐκείνου ἐν τῷ δοῦναι αὐτὸν τοῦ σπέρματος αὐτοῦ ἄρχοντι τοῦ μὴ ἀποκτεῖναι αὐτόν, </text:span></text:span><text:span text:style-name="Default_20_Paragraph_20_Font"><text:span text:style-name="T1">5 </text:span></text:span><text:span text:style-name="Default_20_Paragraph_20_Font"><text:span text:style-name="T2">καὶ ἐπιστήσω τὸ πρόσωπόν μου ἐπὶ τὸν ἄνθρωπον ἐκεῖνον καὶ τὴν συγγένειαν αὐτοῦ καὶ ἀπολῶ αὐτὸν καὶ πάντας τοὺς ὁμονοοῦντας αὐτῷ ὥστε ἐκπορνεύειν αὐτὸν εἰς τοὺς ἄρχοντας ἐκ τοῦ λαοῦ αὐτῶν. </text:span></text:span><text:span text:style-name="Default_20_Paragraph_20_Font"><text:span text:style-name="T1">6 </text:span></text:span><text:span text:style-name="Default_20_Paragraph_20_Font"><text:span text:style-name="T2">καὶ ψυχή, ἣ ἐὰν ἐπακολουθήσῃ ἐγγαστριμύθοις ἢ ἐπαοιδοῖς ὥστε ἐκπορνεῦσαι ὀπίσω αὐτῶν, ἐπιστήσω τὸ πρόσωπόν μου ἐπὶ τὴν ψυχὴν ἐκείνην καὶ ἀπολῶ αὐτὴν ἐκ τοῦ λαοῦ αὐτῆς. </text:span></text:span><text:span text:style-name="Default_20_Paragraph_20_Font"><text:span text:style-name="T1">7 </text:span></text:span><text:span text:style-name="Default_20_Paragraph_20_Font"><text:span text:style-name="T2">καὶ ἔσεσθε ἅγιοι, ὅτι ἅγιος ἐγὼ κύριος ὁ θεὸς ὑμῶν· </text:span></text:span><text:span text:style-name="Default_20_Paragraph_20_Font"><text:span text:style-name="T1">8 </text:span></text:span><text:span text:style-name="Default_20_Paragraph_20_Font"><text:span text:style-name="T2">καὶ φυλάξεσθε τὰ προστάγματά μου καὶ ποιήσετε αὐτά· ἐγὼ κύριος ὁ ἁγιάζων ὑμᾶς. </text:span></text:span><text:span text:style-name="Default_20_Paragraph_20_Font"><text:span text:style-name="T1">9 </text:span></text:span><text:span text:style-name="Default_20_Paragraph_20_Font"><text:span text:style-name="T2">ἄνθρωπος ἄνθρωπος, ὃς ἂν κακῶς εἴπῃ τὸν πατέρα αὐτοῦ ἢ τὴν μητέρα αὐτοῦ, θανάτῳ θανατούσθω· πατέρα αὐτοῦ ἢ μητέρα αὐτοῦ κακῶς εἶπεν, ἔνοχος ἔσται. </text:span></text:span><text:span text:style-name="Default_20_Paragraph_20_Font"><text:span text:style-name="T1">10 </text:span></text:span><text:span text:style-name="Default_20_Paragraph_20_Font"><text:span text:style-name="T2">ἄνθρωπος, ὃς ἂν μοιχεύσηται γυναῖκα ἀνδρὸς ἢ ὃς ἂν μοιχεύσηται γυναῖκα τοῦ πλησίον, θανάτῳ θανατούσθωσαν ὁ μοιχεύων καὶ ἡ μοιχευομένη. </text:span></text:span><text:span text:style-name="Default_20_Paragraph_20_Font"><text:span text:style-name="T1">11 </text:span></text:span><text:span text:style-name="Default_20_Paragraph_20_Font"><text:span text:style-name="T2">ἐάν τις κοιμηθῇ μετὰ γυναικὸς τοῦ πατρὸς αὐτοῦ, ἀσχημοσύνην τοῦ πατρὸς αὐτοῦ ἀπεκάλυψεν, θανάτῳ θανατούσθωσαν ἀμφότεροι, ἔνοχοί εἰσιν. </text:span></text:span><text:span text:style-name="Default_20_Paragraph_20_Font"><text:span text:style-name="T1">12 </text:span></text:span><text:span text:style-name="Default_20_Paragraph_20_Font"><text:span text:style-name="T2">καὶ ἐάν τις κοιμηθῇ μετὰ νύμφης αὐτοῦ, θανάτῳ θανατούσθωσαν ἀμφότεροι· ἠσεβήκασιν γάρ, ἔνοχοί εἰσιν. </text:span></text:span><text:span text:style-name="Default_20_Paragraph_20_Font"><text:span text:style-name="T1">13 </text:span></text:span><text:span text:style-name="Default_20_Paragraph_20_Font"><text:span text:style-name="T2">καὶ ὃς ἂν κοιμηθῇ μετὰ ἄρσενος κοίτην γυναικός, βδέλυγμα ἐποίησαν ἀμφότεροι· θανατούσθωσαν, ἔνοχοί εἰσιν. </text:span></text:span><text:span text:style-name="Default_20_Paragraph_20_Font"><text:span text:style-name="T1">14 </text:span></text:span><text:span text:style-name="Default_20_Paragraph_20_Font"><text:span text:style-name="T2">ὃς ἐὰν λάβῃ γυναῖκα καὶ τὴν μητέρα αὐτῆς, ἀνόμημά ἐστιν· ἐν πυρὶ κατακαύσουσιν αὐτὸν καὶ αὐτάς, καὶ οὐκ ἔσται ἀνομία ἐν ὑμῖν. </text:span></text:span><text:span text:style-name="Default_20_Paragraph_20_Font"><text:span text:style-name="T1">15 </text:span></text:span><text:span text:style-name="Default_20_Paragraph_20_Font"><text:span text:style-name="T2">καὶ ὃς ἂν δῷ κοιτασίαν αὐτοῦ ἐν τετράποδι, θανάτῳ θανατούσθω, καὶ τὸ τετράπουν ἀποκτενεῖτε. </text:span></text:span><text:span text:style-name="Default_20_Paragraph_20_Font"><text:span text:style-name="T1">16 </text:span></text:span><text:span text:style-name="Default_20_Paragraph_20_Font"><text:span text:style-name="T2">καὶ γυνή, ἥτις προσελεύσεται πρὸς πᾶν κτῆνος βιβασθῆναι αὐτὴν ὑπ’ αὐτοῦ, ἀποκτενεῖτε τὴν γυναῖκα καὶ τὸ κτῆνος· θανάτῳ θανατούσθωσαν, ἔνοχοί εἰσιν. </text:span></text:span><text:span text:style-name="Default_20_Paragraph_20_Font"><text:span text:style-name="T1">17 </text:span></text:span><text:span text:style-name="Default_20_Paragraph_20_Font"><text:span text:style-name="T2">ὃς ἐὰν λάβῃ τὴν ἀδελφὴν αὐτοῦ ἐκ πατρὸς αὐτοῦ ἢ ἐκ μητρὸς αὐτοῦ καὶ ἴδῃ τὴν ἀσχημοσύνην αὐτῆς καὶ αὕτη ἴδῃ τὴν ἀσχημοσύνην αὐτοῦ, ὄνειδός ἐστιν, ἐξολεθρευθήσονται ἐνώπιον υἱῶν γένους αὐτῶν· ἀσχημοσύνην ἀδελφῆς αὐτοῦ ἀπεκάλυψεν, ἁμαρτίαν κομιοῦνται. </text:span></text:span><text:span text:style-name="Default_20_Paragraph_20_Font"><text:span text:style-name="T1">18 </text:span></text:span><text:span text:style-name="Default_20_Paragraph_20_Font"><text:span text:style-name="T2">καὶ ἀνήρ, ὃς ἂν κοιμηθῇ μετὰ γυναικὸς ἀποκαθημένης καὶ ἀποκαλύψῃ τὴν ἀσχημοσύνην αὐτῆς, τὴν πηγὴν αὐτῆς ἀπεκάλυψεν, καὶ αὕτη ἀπεκάλυψεν τὴν ῥύσιν τοῦ αἵματος αὐτῆς· ἐξολεθρευθήσονται ἀμφότεροι ἐκ τοῦ γένους αὐτῶν. </text:span></text:span><text:span text:style-name="Default_20_Paragraph_20_Font"><text:span text:style-name="T1">19 </text:span></text:span><text:span text:style-name="Default_20_Paragraph_20_Font"><text:span text:style-name="T2">καὶ ἀσχημοσύνην ἀδελφῆς πατρός σου καὶ ἀδελφῆς μητρός σου οὐκ ἀποκαλύψεις· τὴν γὰρ οἰκειότητα ἀπεκάλυψεν, ἁμαρτίαν ἀποίσονται. </text:span></text:span><text:span text:style-name="Default_20_Paragraph_20_Font"><text:span text:style-name="T1">20 </text:span></text:span><text:span text:style-name="Default_20_Paragraph_20_Font"><text:span text:style-name="T2">ὃς ἂν κοιμηθῇ μετὰ τῆς συγγενοῦς αὐτοῦ, ἀσχημοσύνην τῆς συγγενείας αὐτοῦ ἀπεκάλυψεν· ἄτεκνοι ἀποθανοῦνται. </text:span></text:span><text:span text:style-name="Default_20_Paragraph_20_Font"><text:span text:style-name="T1">21 </text:span></text:span><text:span text:style-name="Default_20_Paragraph_20_Font"><text:span text:style-name="T2">ὃς ἂν λάβῃ τὴν γυναῖκα τοῦ ἀδελφοῦ αὐτοῦ, ἀκαθαρσία ἐστίν· ἀσχημοσύνην τοῦ ἀδελφοῦ αὐτοῦ ἀπεκάλυψεν, ἄτεκνοι ἀποθανοῦνται. </text:span></text:span></text:p>
        <text:p text:style-name="P3"><text:span text:style-name="Default_20_Paragraph_20_Font"><text:span text:style-name="T1">22 </text:span></text:span><text:span text:style-name="Default_20_Paragraph_20_Font"><text:span text:style-name="T2">Καὶ φυλάξασθε πάντα τὰ προστάγματά μου καὶ τὰ κρίματά μου καὶ ποιήσετε αὐτά, καὶ οὐ μὴ προσοχθίσῃ ὑμῖν ἡ γῆ, εἰς ἣν ἐγὼ εἰσάγω ὑμᾶς ἐκεῖ κατοικεῖν ἐπ’ αὐτῆς. </text:span></text:span><text:span text:style-name="Default_20_Paragraph_20_Font"><text:span text:style-name="T1">23 </text:span></text:span><text:span text:style-name="Default_20_Paragraph_20_Font"><text:span text:style-name="T2">καὶ οὐχὶ πορεύεσθε τοῖς νομίμοις τῶν ἐθνῶν, οὓς ἐξαποστέλλω ἀφ’ <text:s/>ὑμῶν· ὅτι ταῦτα πάντα ἐποίησαν, καὶ ἐβδελυξάμην αὐτούς. </text:span></text:span><text:span text:style-name="Default_20_Paragraph_20_Font"><text:span text:style-name="T1">24 </text:span></text:span><text:span text:style-name="Default_20_Paragraph_20_Font"><text:span text:style-name="T2">καὶ εἶπα ὑμῖν Ὑμεῖς κληρονομήσατε τὴν γῆν αὐτῶν, καὶ ἐγὼ δώσω ὑμῖν αὐτὴν ἐν κτήσει, γῆν </text:span></text:span><text:soft-page-break/><text:span text:style-name="Default_20_Paragraph_20_Font"><text:span text:style-name="T2">ῥέουσαν γάλα καὶ μέλι· ἐγὼ κύριος ὁ θεὸς ὑμῶν, ὃς διώρισα ὑμᾶς ἀπὸ πάντων τῶν ἐθνῶν. </text:span></text:span><text:span text:style-name="Default_20_Paragraph_20_Font"><text:span text:style-name="T1">25 </text:span></text:span><text:span text:style-name="Default_20_Paragraph_20_Font"><text:span text:style-name="T2">καὶ ἀφοριεῖτε αὐτοὺς ἀνὰ μέσον τῶν κτηνῶν τῶν καθαρῶν καὶ ἀνὰ μέσον τῶν κτηνῶν τῶν ἀκαθάρτων καὶ ἀνὰ μέσον τῶν πετεινῶν τῶν καθαρῶν καὶ τῶν ἀκαθάρτων καὶ οὐ βδελύξετε τὰς ψυχὰς ὑμῶν ἐν τοῖς κτήνεσιν καὶ ἐν τοῖς πετεινοῖς καὶ ἐν πᾶσιν τοῖς ἑρπετοῖς τῆς γῆς, ἃ ἐγὼ ἀφώρισα ὑμῖν ἐν ἀκαθαρσίᾳ. </text:span></text:span><text:span text:style-name="Default_20_Paragraph_20_Font"><text:span text:style-name="T1">26 </text:span></text:span><text:span text:style-name="Default_20_Paragraph_20_Font"><text:span text:style-name="T2">καὶ ἔσεσθέ μοι ἅγιοι, ὅτι ἐγὼ ἅγιος κύριος ὁ θεὸς ὑμῶν ὁ ἀφορίσας ὑμᾶς ἀπὸ πάντων τῶν ἐθνῶν εἶναι ἐμοί. </text:span></text:span></text:p>
        <text:p text:style-name="P3"><text:span text:style-name="Default_20_Paragraph_20_Font"><text:span text:style-name="T1">27 </text:span></text:span><text:span text:style-name="Default_20_Paragraph_20_Font"><text:span text:style-name="T2">Καὶ ἀνὴρ ἢ γυνή, ὃς ἂν γένηται αὐτῶν ἐγγαστρίμυθος ἢ ἐπαοιδός, θανάτῳ θανατούσθωσαν ἀμφότεροι· λίθοις λιθοβολήσατε αὐτούς, ἔνοχοί εἰσιν. </text:span></text:span></text:p>
      </text:section>
      <text:section text:style-name="Sect1" text:name="Sect21">
        <text:p text:style-name="P2">Λευιτικον 21</text:p>
        <text:p text:style-name="P3"><text:span text:style-name="Default_20_Paragraph_20_Font"><text:span text:style-name="T1">1 </text:span></text:span><text:span text:style-name="Default_20_Paragraph_20_Font"><text:span text:style-name="T2">Καὶ εἶπεν κύριος πρὸς Μωυσῆν λέγων Εἰπὸν τοῖς ἱερεῦσιν τοῖς υἱοῖς Ααρων καὶ ἐρεῖς πρὸς αὐτούς Ἐν ταῖς ψυχαῖς οὐ μιανθήσονται ἐν τῷ ἔθνει αὐτῶν </text:span></text:span><text:span text:style-name="Default_20_Paragraph_20_Font"><text:span text:style-name="T1">2 </text:span></text:span><text:span text:style-name="Default_20_Paragraph_20_Font"><text:span text:style-name="T2">ἀλλ’ ἢ ἐν τῷ οἰκείῳ τῷ ἔγγιστα αὐτῶν, ἐπὶ πατρὶ καὶ μητρὶ καὶ υἱοῖς καὶ θυγατράσιν, ἐπ’ ἀδελφῷ </text:span></text:span><text:span text:style-name="Default_20_Paragraph_20_Font"><text:span text:style-name="T1">3 </text:span></text:span><text:span text:style-name="Default_20_Paragraph_20_Font"><text:span text:style-name="T2">καὶ ἐπ’ ἀδελφῇ παρθένῳ τῇ ἐγγιζούσῃ αὐτῷ τῇ μὴ ἐκδεδομένῃ ἀνδρί, ἐπὶ τούτοις μιανθήσεται. </text:span></text:span><text:span text:style-name="Default_20_Paragraph_20_Font"><text:span text:style-name="T1">4 </text:span></text:span><text:span text:style-name="Default_20_Paragraph_20_Font"><text:span text:style-name="T2">οὐ μιανθήσεται ἐξάπινα ἐν τῷ λαῷ αὐτοῦ εἰς βεβήλωσιν αὐτοῦ. </text:span></text:span><text:span text:style-name="Default_20_Paragraph_20_Font"><text:span text:style-name="T1">5 </text:span></text:span><text:span text:style-name="Default_20_Paragraph_20_Font"><text:span text:style-name="T2">καὶ φαλάκρωμα οὐ ξυρηθήσεσθε τὴν κεφαλὴν ἐπὶ νεκρῷ καὶ τὴν ὄψιν τοῦ πώγωνος οὐ ξυρήσονται καὶ ἐπὶ τὰς σάρκας αὐτῶν οὐ κατατεμοῦσιν ἐντομίδας. </text:span></text:span><text:span text:style-name="Default_20_Paragraph_20_Font"><text:span text:style-name="T1">6 </text:span></text:span><text:span text:style-name="Default_20_Paragraph_20_Font"><text:span text:style-name="T2">ἅγιοι ἔσονται τῷ θεῷ αὐτῶν καὶ οὐ βεβηλώσουσιν τὸ ὄνομα τοῦ θεοῦ αὐτῶν· τὰς γὰρ θυσίας κυρίου δῶρα τοῦ θεοῦ αὐτῶν αὐτοὶ προσφέρουσιν καὶ ἔσονται ἅγιοι. </text:span></text:span><text:span text:style-name="Default_20_Paragraph_20_Font"><text:span text:style-name="T1">7 </text:span></text:span><text:span text:style-name="Default_20_Paragraph_20_Font"><text:span text:style-name="T2">γυναῖκα πόρνην καὶ βεβηλωμένην οὐ λήμψονται καὶ γυναῖκα ἐκβεβλημένην ἀπὸ ἀνδρὸς αὐτῆς· ἅγιός ἐστιν τῷ κυρίῳ θεῷ αὐτοῦ. </text:span></text:span><text:span text:style-name="Default_20_Paragraph_20_Font"><text:span text:style-name="T1">8 </text:span></text:span><text:span text:style-name="Default_20_Paragraph_20_Font"><text:span text:style-name="T2">καὶ ἁγιάσει αὐτόν, τὰ δῶρα κυρίου τοῦ θεοῦ ὑμῶν οὗτος προσφέρει· ἅγιος ἔσται, ὅτι ἅγιος ἐγὼ κύριος ὁ ἁγιάζων αὐτούς. </text:span></text:span><text:span text:style-name="Default_20_Paragraph_20_Font"><text:span text:style-name="T1">9 </text:span></text:span><text:span text:style-name="Default_20_Paragraph_20_Font"><text:span text:style-name="T2">καὶ θυγάτηρ ἀνθρώπου ἱερέως ἐὰν βεβηλωθῇ τοῦ ἐκπορνεῦσαι, τὸ ὄνομα τοῦ πατρὸς αὐτῆς αὐτὴ βεβηλοῖ· ἐπὶ πυρὸς κατακαυθήσεται. </text:span></text:span></text:p>
        <text:p text:style-name="P3"><text:span text:style-name="Default_20_Paragraph_20_Font"><text:span text:style-name="T1">10 </text:span></text:span><text:span text:style-name="Default_20_Paragraph_20_Font"><text:span text:style-name="T2">Καὶ ὁ ἱερεὺς ὁ μέγας ἀπὸ τῶν ἀδελφῶν αὐτοῦ, τοῦ ἐπικεχυμένου ἐπὶ τὴν κεφαλὴν τοῦ ἐλαίου τοῦ χριστοῦ καὶ τετελειωμένου ἐνδύσασθαι τὰ ἱμάτια, τὴν κεφαλὴν οὐκ ἀποκιδαρώσει καὶ τὰ ἱμάτια οὐ διαρρήξει </text:span></text:span><text:span text:style-name="Default_20_Paragraph_20_Font"><text:span text:style-name="T1">11 </text:span></text:span><text:span text:style-name="Default_20_Paragraph_20_Font"><text:span text:style-name="T2">καὶ ἐπὶ πάσῃ ψυχῇ τετελευτηκυίᾳ οὐκ εἰσελεύσεται, ἐπὶ πατρὶ αὐτοῦ οὐδὲ ἐπὶ μητρὶ αὐτοῦ οὐ μιανθήσεται· </text:span></text:span><text:span text:style-name="Default_20_Paragraph_20_Font"><text:span text:style-name="T1">12 </text:span></text:span><text:span text:style-name="Default_20_Paragraph_20_Font"><text:span text:style-name="T2">καὶ ἐκ τῶν ἁγίων οὐκ ἐξελεύσεται καὶ οὐ βεβηλώσει τὸ ἡγιασμένον τοῦ θεοῦ αὐτοῦ, ὅτι τὸ ἅγιον ἔλαιον τὸ χριστὸν τοῦ θεοῦ ἐπ’ αὐτῷ· ἐγὼ κύριος. </text:span></text:span><text:span text:style-name="Default_20_Paragraph_20_Font"><text:span text:style-name="T1">13 </text:span></text:span><text:span text:style-name="Default_20_Paragraph_20_Font"><text:span text:style-name="T2">οὗτος γυναῖκα παρθένον ἐκ τοῦ γένους αὐτοῦ λήμψεται· </text:span></text:span><text:span text:style-name="Default_20_Paragraph_20_Font"><text:span text:style-name="T1">14 </text:span></text:span><text:span text:style-name="Default_20_Paragraph_20_Font"><text:span text:style-name="T2">χήραν δὲ καὶ ἐκβεβλημένην καὶ βεβηλωμένην καὶ πόρνην, ταύτας οὐ λήμψεται, ἀλλ’ ἢ παρθένον ἐκ τοῦ γένους αὐτοῦ λήμψεται γυναῖκα· </text:span></text:span><text:span text:style-name="Default_20_Paragraph_20_Font"><text:span text:style-name="T1">15 </text:span></text:span><text:span text:style-name="Default_20_Paragraph_20_Font"><text:span text:style-name="T2">καὶ οὐ βεβηλώσει τὸ σπέρμα αὐτοῦ ἐν τῷ λαῷ αὐτοῦ· ἐγὼ κύριος ὁ ἁγιάζων αὐτόν. </text:span></text:span></text:p>
        <text:p text:style-name="P3"><text:span text:style-name="Default_20_Paragraph_20_Font"><text:span text:style-name="T1">16 </text:span></text:span><text:span text:style-name="Default_20_Paragraph_20_Font"><text:span text:style-name="T2">Καὶ ἐλάλησεν κύριος πρὸς Μωυσῆν λέγων </text:span></text:span><text:span text:style-name="Default_20_Paragraph_20_Font"><text:span text:style-name="T1">17 </text:span></text:span><text:span text:style-name="Default_20_Paragraph_20_Font"><text:span text:style-name="T2">Εἰπὸν Ααρων Ἄνθρωπος ἐκ τοῦ γένους σου εἰς τὰς γενεὰς ὑμῶν, τίνι ἐὰν ᾖ ἐν αὐτῷ μῶμος, οὐ προσελεύσεται προσφέρειν τὰ δῶρα τοῦ θεοῦ αὐτοῦ. </text:span></text:span><text:span text:style-name="Default_20_Paragraph_20_Font"><text:span text:style-name="T1">18 </text:span></text:span><text:span text:style-name="Default_20_Paragraph_20_Font"><text:span text:style-name="T2">πᾶς ἄνθρωπος, ᾧ ἂν ᾖ ἐν αὐτῷ μῶμος, οὐ προσελεύσεται, ἄνθρωπος χωλὸς ἢ τυφλὸς ἢ κολοβόρριν ἢ ὠτότμητος </text:span></text:span><text:span text:style-name="Default_20_Paragraph_20_Font"><text:span text:style-name="T1">19 </text:span></text:span><text:span text:style-name="Default_20_Paragraph_20_Font"><text:span text:style-name="T2">ἢ ἄνθρωπος, ᾧ ἐστιν ἐν αὐτῷ σύντριμμα χειρὸς ἢ σύντριμμα ποδός, </text:span></text:span><text:span text:style-name="Default_20_Paragraph_20_Font"><text:span text:style-name="T1">20 </text:span></text:span><text:span text:style-name="Default_20_Paragraph_20_Font"><text:span text:style-name="T2">ἢ κυρτὸς ἢ ἔφηλος ἢ πτίλος τοὺς ὀφθαλμοὺς ἢ ἄνθρωπος, ᾧ ἂν ᾖ ἐν αὐτῷ ψώρα ἀγρία ἢ λιχήν, ἢ μόνορχις, </text:span></text:span><text:span text:style-name="Default_20_Paragraph_20_Font"><text:span text:style-name="T1">21 </text:span></text:span><text:span text:style-name="Default_20_Paragraph_20_Font"><text:span text:style-name="T2">πᾶς, ᾧ ἐστιν ἐν αὐτῷ μῶμος, ἐκ τοῦ σπέρματος Ααρων τοῦ ἱερέως, οὐκ ἐγγιεῖ τοῦ προσενεγκεῖν τὰς θυσίας τῷ θεῷ σου· ὅτι μῶμος ἐν αὐτῷ, τὰ δῶρα τοῦ θεοῦ οὐ προσελεύσεται προσενεγκεῖν. </text:span></text:span><text:span text:style-name="Default_20_Paragraph_20_Font"><text:span text:style-name="T1">22 </text:span></text:span><text:span text:style-name="Default_20_Paragraph_20_Font"><text:span text:style-name="T2">τὰ δῶρα τοῦ θεοῦ τὰ ἅγια τῶν ἁγίων καὶ ἀπὸ τῶν ἁγίων φάγεται· </text:span></text:span><text:span text:style-name="Default_20_Paragraph_20_Font"><text:span text:style-name="T1">23 </text:span></text:span><text:span text:style-name="Default_20_Paragraph_20_Font"><text:span text:style-name="T2">πλὴν πρὸς τὸ καταπέτασμα οὐ </text:span></text:span><text:soft-page-break/><text:span text:style-name="Default_20_Paragraph_20_Font"><text:span text:style-name="T2">προσελεύσεται καὶ πρὸς τὸ θυσιαστήριον οὐκ ἐγγιεῖ, ὅτι μῶμον ἔχει· καὶ οὐ βεβηλώσει τὸ ἅγιον τοῦ θεοῦ αὐτοῦ, ὅτι ἐγώ εἰμι κύριος ὁ ἁγιάζων αὐτούς. </text:span></text:span><text:span text:style-name="Default_20_Paragraph_20_Font"><text:span text:style-name="T1">24 </text:span></text:span><text:span text:style-name="Default_20_Paragraph_20_Font"><text:span text:style-name="T2">καὶ ἐλάλησεν Μωϋσῆς πρὸς Ααρων καὶ τοὺς υἱοὺς αὐτοῦ καὶ πρὸς πάντας υἱοὺς Ισραηλ.</text:span></text:span></text:p>
      </text:section>
      <text:section text:style-name="Sect1" text:name="Sect22">
        <text:p text:style-name="P2">Λευιτικον 22</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Εἰπὸν Ααρων καὶ τοῖς υἱοῖς αὐτοῦ καὶ προσεχέτωσαν ἀπὸ τῶν ἁγίων τῶν υἱῶν Ισραηλ καὶ οὐ βεβηλώσουσιν τὸ ὄνομα τὸ ἅγιόν μου, ὅσα αὐτοὶ ἁγιάζουσίν μοι· ἐγὼ κύριος. </text:span></text:span><text:span text:style-name="Default_20_Paragraph_20_Font"><text:span text:style-name="T1">3 </text:span></text:span><text:span text:style-name="Default_20_Paragraph_20_Font"><text:span text:style-name="T2">εἰπὸν αὐτοῖς Εἰς τὰς γενεὰς ὑμῶν πᾶς ἄνθρωπος, ὃς ἂν προσέλθῃ ἀπὸ παντὸς τοῦ σπέρματος ὑμῶν πρὸς τὰ ἅγια, ὅσα ἂν ἁγιάζωσιν οἱ υἱοὶ Ισραηλ τῷ κυρίῳ, καὶ ἡ ἀκαθαρσία αὐτοῦ ἐπ’ αὐτῷ, ἐξολεθρευθήσεται ἡ ψυχὴ ἐκείνη ἀπ’ ἐμοῦ· ἐγὼ κύριος ὁ θεὸς ὑμῶν. </text:span></text:span><text:span text:style-name="Default_20_Paragraph_20_Font"><text:span text:style-name="T1">4 </text:span></text:span><text:span text:style-name="Default_20_Paragraph_20_Font"><text:span text:style-name="T2">καὶ ἄνθρωπος ἐκ τοῦ σπέρματος Ααρων τοῦ ἱερέως καὶ οὗτος λεπρᾷ ἢ γονορρυής, τῶν ἁγίων οὐκ ἔδεται, ἕως ἂν καθαρισθῇ· καὶ ὁ ἁπτόμενος πάσης ἀκαθαρσίας ψυχῆς ἢ ἄνθρωπος, ᾧ ἂν ἐξέλθῃ ἐξ αὐτοῦ κοίτη σπέρματος, </text:span></text:span><text:span text:style-name="Default_20_Paragraph_20_Font"><text:span text:style-name="T1">5 </text:span></text:span><text:span text:style-name="Default_20_Paragraph_20_Font"><text:span text:style-name="T2">ἢ ὅστις ἂν ἅψηται παντὸς ἑρπετοῦ ἀκαθάρτου, ὃ μιανεῖ αὐτόν, ἢ ἐπ’ ἀνθρώπῳ, ἐν ᾧ μιανεῖ αὐτὸν κατὰ πᾶσαν ἀκαθαρσίαν αὐτοῦ, </text:span></text:span><text:span text:style-name="Default_20_Paragraph_20_Font"><text:span text:style-name="T1">6 </text:span></text:span><text:span text:style-name="Default_20_Paragraph_20_Font"><text:span text:style-name="T2">ψυχή, ἥτις ἂν ἅψηται αὐτῶν, ἀκάθαρτος ἔσται ἕως ἑσπέρας· οὐκ ἔδεται ἀπὸ τῶν ἁγίων, ἐὰν μὴ λούσηται τὸ σῶμα αὐτοῦ ὕδατι· </text:span></text:span><text:span text:style-name="Default_20_Paragraph_20_Font"><text:span text:style-name="T1">7 </text:span></text:span><text:span text:style-name="Default_20_Paragraph_20_Font"><text:span text:style-name="T2">καὶ δύῃ ὁ ἥλιος, καὶ καθαρὸς ἔσται καὶ τότε φάγεται τῶν ἁγίων, ὅτι ἄρτος ἐστὶν αὐτοῦ. </text:span></text:span><text:span text:style-name="Default_20_Paragraph_20_Font"><text:span text:style-name="T1">8 </text:span></text:span><text:span text:style-name="Default_20_Paragraph_20_Font"><text:span text:style-name="T2">θνησιμαῖον καὶ θηριάλωτον οὐ φάγεται μιανθῆναι αὐτὸν ἐν αὐτοῖς· ἐγὼ κύριος. </text:span></text:span><text:span text:style-name="Default_20_Paragraph_20_Font"><text:span text:style-name="T1">9 </text:span></text:span><text:span text:style-name="Default_20_Paragraph_20_Font"><text:span text:style-name="T2">καὶ φυλάξονται τὰ φυλάγματά μου, ἵνα μὴ λάβωσιν δι’ αὐτὰ ἁμαρτίαν καὶ ἀποθάνωσιν δι’ αὐτά, ἐὰν βεβηλώσωσιν αὐτά· ἐγὼ κύριος ὁ θεὸς ὁ ἁγιάζων αὐτούς. – </text:span></text:span><text:span text:style-name="Default_20_Paragraph_20_Font"><text:span text:style-name="T1">10 </text:span></text:span><text:span text:style-name="Default_20_Paragraph_20_Font"><text:span text:style-name="T2">καὶ πᾶς ἀλλογενὴς οὐ φάγεται ἅγια· πάροικος ἱερέως ἢ μισθωτὸς οὐ φάγεται ἅγια. </text:span></text:span><text:span text:style-name="Default_20_Paragraph_20_Font"><text:span text:style-name="T1">11 </text:span></text:span><text:span text:style-name="Default_20_Paragraph_20_Font"><text:span text:style-name="T2">ἐὰν δὲ ἱερεὺς κτήσηται ψυχὴν ἔγκτητον ἀργυρίου, οὗτος φάγεται ἐκ τῶν ἄρτων αὐτοῦ· καὶ οἱ οἰκογενεῖς αὐτοῦ, καὶ οὗτοι φάγονται τῶν ἄρτων αὐτοῦ. </text:span></text:span><text:span text:style-name="Default_20_Paragraph_20_Font"><text:span text:style-name="T1">12 </text:span></text:span><text:span text:style-name="Default_20_Paragraph_20_Font"><text:span text:style-name="T2">καὶ θυγάτηρ ἀνθρώπου ἱερέως ἐὰν γένηται ἀνδρὶ ἀλλογενεῖ, αὐτὴ τῶν ἀπαρχῶν τῶν ἁγίων οὐ φάγεται. </text:span></text:span><text:span text:style-name="Default_20_Paragraph_20_Font"><text:span text:style-name="T1">13 </text:span></text:span><text:span text:style-name="Default_20_Paragraph_20_Font"><text:span text:style-name="T2">καὶ θυγάτηρ ἱερέως ἐὰν γένηται χήρα ἢ ἐκβεβλημένη, σπέρμα δὲ μὴ ἦν αὐτῇ, ἐπαναστρέψει ἐπὶ τὸν οἶκον τὸν πατρικὸν κατὰ τὴν νεότητα αὐτῆς· ἀπὸ τῶν ἄρτων τοῦ πατρὸς αὐτῆς φάγεται. καὶ πᾶς ἀλλογενὴς οὐ φάγεται ἀπ’ αὐτῶν. </text:span></text:span><text:span text:style-name="Default_20_Paragraph_20_Font"><text:span text:style-name="T1">14 </text:span></text:span><text:span text:style-name="Default_20_Paragraph_20_Font"><text:span text:style-name="T2">καὶ ἄνθρωπος, ὃς ἂν φάγῃ ἅγια κατὰ ἄγνοιαν, καὶ προσθήσει τὸ ἐπίπεμπτον αὐτοῦ ἐπ’ αὐτὸ καὶ δώσει τῷ ἱερεῖ τὸ ἅγιον. </text:span></text:span><text:span text:style-name="Default_20_Paragraph_20_Font"><text:span text:style-name="T1">15 </text:span></text:span><text:span text:style-name="Default_20_Paragraph_20_Font"><text:span text:style-name="T2">καὶ οὐ βεβηλώσουσιν τὰ ἅγια τῶν υἱῶν Ισραηλ, ἃ αὐτοὶ ἀφαιροῦσιν τῷ κυρίῳ, </text:span></text:span><text:span text:style-name="Default_20_Paragraph_20_Font"><text:span text:style-name="T1">16 </text:span></text:span><text:span text:style-name="Default_20_Paragraph_20_Font"><text:span text:style-name="T2">καὶ ἐπάξουσιν ἐφ’ ἑαυτοὺς ἀνομίαν πλημμελείας ἐν τῷ ἐσθίειν αὐτοὺς τὰ ἅγια αὐτῶν· ὅτι ἐγὼ κύριος ὁ ἁγιάζων αὐτούς. </text:span></text:span></text:p>
        <text:p text:style-name="P3"><text:span text:style-name="Default_20_Paragraph_20_Font"><text:span text:style-name="T1">17 </text:span></text:span><text:span text:style-name="Default_20_Paragraph_20_Font"><text:span text:style-name="T2">Καὶ ἐλάλησεν κύριος πρὸς Μωυσῆν λέγων </text:span></text:span><text:span text:style-name="Default_20_Paragraph_20_Font"><text:span text:style-name="T1">18 </text:span></text:span><text:span text:style-name="Default_20_Paragraph_20_Font"><text:span text:style-name="T2">Λάλησον Ααρων καὶ τοῖς υἱοῖς αὐτοῦ καὶ πάσῃ συναγωγῇ Ισραηλ καὶ ἐρεῖς πρὸς αὐτούς Ἄνθρωπος ἄνθρωπος ἀπὸ τῶν υἱῶν Ισραηλ ἢ τῶν υἱῶν τῶν προσηλύτων τῶν προσκειμένων πρὸς αὐτοὺς ἐν Ισραηλ, ὃς ἂν προσενέγκῃ τὰ δῶρα αὐτοῦ κατὰ πᾶσαν ὁμολογίαν αὐτῶν ἢ κατὰ πᾶσαν αἵρεσιν αὐτῶν, ὅσα ἂν προσενέγκωσιν τῷ θεῷ εἰς ὁλοκαύτωμα, </text:span></text:span><text:span text:style-name="Default_20_Paragraph_20_Font"><text:span text:style-name="T1">19 </text:span></text:span><text:span text:style-name="Default_20_Paragraph_20_Font"><text:span text:style-name="T2">δεκτὰ ὑμῖν ἄμωμα ἄρσενα ἐκ τῶν βουκολίων καὶ ἐκ τῶν προβάτων καὶ ἐκ τῶν αἰγῶν. </text:span></text:span><text:span text:style-name="Default_20_Paragraph_20_Font"><text:span text:style-name="T1">20 </text:span></text:span><text:span text:style-name="Default_20_Paragraph_20_Font"><text:span text:style-name="T2">πάντα, ὅσα ἂν ἔχῃ μῶμον ἐν αὐτῷ, οὐ προσάξουσιν κυρίῳ, διότι οὐ δεκτὸν ἔσται ὑμῖν. </text:span></text:span><text:span text:style-name="Default_20_Paragraph_20_Font"><text:span text:style-name="T1">21 </text:span></text:span><text:span text:style-name="Default_20_Paragraph_20_Font"><text:span text:style-name="T2">καὶ ἄνθρωπος, ὃς ἂν προσενέγκῃ θυσίαν σωτηρίου τῷ κυρίῳ διαστείλας εὐχὴν κατὰ αἵρεσιν ἢ ἐν ταῖς ἑορταῖς ὑμῶν ἐκ τῶν βουκολίων ἢ ἐκ τῶν προβάτων, ἄμωμον ἔσται εἰς δεκτόν, πᾶς μῶμος οὐκ ἔσται ἐν αὐτῷ. </text:span></text:span><text:span text:style-name="Default_20_Paragraph_20_Font"><text:span text:style-name="T1">22 </text:span></text:span><text:span text:style-name="Default_20_Paragraph_20_Font"><text:span text:style-name="T2">τυφλὸν ἢ συντετριμμένον ἢ γλωσσότμητον ἢ μυρμηκιῶντα ἢ ψωραγριῶντα ἢ λιχῆνας ἔχοντα, οὐ προσάξουσιν ταῦτα τῷ κυρίῳ, καὶ εἰς κάρπωσιν οὐ δώσετε ἀπ’ αὐτῶν ἐπὶ τὸ θυσιαστήριον τῷ κυρίῳ. </text:span></text:span><text:span text:style-name="Default_20_Paragraph_20_Font"><text:span text:style-name="T1">23 </text:span></text:span><text:span text:style-name="Default_20_Paragraph_20_Font"><text:span text:style-name="T2">καὶ μόσχον ἢ πρόβατον ὠτότμητον ἢ κολοβόκερκον, </text:span></text:span><text:soft-page-break/><text:span text:style-name="Default_20_Paragraph_20_Font"><text:span text:style-name="T2">σφάγια ποιήσεις αὐτὰ σεαυτῷ, εἰς δὲ εὐχήν σου οὐ δεχθήσεται. </text:span></text:span><text:span text:style-name="Default_20_Paragraph_20_Font"><text:span text:style-name="T1">24 </text:span></text:span><text:span text:style-name="Default_20_Paragraph_20_Font"><text:span text:style-name="T2">θλαδίαν καὶ ἐκτεθλιμμένον καὶ ἐκτομίαν καὶ ἀπεσπασμένον, οὐ προσάξεις αὐτὰ τῷ κυρίῳ καὶ ἐπὶ τῆς γῆς ὑμῶν οὐ ποιήσετε. </text:span></text:span><text:span text:style-name="Default_20_Paragraph_20_Font"><text:span text:style-name="T1">25 </text:span></text:span><text:span text:style-name="Default_20_Paragraph_20_Font"><text:span text:style-name="T2">καὶ ἐκ χειρὸς ἀλλογενοῦς οὐ προσοίσετε τὰ δῶρα τοῦ θεοῦ ὑμῶν ἀπὸ πάντων τούτων, ὅτι φθάρματά ἐστιν ἐν αὐτοῖς, μῶμος ἐν αὐτοῖς, οὐ δεχθήσεται ταῦτα ὑμῖν. </text:span></text:span></text:p>
        <text:p text:style-name="P3"><text:span text:style-name="Default_20_Paragraph_20_Font"><text:span text:style-name="T1">26 </text:span></text:span><text:span text:style-name="Default_20_Paragraph_20_Font"><text:span text:style-name="T2">Καὶ ἐλάλησεν κύριος πρὸς Μωυσῆν λέγων </text:span></text:span><text:span text:style-name="Default_20_Paragraph_20_Font"><text:span text:style-name="T1">27 </text:span></text:span><text:span text:style-name="Default_20_Paragraph_20_Font"><text:span text:style-name="T2">Μόσχον ἢ πρόβατον ἢ αἶγα, ὡς ἂν τεχθῇ, καὶ ἔσται ἑπτὰ ἡμέρας ὑπὸ τὴν μητέρα, τῇ δὲ ἡμέρᾳ τῇ ὀγδόῃ καὶ ἐπέκεινα δεχθήσεται εἰς δῶρα, κάρπωμα κυρίῳ. </text:span></text:span><text:span text:style-name="Default_20_Paragraph_20_Font"><text:span text:style-name="T1">28 </text:span></text:span><text:span text:style-name="Default_20_Paragraph_20_Font"><text:span text:style-name="T2">καὶ μόσχον ἢ πρόβατον, αὐτὴν καὶ τὰ παιδία αὐτῆς οὐ σφάξεις ἐν ἡμέρᾳ μιᾷ. </text:span></text:span><text:span text:style-name="Default_20_Paragraph_20_Font"><text:span text:style-name="T1">29 </text:span></text:span><text:span text:style-name="Default_20_Paragraph_20_Font"><text:span text:style-name="T2">ἐὰν δὲ θύσῃς θυσίαν εὐχὴν χαρμοσύνης κυρίῳ, εἰς δεκτὸν ὑμῖν θύσετε αὐτό· </text:span></text:span><text:span text:style-name="Default_20_Paragraph_20_Font"><text:span text:style-name="T1">30 </text:span></text:span><text:span text:style-name="Default_20_Paragraph_20_Font"><text:span text:style-name="T2">αὐτῇ τῇ ἡμέρᾳ ἐκείνῃ βρωθήσεται, οὐκ ἀπολείψετε ἀπὸ τῶν κρεῶν εἰς τὸ πρωί· ἐγώ εἰμι κύριος. </text:span></text:span></text:p>
        <text:p text:style-name="P3"><text:span text:style-name="Default_20_Paragraph_20_Font"><text:span text:style-name="T1">31 </text:span></text:span><text:span text:style-name="Default_20_Paragraph_20_Font"><text:span text:style-name="T2">Καὶ φυλάξετε τὰς ἐντολάς μου καὶ ποιήσετε αὐτάς. </text:span></text:span><text:span text:style-name="Default_20_Paragraph_20_Font"><text:span text:style-name="T1">32 </text:span></text:span><text:span text:style-name="Default_20_Paragraph_20_Font"><text:span text:style-name="T2">καὶ οὐ βεβηλώσετε τὸ ὄνομα τοῦ ἁγίου, καὶ ἁγιασθήσομαι ἐν μέσῳ τῶν υἱῶν Ισραηλ· ἐγὼ κύριος ὁ ἁγιάζων ὑμᾶς </text:span></text:span><text:span text:style-name="Default_20_Paragraph_20_Font"><text:span text:style-name="T1">33 </text:span></text:span><text:span text:style-name="Default_20_Paragraph_20_Font"><text:span text:style-name="T2">ὁ ἐξαγαγὼν ὑμᾶς ἐκ γῆς Αἰγύπτου ὥστε εἶναι ὑμῶν θεός, ἐγὼ κύριος. </text:span></text:span></text:p>
      </text:section>
      <text:section text:style-name="Sect1" text:name="Sect23">
        <text:p text:style-name="P2">Λευιτικον 23</text:p>
        <text:p text:style-name="P3"><text:span text:style-name="Default_20_Paragraph_20_Font"><text:span text:style-name="T1">1 </text:span></text:span><text:span text:style-name="Default_20_Paragraph_20_Font"><text:span text:style-name="T2">Καὶ εἶπεν κύριος πρὸς Μωυσῆν λέγων </text:span></text:span><text:span text:style-name="Default_20_Paragraph_20_Font"><text:span text:style-name="T1">2 </text:span></text:span><text:span text:style-name="Default_20_Paragraph_20_Font"><text:span text:style-name="T2">Λάλησον τοῖς υἱοῖς Ισραηλ καὶ ἐρεῖς πρὸς αὐτούς Αἱ ἑορταὶ κυρίου, ἃς καλέσετε αὐτὰς κλητὰς ἁγίας, αὗταί εἰσιν ἑορταί μου. – </text:span></text:span><text:span text:style-name="Default_20_Paragraph_20_Font"><text:span text:style-name="T1">3 </text:span></text:span><text:span text:style-name="Default_20_Paragraph_20_Font"><text:span text:style-name="T2">ἓξ ἡμέρας ποιήσεις ἔργα, καὶ τῇ ἡμέρᾳ τῇ ἑβδόμῃ σάββατα ἀνάπαυσις κλητὴ ἁγία τῷ κυρίῳ· πᾶν ἔργον οὐ ποιήσεις· σάββατά ἐστιν τῷ κυρίῳ ἐν πάσῃ κατοικίᾳ ὑμῶν. </text:span></text:span></text:p>
        <text:p text:style-name="P3"><text:span text:style-name="Default_20_Paragraph_20_Font"><text:span text:style-name="T1">4 </text:span></text:span><text:span text:style-name="Default_20_Paragraph_20_Font"><text:span text:style-name="T2">Αὗται αἱ ἑορταὶ τῷ κυρίῳ, κληταὶ ἅγιαι, ἃς καλέσετε αὐτὰς ἐν τοῖς καιροῖς αὐτῶν. </text:span></text:span><text:span text:style-name="Default_20_Paragraph_20_Font"><text:span text:style-name="T1">5 </text:span></text:span><text:span text:style-name="Default_20_Paragraph_20_Font"><text:span text:style-name="T2">ἐν τῷ πρώτῳ μηνὶ ἐν τῇ τεσσαρεσκαιδεκάτῃ ἡμέρᾳ τοῦ μηνὸς ἀνὰ μέσον τῶν ἑσπερινῶν πάσχα τῷ κυρίῳ. </text:span></text:span><text:span text:style-name="Default_20_Paragraph_20_Font"><text:span text:style-name="T1">6 </text:span></text:span><text:span text:style-name="Default_20_Paragraph_20_Font"><text:span text:style-name="T2">καὶ ἐν τῇ πεντεκαιδεκάτῃ ἡμέρᾳ τοῦ μηνὸς τούτου ἑορτὴ τῶν ἀζύμων τῷ κυρίῳ· ἑπτὰ ἡμέρας ἄζυμα ἔδεσθε. </text:span></text:span><text:span text:style-name="Default_20_Paragraph_20_Font"><text:span text:style-name="T1">7 </text:span></text:span><text:span text:style-name="Default_20_Paragraph_20_Font"><text:span text:style-name="T2">καὶ ἡ ἡμέρα ἡ πρώτη κλητὴ ἁγία ἔσται ὑμῖν, πᾶν ἔργον λατρευτὸν οὐ ποιήσετε· </text:span></text:span><text:span text:style-name="Default_20_Paragraph_20_Font"><text:span text:style-name="T1">8 </text:span></text:span><text:span text:style-name="Default_20_Paragraph_20_Font"><text:span text:style-name="T2">καὶ προσάξετε ὁλοκαυτώματα τῷ κυρίῳ ἑπτὰ ἡμέρας· καὶ ἡ ἑβδόμη ἡμέρα κλητὴ ἁγία ἔσται ὑμῖν, πᾶν ἔργον λατρευτὸν οὐ ποιήσετε. </text:span></text:span></text:p>
        <text:p text:style-name="P3"><text:span text:style-name="Default_20_Paragraph_20_Font"><text:span text:style-name="T1">9 </text:span></text:span><text:span text:style-name="Default_20_Paragraph_20_Font"><text:span text:style-name="T2">Καὶ ἐλάλησεν κύριος πρὸς Μωυσῆν λέγων </text:span></text:span><text:span text:style-name="Default_20_Paragraph_20_Font"><text:span text:style-name="T1">10 </text:span></text:span><text:span text:style-name="Default_20_Paragraph_20_Font"><text:span text:style-name="T2">Εἰπὸν τοῖς υἱοῖς Ισραηλ καὶ ἐρεῖς πρὸς αὐτούς Ὅταν εἰσέλθητε εἰς τὴν γῆν, ἣν ἐγὼ δίδωμι ὑμῖν, καὶ θερίζητε τὸν θερισμὸν αὐτῆς, καὶ οἴσετε δράγμα ἀπαρχὴν τοῦ θερισμοῦ ὑμῶν πρὸς τὸν ἱερέα· </text:span></text:span><text:span text:style-name="Default_20_Paragraph_20_Font"><text:span text:style-name="T1">11 </text:span></text:span><text:span text:style-name="Default_20_Paragraph_20_Font"><text:span text:style-name="T2">καὶ ἀνοίσει τὸ δράγμα ἔναντι κυρίου δεκτὸν ὑμῖν, τῇ ἐπαύριον τῆς πρώτης ἀνοίσει αὐτὸ ὁ ἱερεύς. </text:span></text:span><text:span text:style-name="Default_20_Paragraph_20_Font"><text:span text:style-name="T1">12 </text:span></text:span><text:span text:style-name="Default_20_Paragraph_20_Font"><text:span text:style-name="T2">καὶ ποιήσετε ἐν τῇ ἡμέρᾳ, ἐν ᾗ ἂν φέρητε τὸ δράγμα, πρόβατον ἄμωμον ἐνιαύσιον εἰς ὁλοκαύτωμα τῷ κυρίῳ </text:span></text:span><text:span text:style-name="Default_20_Paragraph_20_Font"><text:span text:style-name="T1">13 </text:span></text:span><text:span text:style-name="Default_20_Paragraph_20_Font"><text:span text:style-name="T2">καὶ τὴν θυσίαν αὐτοῦ δύο δέκατα σεμιδάλεως ἀναπεποιημένης ἐν ἐλαίῳ – θυσία τῷ κυρίῳ, ὀσμὴ εὐωδίας κυρίῳ – καὶ σπονδὴν αὐτοῦ τὸ τέταρτον τοῦ ιν οἴνου. </text:span></text:span><text:span text:style-name="Default_20_Paragraph_20_Font"><text:span text:style-name="T1">14 </text:span></text:span><text:span text:style-name="Default_20_Paragraph_20_Font"><text:span text:style-name="T2">καὶ ἄρτον καὶ πεφρυγμένα χίδρα νέα οὐ φάγεσθε ἕως εἰς αὐτὴν τὴν ἡμέραν ταύτην, ἕως ἂν προσενέγκητε ὑμεῖς τὰ δῶρα τῷ θεῷ ὑμῶν· νόμιμον αἰώνιον εἰς τὰς γενεὰς ὑμῶν ἐν πάσῃ κατοικίᾳ ὑμῶν. </text:span></text:span></text:p>
        <text:p text:style-name="P3"><text:span text:style-name="Default_20_Paragraph_20_Font"><text:span text:style-name="T1">15 </text:span></text:span><text:span text:style-name="Default_20_Paragraph_20_Font"><text:span text:style-name="T2">Καὶ ἀριθμήσετε ὑμεῖς ἀπὸ τῆς ἐπαύριον τῶν σαββάτων, ἀπὸ τῆς ἡμέρας, ἧς ἂν προσενέγκητε τὸ δράγμα τοῦ ἐπιθέματος, ἑπτὰ ἑβδομάδας ὁλοκλήρους· </text:span></text:span><text:span text:style-name="Default_20_Paragraph_20_Font"><text:span text:style-name="T1">16 </text:span></text:span><text:span text:style-name="Default_20_Paragraph_20_Font"><text:span text:style-name="T2">ἕως τῆς ἐπαύριον τῆς ἐσχάτης ἑβδομάδος ἀριθμήσετε πεντήκοντα ἡμέρας καὶ προσοίσετε θυσίαν νέαν τῷ κυρίῳ. </text:span></text:span><text:span text:style-name="Default_20_Paragraph_20_Font"><text:span text:style-name="T1">17 </text:span></text:span><text:span text:style-name="Default_20_Paragraph_20_Font"><text:span text:style-name="T2">ἀπὸ τῆς κατοικίας ὑμῶν προσοίσετε ἄρτους ἐπίθεμα, δύο ἄρτους· ἐκ δύο δεκάτων σεμιδάλεως ἔσονται, ἐζυμωμένοι </text:span></text:span><text:soft-page-break/><text:span text:style-name="Default_20_Paragraph_20_Font"><text:span text:style-name="T2">πεφθήσονται πρωτογενημάτων τῷ κυρίῳ. </text:span></text:span><text:span text:style-name="Default_20_Paragraph_20_Font"><text:span text:style-name="T1">18 </text:span></text:span><text:span text:style-name="Default_20_Paragraph_20_Font"><text:span text:style-name="T2">καὶ προσάξετε μετὰ τῶν ἄρτων ἑπτὰ ἀμνοὺς ἀμώμους ἐνιαυσίους καὶ μόσχον ἕνα ἐκ βουκολίου καὶ κριοὺς δύο ἀμώμους – ἔσονται ὁλοκαύτωμα τῷ κυρίῳ – καὶ αἱ θυσίαι αὐτῶν καὶ αἱ σπονδαὶ αὐτῶν, θυσίαν ὀσμὴν εὐωδίας τῷ κυρίῳ. </text:span></text:span><text:span text:style-name="Default_20_Paragraph_20_Font"><text:span text:style-name="T1">19 </text:span></text:span><text:span text:style-name="Default_20_Paragraph_20_Font"><text:span text:style-name="T2">καὶ ποιήσουσιν χίμαρον ἐξ αἰγῶν ἕνα περὶ ἁμαρτίας καὶ δύο ἀμνοὺς ἐνιαυσίους εἰς θυσίαν σωτηρίου μετὰ τῶν ἄρτων τοῦ πρωτογενήματος· </text:span></text:span><text:span text:style-name="Default_20_Paragraph_20_Font"><text:span text:style-name="T1">20 </text:span></text:span><text:span text:style-name="Default_20_Paragraph_20_Font"><text:span text:style-name="T2">καὶ ἐπιθήσει αὐτὰ ὁ ἱερεὺς μετὰ τῶν ἄρτων τοῦ πρωτογενήματος ἐπίθεμα ἔναντι κυρίου μετὰ τῶν δύο ἀμνῶν· ἅγια ἔσονται τῷ κυρίῳ, τῷ ἱερεῖ τῷ προσφέροντι αὐτὰ αὐτῷ ἔσται. </text:span></text:span><text:span text:style-name="Default_20_Paragraph_20_Font"><text:span text:style-name="T1">21 </text:span></text:span><text:span text:style-name="Default_20_Paragraph_20_Font"><text:span text:style-name="T2">καὶ καλέσετε ταύτην τὴν ἡμέραν κλητήν· ἁγία ἔσται ὑμῖν, πᾶν ἔργον λατρευτὸν οὐ ποιήσετε ἐν αὐτῇ· νόμιμον αἰώνιον εἰς τὰς γενεὰς ὑμῶν ἐν πάσῃ τῇ κατοικίᾳ ὑμῶν. – </text:span></text:span><text:span text:style-name="Default_20_Paragraph_20_Font"><text:span text:style-name="T1">22 </text:span></text:span><text:span text:style-name="Default_20_Paragraph_20_Font"><text:span text:style-name="T2">καὶ ὅταν θερίζητε τὸν θερισμὸν τῆς γῆς ὑμῶν, οὐ συντελέσετε τὸ λοιπὸν τοῦ θερισμοῦ τοῦ ἀγροῦ σου ἐν τῷ θερίζειν σε καὶ τὰ ἀποπίπτοντα τοῦ θερισμοῦ σου οὐ συλλέξεις, τῷ πτωχῷ καὶ τῷ προσηλύτῳ ὑπολείψῃ αὐτά· ἐγὼ κύριος ὁ θεὸς ὑμῶν. </text:span></text:span></text:p>
        <text:p text:style-name="P3"><text:span text:style-name="Default_20_Paragraph_20_Font"><text:span text:style-name="T1">23 </text:span></text:span><text:span text:style-name="Default_20_Paragraph_20_Font"><text:span text:style-name="T2">Καὶ ἐλάλησεν κύριος πρὸς Μωυσῆν λέγων </text:span></text:span><text:span text:style-name="Default_20_Paragraph_20_Font"><text:span text:style-name="T1">24 </text:span></text:span><text:span text:style-name="Default_20_Paragraph_20_Font"><text:span text:style-name="T2">Λάλησον τοῖς υἱοῖς Ισραηλ λέγων Τοῦ μηνὸς τοῦ ἑβδόμου μιᾷ τοῦ μηνὸς ἔσται ὑμῖν ἀνάπαυσις, μνημόσυνον σαλπίγγων, κλητὴ ἁγία ἔσται ὑμῖν· </text:span></text:span><text:span text:style-name="Default_20_Paragraph_20_Font"><text:span text:style-name="T1">25 </text:span></text:span><text:span text:style-name="Default_20_Paragraph_20_Font"><text:span text:style-name="T2">πᾶν ἔργον λατρευτὸν οὐ ποιήσετε καὶ προσάξετε ὁλοκαύτωμα κυρίῳ. </text:span></text:span><text:span text:style-name="Default_20_Paragraph_20_Font"><text:span text:style-name="T1">26 </text:span></text:span><text:span text:style-name="Default_20_Paragraph_20_Font"><text:span text:style-name="T2">Καὶ ἐλάλησεν κύριος πρὸς Μωυσῆν λέγων </text:span></text:span><text:span text:style-name="Default_20_Paragraph_20_Font"><text:span text:style-name="T1">27 </text:span></text:span><text:span text:style-name="Default_20_Paragraph_20_Font"><text:span text:style-name="T2">Καὶ τῇ δεκάτῃ τοῦ μηνὸς τοῦ ἑβδόμου τούτου ἡμέρα ἐξιλασμοῦ, κλητὴ ἁγία ἔσται ὑμῖν, καὶ ταπεινώσετε τὰς ψυχὰς ὑμῶν καὶ προσάξετε ὁλοκαύτωμα τῷ κυρίῳ. </text:span></text:span><text:span text:style-name="Default_20_Paragraph_20_Font"><text:span text:style-name="T1">28 </text:span></text:span><text:span text:style-name="Default_20_Paragraph_20_Font"><text:span text:style-name="T2">πᾶν ἔργον οὐ ποιήσετε ἐν αὐτῇ τῇ ἡμέρᾳ ταύτῃ· ἔστιν γὰρ ἡμέρα ἐξιλασμοῦ αὕτη ὑμῖν ἐξιλάσασθαι περὶ ὑμῶν ἔναντι κυρίου τοῦ θεοῦ ὑμῶν. </text:span></text:span><text:span text:style-name="Default_20_Paragraph_20_Font"><text:span text:style-name="T1">29 </text:span></text:span><text:span text:style-name="Default_20_Paragraph_20_Font"><text:span text:style-name="T2">πᾶσα ψυχή, ἥτις μὴ ταπεινωθήσεται ἐν αὐτῇ τῇ ἡμέρᾳ ταύτῃ, ἐξολεθρευθήσεται ἐκ τοῦ λαοῦ αὐτῆς. </text:span></text:span><text:span text:style-name="Default_20_Paragraph_20_Font"><text:span text:style-name="T1">30 </text:span></text:span><text:span text:style-name="Default_20_Paragraph_20_Font"><text:span text:style-name="T2">καὶ πᾶσα ψυχή, ἥτις ποιήσει ἔργον ἐν αὐτῇ τῇ ἡμέρᾳ ταύτῃ, ἀπολεῖται ἡ ψυχὴ ἐκείνη ἐκ τοῦ λαοῦ αὐτῆς. </text:span></text:span><text:span text:style-name="Default_20_Paragraph_20_Font"><text:span text:style-name="T1">31 </text:span></text:span><text:span text:style-name="Default_20_Paragraph_20_Font"><text:span text:style-name="T2">πᾶν ἔργον οὐ ποιήσετε· νόμιμον αἰώνιον εἰς τὰς γενεὰς ὑμῶν ἐν πάσαις κατοικίαις ὑμῶν. </text:span></text:span><text:span text:style-name="Default_20_Paragraph_20_Font"><text:span text:style-name="T1">32 </text:span></text:span><text:span text:style-name="Default_20_Paragraph_20_Font"><text:span text:style-name="T2">σάββατα σαββάτων ἔσται ὑμῖν, καὶ ταπεινώσετε τὰς ψυχὰς ὑμῶν· ἀπὸ ἐνάτης τοῦ μηνὸς ἀπὸ ἑσπέρας ἕως ἑσπέρας σαββατιεῖτε τὰ σάββατα ὑμῶν. </text:span></text:span></text:p>
        <text:p text:style-name="P3"><text:span text:style-name="Default_20_Paragraph_20_Font"><text:span text:style-name="T1">33 </text:span></text:span><text:span text:style-name="Default_20_Paragraph_20_Font"><text:span text:style-name="T2">Καὶ ἐλάλησεν κύριος πρὸς Μωυσῆν λέγων </text:span></text:span><text:span text:style-name="Default_20_Paragraph_20_Font"><text:span text:style-name="T1">34 </text:span></text:span><text:span text:style-name="Default_20_Paragraph_20_Font"><text:span text:style-name="T2">Λάλησον τοῖς υἱοῖς Ισραηλ λέγων Τῇ πεντεκαιδεκάτῃ τοῦ μηνὸς τοῦ ἑβδόμου τούτου ἑορτὴ σκηνῶν ἑπτὰ ἡμέρας τῷ κυρίῳ. </text:span></text:span><text:span text:style-name="Default_20_Paragraph_20_Font"><text:span text:style-name="T1">35 </text:span></text:span><text:span text:style-name="Default_20_Paragraph_20_Font"><text:span text:style-name="T2">καὶ ἡ ἡμέρα ἡ πρώτη κλητὴ ἁγία, πᾶν ἔργον λατρευτὸν οὐ ποιήσετε. </text:span></text:span><text:span text:style-name="Default_20_Paragraph_20_Font"><text:span text:style-name="T1">36 </text:span></text:span><text:span text:style-name="Default_20_Paragraph_20_Font"><text:span text:style-name="T2">ἑπτὰ ἡμέρας προσάξετε ὁλοκαυτώματα τῷ κυρίῳ· καὶ ἡ ἡμέρα ἡ ὀγδόη κλητὴ ἁγία ἔσται ὑμῖν, καὶ προσάξετε ὁλοκαυτώματα τῷ κυρίῳ· ἐξόδιόν ἐστιν, πᾶν ἔργον λατρευτὸν οὐ ποιήσετε. </text:span></text:span></text:p>
        <text:p text:style-name="P3"><text:span text:style-name="Default_20_Paragraph_20_Font"><text:span text:style-name="T1">37 </text:span></text:span><text:span text:style-name="Default_20_Paragraph_20_Font"><text:span text:style-name="T2">Αὗται αἱ ἑορταὶ κυρίῳ, ἃς καλέσετε κλητὰς ἁγίας ὥστε προσενέγκαι καρπώματα τῷ κυρίῳ, ὁλοκαυτώματα καὶ θυσίας αὐτῶν καὶ σπονδὰς αὐτῶν τὸ καθ’ ἡμέραν εἰς ἡμέραν </text:span></text:span><text:span text:style-name="Default_20_Paragraph_20_Font"><text:span text:style-name="T1">38 </text:span></text:span><text:span text:style-name="Default_20_Paragraph_20_Font"><text:span text:style-name="T2">πλὴν τῶν σαββάτων κυρίου καὶ πλὴν τῶν δομάτων ὑμῶν καὶ πλὴν πασῶν τῶν εὐχῶν ὑμῶν καὶ πλὴν τῶν ἑκουσίων ὑμῶν, ἃ ἂν δῶτε τῷ κυρίῳ. </text:span></text:span></text:p>
        <text:p text:style-name="P3"><text:span text:style-name="Default_20_Paragraph_20_Font"><text:span text:style-name="T1">39 </text:span></text:span><text:span text:style-name="Default_20_Paragraph_20_Font"><text:span text:style-name="T2">Καὶ ἐν τῇ πεντεκαιδεκάτῃ ἡμέρᾳ τοῦ μηνὸς τοῦ ἑβδόμου τούτου, ὅταν συντελέσητε τὰ γενήματα τῆς γῆς, ἑορτάσετε τῷ κυρίῳ ἑπτὰ ἡμέρας· τῇ ἡμέρᾳ τῇ πρώτῃ ἀνάπαυσις, καὶ τῇ ἡμέρᾳ τῇ ὀγδόῃ ἀνάπαυσις. </text:span></text:span><text:span text:style-name="Default_20_Paragraph_20_Font"><text:span text:style-name="T1">40 </text:span></text:span><text:span text:style-name="Default_20_Paragraph_20_Font"><text:span text:style-name="T2">καὶ λήμψεσθε τῇ ἡμέρᾳ τῇ πρώτῃ καρπὸν ξύλου ὡραῖον καὶ κάλλυνθρα φοινίκων καὶ κλάδους ξύλου δασεῖς καὶ ἰτέας καὶ ἄγνου κλάδους ἐκ χειμάρρου εὐφρανθῆναι ἔναντι κυρίου τοῦ θεοῦ ὑμῶν ἑπτὰ ἡμέρας </text:span></text:span><text:span text:style-name="Default_20_Paragraph_20_Font"><text:span text:style-name="T1">41 </text:span></text:span><text:span text:style-name="Default_20_Paragraph_20_Font"><text:span text:style-name="T2">τοῦ ἐνιαυτοῦ· νόμιμον αἰώνιον εἰς τὰς γενεὰς ὑμῶν· ἐν τῷ μηνὶ τῷ ἑβδόμῳ ἑορτάσετε αὐτήν. </text:span></text:span><text:span text:style-name="Default_20_Paragraph_20_Font"><text:span text:style-name="T1">42 </text:span></text:span><text:span text:style-name="Default_20_Paragraph_20_Font"><text:span text:style-name="T2">ἐν σκηναῖς κατοικήσετε </text:span></text:span><text:soft-page-break/><text:span text:style-name="Default_20_Paragraph_20_Font"><text:span text:style-name="T2">ἑπτὰ ἡμέρας, πᾶς ὁ αὐτόχθων ἐν Ισραηλ κατοικήσει ἐν σκηναῖς, </text:span></text:span><text:span text:style-name="Default_20_Paragraph_20_Font"><text:span text:style-name="T1">43 </text:span></text:span><text:span text:style-name="Default_20_Paragraph_20_Font"><text:span text:style-name="T2">ὅπως ἴδωσιν αἱ γενεαὶ ὑμῶν ὅτι ἐν σκηναῖς κατῴκισα τοὺς υἱοὺς Ισραηλ ἐν τῷ ἐξαγαγεῖν με αὐτοὺς ἐκ γῆς Αἰγύπτου· ἐγὼ κύριος ὁ θεὸς ὑμῶν. </text:span></text:span></text:p>
        <text:p text:style-name="P3"><text:span text:style-name="Default_20_Paragraph_20_Font"><text:span text:style-name="T1">44 </text:span></text:span><text:span text:style-name="Default_20_Paragraph_20_Font"><text:span text:style-name="T2">Καὶ ἐλάλησεν Μωϋσῆς τὰς ἑορτὰς κυρίου τοῖς υἱοῖς Ισραηλ. </text:span></text:span></text:p>
      </text:section>
      <text:section text:style-name="Sect1" text:name="Sect24">
        <text:p text:style-name="P2">Λευιτικον 24</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Ἔντειλαι τοῖς υἱοῖς Ισραηλ καὶ λαβέτωσάν μοι ἔλαιον ἐλάινον καθαρὸν κεκομμένον εἰς φῶς καῦσαι λύχνον διὰ παντός. </text:span></text:span><text:span text:style-name="Default_20_Paragraph_20_Font"><text:span text:style-name="T1">3 </text:span></text:span><text:span text:style-name="Default_20_Paragraph_20_Font"><text:span text:style-name="T2">ἔξωθεν τοῦ καταπετάσματος ἐν τῇ σκηνῇ τοῦ μαρτυρίου καύσουσιν αὐτὸν Ααρων καὶ οἱ υἱοὶ αὐτοῦ ἀπὸ ἑσπέρας ἕως πρωῒ ἐνώπιον κυρίου ἐνδελεχῶς· νόμιμον αἰώνιον εἰς τὰς γενεὰς ὑμῶν. </text:span></text:span><text:span text:style-name="Default_20_Paragraph_20_Font"><text:span text:style-name="T1">4 </text:span></text:span><text:span text:style-name="Default_20_Paragraph_20_Font"><text:span text:style-name="T2">ἐπὶ τῆς λυχνίας τῆς καθαρᾶς καύσετε τοὺς λύχνους ἔναντι κυρίου ἕως τὸ πρωί. </text:span></text:span></text:p>
        <text:p text:style-name="P3"><text:span text:style-name="Default_20_Paragraph_20_Font"><text:span text:style-name="T1">5 </text:span></text:span><text:span text:style-name="Default_20_Paragraph_20_Font"><text:span text:style-name="T2">Καὶ λήμψεσθε σεμίδαλιν καὶ ποιήσετε αὐτὴν δώδεκα ἄρτους, δύο δεκάτων ἔσται ὁ ἄρτος ὁ εἷς· </text:span></text:span><text:span text:style-name="Default_20_Paragraph_20_Font"><text:span text:style-name="T1">6 </text:span></text:span><text:span text:style-name="Default_20_Paragraph_20_Font"><text:span text:style-name="T2">καὶ ἐπιθήσετε αὐτοὺς δύο θέματα, ἓξ ἄρτους τὸ ἓν θέμα, ἐπὶ τὴν τράπεζαν τὴν καθαρὰν ἔναντι κυρίου. </text:span></text:span><text:span text:style-name="Default_20_Paragraph_20_Font"><text:span text:style-name="T1">7 </text:span></text:span><text:span text:style-name="Default_20_Paragraph_20_Font"><text:span text:style-name="T2">καὶ ἐπιθήσετε ἐπὶ τὸ θέμα λίβανον καθαρὸν καὶ ἅλα, καὶ ἔσονται εἰς ἄρτους εἰς ἀνάμνησιν προκείμενα τῷ κυρίῳ. </text:span></text:span><text:span text:style-name="Default_20_Paragraph_20_Font"><text:span text:style-name="T1">8 </text:span></text:span><text:span text:style-name="Default_20_Paragraph_20_Font"><text:span text:style-name="T2">τῇ ἡμέρᾳ τῶν σαββάτων προθήσεται ἔναντι κυρίου διὰ παντὸς ἐνώπιον τῶν υἱῶν Ισραηλ διαθήκην αἰώνιον. </text:span></text:span><text:span text:style-name="Default_20_Paragraph_20_Font"><text:span text:style-name="T1">9 </text:span></text:span><text:span text:style-name="Default_20_Paragraph_20_Font"><text:span text:style-name="T2">καὶ ἔσται Ααρων καὶ τοῖς υἱοῖς αὐτοῦ, καὶ φάγονται αὐτὰ ἐν τόπῳ ἁγίῳ· ἔστιν γὰρ ἅγια τῶν ἁγίων τοῦτο αὐτῷ ἀπὸ τῶν θυσιαζομένων τῷ κυρίῳ, νόμιμον αἰώνιον. </text:span></text:span></text:p>
        <text:p text:style-name="P3"><text:span text:style-name="Default_20_Paragraph_20_Font"><text:span text:style-name="T1">10 </text:span></text:span><text:span text:style-name="Default_20_Paragraph_20_Font"><text:span text:style-name="T2">Καὶ ἐξῆλθεν υἱὸς γυναικὸς Ισραηλίτιδος καὶ οὗτος ἦν υἱὸς Αἰγυπτίου ἐν τοῖς υἱοῖς Ισραηλ, καὶ ἐμαχέσαντο ἐν τῇ παρεμβολῇ ὁ ἐκ τῆς Ισραηλίτιδος καὶ ὁ ἄνθρωπος ὁ Ισραηλίτης, </text:span></text:span><text:span text:style-name="Default_20_Paragraph_20_Font"><text:span text:style-name="T1">11 </text:span></text:span><text:span text:style-name="Default_20_Paragraph_20_Font"><text:span text:style-name="T2">καὶ ἐπονομάσας ὁ υἱὸς τῆς γυναικὸς τῆς Ισραηλίτιδος τὸ ὄνομα κατηράσατο, καὶ ἤγαγον αὐτὸν πρὸς Μωυσῆν· καὶ τὸ ὄνομα τῆς μητρὸς αὐτοῦ Σαλωμιθ θυγάτηρ Δαβρι ἐκ τῆς φυλῆς Δαν. </text:span></text:span><text:span text:style-name="Default_20_Paragraph_20_Font"><text:span text:style-name="T1">12 </text:span></text:span><text:span text:style-name="Default_20_Paragraph_20_Font"><text:span text:style-name="T2">καὶ ἀπέθεντο αὐτὸν εἰς φυλακὴν διακρῖναι αὐτὸν διὰ προστάγματος κυρίου. </text:span></text:span><text:span text:style-name="Default_20_Paragraph_20_Font"><text:span text:style-name="T1">13 </text:span></text:span><text:span text:style-name="Default_20_Paragraph_20_Font"><text:span text:style-name="T2">καὶ ἐλάλησεν κύριος πρὸς Μωυσῆν λέγων </text:span></text:span><text:span text:style-name="Default_20_Paragraph_20_Font"><text:span text:style-name="T1">14 </text:span></text:span><text:span text:style-name="Default_20_Paragraph_20_Font"><text:span text:style-name="T2">Ἐξάγαγε τὸν καταρασάμενον ἔξω τῆς παρεμβολῆς, καὶ ἐπιθήσουσιν πάντες οἱ ἀκούσαντες τὰς χεῖρας αὐτῶν ἐπὶ τὴν κεφαλὴν αὐτοῦ, καὶ λιθοβολήσουσιν αὐτὸν πᾶσα ἡ συναγωγή. </text:span></text:span><text:span text:style-name="Default_20_Paragraph_20_Font"><text:span text:style-name="T1">15 </text:span></text:span><text:span text:style-name="Default_20_Paragraph_20_Font"><text:span text:style-name="T2">καὶ τοῖς υἱοῖς Ισραηλ λάλησον καὶ ἐρεῖς πρὸς αὐτούς Ἄνθρωπος, ὃς ἐὰν καταράσηται θεόν, ἁμαρτίαν λήμψεται· </text:span></text:span><text:span text:style-name="Default_20_Paragraph_20_Font"><text:span text:style-name="T1">16 </text:span></text:span><text:span text:style-name="Default_20_Paragraph_20_Font"><text:span text:style-name="T2">ὀνομάζων δὲ τὸ ὄνομα κυρίου θανάτῳ θανατούσθω· λίθοις λιθοβολείτω αὐτὸν πᾶσα συναγωγὴ Ισραηλ· ἐάν τε προσήλυτος ἐάν τε αὐτόχθων, ἐν τῷ ὀνομάσαι αὐτὸν τὸ ὄνομα κυρίου τελευτάτω. </text:span></text:span><text:span text:style-name="Default_20_Paragraph_20_Font"><text:span text:style-name="T1">17 </text:span></text:span><text:span text:style-name="Default_20_Paragraph_20_Font"><text:span text:style-name="T2">καὶ ἄνθρωπος, ὃς ἂν πατάξῃ ψυχὴν ἀνθρώπου καὶ ἀποθάνῃ, θανάτῳ θανατούσθω. </text:span></text:span><text:span text:style-name="Default_20_Paragraph_20_Font"><text:span text:style-name="T1">18 </text:span></text:span><text:span text:style-name="Default_20_Paragraph_20_Font"><text:span text:style-name="T2">καὶ ὃς ἂν πατάξῃ κτῆνος καὶ ἀποθάνῃ, ἀποτεισάτω ψυχὴν ἀντὶ ψυχῆς. 19 καὶ ἐάν τις δῷ μῶμον τῷ πλησίον, ὡς ἐποίησεν αὐτῷ, ὡσαύτως ἀντιποιηθήσεται αὐτῷ· </text:span></text:span><text:span text:style-name="Default_20_Paragraph_20_Font"><text:span text:style-name="T1">20 </text:span></text:span><text:span text:style-name="Default_20_Paragraph_20_Font"><text:span text:style-name="T2">σύντριμμα ἀντὶ συντρίμματος, ὀφθαλμὸν ἀντὶ ὀφθαλμοῦ, ὀδόντα ἀντὶ ὀδόντος· καθότι ἂν δῷ μῶμον τῷ ἀνθρώπῳ, οὕτως δοθήσεται αὐτῷ. </text:span></text:span><text:span text:style-name="Default_20_Paragraph_20_Font"><text:span text:style-name="T1">21 </text:span></text:span><text:span text:style-name="Default_20_Paragraph_20_Font"><text:span text:style-name="T2">ὃς ἂν πατάξῃ ἄνθρωπον καὶ ἀποθάνῃ, θανάτῳ θανατούσθω· </text:span></text:span><text:span text:style-name="Default_20_Paragraph_20_Font"><text:span text:style-name="T1">22 </text:span></text:span><text:span text:style-name="Default_20_Paragraph_20_Font"><text:span text:style-name="T2">δικαίωσις μία ἔσται τῷ προσηλύτῳ καὶ τῷ ἐγχωρίῳ, ὅτι ἐγώ εἰμι κύριος ὁ θεὸς ὑμῶν. </text:span></text:span><text:span text:style-name="Default_20_Paragraph_20_Font"><text:span text:style-name="T1">23 </text:span></text:span><text:span text:style-name="Default_20_Paragraph_20_Font"><text:span text:style-name="T2">καὶ ἐλάλησεν Μωϋσῆς τοῖς υἱοῖς Ισραηλ καὶ ἐξήγαγον τὸν καταρασάμενον ἔξω τῆς παρεμβολῆς καὶ ἐλιθοβόλησαν αὐτὸν ἐν λίθοις· καὶ οἱ υἱοὶ Ισραηλ ἐποίησαν καθὰ συνέταξεν κύριος τῷ Μωυσῇ. </text:span></text:span></text:p>
      </text:section>
      <text:section text:style-name="Sect1" text:name="Sect25">
        <text:p text:style-name="P2"><text:soft-page-break/>Λευιτικον 25</text:p>
        <text:p text:style-name="P3"><text:span text:style-name="Default_20_Paragraph_20_Font"><text:span text:style-name="T1">1 </text:span></text:span><text:span text:style-name="Default_20_Paragraph_20_Font"><text:span text:style-name="T2">Καὶ ἐλάλησεν κύριος πρὸς Μωυσῆν ἐν τῷ ὄρει Σινα λέγων </text:span></text:span><text:span text:style-name="Default_20_Paragraph_20_Font"><text:span text:style-name="T1">2 </text:span></text:span><text:span text:style-name="Default_20_Paragraph_20_Font"><text:span text:style-name="T2">Λάλησον τοῖς υἱοῖς Ισραηλ καὶ ἐρεῖς πρὸς αὐτούς Ἐὰν εἰσέλθητε εἰς τὴν γῆν, ἣν ἐγὼ δίδωμι ὑμῖν, καὶ ἀναπαύσεται ἡ γῆ, ἣν ἐγὼ δίδωμι ὑμῖν, σάββατα τῷ κυρίῳ. </text:span></text:span><text:span text:style-name="Default_20_Paragraph_20_Font"><text:span text:style-name="T1">3 </text:span></text:span><text:span text:style-name="Default_20_Paragraph_20_Font"><text:span text:style-name="T2">ἓξ ἔτη σπερεῖς τὸν ἀγρόν σου καὶ ἓξ ἔτη τεμεῖς τὴν ἄμπελόν σου καὶ συνάξεις τὸν καρπὸν αὐτῆς. </text:span></text:span><text:span text:style-name="Default_20_Paragraph_20_Font"><text:span text:style-name="T1">4 </text:span></text:span><text:span text:style-name="Default_20_Paragraph_20_Font"><text:span text:style-name="T2">τῷ δὲ ἔτει τῷ ἑβδόμῳ σάββατα ἀνάπαυσις ἔσται τῇ γῇ, σάββατα τῷ κυρίῳ· τὸν ἀγρόν σου οὐ σπερεῖς καὶ τὴν ἄμπελόν σου οὐ τεμεῖς </text:span></text:span><text:span text:style-name="Default_20_Paragraph_20_Font"><text:span text:style-name="T1">5 </text:span></text:span><text:span text:style-name="Default_20_Paragraph_20_Font"><text:span text:style-name="T2">καὶ τὰ αὐτόματα ἀναβαίνοντα τοῦ ἀγροῦ σου οὐκ ἐκθερίσεις καὶ τὴν σταφυλὴν τοῦ ἁγιάσματός σου οὐκ ἐκτρυγήσεις· ἐνιαυτὸς ἀναπαύσεως ἔσται τῇ γῇ. </text:span></text:span><text:span text:style-name="Default_20_Paragraph_20_Font"><text:span text:style-name="T1">6 </text:span></text:span><text:span text:style-name="Default_20_Paragraph_20_Font"><text:span text:style-name="T2">καὶ ἔσται τὰ σάββατα τῆς γῆς βρώματά σοι καὶ τῷ παιδί σου καὶ τῇ παιδίσκῃ σου καὶ τῷ μισθωτῷ σου καὶ τῷ παροίκῳ τῷ προσκειμένῳ πρὸς σέ, </text:span></text:span><text:span text:style-name="Default_20_Paragraph_20_Font"><text:span text:style-name="T1">7 </text:span></text:span><text:span text:style-name="Default_20_Paragraph_20_Font"><text:span text:style-name="T2">καὶ τοῖς κτήνεσίν σου καὶ τοῖς θηρίοις τοῖς ἐν τῇ γῇ σου ἔσται πᾶν τὸ γένημα αὐτοῦ εἰς βρῶσιν. </text:span></text:span></text:p>
        <text:p text:style-name="P3"><text:span text:style-name="Default_20_Paragraph_20_Font"><text:span text:style-name="T1">8 </text:span></text:span><text:span text:style-name="Default_20_Paragraph_20_Font"><text:span text:style-name="T2">Καὶ ἐξαριθμήσεις σεαυτῷ ἑπτὰ ἀναπαύσεις ἐτῶν, ἑπτὰ ἔτη ἑπτάκις, καὶ ἔσονταί σοι ἑπτὰ ἑβδομάδες ἐτῶν ἐννέα καὶ τεσσαράκοντα ἔτη. </text:span></text:span><text:span text:style-name="Default_20_Paragraph_20_Font"><text:span text:style-name="T1">9 </text:span></text:span><text:span text:style-name="Default_20_Paragraph_20_Font"><text:span text:style-name="T2">καὶ διαγγελεῖτε σάλπιγγος φωνῇ ἐν πάσῃ τῇ γῇ ὑμῶν τῷ μηνὶ τῷ ἑβδόμῳ τῇ δεκάτῃ τοῦ μηνός· τῇ ἡμέρᾳ τοῦ ἱλασμοῦ διαγγελεῖτε σάλπιγγι ἐν πάσῃ τῇ γῇ ὑμῶν </text:span></text:span><text:span text:style-name="Default_20_Paragraph_20_Font"><text:span text:style-name="T1">10 </text:span></text:span><text:span text:style-name="Default_20_Paragraph_20_Font"><text:span text:style-name="T2">καὶ ἁγιάσετε τὸ ἔτος τὸ πεντηκοστὸν ἐνιαυτὸν καὶ διαβοήσετε ἄφεσιν ἐπὶ τῆς γῆς πᾶσιν τοῖς κατοικοῦσιν αὐτήν· ἐνιαυτὸς ἀφέσεως σημασία αὕτη ἔσται ὑμῖν, καὶ ἀπελεύσεται εἷς ἕκαστος εἰς τὴν κτῆσιν αὐτοῦ, καὶ ἕκαστος εἰς τὴν πατρίδα αὐτοῦ ἀπελεύσεσθε. </text:span></text:span><text:span text:style-name="Default_20_Paragraph_20_Font"><text:span text:style-name="T1">11 </text:span></text:span><text:span text:style-name="Default_20_Paragraph_20_Font"><text:span text:style-name="T2">ἀφέσεως σημασία αὕτη, τὸ ἔτος τὸ πεντηκοστὸν ἐνιαυτὸς ἔσται ὑμῖν· οὐ σπερεῖτε οὐδὲ ἀμήσετε τὰ αὐτόματα ἀναβαίνοντα αὐτῆς καὶ οὐ τρυγήσετε τὰ ἡγιασμένα αὐτῆς, </text:span></text:span><text:span text:style-name="Default_20_Paragraph_20_Font"><text:span text:style-name="T1">12 </text:span></text:span><text:span text:style-name="Default_20_Paragraph_20_Font"><text:span text:style-name="T2">ὅτι ἀφέσεως σημασία ἐστίν, ἅγιον ἔσται ὑμῖν, ἀπὸ τῶν πεδίων φάγεσθε τὰ γενήματα αὐτῆς. </text:span></text:span></text:p>
        <text:p text:style-name="P3"><text:span text:style-name="Default_20_Paragraph_20_Font"><text:span text:style-name="T1">13 </text:span></text:span><text:span text:style-name="Default_20_Paragraph_20_Font"><text:span text:style-name="T2">Ἐν τῷ ἔτει τῆς ἀφέσεως σημασίᾳ αὐτῆς ἐπανελεύσεται ἕκαστος εἰς τὴν κτῆσιν αὐτοῦ. </text:span></text:span><text:span text:style-name="Default_20_Paragraph_20_Font"><text:span text:style-name="T1">14 </text:span></text:span><text:span text:style-name="Default_20_Paragraph_20_Font"><text:span text:style-name="T2">ἐὰν δὲ ἀποδῷ πρᾶσιν τῷ πλησίον σου ἐὰν καὶ κτήσῃ παρὰ τοῦ πλησίον σου, μὴ θλιβέτω ἄνθρωπος τὸν πλησίον· </text:span></text:span><text:span text:style-name="Default_20_Paragraph_20_Font"><text:span text:style-name="T1">15 </text:span></text:span><text:span text:style-name="Default_20_Paragraph_20_Font"><text:span text:style-name="T2">κατὰ ἀριθμὸν ἐτῶν μετὰ τὴν σημασίαν κτήσῃ παρὰ τοῦ πλησίον, κατὰ ἀριθμὸν ἐνιαυτῶν γενημάτων ἀποδώσεταί σοι. </text:span></text:span><text:span text:style-name="Default_20_Paragraph_20_Font"><text:span text:style-name="T1">16 </text:span></text:span><text:span text:style-name="Default_20_Paragraph_20_Font"><text:span text:style-name="T2">καθότι ἂν πλεῖον τῶν ἐτῶν, πληθύνῃ τὴν ἔγκτησιν αὐτοῦ, καὶ καθότι ἂν ἔλαττον τῶν ἐτῶν, ἐλαττονώσῃ τὴν κτῆσιν αὐτοῦ· ὅτι ἀριθμὸν γενημάτων αὐτοῦ οὕτως ἀποδώσεταί σοι. </text:span></text:span><text:span text:style-name="Default_20_Paragraph_20_Font"><text:span text:style-name="T1">17 </text:span></text:span><text:span text:style-name="Default_20_Paragraph_20_Font"><text:span text:style-name="T2">μὴ θλιβέτω ἄνθρωπος τὸν πλησίον καὶ φοβηθήσῃ κύριον τὸν θεόν σου· ἐγώ εἰμι κύριος ὁ θεὸς ὑμῶν. </text:span></text:span><text:span text:style-name="Default_20_Paragraph_20_Font"><text:span text:style-name="T1">18 </text:span></text:span><text:span text:style-name="Default_20_Paragraph_20_Font"><text:span text:style-name="T2">καὶ ποιήσετε πάντα τὰ δικαιώματά μου καὶ πάσας τὰς κρίσεις μου καὶ φυλάξασθε καὶ ποιήσετε αὐτὰ καὶ κατοικήσετε ἐπὶ τῆς γῆς πεποιθότες· </text:span></text:span><text:span text:style-name="Default_20_Paragraph_20_Font"><text:span text:style-name="T1">19 </text:span></text:span><text:span text:style-name="Default_20_Paragraph_20_Font"><text:span text:style-name="T2">καὶ δώσει ἡ γῆ τὰ ἐκφόρια αὐτῆς, καὶ φάγεσθε εἰς πλησμονὴν καὶ κατοικήσετε πεποιθότες ἐπ’ αὐτῆς. </text:span></text:span><text:span text:style-name="Default_20_Paragraph_20_Font"><text:span text:style-name="T1">20 </text:span></text:span><text:span text:style-name="Default_20_Paragraph_20_Font"><text:span text:style-name="T2">ἐὰν δὲ λέγητε Τί φαγόμεθα ἐν τῷ ἔτει τῷ ἑβδόμῳ τούτῳ, ἐὰν μὴ σπείρωμεν μηδὲ συναγάγωμεν τὰ γενήματα ἡμῶν; </text:span></text:span><text:span text:style-name="Default_20_Paragraph_20_Font"><text:span text:style-name="T1">21 </text:span></text:span><text:span text:style-name="Default_20_Paragraph_20_Font"><text:span text:style-name="T2">καὶ ἀποστελῶ τὴν εὐλογίαν μου ὑμῖν ἐν τῷ ἔτει τῷ ἕκτῳ, καὶ ποιήσει τὰ γενήματα αὐτῆς εἰς τὰ τρία ἔτη. </text:span></text:span><text:span text:style-name="Default_20_Paragraph_20_Font"><text:span text:style-name="T1">22 </text:span></text:span><text:span text:style-name="Default_20_Paragraph_20_Font"><text:span text:style-name="T2">καὶ σπερεῖτε τὸ ἔτος τὸ ὄγδοον καὶ φάγεσθε ἀπὸ τῶν γενημάτων παλαιά· ἕως τοῦ ἔτους τοῦ ἐνάτου, ἕως ἂν ἔλθῃ τὸ γένημα αὐτῆς, φάγεσθε παλαιὰ παλαιῶν. </text:span></text:span><text:span text:style-name="Default_20_Paragraph_20_Font"><text:span text:style-name="T1">23 </text:span></text:span><text:span text:style-name="Default_20_Paragraph_20_Font"><text:span text:style-name="T2">καὶ ἡ γῆ οὐ πραθήσεται εἰς βεβαίωσιν, ἐμὴ γάρ ἐστιν ἡ γῆ, διότι προσήλυτοι καὶ πάροικοι ὑμεῖς ἐστε ἐναντίον μου· </text:span></text:span><text:span text:style-name="Default_20_Paragraph_20_Font"><text:span text:style-name="T1">24 </text:span></text:span><text:span text:style-name="Default_20_Paragraph_20_Font"><text:span text:style-name="T2">καὶ κατὰ πᾶσαν γῆν κατασχέσεως ὑμῶν λύτρα δώσετε τῆς γῆς. – </text:span></text:span><text:span text:style-name="Default_20_Paragraph_20_Font"><text:span text:style-name="T1">25 </text:span></text:span><text:span text:style-name="Default_20_Paragraph_20_Font"><text:span text:style-name="T2">ἐὰν δὲ πένηται ὁ ἀδελφός σου ὁ μετὰ σοῦ καὶ ἀποδῶται ἀπὸ τῆς κατασχέσεως αὐτοῦ καὶ ἔλθῃ ὁ ἀγχιστεύων ἐγγίζων ἔγγιστα αὐτοῦ, καὶ λυτρώσεται τὴν πρᾶσιν τοῦ ἀδελφοῦ αὐτοῦ. </text:span></text:span><text:span text:style-name="Default_20_Paragraph_20_Font"><text:span text:style-name="T1">26 </text:span></text:span><text:span text:style-name="Default_20_Paragraph_20_Font"><text:span text:style-name="T2">ἐὰν δὲ μὴ ᾖ τινι ὁ ἀγχιστεύων καὶ εὐπορηθῇ τῇ χειρὶ καὶ εὑρεθῇ αὐτῷ τὸ ἱκανὸν λύτρα </text:span></text:span><text:soft-page-break/><text:span text:style-name="Default_20_Paragraph_20_Font"><text:span text:style-name="T2">αὐτοῦ, </text:span></text:span><text:span text:style-name="Default_20_Paragraph_20_Font"><text:span text:style-name="T1">27 </text:span></text:span><text:span text:style-name="Default_20_Paragraph_20_Font"><text:span text:style-name="T2">καὶ συλλογιεῖται τὰ ἔτη τῆς πράσεως αὐτοῦ καὶ ἀποδώσει ὃ ὑπερέχει τῷ ἀνθρώπῳ, ᾧ ἀπέδοτο ἑαυτὸν αὐτῷ, καὶ ἀπελεύσεται εἰς τὴν κατάσχεσιν αὐτοῦ. </text:span></text:span><text:span text:style-name="Default_20_Paragraph_20_Font"><text:span text:style-name="T1">28 </text:span></text:span><text:span text:style-name="Default_20_Paragraph_20_Font"><text:span text:style-name="T2">ἐὰν δὲ μὴ εὐπορηθῇ ἡ χεὶρ αὐτοῦ τὸ ἱκανὸν ὥστε ἀποδοῦναι αὐτῷ, καὶ ἔσται ἡ πρᾶσις τῷ κτησαμένῳ αὐτὰ ἕως τοῦ ἕκτου ἔτους τῆς ἀφέσεως· καὶ ἐξελεύσεται τῇ ἀφέσει, καὶ ἀπελεύσεται εἰς τὴν κατάσχεσιν αὐτοῦ. </text:span></text:span></text:p>
        <text:p text:style-name="P3"><text:span text:style-name="Default_20_Paragraph_20_Font"><text:span text:style-name="T1">29 </text:span></text:span><text:span text:style-name="Default_20_Paragraph_20_Font"><text:span text:style-name="T2">Ἐὰν δέ τις ἀποδῶται οἰκίαν οἰκητὴν ἐν πόλει τετειχισμένῃ, καὶ ἔσται ἡ λύτρωσις αὐτῆς, ἕως πληρωθῇ ἐνιαυτὸς ἡμερῶν, ἔσται ἡ λύτρωσις αὐτῆς. </text:span></text:span><text:span text:style-name="Default_20_Paragraph_20_Font"><text:span text:style-name="T1">30 </text:span></text:span><text:span text:style-name="Default_20_Paragraph_20_Font"><text:span text:style-name="T2">ἐὰν δὲ μὴ λυτρωθῇ, ἕως ἂν πληρωθῇ αὐτῆς ἐνιαυτὸς ὅλος, κυρωθήσεται ἡ οἰκία ἡ οὖσα ἐν πόλει τῇ ἐχούσῃ τεῖχος βεβαίως τῷ κτησαμένῳ αὐτὴν εἰς τὰς γενεὰς αὐτοῦ καὶ οὐκ ἐξελεύσεται ἐν τῇ ἀφέσει. </text:span></text:span><text:span text:style-name="Default_20_Paragraph_20_Font"><text:span text:style-name="T1">31 </text:span></text:span><text:span text:style-name="Default_20_Paragraph_20_Font"><text:span text:style-name="T2">αἱ δὲ οἰκίαι αἱ ἐν ἐπαύλεσιν, αἷς οὐκ ἔστιν ἐν αὐταῖς τεῖχος κύκλῳ, πρὸς τὸν ἀγρὸν τῆς γῆς λογισθήτωσαν· λυτρωταὶ διὰ παντὸς ἔσονται καὶ ἐν τῇ ἀφέσει ἐξελεύσονται. </text:span></text:span><text:span text:style-name="Default_20_Paragraph_20_Font"><text:span text:style-name="T1">32 </text:span></text:span><text:span text:style-name="Default_20_Paragraph_20_Font"><text:span text:style-name="T2">καὶ αἱ πόλεις τῶν Λευιτῶν οἰκίαι τῶν πόλεων αὐτῶν κατασχέσεως λυτρωταὶ διὰ παντὸς ἔσονται τοῖς Λευίταις· </text:span></text:span><text:span text:style-name="Default_20_Paragraph_20_Font"><text:span text:style-name="T1">33 </text:span></text:span><text:span text:style-name="Default_20_Paragraph_20_Font"><text:span text:style-name="T2">καὶ ὃς ἂν λυτρωσάμενος παρὰ τῶν Λευιτῶν, καὶ ἐξελεύσεται ἡ διάπρασις αὐτῶν οἰκιῶν πόλεως κατασχέσεως αὐτῶν ἐν τῇ ἀφέσει, ὅτι οἰκίαι τῶν πόλεων τῶν Λευιτῶν κατάσχεσις αὐτῶν ἐν μέσῳ υἱῶν Ισραηλ. </text:span></text:span><text:span text:style-name="Default_20_Paragraph_20_Font"><text:span text:style-name="T1">34 </text:span></text:span><text:span text:style-name="Default_20_Paragraph_20_Font"><text:span text:style-name="T2">καὶ οἱ ἀγροὶ οἱ ἀφωρισμένοι ταῖς πόλεσιν αὐτῶν οὐ πραθήσονται, ὅτι κατάσχεσις αἰωνία τοῦτο αὐτῶν ἐστιν. </text:span></text:span></text:p>
        <text:p text:style-name="P3"><text:span text:style-name="Default_20_Paragraph_20_Font"><text:span text:style-name="T1">35 </text:span></text:span><text:span text:style-name="Default_20_Paragraph_20_Font"><text:span text:style-name="T2">Ἐὰν δὲ πένηται ὁ ἀδελφός σου καὶ ἀδυνατήσῃ ταῖς χερσὶν παρὰ σοί, ἀντιλήμψῃ αὐτοῦ ὡς προσηλύτου καὶ παροίκου, καὶ ζήσεται ὁ ἀδελφός σου μετὰ σοῦ. </text:span></text:span><text:span text:style-name="Default_20_Paragraph_20_Font"><text:span text:style-name="T1">36 </text:span></text:span><text:span text:style-name="Default_20_Paragraph_20_Font"><text:span text:style-name="T2">οὐ λήμψῃ παρ’ αὐτοῦ τόκον οὐδὲ ἐπὶ πλήθει καὶ φοβηθήσῃ τὸν θεόν σου – ἐγὼ κύριος – , καὶ ζήσεται ὁ ἀδελφός σου μετὰ σοῦ. </text:span></text:span><text:span text:style-name="Default_20_Paragraph_20_Font"><text:span text:style-name="T1">37 </text:span></text:span><text:span text:style-name="Default_20_Paragraph_20_Font"><text:span text:style-name="T2">τὸ ἀργύριόν σου οὐ δώσεις αὐτῷ ἐπὶ τόκῳ καὶ ἐπὶ πλεονασμὸν οὐ δώσεις αὐτῷ τὰ βρώματά σου. </text:span></text:span><text:span text:style-name="Default_20_Paragraph_20_Font"><text:span text:style-name="T1">38 </text:span></text:span><text:span text:style-name="Default_20_Paragraph_20_Font"><text:span text:style-name="T2">ἐγὼ κύριος ὁ θεὸς ὑμῶν ὁ ἐξαγαγὼν ὑμᾶς ἐκ γῆς Αἰγύπτου δοῦναι ὑμῖν τὴν γῆν Χανααν ὥστε εἶναι ὑμῶν θεός. </text:span></text:span></text:p>
        <text:p text:style-name="P3"><text:span text:style-name="Default_20_Paragraph_20_Font"><text:span text:style-name="T1">39 </text:span></text:span><text:span text:style-name="Default_20_Paragraph_20_Font"><text:span text:style-name="T2">Ἐὰν δὲ ταπεινωθῇ ὁ ἀδελφός σου παρὰ σοὶ καὶ πραθῇ σοι, οὐ δουλεύσει σοι δουλείαν οἰκέτου· </text:span></text:span><text:span text:style-name="Default_20_Paragraph_20_Font"><text:span text:style-name="T1">40 </text:span></text:span><text:span text:style-name="Default_20_Paragraph_20_Font"><text:span text:style-name="T2">ὡς μισθωτὸς ἢ πάροικος ἔσται σοι, ἕως τοῦ ἔτους τῆς ἀφέσεως ἐργᾶται παρὰ σοί. </text:span></text:span><text:span text:style-name="Default_20_Paragraph_20_Font"><text:span text:style-name="T1">41 </text:span></text:span><text:span text:style-name="Default_20_Paragraph_20_Font"><text:span text:style-name="T2">καὶ ἐξελεύσεται τῇ ἀφέσει καὶ τὰ τέκνα αὐτοῦ μετ’ αὐτοῦ καὶ ἀπελεύσεται εἰς τὴν γενεὰν αὐτοῦ, εἰς τὴν κατάσχεσιν τὴν πατρικὴν ἀποδραμεῖται, </text:span></text:span><text:span text:style-name="Default_20_Paragraph_20_Font"><text:span text:style-name="T1">42 </text:span></text:span><text:span text:style-name="Default_20_Paragraph_20_Font"><text:span text:style-name="T2">διότι οἰκέται μού εἰσιν οὗτοι, οὓς ἐξήγαγον ἐκ γῆς Αἰγύπτου, οὐ πραθήσεται ἐν πράσει οἰκέτου· </text:span></text:span><text:span text:style-name="Default_20_Paragraph_20_Font"><text:span text:style-name="T1">43 </text:span></text:span><text:span text:style-name="Default_20_Paragraph_20_Font"><text:span text:style-name="T2">οὐ κατατενεῖς αὐτὸν ἐν τῷ μόχθῳ καὶ φοβηθήσῃ κύριον τὸν θεόν σου. </text:span></text:span><text:span text:style-name="Default_20_Paragraph_20_Font"><text:span text:style-name="T1">44 </text:span></text:span><text:span text:style-name="Default_20_Paragraph_20_Font"><text:span text:style-name="T2">καὶ παῖς καὶ παιδίσκη, ὅσοι ἂν γένωνταί σοι ἀπὸ τῶν ἐθνῶν, ὅσοι κύκλῳ σού εἰσιν, ἀπ’ αὐτῶν κτήσεσθε δοῦλον καὶ δούλην. </text:span></text:span><text:span text:style-name="Default_20_Paragraph_20_Font"><text:span text:style-name="T1">45 </text:span></text:span><text:span text:style-name="Default_20_Paragraph_20_Font"><text:span text:style-name="T2">καὶ ἀπὸ τῶν υἱῶν τῶν παροίκων τῶν ὄντων ἐν ὑμῖν, ἀπὸ τούτων κτήσεσθε καὶ ἀπὸ τῶν συγγενῶν αὐτῶν, ὅσοι ἂν γένωνται ἐν τῇ γῇ ὑμῶν· ἔστωσαν ὑμῖν εἰς κατάσχεσιν. </text:span></text:span><text:span text:style-name="Default_20_Paragraph_20_Font"><text:span text:style-name="T1">46 </text:span></text:span><text:span text:style-name="Default_20_Paragraph_20_Font"><text:span text:style-name="T2">καὶ καταμεριεῖτε αὐτοὺς τοῖς τέκνοις ὑμῶν μεθ’ ὑμᾶς, καὶ ἔσονται ὑμῖν κατόχιμοι εἰς τὸν αἰῶνα· τῶν ἀδελφῶν ὑμῶν τῶν υἱῶν Ισραηλ ἕκαστος τὸν ἀδελφὸν αὐτοῦ οὐ κατατενεῖ αὐτὸν ἐν τοῖς μόχθοις. </text:span></text:span></text:p>
        <text:p text:style-name="P3"><text:span text:style-name="Default_20_Paragraph_20_Font"><text:span text:style-name="T1">47 </text:span></text:span><text:span text:style-name="Default_20_Paragraph_20_Font"><text:span text:style-name="T2">Ἐὰν δὲ εὕρῃ ἡ χεὶρ τοῦ προσηλύτου ἢ τοῦ παροίκου τοῦ παρὰ σοὶ καὶ ἀπορηθεὶς ὁ ἀδελφός σου πραθῇ τῷ προσηλύτῳ ἢ τῷ παροίκῳ τῷ παρὰ σοὶ ἐκ γενετῆς προσηλύτῳ, </text:span></text:span><text:span text:style-name="Default_20_Paragraph_20_Font"><text:span text:style-name="T1">48 </text:span></text:span><text:span text:style-name="Default_20_Paragraph_20_Font"><text:span text:style-name="T2">μετὰ τὸ πραθῆναι αὐτῷ λύτρωσις ἔσται αὐτῷ· εἷς τῶν ἀδελφῶν αὐτοῦ λυτρώσεται αὐτόν, </text:span></text:span><text:span text:style-name="Default_20_Paragraph_20_Font"><text:span text:style-name="T1">49 </text:span></text:span><text:span text:style-name="Default_20_Paragraph_20_Font"><text:span text:style-name="T2">ἀδελφὸς πατρὸς αὐτοῦ ἢ υἱὸς ἀδελφοῦ πατρὸς λυτρώσεται αὐτὸν ἢ ἀπὸ τῶν οἰκείων τῶν σαρκῶν αὐτοῦ ἐκ τῆς φυλῆς αὐτοῦ λυτρώσεται αὐτόν· ἐὰν δὲ εὐπορηθεὶς ταῖς χερσὶν λυτρώσηται ἑαυτόν, </text:span></text:span><text:span text:style-name="Default_20_Paragraph_20_Font"><text:span text:style-name="T1">50 </text:span></text:span><text:span text:style-name="Default_20_Paragraph_20_Font"><text:span text:style-name="T2">καὶ συλλογιεῖται πρὸς τὸν κεκτημένον αὐτὸν ἀπὸ τοῦ ἔτους, οὗ ἀπέδοτο ἑαυτὸν αὐτῷ, ἕως τοῦ ἐνιαυτοῦ τῆς ἀφέσεως, καὶ ἔσται τὸ ἀργύριον τῆς πράσεως αὐτοῦ ὡς μισθίου· ἔτος ἐξ ἔτους ἔσται μετ’ </text:span></text:span><text:soft-page-break/><text:span text:style-name="Default_20_Paragraph_20_Font"><text:span text:style-name="T2">αὐτοῦ. </text:span></text:span><text:span text:style-name="Default_20_Paragraph_20_Font"><text:span text:style-name="T1">51 </text:span></text:span><text:span text:style-name="Default_20_Paragraph_20_Font"><text:span text:style-name="T2">ἐὰν δέ τινι πλεῖον τῶν ἐτῶν ᾖ, πρὸς ταῦτα ἀποδώσει τὰ λύτρα αὐτοῦ ἀπὸ τοῦ ἀργυρίου τῆς πράσεως αὐτοῦ· </text:span></text:span><text:span text:style-name="Default_20_Paragraph_20_Font"><text:span text:style-name="T1">52 </text:span></text:span><text:span text:style-name="Default_20_Paragraph_20_Font"><text:span text:style-name="T2">ἐὰν δὲ ὀλίγον καταλειφθῇ ἀπὸ τῶν ἐτῶν εἰς τὸν ἐνιαυτὸν τῆς ἀφέσεως, καὶ συλλογιεῖται αὐτῷ κατὰ τὰ ἔτη αὐτοῦ, καὶ ἀποδώσει τὰ λύτρα αὐτοῦ. </text:span></text:span><text:span text:style-name="Default_20_Paragraph_20_Font"><text:span text:style-name="T1">53 </text:span></text:span><text:span text:style-name="Default_20_Paragraph_20_Font"><text:span text:style-name="T2">ὡς μισθωτὸς ἐνιαυτὸν ἐξ ἐνιαυτοῦ ἔσται μετ’ αὐτοῦ· οὐ κατατενεῖς αὐτὸν ἐν τῷ μόχθῳ ἐνώπιόν σου. </text:span></text:span><text:span text:style-name="Default_20_Paragraph_20_Font"><text:span text:style-name="T1">54 </text:span></text:span><text:span text:style-name="Default_20_Paragraph_20_Font"><text:span text:style-name="T2">ἐὰν δὲ μὴ λυτρῶται κατὰ ταῦτα, ἐξελεύσεται ἐν τῷ ἔτει τῆς ἀφέσεως αὐτὸς καὶ τὰ παιδία αὐτοῦ μετ’ αὐτοῦ. </text:span></text:span><text:span text:style-name="Default_20_Paragraph_20_Font"><text:span text:style-name="T1">55 </text:span></text:span><text:span text:style-name="Default_20_Paragraph_20_Font"><text:span text:style-name="T2">ὅτι ἐμοὶ οἱ υἱοὶ Ισραηλ οἰκέται, παῖδές μου οὗτοί εἰσιν, οὓς ἐξήγαγον ἐκ γῆς Αἰγύπτου· ἐγὼ κύριος ὁ θεὸς ὑμῶν. </text:span></text:span></text:p>
      </text:section>
      <text:section text:style-name="Sect1" text:name="Sect26">
        <text:p text:style-name="P2">Λευιτικον 26</text:p>
        <text:p text:style-name="P3"><text:span text:style-name="Default_20_Paragraph_20_Font"><text:span text:style-name="T1">1 </text:span></text:span><text:span text:style-name="Default_20_Paragraph_20_Font"><text:span text:style-name="T2">Οὐ ποιήσετε ὑμῖν αὐτοῖς χειροποίητα οὐδὲ γλυπτὰ οὐδὲ στήλην ἀναστήσετε ὑμῖν οὐδὲ λίθον σκοπὸν θήσετε ἐν τῇ γῇ ὑμῶν προσκυνῆσαι αὐτῷ· ἐγώ εἰμι κύριος ὁ θεὸς ὑμῶν. </text:span></text:span><text:span text:style-name="Default_20_Paragraph_20_Font"><text:span text:style-name="T1">2 </text:span></text:span><text:span text:style-name="Default_20_Paragraph_20_Font"><text:span text:style-name="T2">τὰ σάββατά μου φυλάξεσθε καὶ ἀπὸ τῶν ἁγίων μου φοβηθήσεσθε· ἐγώ εἰμι κύριος. </text:span></text:span></text:p>
        <text:p text:style-name="P3"><text:span text:style-name="Default_20_Paragraph_20_Font"><text:span text:style-name="T1">3 </text:span></text:span><text:span text:style-name="Default_20_Paragraph_20_Font"><text:span text:style-name="T2">Ἐὰν τοῖς προστάγμασίν μου πορεύησθε καὶ τὰς ἐντολάς μου φυλάσσησθε καὶ ποιήσητε αὐτάς, </text:span></text:span><text:span text:style-name="Default_20_Paragraph_20_Font"><text:span text:style-name="T1">4 </text:span></text:span><text:span text:style-name="Default_20_Paragraph_20_Font"><text:span text:style-name="T2">καὶ δώσω τὸν ὑετὸν ὑμῖν ἐν καιρῷ αὐτοῦ, καὶ ἡ γῆ δώσει τὰ γενήματα αὐτῆς, καὶ τὰ ξύλα τῶν πεδίων ἀποδώσει τὸν καρπὸν αὐτῶν· </text:span></text:span><text:span text:style-name="Default_20_Paragraph_20_Font"><text:span text:style-name="T1">5 </text:span></text:span><text:span text:style-name="Default_20_Paragraph_20_Font"><text:span text:style-name="T2">καὶ καταλήμψεται ὑμῖν ὁ ἀλοητὸς τὸν τρύγητον, καὶ ὁ τρύγητος καταλήμψεται τὸν σπόρον, καὶ φάγεσθε τὸν ἄρτον ὑμῶν εἰς πλησμονὴν καὶ κατοικήσετε μετὰ ἀσφαλείας ἐπὶ τῆς γῆς ὑμῶν. </text:span></text:span><text:span text:style-name="Default_20_Paragraph_20_Font"><text:span text:style-name="T1">6 </text:span></text:span><text:span text:style-name="Default_20_Paragraph_20_Font"><text:span text:style-name="T2">καὶ πόλεμος οὐ διελεύσεται διὰ τῆς γῆς ὑμῶν, καὶ δώσω εἰρήνην ἐν τῇ γῇ ὑμῶν, καὶ κοιμηθήσεσθε, καὶ οὐκ ἔσται ὑμᾶς ὁ ἐκφοβῶν, καὶ ἀπολῶ θηρία πονηρὰ ἐκ τῆς γῆς ὑμῶν. </text:span></text:span><text:span text:style-name="Default_20_Paragraph_20_Font"><text:span text:style-name="T1">7 </text:span></text:span><text:span text:style-name="Default_20_Paragraph_20_Font"><text:span text:style-name="T2">καὶ διώξεσθε τοὺς ἐχθροὺς ὑμῶν, καὶ πεσοῦνται ἐναντίον ὑμῶν φόνῳ· </text:span></text:span><text:span text:style-name="Default_20_Paragraph_20_Font"><text:span text:style-name="T1">8 </text:span></text:span><text:span text:style-name="Default_20_Paragraph_20_Font"><text:span text:style-name="T2">καὶ διώξονται ἐξ ὑμῶν πέντε ἑκατόν, καὶ ἑκατὸν ὑμῶν διώξονται μυριάδας, καὶ πεσοῦνται οἱ ἐχθροὶ ὑμῶν ἐναντίον ὑμῶν μαχαίρᾳ. </text:span></text:span><text:span text:style-name="Default_20_Paragraph_20_Font"><text:span text:style-name="T1">9 </text:span></text:span><text:span text:style-name="Default_20_Paragraph_20_Font"><text:span text:style-name="T2">καὶ ἐπιβλέψω ἐφ’ ὑμᾶς καὶ αὐξανῶ ὑμᾶς καὶ πληθυνῶ ὑμᾶς καὶ στήσω τὴν διαθήκην μου μεθ’ ὑμῶν. </text:span></text:span><text:span text:style-name="Default_20_Paragraph_20_Font"><text:span text:style-name="T1">10 </text:span></text:span><text:span text:style-name="Default_20_Paragraph_20_Font"><text:span text:style-name="T2">καὶ φάγεσθε παλαιὰ καὶ παλαιὰ παλαιῶν καὶ παλαιὰ ἐκ προσώπου νέων ἐξοίσετε. </text:span></text:span><text:span text:style-name="Default_20_Paragraph_20_Font"><text:span text:style-name="T1">11 </text:span></text:span><text:span text:style-name="Default_20_Paragraph_20_Font"><text:span text:style-name="T2">καὶ θήσω τὴν διαθήκην μου ἐν ὑμῖν, καὶ οὐ βδελύξεται ἡ ψυχή μου ὑμᾶς· </text:span></text:span><text:span text:style-name="Default_20_Paragraph_20_Font"><text:span text:style-name="T1">12 </text:span></text:span><text:span text:style-name="Default_20_Paragraph_20_Font"><text:span text:style-name="T2">καὶ ἐμπεριπατήσω ἐν ὑμῖν καὶ ἔσομαι ὑμῶν θεός, καὶ ὑμεῖς ἔσεσθέ μου λαός. </text:span></text:span><text:span text:style-name="Default_20_Paragraph_20_Font"><text:span text:style-name="T1">13 </text:span></text:span><text:span text:style-name="Default_20_Paragraph_20_Font"><text:span text:style-name="T2">ἐγώ εἰμι κύριος ὁ θεὸς ὑμῶν ὁ ἐξαγαγὼν ὑμᾶς ἐκ γῆς Αἰγύπτου ὄντων ὑμῶν δούλων καὶ συνέτριψα τὸν δεσμὸν τοῦ ζυγοῦ ὑμῶν καὶ ἤγαγον ὑμᾶς μετὰ παρρησίας. </text:span></text:span></text:p>
        <text:p text:style-name="P3"><text:span text:style-name="Default_20_Paragraph_20_Font"><text:span text:style-name="T1">14 </text:span></text:span><text:span text:style-name="Default_20_Paragraph_20_Font"><text:span text:style-name="T2">Ἐὰν δὲ μὴ ὑπακούσητέ μου μηδὲ ποιήσητε τὰ προστάγματά μου ταῦτα, </text:span></text:span><text:span text:style-name="Default_20_Paragraph_20_Font"><text:span text:style-name="T1">15 </text:span></text:span><text:span text:style-name="Default_20_Paragraph_20_Font"><text:span text:style-name="T2">ἀλλὰ ἀπειθήσητε αὐτοῖς καὶ τοῖς κρίμασίν μου προσοχθίσῃ ἡ ψυχὴ ὑμῶν ὥστε ὑμᾶς μὴ ποιεῖν πάσας τὰς ἐντολάς μου ὥστε διασκεδάσαι τὴν διαθήκην μου, </text:span></text:span><text:span text:style-name="Default_20_Paragraph_20_Font"><text:span text:style-name="T1">16 </text:span></text:span><text:span text:style-name="Default_20_Paragraph_20_Font"><text:span text:style-name="T2">καὶ ἐγὼ ποιήσω οὕτως ὑμῖν καὶ ἐπισυστήσω ἐφ’ ὑμᾶς τὴν ἀπορίαν τήν τε ψώραν καὶ τὸν ἴκτερον καὶ σφακελίζοντας τοὺς ὀφθαλμοὺς ὑμῶν καὶ τὴν ψυχὴν ὑμῶν ἐκτήκουσαν, καὶ σπερεῖτε διὰ κενῆς τὰ σπέρματα ὑμῶν, καὶ ἔδονται οἱ ὑπεναντίοι ὑμῶν· </text:span></text:span><text:span text:style-name="Default_20_Paragraph_20_Font"><text:span text:style-name="T1">17 </text:span></text:span><text:span text:style-name="Default_20_Paragraph_20_Font"><text:span text:style-name="T2">καὶ ἐπιστήσω τὸ πρόσωπόν μου ἐφ’ ὑμᾶς, καὶ πεσεῖσθε ἐναντίον τῶν ἐχθρῶν ὑμῶν, καὶ διώξονται ὑμᾶς οἱ μισοῦντες ὑμᾶς, καὶ φεύξεσθε οὐθενὸς διώκοντος ὑμᾶς. – </text:span></text:span><text:span text:style-name="Default_20_Paragraph_20_Font"><text:span text:style-name="T1">18 </text:span></text:span><text:span text:style-name="Default_20_Paragraph_20_Font"><text:span text:style-name="T2">καὶ ἐὰν ἕως τούτου μὴ ὑπακούσητέ μου, καὶ προσθήσω τοῦ παιδεῦσαι ὑμᾶς ἑπτάκις ἐπὶ ταῖς ἁμαρτίαις ὑμῶν </text:span></text:span><text:span text:style-name="Default_20_Paragraph_20_Font"><text:span text:style-name="T1">19 </text:span></text:span><text:span text:style-name="Default_20_Paragraph_20_Font"><text:span text:style-name="T2">καὶ συντρίψω τὴν ὕβριν τῆς ὑπερηφανίας ὑμῶν καὶ θήσω τὸν οὐρανὸν ὑμῖν σιδηροῦν καὶ τὴν γῆν ὑμῶν ὡσεὶ χαλκῆν, </text:span></text:span><text:span text:style-name="Default_20_Paragraph_20_Font"><text:span text:style-name="T1">20 </text:span></text:span><text:span text:style-name="Default_20_Paragraph_20_Font"><text:span text:style-name="T2">καὶ ἔσται εἰς κενὸν ἡ ἰσχὺς ὑμῶν, καὶ οὐ δώσει ἡ γῆ ὑμῶν τὸν σπόρον αὐτῆς, καὶ τὸ ξύλον τοῦ ἀγροῦ ὑμῶν οὐ δώσει τὸν καρπὸν αὐτοῦ. – </text:span></text:span><text:span text:style-name="Default_20_Paragraph_20_Font"><text:span text:style-name="T1">21 </text:span></text:span><text:span text:style-name="Default_20_Paragraph_20_Font"><text:span text:style-name="T2">καὶ ἐὰν μετὰ ταῦτα πορεύησθε πλάγιοι καὶ μὴ βούλησθε ὑπακούειν μου, προσθήσω ὑμῖν πληγὰς ἑπτὰ κατὰ τὰς ἁμαρτίας ὑμῶν </text:span></text:span><text:span text:style-name="Default_20_Paragraph_20_Font"><text:span text:style-name="T1">22 </text:span></text:span><text:span text:style-name="Default_20_Paragraph_20_Font"><text:span text:style-name="T2">καὶ ἀποστελῶ ἐφ’ ὑμᾶς τὰ θηρία τὰ ἄγρια τῆς γῆς, καὶ κατέδεται ὑμᾶς καὶ ἐξαναλώσει τὰ κτήνη ὑμῶν καὶ ὀλιγοστοὺς ποιήσει ὑμᾶς, καὶ ἐρημωθήσονται αἱ ὁδοὶ ὑμῶν. </text:span></text:span><text:soft-page-break/><text:span text:style-name="Default_20_Paragraph_20_Font"><text:span text:style-name="T2">– </text:span></text:span><text:span text:style-name="Default_20_Paragraph_20_Font"><text:span text:style-name="T1">23 </text:span></text:span><text:span text:style-name="Default_20_Paragraph_20_Font"><text:span text:style-name="T2">καὶ ἐπὶ τούτοις ἐὰν μὴ παιδευθῆτε, ἀλλὰ πορεύησθε πρός με πλάγιοι, </text:span></text:span><text:span text:style-name="Default_20_Paragraph_20_Font"><text:span text:style-name="T1">24 </text:span></text:span><text:span text:style-name="Default_20_Paragraph_20_Font"><text:span text:style-name="T2">πορεύσομαι κἀγὼ μεθ’ ὑμῶν θυμῷ πλαγίῳ καὶ πατάξω ὑμᾶς κἀγὼ ἑπτάκις ἀντὶ τῶν ἁμαρτιῶν ὑμῶν </text:span></text:span><text:span text:style-name="Default_20_Paragraph_20_Font"><text:span text:style-name="T1">25 </text:span></text:span><text:span text:style-name="Default_20_Paragraph_20_Font"><text:span text:style-name="T2">καὶ ἐπάξω ἐφ’ ὑμᾶς μάχαιραν ἐκδικοῦσαν δίκην διαθήκης, καὶ καταφεύξεσθε εἰς τὰς πόλεις ὑμῶν· καὶ ἐξαποστελῶ θάνατον εἰς ὑμᾶς, καὶ παραδοθήσεσθε εἰς χεῖρας ἐχθρῶν. </text:span></text:span><text:span text:style-name="Default_20_Paragraph_20_Font"><text:span text:style-name="T1">26 </text:span></text:span><text:span text:style-name="Default_20_Paragraph_20_Font"><text:span text:style-name="T2">ἐν τῷ θλῖψαι ὑμᾶς σιτοδείᾳ ἄρτων καὶ πέψουσιν δέκα γυναῖκες τοὺς ἄρτους ὑμῶν ἐν κλιβάνῳ ἑνὶ καὶ ἀποδώσουσιν τοὺς ἄρτους ὑμῶν ἐν σταθμῷ, καὶ φάγεσθε καὶ οὐ μὴ ἐμπλησθῆτε. – </text:span></text:span><text:span text:style-name="Default_20_Paragraph_20_Font"><text:span text:style-name="T1">27 </text:span></text:span><text:span text:style-name="Default_20_Paragraph_20_Font"><text:span text:style-name="T2">ἐὰν δὲ ἐπὶ τούτοις μὴ ὑπακούσητέ μου καὶ πορεύησθε πρός με πλάγιοι, </text:span></text:span><text:span text:style-name="Default_20_Paragraph_20_Font"><text:span text:style-name="T1">28 </text:span></text:span><text:span text:style-name="Default_20_Paragraph_20_Font"><text:span text:style-name="T2">καὶ αὐτὸς πορεύσομαι μεθ’ ὑμῶν ἐν θυμῷ πλαγίῳ καὶ παιδεύσω ὑμᾶς ἐγὼ ἑπτάκις κατὰ τὰς ἁμαρτίας ὑμῶν, </text:span></text:span><text:span text:style-name="Default_20_Paragraph_20_Font"><text:span text:style-name="T1">29 </text:span></text:span><text:span text:style-name="Default_20_Paragraph_20_Font"><text:span text:style-name="T2">καὶ φάγεσθε τὰς σάρκας τῶν υἱῶν ὑμῶν καὶ τὰς σάρκας τῶν θυγατέρων ὑμῶν φάγεσθε· </text:span></text:span><text:span text:style-name="Default_20_Paragraph_20_Font"><text:span text:style-name="T1">30 </text:span></text:span><text:span text:style-name="Default_20_Paragraph_20_Font"><text:span text:style-name="T2">καὶ ἐρημώσω τὰς στήλας ὑμῶν καὶ ἐξολεθρεύσω τὰ ξύλινα χειροποίητα ὑμῶν καὶ θήσω τὰ κῶλα ὑμῶν ἐπὶ τὰ κῶλα τῶν εἰδώλων ὑμῶν, καὶ προσοχθιεῖ ἡ ψυχή μου ὑμῖν· </text:span></text:span><text:span text:style-name="Default_20_Paragraph_20_Font"><text:span text:style-name="T1">31 </text:span></text:span><text:span text:style-name="Default_20_Paragraph_20_Font"><text:span text:style-name="T2">καὶ θήσω τὰς πόλεις ὑμῶν ἐρήμους καὶ ἐξερημώσω τὰ ἅγια ὑμῶν καὶ οὐ μὴ ὀσφρανθῶ τῆς ὀσμῆς τῶν θυσιῶν ὑμῶν· </text:span></text:span><text:span text:style-name="Default_20_Paragraph_20_Font"><text:span text:style-name="T1">32 </text:span></text:span><text:span text:style-name="Default_20_Paragraph_20_Font"><text:span text:style-name="T2">καὶ ἐξερημώσω ἐγὼ τὴν γῆν ὑμῶν, καὶ θαυμάσονται ἐπ’ αὐτῇ οἱ ἐχθροὶ ὑμῶν οἱ ἐνοικοῦντες ἐν αὐτῇ· </text:span></text:span><text:span text:style-name="Default_20_Paragraph_20_Font"><text:span text:style-name="T1">33 </text:span></text:span><text:span text:style-name="Default_20_Paragraph_20_Font"><text:span text:style-name="T2">καὶ διασπερῶ ὑμᾶς εἰς τὰ ἔθνη, καὶ ἐξαναλώσει ὑμᾶς ἐπιπορευομένη ἡ μάχαιρα· καὶ ἔσται ἡ γῆ ὑμῶν ἔρημος, καὶ αἱ πόλεις ὑμῶν ἔσονται ἔρημοι. </text:span></text:span><text:span text:style-name="Default_20_Paragraph_20_Font"><text:span text:style-name="T1">34 </text:span></text:span><text:span text:style-name="Default_20_Paragraph_20_Font"><text:span text:style-name="T2">τότε εὐδοκήσει ἡ γῆ τὰ σάββατα αὐτῆς καὶ πάσας τὰς ἡμέρας τῆς ἐρημώσεως αὐτῆς, καὶ ὑμεῖς ἔσεσθε ἐν τῇ γῇ τῶν ἐχθρῶν ὑμῶν· τότε σαββατιεῖ ἡ γῆ καὶ εὐδοκήσει τὰ σάββατα αὐτῆς. </text:span></text:span><text:span text:style-name="Default_20_Paragraph_20_Font"><text:span text:style-name="T1">35 </text:span></text:span><text:span text:style-name="Default_20_Paragraph_20_Font"><text:span text:style-name="T2">πάσας τὰς ἡμέρας τῆς ἐρημώσεως αὐτῆς σαββατιεῖ ἃ οὐκ ἐσαββάτισεν ἐν τοῖς σαββάτοις ὑμῶν, ἡνίκα κατῳκεῖτε αὐτήν. </text:span></text:span><text:span text:style-name="Default_20_Paragraph_20_Font"><text:span text:style-name="T1">36 </text:span></text:span><text:span text:style-name="Default_20_Paragraph_20_Font"><text:span text:style-name="T2">καὶ τοῖς καταλειφθεῖσιν ἐξ ὑμῶν ἐπάξω δειλίαν εἰς τὴν καρδίαν αὐτῶν ἐν τῇ γῇ τῶν ἐχθρῶν αὐτῶν, καὶ διώξεται αὐτοὺς φωνὴ φύλλου φερομένου, καὶ φεύξονται ὡς φεύγοντες ἀπὸ πολέμου καὶ πεσοῦνται οὐθενὸς διώκοντος· </text:span></text:span><text:span text:style-name="Default_20_Paragraph_20_Font"><text:span text:style-name="T1">37 </text:span></text:span><text:span text:style-name="Default_20_Paragraph_20_Font"><text:span text:style-name="T2">καὶ ὑπερόψεται ὁ ἀδελφὸς τὸν ἀδελφὸν ὡσεὶ ἐν πολέμῳ οὐθενὸς κατατρέχοντος, καὶ οὐ δυνήσεσθε ἀντιστῆναι τοῖς ἐχθροῖς ὑμῶν. </text:span></text:span><text:span text:style-name="Default_20_Paragraph_20_Font"><text:span text:style-name="T1">38 </text:span></text:span><text:span text:style-name="Default_20_Paragraph_20_Font"><text:span text:style-name="T2">καὶ ἀπολεῖσθε ἐν τοῖς ἔθνεσιν, καὶ κατέδεται ὑμᾶς ἡ γῆ τῶν ἐχθρῶν ὑμῶν. </text:span></text:span><text:span text:style-name="Default_20_Paragraph_20_Font"><text:span text:style-name="T1">39 </text:span></text:span><text:span text:style-name="Default_20_Paragraph_20_Font"><text:span text:style-name="T2">καὶ οἱ καταλειφθέντες ἀφ’ <text:s/>ὑμῶν καταφθαρήσονται διὰ τὰς ἁμαρτίας ὑμῶν, ἐν τῇ γῇ τῶν ἐχθρῶν αὐτῶν τακήσονται. </text:span></text:span></text:p>
        <text:p text:style-name="P3"><text:span text:style-name="Default_20_Paragraph_20_Font"><text:span text:style-name="T1">40 </text:span></text:span><text:span text:style-name="Default_20_Paragraph_20_Font"><text:span text:style-name="T2">Καὶ ἐξαγορεύσουσιν τὰς ἁμαρτίας αὐτῶν καὶ τὰς ἁμαρτίας τῶν πατέρων αὐτῶν, ὅτι παρέβησαν καὶ ὑπερεῖδόν με, καὶ ὅτι ἐπορεύθησαν ἐναντίον μου πλάγιοι, </text:span></text:span><text:span text:style-name="Default_20_Paragraph_20_Font"><text:span text:style-name="T1">41 </text:span></text:span><text:span text:style-name="Default_20_Paragraph_20_Font"><text:span text:style-name="T2">καὶ ἐγὼ ἐπορεύθην μετ’ αὐτῶν ἐν θυμῷ πλαγίῳ καὶ ἀπολῶ αὐτοὺς ἐν τῇ γῇ τῶν ἐχθρῶν αὐτῶν· τότε ἐντραπήσεται ἡ καρδία αὐτῶν ἡ ἀπερίτμητος, καὶ τότε εὐδοκήσουσιν τὰς ἁμαρτίας αὐτῶν. </text:span></text:span><text:span text:style-name="Default_20_Paragraph_20_Font"><text:span text:style-name="T1">42 </text:span></text:span><text:span text:style-name="Default_20_Paragraph_20_Font"><text:span text:style-name="T2">καὶ μνησθήσομαι τῆς διαθήκης Ιακωβ καὶ τῆς διαθήκης Ισαακ καὶ τῆς διαθήκης Αβρααμ μνησθήσομαι καὶ τῆς γῆς μνησθήσομαι. </text:span></text:span><text:span text:style-name="Default_20_Paragraph_20_Font"><text:span text:style-name="T1">43 </text:span></text:span><text:span text:style-name="Default_20_Paragraph_20_Font"><text:span text:style-name="T2">καὶ ἡ γῆ ἐγκαταλειφθήσεται ὑπ’ αὐτῶν· τότε προσδέξεται ἡ γῆ τὰ σάββατα αὐτῆς ἐν τῷ ἐρημωθῆναι αὐτὴν δι’ αὐτούς, καὶ αὐτοὶ προσδέξονται τὰς αὐτῶν ἀνομίας, ἀνθ’ ὧν τὰ κρίματά μου ὑπερεῖδον καὶ τοῖς προστάγμασίν μου προσώχθισαν τῇ ψυχῇ αὐτῶν. </text:span></text:span><text:span text:style-name="Default_20_Paragraph_20_Font"><text:span text:style-name="T1">44 </text:span></text:span><text:span text:style-name="Default_20_Paragraph_20_Font"><text:span text:style-name="T2">καὶ οὐδ’ ὧς ὄντων αὐτῶν ἐν τῇ γῇ τῶν ἐχθρῶν αὐτῶν οὐχ ὑπερεῖδον αὐτοὺς οὐδὲ προσώχθισα αὐτοῖς ὥστε ἐξαναλῶσαι αὐτοὺς τοῦ διασκεδάσαι τὴν διαθήκην μου τὴν πρὸς αὐτούς· ὅτι ἐγώ εἰμι κύριος ὁ θεὸς αὐτῶν. </text:span></text:span><text:span text:style-name="Default_20_Paragraph_20_Font"><text:span text:style-name="T1">45 </text:span></text:span><text:span text:style-name="Default_20_Paragraph_20_Font"><text:span text:style-name="T2">καὶ μνησθήσομαι αὐτῶν τῆς διαθήκης τῆς προτέρας, ὅτε ἐξήγαγον αὐτοὺς ἐκ γῆς Αἰγύπτου ἐξ οἴκου δουλείας ἔναντι τῶν ἐθνῶν τοῦ εἶναι αὐτῶν θεός· ἐγώ εἰμι κύριος. </text:span></text:span></text:p>
        <text:p text:style-name="P3"><text:span text:style-name="Default_20_Paragraph_20_Font"><text:span text:style-name="T1">46 </text:span></text:span><text:span text:style-name="Default_20_Paragraph_20_Font"><text:span text:style-name="T2">Ταῦτα τὰ κρίματα καὶ τὰ προστάγματα καὶ ὁ νόμος, ὃν ἔδωκεν κύριος ἀνὰ μέσον αὐτοῦ καὶ ἀνὰ μέσον τῶν υἱῶν Ισραηλ ἐν τῷ ὄρει Σινα ἐν χειρὶ Μωυσῆ.</text:span></text:span></text:p>
      </text:section>
      <text:section text:style-name="Sect1" text:name="Sect27">
        <text:p text:style-name="P2"><text:soft-page-break/>Λευιτικον 27</text:p>
        <text:p text:style-name="P3"><text:span text:style-name="Default_20_Paragraph_20_Font"><text:span text:style-name="T1">1 </text:span></text:span><text:span text:style-name="Default_20_Paragraph_20_Font"><text:span text:style-name="T2">Καὶ ἐλάλησεν κύριος πρὸς Μωυσῆν λέγων </text:span></text:span><text:span text:style-name="Default_20_Paragraph_20_Font"><text:span text:style-name="T1">2 </text:span></text:span><text:span text:style-name="Default_20_Paragraph_20_Font"><text:span text:style-name="T2">Λάλησον τοῖς υἱοῖς Ισραηλ καὶ ἐρεῖς αὐτοῖς Ὃς ἂν εὔξηται εὐχὴν ὥστε τιμὴν τῆς ψυχῆς αὐτοῦ τῷ κυρίῳ, </text:span></text:span><text:span text:style-name="Default_20_Paragraph_20_Font"><text:span text:style-name="T1">3 </text:span></text:span><text:span text:style-name="Default_20_Paragraph_20_Font"><text:span text:style-name="T2">ἔσται ἡ τιμὴ τοῦ ἄρσενος ἀπὸ εἰκοσαετοῦς ἕως ἑξηκονταετοῦς, ἔσται αὐτοῦ ἡ τιμὴ πεντήκοντα δίδραχμα ἀργυρίου τῷ σταθμῷ τῷ ἁγίῳ, </text:span></text:span><text:span text:style-name="Default_20_Paragraph_20_Font"><text:span text:style-name="T1">4 </text:span></text:span><text:span text:style-name="Default_20_Paragraph_20_Font"><text:span text:style-name="T2">τῆς δὲ θηλείας ἔσται ἡ συντίμησις τριάκοντα δίδραχμα. </text:span></text:span><text:span text:style-name="Default_20_Paragraph_20_Font"><text:span text:style-name="T1">5 </text:span></text:span><text:span text:style-name="Default_20_Paragraph_20_Font"><text:span text:style-name="T2">ἐὰν δὲ ἀπὸ πενταετοῦς ἕως εἴκοσι ἐτῶν, ἔσται ἡ τιμὴ τοῦ ἄρσενος εἴκοσι δίδραχμα, τῆς δὲ θηλείας δέκα δίδραχμα. </text:span></text:span><text:span text:style-name="Default_20_Paragraph_20_Font"><text:span text:style-name="T1">6 </text:span></text:span><text:span text:style-name="Default_20_Paragraph_20_Font"><text:span text:style-name="T2">ἀπὸ δὲ μηνιαίου ἕως πενταετοῦς ἔσται ἡ τιμὴ τοῦ ἄρσενος πέντε δίδραχμα ἀργυρίου, τῆς δὲ θηλείας τρία δίδραχμα. </text:span></text:span><text:span text:style-name="Default_20_Paragraph_20_Font"><text:span text:style-name="T1">7 </text:span></text:span><text:span text:style-name="Default_20_Paragraph_20_Font"><text:span text:style-name="T2">ἐὰν δὲ ἀπὸ ἑξηκονταετῶν καὶ ἐπάνω, ἐὰν μὲν ἄρσεν ᾖ, ἔσται ἡ τιμὴ πεντεκαίδεκα δίδραχμα ἀργυρίου, ἐὰν δὲ θήλεια, δέκα δίδραχμα. </text:span></text:span><text:span text:style-name="Default_20_Paragraph_20_Font"><text:span text:style-name="T1">8 </text:span></text:span><text:span text:style-name="Default_20_Paragraph_20_Font"><text:span text:style-name="T2">ἐὰν δὲ ταπεινὸς ᾖ τῇ τιμῇ, στήσεται ἐναντίον τοῦ ἱερέως, καὶ τιμήσεται αὐτὸν ὁ ἱερεύς· καθάπερ ἰσχύει ἡ χεὶρ τοῦ εὐξαμένου, τιμήσεται αὐτὸν ὁ ἱερεύς. </text:span></text:span></text:p>
        <text:p text:style-name="P3"><text:span text:style-name="Default_20_Paragraph_20_Font"><text:span text:style-name="T1">9 </text:span></text:span><text:span text:style-name="Default_20_Paragraph_20_Font"><text:span text:style-name="T2">Ἐὰν δὲ ἀπὸ τῶν κτηνῶν τῶν προσφερομένων ἀπ’ αὐτῶν δῶρον τῷ κυρίῳ, ὃς ἂν δῷ ἀπὸ τούτων τῷ κυρίῳ, ἔσται ἅγιον. </text:span></text:span><text:span text:style-name="Default_20_Paragraph_20_Font"><text:span text:style-name="T1">10 </text:span></text:span><text:span text:style-name="Default_20_Paragraph_20_Font"><text:span text:style-name="T2">οὐκ ἀλλάξει αὐτὸ καλὸν πονηρῷ οὐδὲ πονηρὸν καλῷ· ἐὰν δὲ ἀλλάσσων ἀλλάξῃ αὐτὸ κτῆνος κτήνει, ἔσται αὐτὸ καὶ τὸ ἄλλαγμα ἅγια. </text:span></text:span><text:span text:style-name="Default_20_Paragraph_20_Font"><text:span text:style-name="T1">11 </text:span></text:span><text:span text:style-name="Default_20_Paragraph_20_Font"><text:span text:style-name="T2">ἐὰν δὲ πᾶν κτῆνος ἀκάθαρτον, ἀφ’ <text:s/>ὧν οὐ προσφέρεται ἀπ’ αὐτῶν δῶρον τῷ κυρίῳ, στήσει τὸ κτῆνος ἔναντι τοῦ ἱερέως, </text:span></text:span><text:span text:style-name="Default_20_Paragraph_20_Font"><text:span text:style-name="T1">12 </text:span></text:span><text:span text:style-name="Default_20_Paragraph_20_Font"><text:span text:style-name="T2">καὶ τιμήσεται αὐτὸ ὁ ἱερεὺς ἀνὰ μέσον καλοῦ καὶ ἀνὰ μέσον πονηροῦ, καὶ καθότι ἂν τιμήσεται ὁ ἱερεύς, οὕτως στήσεται. </text:span></text:span><text:span text:style-name="Default_20_Paragraph_20_Font"><text:span text:style-name="T1">13 </text:span></text:span><text:span text:style-name="Default_20_Paragraph_20_Font"><text:span text:style-name="T2">ἐὰν δὲ λυτρούμενος λυτρώσηται αὐτό, προσθήσει τὸ ἐπίπεμπτον πρὸς τὴν τιμὴν αὐτοῦ. </text:span></text:span></text:p>
        <text:p text:style-name="P3"><text:span text:style-name="Default_20_Paragraph_20_Font"><text:span text:style-name="T1">14 </text:span></text:span><text:span text:style-name="Default_20_Paragraph_20_Font"><text:span text:style-name="T2">Καὶ ἄνθρωπος, ὃς ἂν ἁγιάσῃ τὴν οἰκίαν αὐτοῦ ἁγίαν τῷ κυρίῳ, καὶ τιμήσεται αὐτὴν ὁ ἱερεὺς ἀνὰ μέσον καλῆς καὶ ἀνὰ μέσον πονηρᾶς· ὡς ἂν τιμήσεται αὐτὴν ὁ ἱερεύς, οὕτως σταθήσεται. </text:span></text:span><text:span text:style-name="Default_20_Paragraph_20_Font"><text:span text:style-name="T1">15 </text:span></text:span><text:span text:style-name="Default_20_Paragraph_20_Font"><text:span text:style-name="T2">ἐὰν δὲ ὁ ἁγιάσας αὐτὴν λυτρῶται τὴν οἰκίαν αὐτοῦ, προσθήσει ἐπ’ αὐτὸ τὸ ἐπίπεμπτον τοῦ ἀργυρίου τῆς τιμῆς, καὶ ἔσται αὐτῷ. </text:span></text:span></text:p>
        <text:p text:style-name="P3"><text:span text:style-name="Default_20_Paragraph_20_Font"><text:span text:style-name="T1">16 </text:span></text:span><text:span text:style-name="Default_20_Paragraph_20_Font"><text:span text:style-name="T2">Ἐὰν δὲ ἀπὸ τοῦ ἀγροῦ τῆς κατασχέσεως αὐτοῦ ἁγιάσῃ ἄνθρωπος τῷ κυρίῳ, καὶ ἔσται ἡ τιμὴ κατὰ τὸν σπόρον αὐτοῦ, κόρου κριθῶν πεντήκοντα δίδραχμα ἀργυρίου. </text:span></text:span><text:span text:style-name="Default_20_Paragraph_20_Font"><text:span text:style-name="T1">17 </text:span></text:span><text:span text:style-name="Default_20_Paragraph_20_Font"><text:span text:style-name="T2">ἐὰν δὲ ἀπὸ τοῦ ἐνιαυτοῦ τῆς ἀφέσεως ἁγιάσῃ τὸν ἀγρὸν αὐτοῦ, κατὰ τὴν τιμὴν αὐτοῦ στήσεται. </text:span></text:span><text:span text:style-name="Default_20_Paragraph_20_Font"><text:span text:style-name="T1">18 </text:span></text:span><text:span text:style-name="Default_20_Paragraph_20_Font"><text:span text:style-name="T2">ἐὰν δὲ ἔσχατον μετὰ τὴν ἄφεσιν ἁγιάσῃ τὸν ἀγρὸν αὐτοῦ, προσλογιεῖται αὐτῷ ὁ ἱερεὺς τὸ ἀργύριον ἐπὶ τὰ ἔτη τὰ ἐπίλοιπα ἕως εἰς τὸν ἐνιαυτὸν τῆς ἀφέσεως, καὶ ἀνθυφαιρεθήσεται ἀπὸ τῆς συντιμήσεως αὐτοῦ. </text:span></text:span><text:span text:style-name="Default_20_Paragraph_20_Font"><text:span text:style-name="T1">19 </text:span></text:span><text:span text:style-name="Default_20_Paragraph_20_Font"><text:span text:style-name="T2">ἐὰν δὲ λυτρῶται τὸν ἀγρὸν ὁ ἁγιάσας αὐτόν, προσθήσει τὸ ἐπίπεμπτον τοῦ ἀργυρίου πρὸς τὴν τιμὴν αὐτοῦ, καὶ ἔσται αὐτῷ. </text:span></text:span><text:span text:style-name="Default_20_Paragraph_20_Font"><text:span text:style-name="T1">20 </text:span></text:span><text:span text:style-name="Default_20_Paragraph_20_Font"><text:span text:style-name="T2">ἐὰν δὲ μὴ λυτρῶται τὸν ἀγρὸν καὶ ἀποδῶται τὸν ἀγρὸν ἀνθρώπῳ ἑτέρῳ, οὐκέτι μὴ λυτρώσηται αὐτόν, </text:span></text:span><text:span text:style-name="Default_20_Paragraph_20_Font"><text:span text:style-name="T1">21 </text:span></text:span><text:span text:style-name="Default_20_Paragraph_20_Font"><text:span text:style-name="T2">ἀλλ’ ἔσται ὁ ἀγρὸς ἐξεληλυθυίας τῆς ἀφέσεως ἅγιος τῷ κυρίῳ ὥσπερ ἡ γῆ ἡ ἀφωρισμένη· τῷ ἱερεῖ ἔσται κατάσχεσις </text:span></text:span></text:p>
        <text:p text:style-name="P3"><text:span text:style-name="Default_20_Paragraph_20_Font"><text:span text:style-name="T1">22 </text:span></text:span><text:span text:style-name="Default_20_Paragraph_20_Font"><text:span text:style-name="T2">Ἐὰν δὲ ἀπὸ τοῦ ἀγροῦ, οὗ κέκτηται, ὃς οὐκ ἔστιν ἀπὸ τοῦ ἀγροῦ τῆς κατασχέσεως αὐτοῦ, ἁγιάσῃ τῷ κυρίῳ, </text:span></text:span><text:span text:style-name="Default_20_Paragraph_20_Font"><text:span text:style-name="T1">23 </text:span></text:span><text:span text:style-name="Default_20_Paragraph_20_Font"><text:span text:style-name="T2">λογιεῖται πρὸς αὐτὸν ὁ ἱερεὺς τὸ τέλος τῆς τιμῆς ἐκ τοῦ ἐνιαυτοῦ τῆς ἀφέσεως, καὶ ἀποδώσει τὴν τιμὴν ἐν τῇ ἡμέρᾳ ἐκείνῃ ἅγιον τῷ κυρίῳ· </text:span></text:span><text:span text:style-name="Default_20_Paragraph_20_Font"><text:span text:style-name="T1">24 </text:span></text:span><text:span text:style-name="Default_20_Paragraph_20_Font"><text:span text:style-name="T2">καὶ ἐν τῷ ἐνιαυτῷ τῆς ἀφέσεως ἀποδοθήσεται ὁ ἀγρὸς τῷ ἀνθρώπῳ, παρ’ οὗ κέκτηται αὐτόν, οὗ ἦν ἡ κατάσχεσις τῆς γῆς. </text:span></text:span><text:span text:style-name="Default_20_Paragraph_20_Font"><text:span text:style-name="T1">25 </text:span></text:span><text:span text:style-name="Default_20_Paragraph_20_Font"><text:span text:style-name="T2">καὶ πᾶσα τιμὴ ἔσται σταθμίοις ἁγίοις· εἴκοσι ὀβολοὶ ἔσται τὸ δίδραχμον. </text:span></text:span></text:p>
        <text:p text:style-name="P3"><text:soft-page-break/><text:span text:style-name="Default_20_Paragraph_20_Font"><text:span text:style-name="T1">26 </text:span></text:span><text:span text:style-name="Default_20_Paragraph_20_Font"><text:span text:style-name="T2">Καὶ πᾶν πρωτότοκον, ὃ ἂν γένηται ἐν τοῖς κτήνεσίν σου, ἔσται τῷ κυρίῳ, καὶ οὐ καθαγιάσει οὐθεὶς αὐτό· ἐάν τε μόσχον ἐάν τε πρόβατον, τῷ κυρίῳ ἐστίν. </text:span></text:span><text:span text:style-name="Default_20_Paragraph_20_Font"><text:span text:style-name="T1">27 </text:span></text:span><text:span text:style-name="Default_20_Paragraph_20_Font"><text:span text:style-name="T2">ἐὰν δὲ τῶν τετραπόδων τῶν ἀκαθάρτων, ἀλλάξει κατὰ τὴν τιμὴν αὐτοῦ καὶ προσθήσει τὸ ἐπίπεμπτον πρὸς αὐτό, καὶ ἔσται αὐτῷ· ἐὰν δὲ μὴ λυτρῶται, πραθήσεται κατὰ τὸ τίμημα αὐτοῦ. </text:span></text:span><text:span text:style-name="Default_20_Paragraph_20_Font"><text:span text:style-name="T1">28 </text:span></text:span><text:span text:style-name="Default_20_Paragraph_20_Font"><text:span text:style-name="T2">πᾶν δὲ ἀνάθεμα, ὃ ἐὰν ἀναθῇ ἄνθρωπος τῷ κυρίῳ ἀπὸ πάντων, ὅσα αὐτῷ ἐστιν, ἀπὸ ἀνθρώπου ἕως κτήνους καὶ ἀπὸ ἀγροῦ κατασχέσεως αὐτοῦ, οὐκ ἀποδώσεται οὐδὲ λυτρώσεται· πᾶν ἀνάθεμα ἅγιον ἁγίων ἔσται τῷ κυρίῳ. </text:span></text:span><text:span text:style-name="Default_20_Paragraph_20_Font"><text:span text:style-name="T1">29 </text:span></text:span><text:span text:style-name="Default_20_Paragraph_20_Font"><text:span text:style-name="T2">καὶ πᾶν, ὃ ἐὰν ἀνατεθῇ ἀπὸ τῶν ἀνθρώπων, οὐ λυτρωθήσεται, ἀλλὰ θανάτῳ θανατωθήσεται. </text:span></text:span></text:p>
        <text:p text:style-name="P3"><text:span text:style-name="Default_20_Paragraph_20_Font"><text:span text:style-name="T1">30 </text:span></text:span><text:span text:style-name="Default_20_Paragraph_20_Font"><text:span text:style-name="T2">Πᾶσα δεκάτη τῆς γῆς ἀπὸ τοῦ σπέρματος τῆς γῆς καὶ τοῦ καρποῦ τοῦ ξυλίνου τῷ κυρίῳ ἐστίν, ἅγιον τῷ κυρίῳ. </text:span></text:span><text:span text:style-name="Default_20_Paragraph_20_Font"><text:span text:style-name="T1">31 </text:span></text:span><text:span text:style-name="Default_20_Paragraph_20_Font"><text:span text:style-name="T2">ἐὰν δὲ λυτρῶται λύτρῳ ἄνθρωπος τὴν δεκάτην αὐτοῦ, τὸ ἐπίπεμπτον προσθήσει πρὸς αὐτό, καὶ ἔσται αὐτῷ. </text:span></text:span><text:span text:style-name="Default_20_Paragraph_20_Font"><text:span text:style-name="T1">32 </text:span></text:span><text:span text:style-name="Default_20_Paragraph_20_Font"><text:span text:style-name="T2">καὶ πᾶσα δεκάτη βοῶν καὶ προβάτων καὶ πᾶν, ὃ ἐὰν ἔλθῃ ἐν τῷ ἀριθμῷ ὑπὸ τὴν ῥάβδον, τὸ δέκατον ἔσται ἅγιον τῷ κυρίῳ. </text:span></text:span><text:span text:style-name="Default_20_Paragraph_20_Font"><text:span text:style-name="T1">33 </text:span></text:span><text:span text:style-name="Default_20_Paragraph_20_Font"><text:span text:style-name="T2">οὐκ ἀλλάξεις καλὸν πονηρῷ· ἐὰν δὲ ἀλλάσσων ἀλλάξῃς αὐτό, καὶ τὸ ἄλλαγμα αὐτοῦ ἔσται ἅγιον, οὐ λυτρωθήσεται. </text:span></text:span></text:p>
        <text:p text:style-name="P3"><text:span text:style-name="Default_20_Paragraph_20_Font"><text:span text:style-name="T1">34 </text:span></text:span><text:span text:style-name="Default_20_Paragraph_20_Font"><text:span text:style-name="T2">Αὗταί εἰσιν αἱ ἐντολαί, ἃς ἐνετείλατο κύριος τῷ Μωυσῇ πρὸς τοὺς υἱοὺς Ισραηλ ἐν τῷ ὄρει Σινα.</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cm" fo:margin-bottom="0cm" style:contextual-spacing="false" fo:line-height="100%" fo:hyphenation-ladder-count="no-limit" fo:hyphenation-keep="auto" loext:hyphenation-keep-type="column"/>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size-complex="10pt" style:language-complex="ar" style:country-complex="SA"/>
    </style:style>
    <style:style style:name="Footnote_20_Reference" style:display-name="Footnote Reference" style:family="text" style:parent-style-name="Default_20_Paragraph_20_Font">
      <style:text-properties style:text-position="super 64%"/>
    </style:style>
    <style:style style:name="Footer_20_Char" style:display-name="Footer Char" style:family="text" style:parent-style-name="Default_20_Paragraph_20_Font">
      <style:text-properties style:font-name-complex="Arial" style:font-family-complex="Arial" style:font-family-generic-complex="swiss"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Leviticus</dc:title>
    <dc:description/>
    <dc:subject/>
    <dc:creator>Adrian Hills</dc:creator>
    <meta:creation-date>2025-07-15T10:29:00Z</meta:creation-date>
    <dc:date>2025-07-15T10:29:00Z</dc:date>
    <meta:editing-cycles>2</meta:editing-cycles>
    <meta:editing-duration>PT0S</meta:editing-duration>
    <meta:document-statistic meta:table-count="0" meta:image-count="0" meta:object-count="0" meta:page-count="37" meta:paragraph-count="150" meta:word-count="19996" meta:character-count="115375" meta:non-whitespace-character-count="95378"/>
    <meta:template xlink:type="simple" xlink:actuate="onRequest" xlink:title="" xlink:href="Normal.dotm"/>
  </office:meta>
</office:document-meta>
</file>